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9299in" fo:margin-left="0in" fo:margin-right="-0.0049in" table:align="margins"/>
    </style:style>
    <style:style style:name="Table8.A" style:family="table-column">
      <style:table-column-properties style:column-width="1.0778in" style:rel-column-width="10192*"/>
    </style:style>
    <style:style style:name="Table8.B" style:family="table-column">
      <style:table-column-properties style:column-width="0.8465in" style:rel-column-width="8005*"/>
    </style:style>
    <style:style style:name="Table8.C" style:family="table-column">
      <style:table-column-properties style:column-width="2.575in" style:rel-column-width="24351*"/>
    </style:style>
    <style:style style:name="Table8.D" style:family="table-column">
      <style:table-column-properties style:column-width="2.4306in" style:rel-column-width="22987*"/>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8.C2" style:family="table-cell">
      <style:table-cell-properties fo:background-color="#00ffff" fo:padding="0.0382in" fo:border-left="0.05pt solid #000000" fo:border-right="none" fo:border-top="none" fo:border-bottom="0.05pt solid #000000">
        <style:background-image/>
      </style:table-cell-properties>
    </style:style>
    <style:style style:name="Table8.D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3" style:family="table-cell">
      <style:table-cell-properties fo:background-color="#00ffff" fo:padding="0.0382in" fo:border-left="0.05pt solid #000000" fo:border-right="none" fo:border-top="none" fo:border-bottom="0.05pt solid #000000">
        <style:background-image/>
      </style:table-cell-properties>
    </style:style>
    <style:style style:name="Table8.D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4" style:family="table-cell">
      <style:table-cell-properties fo:background-color="#00ffff" fo:padding="0.0382in" fo:border-left="0.05pt solid #000000" fo:border-right="none" fo:border-top="none" fo:border-bottom="0.05pt solid #000000">
        <style:background-image/>
      </style:table-cell-properties>
    </style:style>
    <style:style style:name="Table8.D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A5"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8.C5" style:family="table-cell">
      <style:table-cell-properties fo:background-color="#ffff00" fo:padding="0.0382in" fo:border-left="0.05pt solid #000000" fo:border-right="none" fo:border-top="none" fo:border-bottom="0.05pt solid #000000">
        <style:background-image/>
      </style:table-cell-properties>
    </style:style>
    <style:style style:name="Table8.D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C6" style:family="table-cell">
      <style:table-cell-properties fo:background-color="#ffff00" fo:padding="0.0382in" fo:border-left="0.05pt solid #000000" fo:border-right="none" fo:border-top="none" fo:border-bottom="0.05pt solid #000000">
        <style:background-image/>
      </style:table-cell-properties>
    </style:style>
    <style:style style:name="Table8.D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A7"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8.C7" style:family="table-cell">
      <style:table-cell-properties fo:background-color="transparent" fo:padding="0.0382in" fo:border-left="0.05pt solid #000000" fo:border-right="none" fo:border-top="none" fo:border-bottom="0.05pt solid #000000">
        <style:background-image/>
      </style:table-cell-properties>
    </style:style>
    <style:style style:name="Table8.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0.9403in" style:rel-column-width="8898*"/>
    </style:style>
    <style:style style:name="Table6.B" style:family="table-column">
      <style:table-column-properties style:column-width="0.8028in" style:rel-column-width="7597*"/>
    </style:style>
    <style:style style:name="Table6.C" style:family="table-column">
      <style:table-column-properties style:column-width="1.2444in" style:rel-column-width="11776*"/>
    </style:style>
    <style:style style:name="Table6.D" style:family="table-column">
      <style:table-column-properties style:column-width="1.9313in" style:rel-column-width="18276*"/>
    </style:style>
    <style:style style:name="Table6.E" style:family="table-column">
      <style:table-column-properties style:column-width="2.0063in" style:rel-column-width="18988*"/>
    </style:style>
    <style:style style:name="Table6.A1" style:family="table-cell">
      <style:table-cell-properties style:vertical-align="middle"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E6" style:family="table-cell">
      <style:table-cell-properties fo:padding="0.0382in" fo:border-left="0.05pt solid #000000" fo:border-right="0.05pt solid #000000" fo:border-top="none" fo:border-bottom="0.05pt solid #000000"/>
    </style:style>
    <style:style style:name="Table6.E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0.5194in" style:rel-column-width="4915*"/>
    </style:style>
    <style:style style:name="Table2.B" style:family="table-column">
      <style:table-column-properties style:column-width="0.4792in" style:rel-column-width="4534*"/>
    </style:style>
    <style:style style:name="Table2.C" style:family="table-column">
      <style:table-column-properties style:column-width="0.5639in" style:rel-column-width="5336*"/>
    </style:style>
    <style:style style:name="Table2.D" style:family="table-column">
      <style:table-column-properties style:column-width="0.7472in" style:rel-column-width="7071*"/>
    </style:style>
    <style:style style:name="Table2.E" style:family="table-column">
      <style:table-column-properties style:column-width="4.6153in" style:rel-column-width="4367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style:background-image/>
      </style:table-row-properties>
    </style:style>
    <style:style style:name="Table2.A4" style:family="table-cell">
      <style:table-cell-properties fo:background-color="#b2b2b2" fo:padding="0.0382in" fo:border-left="0.05pt solid #000000" fo:border-right="none" fo:border-top="none" fo:border-bottom="0.05pt solid #000000">
        <style:background-image/>
      </style:table-cell-properties>
    </style:style>
    <style:style style:name="Table2.E4"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A7" style:family="table-cell">
      <style:table-cell-properties fo:background-color="#81d41a" fo:padding="0.0382in" fo:border-left="0.05pt solid #000000" fo:border-right="none" fo:border-top="none" fo:border-bottom="0.05pt solid #000000">
        <style:background-image/>
      </style:table-cell-properties>
    </style:style>
    <style:style style:name="Table2.E7"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2.A22" style:family="table-cell">
      <style:table-cell-properties fo:background-color="transparent" fo:padding="0.0382in" fo:border-left="0.05pt solid #000000" fo:border-right="none" fo:border-top="none" fo:border-bottom="0.05pt solid #000000">
        <style:background-image/>
      </style:table-cell-properties>
    </style:style>
    <style:style style:name="Table2.E2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23" style:family="table-cell">
      <style:table-cell-properties style:vertical-align="middle" fo:background-color="#81d41a" fo:padding="0.0382in" fo:border-left="0.05pt solid #000000" fo:border-right="none" fo:border-top="none" fo:border-bottom="0.05pt solid #000000">
        <style:background-image/>
      </style:table-cell-properties>
    </style:style>
    <style:style style:name="Table2.E23" style:family="table-cell">
      <style:table-cell-properties style:vertical-align="middle" fo:background-color="#81d41a" fo:padding="0.0382in" fo:border-left="0.05pt solid #000000" fo:border-right="0.05pt solid #000000" fo:border-top="none" fo:border-bottom="0.05pt solid #000000">
        <style:background-image/>
      </style:table-cell-properties>
    </style:style>
    <style:style style:name="Table2.A25" style:family="table-cell">
      <style:table-cell-properties style:vertical-align="middle" fo:background-color="#b2b2b2" fo:padding="0.0382in" fo:border-left="0.05pt solid #000000" fo:border-right="none" fo:border-top="none" fo:border-bottom="0.05pt solid #000000">
        <style:background-image/>
      </style:table-cell-properties>
    </style:style>
    <style:style style:name="Table2.E25" style:family="table-cell">
      <style:table-cell-properties style:vertical-align="middle" fo:background-color="#b2b2b2" fo:padding="0.0382in" fo:border-left="0.05pt solid #000000" fo:border-right="0.05pt solid #000000" fo:border-top="none" fo:border-bottom="0.05pt solid #000000">
        <style:background-image/>
      </style:table-cell-properties>
    </style:style>
    <style:style style:name="Table2.A28"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E2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A29" style:family="table-cell">
      <style:table-cell-properties style:vertical-align="middle" fo:background-color="#cccccd" fo:padding="0.0382in" fo:border-left="0.05pt solid #000000" fo:border-right="none" fo:border-top="none" fo:border-bottom="0.05pt solid #000000">
        <style:background-image/>
      </style:table-cell-properties>
    </style:style>
    <style:style style:name="Table2.D29" style:family="table-cell">
      <style:table-cell-properties fo:background-color="#cccccd" fo:padding="0.0382in" fo:border-left="0.05pt solid #000000" fo:border-right="none" fo:border-top="none" fo:border-bottom="0.05pt solid #000000">
        <style:background-image/>
      </style:table-cell-properties>
    </style:style>
    <style:style style:name="Table2.E29" style:family="table-cell">
      <style:table-cell-properties style:vertical-align="middle" fo:background-color="#cccccd"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0.6722in" style:rel-column-width="6361*"/>
    </style:style>
    <style:style style:name="Table1.B" style:family="table-column">
      <style:table-column-properties style:column-width="0.6361in" style:rel-column-width="6019*"/>
    </style:style>
    <style:style style:name="Table1.C" style:family="table-column">
      <style:table-column-properties style:column-width="0.975in" style:rel-column-width="9226*"/>
    </style:style>
    <style:style style:name="Table1.D" style:family="table-column">
      <style:table-column-properties style:column-width="1.0875in" style:rel-column-width="10291*"/>
    </style:style>
    <style:style style:name="Table1.E" style:family="table-column">
      <style:table-column-properties style:column-width="0.5632in" style:rel-column-width="5329*"/>
    </style:style>
    <style:style style:name="Table1.F" style:family="table-column">
      <style:table-column-properties style:column-width="2.9917in" style:rel-column-width="28309*"/>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792in" style:rel-column-width="6427*"/>
    </style:style>
    <style:style style:name="Table4.B" style:family="table-column">
      <style:table-column-properties style:column-width="0.5792in" style:rel-column-width="5480*"/>
    </style:style>
    <style:style style:name="Table4.C" style:family="table-column">
      <style:table-column-properties style:column-width="1.025in" style:rel-column-width="9700*"/>
    </style:style>
    <style:style style:name="Table4.D" style:family="table-column">
      <style:table-column-properties style:column-width="1.0132in" style:rel-column-width="9588*"/>
    </style:style>
    <style:style style:name="Table4.E" style:family="table-column">
      <style:table-column-properties style:column-width="0.7014in" style:rel-column-width="6637*"/>
    </style:style>
    <style:style style:name="Table4.F" style:family="table-column">
      <style:table-column-properties style:column-width="2.9271in" style:rel-column-width="27703*"/>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10" style:family="table-cell">
      <style:table-cell-properties style:vertical-align="middle" fo:padding="0.0382in" fo:border-left="0.05pt solid #000000" fo:border-right="none" fo:border-top="none" fo:border-bottom="0.05pt solid #000000"/>
    </style:style>
    <style:style style:name="Table4.F10"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6875in" style:rel-column-width="15969*"/>
    </style:style>
    <style:style style:name="Table9.B" style:family="table-column">
      <style:table-column-properties style:column-width="2.2472in" style:rel-column-width="21266*"/>
    </style:style>
    <style:style style:name="Table9.C" style:family="table-column">
      <style:table-column-properties style:column-width="1.2542in" style:rel-column-width="11868*"/>
    </style:style>
    <style:style style:name="Table9.D" style:family="table-column">
      <style:table-column-properties style:column-width="1.7361in" style:rel-column-width="16432*"/>
    </style:style>
    <style:style style:name="Table9.A1" style:family="table-cell">
      <style:table-cell-properties fo:padding="0in" fo:border="none" style:writing-mode="page"/>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0.6924in" style:rel-column-width="6553*"/>
    </style:style>
    <style:style style:name="Table10.J" style:family="table-column">
      <style:table-column-properties style:column-width="0.6931in" style:rel-column-width="6558*"/>
    </style:style>
    <style:style style:name="Table10.1" style:family="table-row">
      <style:table-row-properties fo:background-color="transparent">
        <style:background-image/>
      </style:table-row-properties>
    </style:style>
    <style:style style:name="Table10.A1" style:family="table-cell">
      <style:table-cell-properties fo:background-color="#ffffff" fo:padding="0in" fo:border="none" style:writing-mode="page">
        <style:background-image/>
      </style:table-cell-properties>
    </style:style>
    <style:style style:name="Table10.A2" style:family="table-cell">
      <style:table-cell-properties fo:background-color="#ffaa95" fo:padding="0in" fo:border="none" style:writing-mode="page">
        <style:background-image/>
      </style:table-cell-properties>
    </style:style>
    <style:style style:name="Table10.A3" style:family="table-cell">
      <style:table-cell-properties fo:background-color="#ffffa6" fo:padding="0in" fo:border="none" style:writing-mode="page">
        <style:background-image/>
      </style:table-cell-properties>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0.6924in" style:rel-column-width="6553*"/>
    </style:style>
    <style:style style:name="Table12.D" style:family="table-column">
      <style:table-column-properties style:column-width="4.8479in" style:rel-column-width="45876*"/>
    </style:style>
    <style:style style:name="Table12.1" style:family="table-row">
      <style:table-row-properties fo:background-color="transparent">
        <style:background-image/>
      </style:table-row-properties>
    </style:style>
    <style:style style:name="Table12.A1" style:family="table-cell">
      <style:table-cell-properties style:writing-mode="page"/>
    </style:style>
    <style:style style:name="Table12.D1" style:family="table-cell">
      <style:table-cell-properties fo:background-color="#cccccc" style:writing-mode="page">
        <style:background-image/>
      </style:table-cell-properties>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0.6924in" style:rel-column-width="6553*"/>
    </style:style>
    <style:style style:name="Table11.H" style:family="table-column">
      <style:table-column-properties style:column-width="0.3458in" style:rel-column-width="3275*"/>
    </style:style>
    <style:style style:name="Table11.I" style:family="table-column">
      <style:table-column-properties style:column-width="0.3465in" style:rel-column-width="3278*"/>
    </style:style>
    <style:style style:name="Table11.K" style:family="table-column">
      <style:table-column-properties style:column-width="0.6931in" style:rel-column-width="6558*"/>
    </style:style>
    <style:style style:name="Table11.1" style:family="table-row">
      <style:table-row-properties fo:background-color="transparent">
        <style:background-image/>
      </style:table-row-properties>
    </style:style>
    <style:style style:name="Table11.A1" style:family="table-cell">
      <style:table-cell-properties fo:background-color="#ffffff" fo:padding="0in" fo:border="none" style:writing-mode="page">
        <style:background-image/>
      </style:table-cell-properties>
    </style:style>
    <style:style style:name="Table11.A2" style:family="table-cell">
      <style:table-cell-properties fo:background-color="#ffaa95" fo:padding="0in" fo:border="none" style:writing-mode="page">
        <style:background-image/>
      </style:table-cell-properties>
    </style:style>
    <style:style style:name="Table11.A3" style:family="table-cell">
      <style:table-cell-properties fo:background-color="transparent" fo:padding="0in" fo:border="none" style:writing-mode="page">
        <style:background-image/>
      </style:table-cell-properties>
    </style:style>
    <style:style style:name="Table11.A11" style:family="table-cell">
      <style:table-cell-properties fo:background-color="#ffffa6" fo:padding="0in" fo:border="none" style:writing-mode="page">
        <style:background-image/>
      </style:table-cell-properties>
    </style:style>
    <style:style style:name="Table11.C20" style:family="table-cell">
      <style:table-cell-properties fo:background-color="#ff4000" fo:padding="0in" fo:border="none" style:writing-mode="page">
        <style:background-image/>
      </style:table-cell-properties>
    </style:style>
    <style:style style:name="Table11.D20" style:family="table-cell">
      <style:table-cell-properties fo:background-color="#cccccc" fo:padding="0in" fo:border="none" style:writing-mode="page">
        <style:background-image/>
      </style:table-cell-properties>
    </style:style>
    <style:style style:name="Table11.I23" style:family="table-cell">
      <style:table-cell-properties fo:background-color="#dddddd" fo:padding="0in" fo:border="none"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0.7785in" style:rel-column-width="7367*"/>
    </style:style>
    <style:style style:name="Table7.B" style:family="table-column">
      <style:table-column-properties style:column-width="0.7785in" style:rel-column-width="7366*"/>
    </style:style>
    <style:style style:name="Table7.C" style:family="table-column">
      <style:table-column-properties style:column-width="0.4986in" style:rel-column-width="4718*"/>
    </style:style>
    <style:style style:name="Table7.D" style:family="table-column">
      <style:table-column-properties style:column-width="0.5521in" style:rel-column-width="5226*"/>
    </style:style>
    <style:style style:name="Table7.E" style:family="table-column">
      <style:table-column-properties style:column-width="4.3174in" style:rel-column-width="4085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7583in" style:rel-column-width="7178*"/>
    </style:style>
    <style:style style:name="Table5.C" style:family="table-column">
      <style:table-column-properties style:column-width="0.5042in" style:rel-column-width="4770*"/>
    </style:style>
    <style:style style:name="Table5.D" style:family="table-column">
      <style:table-column-properties style:column-width="0.5576in" style:rel-column-width="5279*"/>
    </style:style>
    <style:style style:name="Table5.E" style:family="table-column">
      <style:table-column-properties style:column-width="0.5576in" style:rel-column-width="5280*"/>
    </style:style>
    <style:style style:name="Table5.F" style:family="table-column">
      <style:table-column-properties style:column-width="0.5583in" style:rel-column-width="5285*"/>
    </style:style>
    <style:style style:name="Table5.G" style:family="table-column">
      <style:table-column-properties style:column-width="3.2299in" style:rel-column-width="30565*"/>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0125in" style:rel-column-width="9581*"/>
    </style:style>
    <style:style style:name="Table3.B" style:family="table-column">
      <style:table-column-properties style:column-width="1.2299in" style:rel-column-width="11638*"/>
    </style:style>
    <style:style style:name="Table3.C" style:family="table-column">
      <style:table-column-properties style:column-width="4.6826in" style:rel-column-width="4431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P2" style:family="paragraph" style:parent-style-name="Footer">
      <style:paragraph-properties fo:text-align="center" style:justify-single-word="false"/>
      <style:text-properties officeooo:paragraph-rsid="00159e98"/>
    </style:style>
    <style:style style:name="P3" style:family="paragraph" style:parent-style-name="Text_20_body">
      <style:text-properties style:font-name="Arial1" officeooo:paragraph-rsid="00159e98"/>
    </style:style>
    <style:style style:name="P4" style:family="paragraph" style:parent-style-name="Text_20_body">
      <style:text-properties style:font-name="Arial1" officeooo:rsid="001b109c" officeooo:paragraph-rsid="001b109c"/>
    </style:style>
    <style:style style:name="P5" style:family="paragraph" style:parent-style-name="Text_20_body">
      <style:text-properties style:font-name="Arial1" officeooo:rsid="002284f1" officeooo:paragraph-rsid="002284f1"/>
    </style:style>
    <style:style style:name="P6" style:family="paragraph" style:parent-style-name="Text_20_body">
      <style:text-properties style:font-name="Arial1" officeooo:rsid="00239674" officeooo:paragraph-rsid="00239674"/>
    </style:style>
    <style:style style:name="P7" style:family="paragraph" style:parent-style-name="Text_20_body">
      <style:text-properties style:font-name="Arial1" officeooo:rsid="002a71e0" officeooo:paragraph-rsid="0182de90"/>
    </style:style>
    <style:style style:name="P8" style:family="paragraph" style:parent-style-name="Text_20_body">
      <style:text-properties style:font-name="Arial1" officeooo:rsid="002c6d56" officeooo:paragraph-rsid="0182de90"/>
    </style:style>
    <style:style style:name="P9" style:family="paragraph" style:parent-style-name="Text_20_body">
      <style:text-properties style:font-name="Arial1" officeooo:rsid="00412635" officeooo:paragraph-rsid="00412635"/>
    </style:style>
    <style:style style:name="P10" style:family="paragraph" style:parent-style-name="Text_20_body">
      <style:text-properties style:font-name="Arial1" officeooo:rsid="002fe2e6" officeooo:paragraph-rsid="002fe2e6"/>
    </style:style>
    <style:style style:name="P11" style:family="paragraph" style:parent-style-name="Text_20_body">
      <style:text-properties style:font-name="Arial1" officeooo:rsid="0035bf83" officeooo:paragraph-rsid="0035bf83"/>
    </style:style>
    <style:style style:name="P12" style:family="paragraph" style:parent-style-name="Text_20_body">
      <style:text-properties style:font-name="Arial1" officeooo:rsid="0035bf83" officeooo:paragraph-rsid="0074f13e"/>
    </style:style>
    <style:style style:name="P13" style:family="paragraph" style:parent-style-name="Text_20_body">
      <style:text-properties style:font-name="Arial1" officeooo:rsid="004b6b41" officeooo:paragraph-rsid="004b6b41"/>
    </style:style>
    <style:style style:name="P14" style:family="paragraph" style:parent-style-name="Text_20_body">
      <style:text-properties style:font-name="Arial1" officeooo:rsid="00644e3b" officeooo:paragraph-rsid="006ac1fc"/>
    </style:style>
    <style:style style:name="P15" style:family="paragraph" style:parent-style-name="Text_20_body">
      <style:text-properties style:font-name="Arial1" officeooo:rsid="00589eeb" officeooo:paragraph-rsid="00589eeb"/>
    </style:style>
    <style:style style:name="P16" style:family="paragraph" style:parent-style-name="Text_20_body">
      <style:text-properties style:font-name="Arial1" officeooo:rsid="0037a9cd" officeooo:paragraph-rsid="0074f13e"/>
    </style:style>
    <style:style style:name="P17" style:family="paragraph" style:parent-style-name="Text_20_body">
      <style:text-properties style:font-name="Arial1" officeooo:rsid="0037a9cd" officeooo:paragraph-rsid="00af1ac9"/>
    </style:style>
    <style:style style:name="P18" style:family="paragraph" style:parent-style-name="Text_20_body">
      <style:text-properties style:font-name="Arial1" officeooo:rsid="0034ca1b" officeooo:paragraph-rsid="0074f13e"/>
    </style:style>
    <style:style style:name="P19" style:family="paragraph" style:parent-style-name="Text_20_body">
      <style:text-properties style:font-name="Arial1" officeooo:rsid="003d72df" officeooo:paragraph-rsid="0074f13e"/>
    </style:style>
    <style:style style:name="P20" style:family="paragraph" style:parent-style-name="Text_20_body">
      <style:text-properties style:font-name="Arial1" officeooo:rsid="0081b334" officeooo:paragraph-rsid="0182de90"/>
    </style:style>
    <style:style style:name="P21" style:family="paragraph" style:parent-style-name="Text_20_body">
      <style:text-properties style:font-name="Arial1" officeooo:rsid="0088fe71" officeooo:paragraph-rsid="0088fe71"/>
    </style:style>
    <style:style style:name="P22" style:family="paragraph" style:parent-style-name="Text_20_body">
      <style:text-properties style:font-name="Arial1" officeooo:rsid="0088fea2" officeooo:paragraph-rsid="0088fea2"/>
    </style:style>
    <style:style style:name="P23" style:family="paragraph" style:parent-style-name="Text_20_body">
      <style:text-properties style:font-name="Arial1" officeooo:rsid="0078a362" officeooo:paragraph-rsid="0078a362"/>
    </style:style>
    <style:style style:name="P24" style:family="paragraph" style:parent-style-name="Text_20_body">
      <style:text-properties style:font-name="Arial1" officeooo:rsid="0074080a" officeooo:paragraph-rsid="0074080a"/>
    </style:style>
    <style:style style:name="P25" style:family="paragraph" style:parent-style-name="Text_20_body">
      <style:text-properties style:font-name="Arial1" officeooo:rsid="007dccaa" officeooo:paragraph-rsid="007dccaa"/>
    </style:style>
    <style:style style:name="P26" style:family="paragraph" style:parent-style-name="Text_20_body">
      <style:text-properties style:font-name="Arial1" officeooo:rsid="008f19f5"/>
    </style:style>
    <style:style style:name="P27" style:family="paragraph" style:parent-style-name="Text_20_body">
      <style:text-properties style:font-name="Arial1" officeooo:rsid="008f19f5" officeooo:paragraph-rsid="008f19f5"/>
    </style:style>
    <style:style style:name="P28" style:family="paragraph" style:parent-style-name="Text_20_body">
      <style:text-properties style:font-name="Arial1" officeooo:rsid="00935552" officeooo:paragraph-rsid="00935552"/>
    </style:style>
    <style:style style:name="P29" style:family="paragraph" style:parent-style-name="Text_20_body">
      <style:text-properties style:font-name="Arial1" officeooo:rsid="00935552" officeooo:paragraph-rsid="00ee8e70"/>
    </style:style>
    <style:style style:name="P30" style:family="paragraph" style:parent-style-name="Text_20_body">
      <style:text-properties style:font-name="Arial1" officeooo:rsid="0094bfcb" officeooo:paragraph-rsid="0094bfcb"/>
    </style:style>
    <style:style style:name="P31" style:family="paragraph" style:parent-style-name="Text_20_body">
      <style:text-properties style:font-name="Arial1" fo:font-weight="bold" officeooo:rsid="0094bfcb" officeooo:paragraph-rsid="0094bfcb" style:font-weight-asian="bold" style:font-weight-complex="bold"/>
    </style:style>
    <style:style style:name="P32" style:family="paragraph" style:parent-style-name="Text_20_body">
      <style:text-properties style:font-name="Arial1" officeooo:rsid="009aa5b0" officeooo:paragraph-rsid="009aa5b0"/>
    </style:style>
    <style:style style:name="P33" style:family="paragraph" style:parent-style-name="Text_20_body">
      <style:text-properties style:font-name="Arial1" officeooo:rsid="00a084f0" officeooo:paragraph-rsid="00a084f0"/>
    </style:style>
    <style:style style:name="P34" style:family="paragraph" style:parent-style-name="Text_20_body">
      <style:text-properties style:font-name="Arial1" officeooo:rsid="008d5582" officeooo:paragraph-rsid="008d5582"/>
    </style:style>
    <style:style style:name="P35" style:family="paragraph" style:parent-style-name="Text_20_body">
      <style:text-properties style:font-name="Arial1" officeooo:rsid="00a25443" officeooo:paragraph-rsid="00bc288c"/>
    </style:style>
    <style:style style:name="P36" style:family="paragraph" style:parent-style-name="Text_20_body">
      <style:text-properties style:font-name="Arial1" officeooo:rsid="00b54f86" officeooo:paragraph-rsid="00b54f86"/>
    </style:style>
    <style:style style:name="P37" style:family="paragraph" style:parent-style-name="Text_20_body">
      <style:text-properties style:font-name="Arial1" officeooo:rsid="00c96e4d" officeooo:paragraph-rsid="00cec77d"/>
    </style:style>
    <style:style style:name="P38" style:family="paragraph" style:parent-style-name="Text_20_body">
      <style:text-properties style:font-name="Arial1" officeooo:rsid="00c96e4d" officeooo:paragraph-rsid="00c96e4d"/>
    </style:style>
    <style:style style:name="P39" style:family="paragraph" style:parent-style-name="Text_20_body">
      <style:text-properties style:font-name="Arial1" officeooo:rsid="003be942" officeooo:paragraph-rsid="00ca9ffb"/>
    </style:style>
    <style:style style:name="P40" style:family="paragraph" style:parent-style-name="Text_20_body">
      <style:text-properties style:font-name="Arial1" officeooo:rsid="00a409ea" officeooo:paragraph-rsid="00cec77d"/>
    </style:style>
    <style:style style:name="P41" style:family="paragraph" style:parent-style-name="Text_20_body">
      <style:text-properties style:font-name="Arial1" officeooo:rsid="00a409ea" officeooo:paragraph-rsid="00d806e2"/>
    </style:style>
    <style:style style:name="P42" style:family="paragraph" style:parent-style-name="Text_20_body">
      <style:text-properties style:font-name="Arial1" officeooo:rsid="00a409ea" officeooo:paragraph-rsid="01951fd4"/>
    </style:style>
    <style:style style:name="P43" style:family="paragraph" style:parent-style-name="Text_20_body">
      <style:text-properties style:font-name="Arial1" officeooo:rsid="00d48686" officeooo:paragraph-rsid="00d806e2"/>
    </style:style>
    <style:style style:name="P44" style:family="paragraph" style:parent-style-name="Text_20_body">
      <style:text-properties style:font-name="Arial1" officeooo:rsid="0091f800" officeooo:paragraph-rsid="0091f800"/>
    </style:style>
    <style:style style:name="P45" style:family="paragraph" style:parent-style-name="Text_20_body">
      <style:text-properties style:font-name="Arial1" officeooo:rsid="00e6eeba" officeooo:paragraph-rsid="00e6eeba"/>
    </style:style>
    <style:style style:name="P46" style:family="paragraph" style:parent-style-name="Text_20_body">
      <style:text-properties style:font-name="Arial1" officeooo:rsid="00eb607f" officeooo:paragraph-rsid="00eb607f"/>
    </style:style>
    <style:style style:name="P47" style:family="paragraph" style:parent-style-name="Text_20_body">
      <style:text-properties style:font-name="Arial1" officeooo:rsid="00f73c8f" officeooo:paragraph-rsid="00f73c8f"/>
    </style:style>
    <style:style style:name="P48" style:family="paragraph" style:parent-style-name="Text_20_body">
      <style:text-properties style:font-name="Arial1" officeooo:rsid="00bc8fb5" officeooo:paragraph-rsid="00cec77d"/>
    </style:style>
    <style:style style:name="P49" style:family="paragraph" style:parent-style-name="Text_20_body">
      <style:text-properties style:font-name="Arial1" officeooo:rsid="01069a92" officeooo:paragraph-rsid="01069a92"/>
    </style:style>
    <style:style style:name="P50" style:family="paragraph" style:parent-style-name="Text_20_body">
      <style:text-properties style:font-name="Arial1" officeooo:rsid="0128fa47" officeooo:paragraph-rsid="0128fa47"/>
    </style:style>
    <style:style style:name="P51" style:family="paragraph" style:parent-style-name="Text_20_body">
      <style:text-properties style:font-name="Arial1" officeooo:rsid="0128fa47" officeooo:paragraph-rsid="012a2303"/>
    </style:style>
    <style:style style:name="P52" style:family="paragraph" style:parent-style-name="Text_20_body">
      <style:text-properties style:font-name="Arial1" officeooo:rsid="012b6aad" officeooo:paragraph-rsid="012b6aad"/>
    </style:style>
    <style:style style:name="P53" style:family="paragraph" style:parent-style-name="Text_20_body">
      <style:text-properties style:font-name="Arial1" officeooo:rsid="012a68e7" officeooo:paragraph-rsid="012a68e7"/>
    </style:style>
    <style:style style:name="P54" style:family="paragraph" style:parent-style-name="Text_20_body">
      <style:text-properties style:font-name="Arial1" officeooo:rsid="0155e1e7" officeooo:paragraph-rsid="01566339"/>
    </style:style>
    <style:style style:name="P55" style:family="paragraph" style:parent-style-name="Text_20_body">
      <style:text-properties style:font-name="Arial1" officeooo:rsid="01566339" officeooo:paragraph-rsid="01566339"/>
    </style:style>
    <style:style style:name="P56" style:family="paragraph" style:parent-style-name="Text_20_body">
      <style:text-properties style:font-name="Arial1" officeooo:rsid="015b3852" officeooo:paragraph-rsid="015b3852"/>
    </style:style>
    <style:style style:name="P57" style:family="paragraph" style:parent-style-name="Text_20_body">
      <style:text-properties style:font-name="Arial1" officeooo:rsid="01660315" officeooo:paragraph-rsid="01660315"/>
    </style:style>
    <style:style style:name="P58" style:family="paragraph" style:parent-style-name="Text_20_body">
      <style:text-properties style:font-name="Arial1" officeooo:rsid="016a2cb7" officeooo:paragraph-rsid="016a2cb7"/>
    </style:style>
    <style:style style:name="P59" style:family="paragraph" style:parent-style-name="Text_20_body">
      <style:text-properties style:font-name="Arial1" officeooo:rsid="002d3992" officeooo:paragraph-rsid="0182de90"/>
    </style:style>
    <style:style style:name="P60" style:family="paragraph" style:parent-style-name="Text_20_body">
      <style:text-properties style:font-name="Arial1" officeooo:rsid="002d3992" officeooo:paragraph-rsid="0024a643"/>
    </style:style>
    <style:style style:name="P61" style:family="paragraph" style:parent-style-name="Text_20_body">
      <style:text-properties style:font-name="Arial1" officeooo:rsid="00ca9ffb" officeooo:paragraph-rsid="018de42b"/>
    </style:style>
    <style:style style:name="P62" style:family="paragraph" style:parent-style-name="Text_20_body">
      <style:text-properties style:font-name="Arial1" officeooo:rsid="01aaae40" officeooo:paragraph-rsid="01aaae40"/>
    </style:style>
    <style:style style:name="P63" style:family="paragraph" style:parent-style-name="Text_20_body">
      <style:text-properties style:font-name="Arial1" officeooo:rsid="00b70041" officeooo:paragraph-rsid="00b70041"/>
    </style:style>
    <style:style style:name="P64" style:family="paragraph" style:parent-style-name="Text_20_body">
      <style:text-properties style:font-name="Arial1" officeooo:rsid="01c3b38f" officeooo:paragraph-rsid="01c3b38f"/>
    </style:style>
    <style:style style:name="P65" style:family="paragraph" style:parent-style-name="Text_20_body">
      <style:text-properties style:font-name="Arial1" officeooo:rsid="00681d49" officeooo:paragraph-rsid="00589eeb"/>
    </style:style>
    <style:style style:name="P66" style:family="paragraph" style:parent-style-name="Text_20_body">
      <style:text-properties style:font-name="Arial1" officeooo:rsid="01ad73cf" officeooo:paragraph-rsid="0275b905"/>
    </style:style>
    <style:style style:name="P67" style:family="paragraph" style:parent-style-name="Text_20_body">
      <style:text-properties officeooo:paragraph-rsid="00159e98"/>
    </style:style>
    <style:style style:name="P68" style:family="paragraph" style:parent-style-name="Text_20_body">
      <style:text-properties officeooo:paragraph-rsid="0016ffa8"/>
    </style:style>
    <style:style style:name="P69" style:family="paragraph" style:parent-style-name="Text_20_body">
      <style:text-properties officeooo:rsid="00159e98" officeooo:paragraph-rsid="00159e98"/>
    </style:style>
    <style:style style:name="P70" style:family="paragraph" style:parent-style-name="Text_20_body">
      <style:text-properties officeooo:rsid="00205896"/>
    </style:style>
    <style:style style:name="P71" style:family="paragraph" style:parent-style-name="Text_20_body">
      <style:text-properties officeooo:rsid="00205896" officeooo:paragraph-rsid="00348dab"/>
    </style:style>
    <style:style style:name="P72" style:family="paragraph" style:parent-style-name="Text_20_body">
      <style:text-properties officeooo:rsid="00205896" officeooo:paragraph-rsid="00589eeb"/>
    </style:style>
    <style:style style:name="P73" style:family="paragraph" style:parent-style-name="Text_20_body">
      <style:text-properties officeooo:rsid="00205896" officeooo:paragraph-rsid="006ac1fc"/>
    </style:style>
    <style:style style:name="P74" style:family="paragraph" style:parent-style-name="Text_20_body">
      <style:text-properties officeooo:rsid="00205896" officeooo:paragraph-rsid="006c526c"/>
    </style:style>
    <style:style style:name="P75" style:family="paragraph" style:parent-style-name="Text_20_body">
      <style:text-properties officeooo:rsid="00205896" officeooo:paragraph-rsid="0074f13e"/>
    </style:style>
    <style:style style:name="P76" style:family="paragraph" style:parent-style-name="Text_20_body">
      <style:text-properties officeooo:rsid="00205896" officeooo:paragraph-rsid="0074080a"/>
    </style:style>
    <style:style style:name="P77" style:family="paragraph" style:parent-style-name="Text_20_body">
      <style:text-properties officeooo:rsid="00205896" officeooo:paragraph-rsid="0078a362"/>
    </style:style>
    <style:style style:name="P78" style:family="paragraph" style:parent-style-name="Text_20_body">
      <style:text-properties officeooo:rsid="00205896" officeooo:paragraph-rsid="008c659d"/>
    </style:style>
    <style:style style:name="P79" style:family="paragraph" style:parent-style-name="Text_20_body">
      <style:text-properties officeooo:rsid="00205896" officeooo:paragraph-rsid="008f19f5"/>
    </style:style>
    <style:style style:name="P80" style:family="paragraph" style:parent-style-name="Text_20_body">
      <style:text-properties officeooo:rsid="00205896" officeooo:paragraph-rsid="0182de90"/>
    </style:style>
    <style:style style:name="P81" style:family="paragraph" style:parent-style-name="Text_20_body">
      <style:text-properties officeooo:rsid="00239674" officeooo:paragraph-rsid="00239674"/>
    </style:style>
    <style:style style:name="P82" style:family="paragraph" style:parent-style-name="Text_20_body">
      <style:text-properties officeooo:rsid="003d72df" officeooo:paragraph-rsid="003d72df"/>
    </style:style>
    <style:style style:name="P83" style:family="paragraph" style:parent-style-name="Text_20_body">
      <style:text-properties officeooo:paragraph-rsid="0088fe71"/>
    </style:style>
    <style:style style:name="P84" style:family="paragraph" style:parent-style-name="Text_20_body">
      <style:text-properties officeooo:rsid="0088fe71" officeooo:paragraph-rsid="0088fe71"/>
    </style:style>
    <style:style style:name="P85" style:family="paragraph" style:parent-style-name="Text_20_body">
      <style:text-properties officeooo:paragraph-rsid="009aa5b0"/>
    </style:style>
    <style:style style:name="P86" style:family="paragraph" style:parent-style-name="Text_20_body">
      <style:text-properties officeooo:paragraph-rsid="009f3044"/>
    </style:style>
    <style:style style:name="P87" style:family="paragraph" style:parent-style-name="Text_20_body">
      <style:text-properties officeooo:paragraph-rsid="00aa230e"/>
    </style:style>
    <style:style style:name="P88" style:family="paragraph" style:parent-style-name="Text_20_body">
      <style:text-properties officeooo:paragraph-rsid="00580a86"/>
    </style:style>
    <style:style style:name="P89" style:family="paragraph" style:parent-style-name="Text_20_body">
      <style:text-properties officeooo:paragraph-rsid="00b54f86"/>
    </style:style>
    <style:style style:name="P90" style:family="paragraph" style:parent-style-name="Text_20_body">
      <style:text-properties officeooo:paragraph-rsid="00b5a915"/>
    </style:style>
    <style:style style:name="P91" style:family="paragraph" style:parent-style-name="Text_20_body">
      <style:text-properties officeooo:rsid="00c35fdc" officeooo:paragraph-rsid="00c35fdc"/>
    </style:style>
    <style:style style:name="P92" style:family="paragraph" style:parent-style-name="Text_20_body">
      <style:text-properties officeooo:rsid="0024a643" officeooo:paragraph-rsid="0024a643"/>
    </style:style>
    <style:style style:name="P93" style:family="paragraph" style:parent-style-name="Text_20_body">
      <style:text-properties officeooo:paragraph-rsid="00daa417"/>
    </style:style>
    <style:style style:name="P94" style:family="paragraph" style:parent-style-name="Text_20_body">
      <style:text-properties officeooo:rsid="00dd6c9e" officeooo:paragraph-rsid="00dd6c9e"/>
    </style:style>
    <style:style style:name="P95" style:family="paragraph" style:parent-style-name="Text_20_body">
      <style:text-properties officeooo:paragraph-rsid="00e23c97"/>
    </style:style>
    <style:style style:name="P96" style:family="paragraph" style:parent-style-name="Text_20_body">
      <style:text-properties officeooo:rsid="00aaf207" officeooo:paragraph-rsid="00aaf207"/>
    </style:style>
    <style:style style:name="P97" style:family="paragraph" style:parent-style-name="Text_20_body">
      <style:text-properties officeooo:rsid="00eb607f" officeooo:paragraph-rsid="00eb607f"/>
    </style:style>
    <style:style style:name="P98" style:family="paragraph" style:parent-style-name="Text_20_body">
      <style:text-properties officeooo:rsid="00ebf651" officeooo:paragraph-rsid="00ebf651"/>
    </style:style>
    <style:style style:name="P99" style:family="paragraph" style:parent-style-name="Text_20_body">
      <style:text-properties officeooo:rsid="00daa417" officeooo:paragraph-rsid="00ebfcde"/>
    </style:style>
    <style:style style:name="P100" style:family="paragraph" style:parent-style-name="Text_20_body">
      <style:text-properties officeooo:rsid="0074080a" officeooo:paragraph-rsid="0074080a"/>
    </style:style>
    <style:style style:name="P101" style:family="paragraph" style:parent-style-name="Text_20_body">
      <style:text-properties officeooo:rsid="00fcde51" officeooo:paragraph-rsid="00fcde51"/>
    </style:style>
    <style:style style:name="P102" style:family="paragraph" style:parent-style-name="Text_20_body">
      <style:text-properties officeooo:paragraph-rsid="012b6aad"/>
    </style:style>
    <style:style style:name="P103" style:family="paragraph" style:parent-style-name="Text_20_body">
      <style:text-properties officeooo:paragraph-rsid="012dd52f"/>
    </style:style>
    <style:style style:name="P104" style:family="paragraph" style:parent-style-name="Text_20_body">
      <style:text-properties officeooo:paragraph-rsid="006ac1fc"/>
    </style:style>
    <style:style style:name="P105" style:family="paragraph" style:parent-style-name="Text_20_body">
      <style:text-properties officeooo:paragraph-rsid="00ac4781"/>
    </style:style>
    <style:style style:name="P106" style:family="paragraph" style:parent-style-name="Text_20_body">
      <style:text-properties officeooo:rsid="0130315c" officeooo:paragraph-rsid="0130315c"/>
    </style:style>
    <style:style style:name="P107" style:family="paragraph" style:parent-style-name="Text_20_body">
      <style:text-properties officeooo:paragraph-rsid="013fefa0"/>
    </style:style>
    <style:style style:name="P108" style:family="paragraph" style:parent-style-name="Text_20_body">
      <style:text-properties officeooo:rsid="0141cefd" officeooo:paragraph-rsid="0141cefd"/>
    </style:style>
    <style:style style:name="P109" style:family="paragraph" style:parent-style-name="Text_20_body">
      <style:text-properties officeooo:rsid="0144a248" officeooo:paragraph-rsid="0144a248"/>
    </style:style>
    <style:style style:name="P110" style:family="paragraph" style:parent-style-name="Text_20_body">
      <style:text-properties officeooo:rsid="0145edd4" officeooo:paragraph-rsid="0145edd4"/>
    </style:style>
    <style:style style:name="P111" style:family="paragraph" style:parent-style-name="Text_20_body">
      <style:text-properties officeooo:rsid="0148e4d6" officeooo:paragraph-rsid="0148e4d6"/>
    </style:style>
    <style:style style:name="P112" style:family="paragraph" style:parent-style-name="Text_20_body">
      <style:text-properties officeooo:paragraph-rsid="01496a0e"/>
    </style:style>
    <style:style style:name="P113" style:family="paragraph" style:parent-style-name="Text_20_body">
      <style:text-properties officeooo:rsid="01566339" officeooo:paragraph-rsid="01566339"/>
    </style:style>
    <style:style style:name="P114" style:family="paragraph" style:parent-style-name="Text_20_body">
      <style:text-properties officeooo:rsid="015ce3b7" officeooo:paragraph-rsid="015ce3b7"/>
    </style:style>
    <style:style style:name="P115" style:family="paragraph" style:parent-style-name="Text_20_body">
      <style:text-properties officeooo:rsid="015ce3b7" officeooo:paragraph-rsid="019d74c5"/>
    </style:style>
    <style:style style:name="P116" style:family="paragraph" style:parent-style-name="Text_20_body">
      <style:text-properties officeooo:rsid="01609973" officeooo:paragraph-rsid="01609973"/>
    </style:style>
    <style:style style:name="P117" style:family="paragraph" style:parent-style-name="Text_20_body">
      <style:text-properties officeooo:paragraph-rsid="003a349d"/>
    </style:style>
    <style:style style:name="P118" style:family="paragraph" style:parent-style-name="Text_20_body">
      <style:text-properties officeooo:paragraph-rsid="017da412"/>
    </style:style>
    <style:style style:name="P119" style:family="paragraph" style:parent-style-name="Text_20_body">
      <style:text-properties officeooo:paragraph-rsid="0182de90"/>
    </style:style>
    <style:style style:name="P120" style:family="paragraph" style:parent-style-name="Text_20_body">
      <style:text-properties officeooo:rsid="001f00f8" officeooo:paragraph-rsid="018ab292"/>
    </style:style>
    <style:style style:name="P121" style:family="paragraph" style:parent-style-name="Text_20_body">
      <style:text-properties officeooo:paragraph-rsid="00cec77d"/>
    </style:style>
    <style:style style:name="P122" style:family="paragraph" style:parent-style-name="Text_20_body">
      <style:text-properties officeooo:paragraph-rsid="00f73c8f"/>
    </style:style>
    <style:style style:name="P123" style:family="paragraph" style:parent-style-name="Text_20_body">
      <style:text-properties officeooo:paragraph-rsid="00bc288c"/>
    </style:style>
    <style:style style:name="P124" style:family="paragraph" style:parent-style-name="Text_20_body">
      <style:text-properties officeooo:rsid="01975c83" officeooo:paragraph-rsid="01975c83"/>
    </style:style>
    <style:style style:name="P125" style:family="paragraph" style:parent-style-name="Text_20_body">
      <style:text-properties officeooo:paragraph-rsid="002fe2e6"/>
    </style:style>
    <style:style style:name="P126" style:family="paragraph" style:parent-style-name="Text_20_body">
      <style:text-properties officeooo:paragraph-rsid="019a0633"/>
    </style:style>
    <style:style style:name="P127" style:family="paragraph" style:parent-style-name="Text_20_body">
      <style:text-properties officeooo:paragraph-rsid="019a2b31"/>
    </style:style>
    <style:style style:name="P128" style:family="paragraph" style:parent-style-name="Text_20_body">
      <style:text-properties officeooo:paragraph-rsid="013ed120"/>
    </style:style>
    <style:style style:name="P129" style:family="paragraph" style:parent-style-name="Text_20_body">
      <style:text-properties officeooo:paragraph-rsid="015b3852"/>
    </style:style>
    <style:style style:name="P130" style:family="paragraph" style:parent-style-name="Text_20_body">
      <style:text-properties officeooo:paragraph-rsid="01609973"/>
    </style:style>
    <style:style style:name="P131" style:family="paragraph" style:parent-style-name="Text_20_body">
      <style:text-properties style:text-line-through-style="none" style:text-line-through-type="none" style:font-name="Arial1" fo:font-size="14pt" fo:font-weight="normal" officeooo:rsid="01a3aa28" officeooo:paragraph-rsid="01a3aa28" style:font-name-asian="Droid Sans Fallback" style:font-size-asian="14pt" style:font-weight-asian="normal" style:font-name-complex="Arial2" style:font-size-complex="14pt" style:font-weight-complex="normal"/>
    </style:style>
    <style:style style:name="P132" style:family="paragraph" style:parent-style-name="Text_20_body">
      <style:text-properties officeooo:paragraph-rsid="00e806ff"/>
    </style:style>
    <style:style style:name="P133" style:family="paragraph" style:parent-style-name="Text_20_body">
      <style:text-properties officeooo:rsid="016be7bd" officeooo:paragraph-rsid="016be7bd"/>
    </style:style>
    <style:style style:name="P134" style:family="paragraph" style:parent-style-name="Text_20_body">
      <style:text-properties officeooo:paragraph-rsid="010fe01b"/>
    </style:style>
    <style:style style:name="P135" style:family="paragraph" style:parent-style-name="Text_20_body">
      <style:text-properties officeooo:paragraph-rsid="00c35fdc"/>
    </style:style>
    <style:style style:name="P136" style:family="paragraph" style:parent-style-name="Text_20_body">
      <style:text-properties officeooo:paragraph-rsid="01fc2cc0"/>
    </style:style>
    <style:style style:name="P137" style:family="paragraph" style:parent-style-name="Text_20_body">
      <style:text-properties officeooo:paragraph-rsid="01ff1067"/>
    </style:style>
    <style:style style:name="P138" style:family="paragraph" style:parent-style-name="Text_20_body">
      <style:text-properties style:font-name="Liberation Sans" officeooo:paragraph-rsid="01f4d759"/>
    </style:style>
    <style:style style:name="P139" style:family="paragraph" style:parent-style-name="Text_20_body">
      <style:text-properties style:font-name="Liberation Sans" officeooo:rsid="01f795ac" officeooo:paragraph-rsid="01f795ac"/>
    </style:style>
    <style:style style:name="P140" style:family="paragraph" style:parent-style-name="Text_20_body">
      <style:text-properties style:font-name="Liberation Sans" officeooo:paragraph-rsid="01fc2cc0"/>
    </style:style>
    <style:style style:name="P141" style:family="paragraph" style:parent-style-name="Text_20_body">
      <style:text-properties style:font-name="Liberation Sans" officeooo:rsid="020aef0a" officeooo:paragraph-rsid="020aef0a"/>
    </style:style>
    <style:style style:name="P142" style:family="paragraph" style:parent-style-name="Text_20_body">
      <style:text-properties style:font-name="Liberation Sans" officeooo:rsid="0201eefe" officeooo:paragraph-rsid="0201eefe"/>
    </style:style>
    <style:style style:name="P143" style:family="paragraph" style:parent-style-name="Text_20_body">
      <style:text-properties style:font-name="Liberation Sans" officeooo:rsid="02039cf9" officeooo:paragraph-rsid="02039cf9"/>
    </style:style>
    <style:style style:name="P144" style:family="paragraph" style:parent-style-name="Text_20_body">
      <style:text-properties style:font-name="Liberation Sans" officeooo:rsid="0209f529" officeooo:paragraph-rsid="02045197"/>
    </style:style>
    <style:style style:name="P145" style:family="paragraph" style:parent-style-name="Text_20_body">
      <style:text-properties style:font-name="Liberation Sans" officeooo:rsid="0209f529" officeooo:paragraph-rsid="0209f529"/>
    </style:style>
    <style:style style:name="P146" style:family="paragraph" style:parent-style-name="Text_20_body">
      <style:text-properties style:font-name="Liberation Sans" officeooo:rsid="020f22e7" officeooo:paragraph-rsid="020f22e7"/>
    </style:style>
    <style:style style:name="P147" style:family="paragraph" style:parent-style-name="Text_20_body">
      <style:text-properties style:font-name="Liberation Sans" officeooo:rsid="02195ee1" officeooo:paragraph-rsid="02195ee1"/>
    </style:style>
    <style:style style:name="P148" style:family="paragraph" style:parent-style-name="Text_20_body">
      <style:text-properties style:font-name="Liberation Sans" officeooo:rsid="021a0607" officeooo:paragraph-rsid="021a0607"/>
    </style:style>
    <style:style style:name="P149" style:family="paragraph" style:parent-style-name="Text_20_body">
      <style:text-properties style:font-name="Liberation Sans" officeooo:rsid="00eb607f" officeooo:paragraph-rsid="021cee21"/>
    </style:style>
    <style:style style:name="P150" style:family="paragraph" style:parent-style-name="Text_20_body">
      <style:text-properties style:font-name="Liberation Sans" officeooo:rsid="021e0892" officeooo:paragraph-rsid="0224c501"/>
    </style:style>
    <style:style style:name="P151" style:family="paragraph" style:parent-style-name="Text_20_body">
      <style:text-properties style:font-name="Liberation Sans" officeooo:rsid="021e0892" officeooo:paragraph-rsid="0230023d"/>
    </style:style>
    <style:style style:name="P152" style:family="paragraph" style:parent-style-name="Text_20_body">
      <style:text-properties style:font-name="Liberation Sans" officeooo:rsid="02540735" officeooo:paragraph-rsid="02540735"/>
    </style:style>
    <style:style style:name="P153" style:family="paragraph" style:parent-style-name="Text_20_body">
      <style:text-properties style:font-name="Liberation Sans" officeooo:rsid="025ccc13" officeooo:paragraph-rsid="025ccc13"/>
    </style:style>
    <style:style style:name="P154" style:family="paragraph" style:parent-style-name="Text_20_body">
      <style:text-properties officeooo:paragraph-rsid="02045197"/>
    </style:style>
    <style:style style:name="P155" style:family="paragraph" style:parent-style-name="Text_20_body">
      <style:text-properties officeooo:rsid="0209f529" officeooo:paragraph-rsid="0209f529"/>
    </style:style>
    <style:style style:name="P156" style:family="paragraph" style:parent-style-name="Text_20_body">
      <style:text-properties officeooo:rsid="021092bd" officeooo:paragraph-rsid="021092bd"/>
    </style:style>
    <style:style style:name="P157" style:family="paragraph" style:parent-style-name="Text_20_body">
      <style:text-properties officeooo:rsid="020bcc4e" officeooo:paragraph-rsid="020bcc4e"/>
    </style:style>
    <style:style style:name="P158" style:family="paragraph" style:parent-style-name="Text_20_body">
      <style:text-properties officeooo:paragraph-rsid="02039cf9"/>
    </style:style>
    <style:style style:name="P159" style:family="paragraph" style:parent-style-name="Text_20_body">
      <style:text-properties officeooo:paragraph-rsid="015ce3b7"/>
    </style:style>
    <style:style style:name="P160" style:family="paragraph" style:parent-style-name="Text_20_body">
      <style:text-properties officeooo:paragraph-rsid="021a0607"/>
    </style:style>
    <style:style style:name="P161" style:family="paragraph" style:parent-style-name="Text_20_body">
      <style:text-properties officeooo:paragraph-rsid="0224c501"/>
    </style:style>
    <style:style style:name="P162" style:family="paragraph" style:parent-style-name="Text_20_body">
      <style:text-properties officeooo:paragraph-rsid="023056ae"/>
    </style:style>
    <style:style style:name="P163" style:family="paragraph" style:parent-style-name="Text_20_body">
      <style:text-properties officeooo:paragraph-rsid="021acbb8"/>
    </style:style>
    <style:style style:name="P164" style:family="paragraph" style:parent-style-name="Text_20_body">
      <style:text-properties officeooo:rsid="02590f82" officeooo:paragraph-rsid="02590f82"/>
    </style:style>
    <style:style style:name="P165" style:family="paragraph" style:parent-style-name="Text_20_body">
      <style:text-properties officeooo:paragraph-rsid="02590f82"/>
    </style:style>
    <style:style style:name="P166" style:family="paragraph" style:parent-style-name="Text_20_body">
      <style:text-properties officeooo:paragraph-rsid="0259fc4a"/>
    </style:style>
    <style:style style:name="P167" style:family="paragraph" style:parent-style-name="Table_20_Contents">
      <style:paragraph-properties fo:text-align="center" style:justify-single-word="false"/>
      <style:text-properties officeooo:paragraph-rsid="001b109c"/>
    </style:style>
    <style:style style:name="P168" style:family="paragraph" style:parent-style-name="Table_20_Contents">
      <style:paragraph-properties fo:text-align="center" style:justify-single-word="false"/>
      <style:text-properties officeooo:paragraph-rsid="014cd726"/>
    </style:style>
    <style:style style:name="P169" style:family="paragraph" style:parent-style-name="Table_20_Contents">
      <style:paragraph-properties fo:text-align="center" style:justify-single-word="false"/>
      <style:text-properties officeooo:paragraph-rsid="01784193"/>
    </style:style>
    <style:style style:name="P170" style:family="paragraph" style:parent-style-name="Table_20_Contents">
      <style:paragraph-properties fo:text-align="center" style:justify-single-word="false"/>
      <style:text-properties officeooo:paragraph-rsid="006e88cc"/>
    </style:style>
    <style:style style:name="P171" style:family="paragraph" style:parent-style-name="Table_20_Contents">
      <style:paragraph-properties fo:text-align="center" style:justify-single-word="false"/>
      <style:text-properties officeooo:paragraph-rsid="0051f0f6"/>
    </style:style>
    <style:style style:name="P172" style:family="paragraph" style:parent-style-name="Table_20_Contents">
      <style:paragraph-properties fo:text-align="center" style:justify-single-word="false"/>
      <style:text-properties officeooo:paragraph-rsid="004d4d0a"/>
    </style:style>
    <style:style style:name="P173" style:family="paragraph" style:parent-style-name="Table_20_Contents">
      <style:paragraph-properties fo:text-align="center" style:justify-single-word="false"/>
      <style:text-properties officeooo:paragraph-rsid="0074080a"/>
    </style:style>
    <style:style style:name="P174" style:family="paragraph" style:parent-style-name="Table_20_Contents">
      <style:paragraph-properties fo:text-align="center" style:justify-single-word="false"/>
      <style:text-properties officeooo:paragraph-rsid="01dbe8ad"/>
    </style:style>
    <style:style style:name="P175" style:family="paragraph" style:parent-style-name="Table_20_Contents">
      <style:paragraph-properties fo:text-align="center" style:justify-single-word="false"/>
      <style:text-properties officeooo:paragraph-rsid="02748c6f"/>
    </style:style>
    <style:style style:name="P176" style:family="paragraph" style:parent-style-name="Table_20_Contents">
      <style:text-properties officeooo:paragraph-rsid="001b109c"/>
    </style:style>
    <style:style style:name="P177" style:family="paragraph" style:parent-style-name="Table_20_Contents">
      <style:paragraph-properties fo:text-align="center" style:justify-single-word="false"/>
      <style:text-properties officeooo:rsid="001b109c" officeooo:paragraph-rsid="001b109c"/>
    </style:style>
    <style:style style:name="P178" style:family="paragraph" style:parent-style-name="Table_20_Contents">
      <style:text-properties officeooo:rsid="001b109c" officeooo:paragraph-rsid="001b109c"/>
    </style:style>
    <style:style style:name="P179" style:family="paragraph" style:parent-style-name="Table_20_Contents">
      <style:paragraph-properties fo:text-align="center" style:justify-single-word="false"/>
      <style:text-properties officeooo:rsid="001ce3c5" officeooo:paragraph-rsid="001ce3c5"/>
    </style:style>
    <style:style style:name="P180" style:family="paragraph" style:parent-style-name="Table_20_Contents">
      <style:text-properties officeooo:rsid="0026f41b" officeooo:paragraph-rsid="0026f41b"/>
    </style:style>
    <style:style style:name="P181" style:family="paragraph" style:parent-style-name="Table_20_Contents">
      <style:text-properties officeooo:rsid="0026f41b" officeooo:paragraph-rsid="001ce3c5"/>
    </style:style>
    <style:style style:name="P182" style:family="paragraph" style:parent-style-name="Table_20_Contents">
      <style:paragraph-properties fo:text-align="center" style:justify-single-word="false"/>
      <style:text-properties style:font-name="Courier New" fo:font-size="10pt" officeooo:rsid="00447d85" officeooo:paragraph-rsid="00447d85" style:font-size-asian="10pt" style:font-size-complex="10pt"/>
    </style:style>
    <style:style style:name="P183" style:family="paragraph" style:parent-style-name="Table_20_Contents">
      <style:paragraph-properties fo:text-align="center" style:justify-single-word="false"/>
      <style:text-properties style:font-name="Courier New" fo:font-size="10pt" officeooo:rsid="004b6b41" officeooo:paragraph-rsid="004b6b41" style:font-size-asian="10pt" style:font-size-complex="10pt"/>
    </style:style>
    <style:style style:name="P184" style:family="paragraph" style:parent-style-name="Table_20_Contents">
      <style:paragraph-properties fo:text-align="center" style:justify-single-word="false"/>
      <style:text-properties style:font-name="Courier New" fo:font-size="10pt" officeooo:rsid="004d4d0a" officeooo:paragraph-rsid="004d4d0a" style:font-size-asian="10pt" style:font-size-complex="10pt"/>
    </style:style>
    <style:style style:name="P185" style:family="paragraph" style:parent-style-name="Table_20_Contents">
      <style:paragraph-properties fo:text-align="center" style:justify-single-word="false"/>
      <style:text-properties style:font-name="Courier New" fo:font-size="10pt" officeooo:rsid="0051f0f6" officeooo:paragraph-rsid="0051f0f6" style:font-size-asian="10pt" style:font-size-complex="10pt"/>
    </style:style>
    <style:style style:name="P186" style:family="paragraph" style:parent-style-name="Table_20_Contents">
      <style:paragraph-properties fo:text-align="center" style:justify-single-word="false"/>
      <style:text-properties style:font-name="Courier New" fo:font-size="10pt" officeooo:rsid="00312868" officeooo:paragraph-rsid="00312868" style:font-size-asian="10pt" style:font-size-complex="10pt"/>
    </style:style>
    <style:style style:name="P187" style:family="paragraph" style:parent-style-name="Table_20_Contents">
      <style:paragraph-properties fo:text-align="center" style:justify-single-word="false"/>
      <style:text-properties style:font-name="Courier New" fo:font-size="10pt" officeooo:rsid="00312868" officeooo:paragraph-rsid="0074080a" style:font-size-asian="10pt" style:font-size-complex="10pt"/>
    </style:style>
    <style:style style:name="P188" style:family="paragraph" style:parent-style-name="Table_20_Contents">
      <style:text-properties style:font-name="Courier New" fo:font-size="10pt" officeooo:rsid="00312868" officeooo:paragraph-rsid="00312868" style:font-size-asian="10pt" style:font-size-complex="10pt"/>
    </style:style>
    <style:style style:name="P189" style:family="paragraph" style:parent-style-name="Table_20_Contents">
      <style:text-properties style:font-name="Courier New" fo:font-size="10pt" officeooo:rsid="00312868" officeooo:paragraph-rsid="0074080a" style:font-size-asian="10pt" style:font-size-complex="10pt"/>
    </style:style>
    <style:style style:name="P190" style:family="paragraph" style:parent-style-name="Table_20_Contents">
      <style:paragraph-properties fo:text-align="center" style:justify-single-word="false"/>
      <style:text-properties style:font-name="Courier New" fo:font-size="10pt" officeooo:rsid="002fe2e6" officeooo:paragraph-rsid="002fe2e6" style:font-size-asian="10pt" style:font-size-complex="10pt"/>
    </style:style>
    <style:style style:name="P191" style:family="paragraph" style:parent-style-name="Table_20_Contents">
      <style:paragraph-properties fo:text-align="center" style:justify-single-word="false"/>
      <style:text-properties style:font-name="Courier New" fo:font-size="10pt" officeooo:rsid="002fe2e6" officeooo:paragraph-rsid="0074080a" style:font-size-asian="10pt" style:font-size-complex="10pt"/>
    </style:style>
    <style:style style:name="P192" style:family="paragraph" style:parent-style-name="Table_20_Contents">
      <style:text-properties style:font-name="Courier New" fo:font-size="10pt" officeooo:rsid="002fe2e6" officeooo:paragraph-rsid="002fe2e6" style:font-size-asian="10pt" style:font-size-complex="10pt"/>
    </style:style>
    <style:style style:name="P193" style:family="paragraph" style:parent-style-name="Table_20_Contents">
      <style:text-properties style:font-name="Courier New" fo:font-size="10pt" officeooo:rsid="002fe2e6" officeooo:paragraph-rsid="0074080a" style:font-size-asian="10pt" style:font-size-complex="10pt"/>
    </style:style>
    <style:style style:name="P194" style:family="paragraph" style:parent-style-name="Table_20_Contents">
      <style:paragraph-properties fo:text-align="center" style:justify-single-word="false"/>
      <style:text-properties style:font-name="Courier New" fo:font-size="10pt" officeooo:rsid="00348dab" officeooo:paragraph-rsid="00348dab" style:font-size-asian="10pt" style:font-size-complex="10pt"/>
    </style:style>
    <style:style style:name="P195" style:family="paragraph" style:parent-style-name="Table_20_Contents">
      <style:paragraph-properties fo:text-align="center" style:justify-single-word="false"/>
      <style:text-properties style:font-name="Courier New" fo:font-size="10pt" officeooo:rsid="00348dab" officeooo:paragraph-rsid="0074080a" style:font-size-asian="10pt" style:font-size-complex="10pt"/>
    </style:style>
    <style:style style:name="P196" style:family="paragraph" style:parent-style-name="Table_20_Contents">
      <style:paragraph-properties fo:text-align="center" style:justify-single-word="false"/>
      <style:text-properties style:font-name="Courier New" fo:font-size="10pt" officeooo:rsid="006e88cc" officeooo:paragraph-rsid="006e88cc" style:font-size-asian="10pt" style:font-size-complex="10pt"/>
    </style:style>
    <style:style style:name="P197" style:family="paragraph" style:parent-style-name="Table_20_Contents">
      <style:paragraph-properties fo:text-align="center" style:justify-single-word="false"/>
      <style:text-properties style:font-name="Courier New" fo:font-size="10pt" officeooo:rsid="0035bf83" officeooo:paragraph-rsid="0074080a" style:font-size-asian="10pt" style:font-size-complex="10pt"/>
    </style:style>
    <style:style style:name="P198" style:family="paragraph" style:parent-style-name="Table_20_Contents">
      <style:paragraph-properties fo:text-align="center" style:justify-single-word="false"/>
      <style:text-properties style:font-name="Courier New" fo:font-size="10pt" officeooo:rsid="0032aeea" officeooo:paragraph-rsid="0074080a" style:font-size-asian="10pt" style:font-size-complex="10pt"/>
    </style:style>
    <style:style style:name="P199" style:family="paragraph" style:parent-style-name="Table_20_Contents">
      <style:text-properties style:font-name="Courier New" fo:font-size="10pt" officeooo:rsid="0032aeea" officeooo:paragraph-rsid="0074080a" style:font-size-asian="10pt" style:font-size-complex="10pt"/>
    </style:style>
    <style:style style:name="P200" style:family="paragraph" style:parent-style-name="Table_20_Contents">
      <style:paragraph-properties fo:text-align="center" style:justify-single-word="false"/>
      <style:text-properties style:font-name="Courier New" fo:font-size="10pt" officeooo:rsid="0074080a" officeooo:paragraph-rsid="0074080a" style:font-size-asian="10pt" style:font-size-complex="10pt"/>
    </style:style>
    <style:style style:name="P201" style:family="paragraph" style:parent-style-name="Table_20_Contents">
      <style:paragraph-properties fo:text-align="center" style:justify-single-word="false"/>
      <style:text-properties style:font-name="Courier New" fo:font-size="10pt" officeooo:rsid="0074f13e" officeooo:paragraph-rsid="0074f13e" style:font-size-asian="10pt" style:font-size-complex="10pt"/>
    </style:style>
    <style:style style:name="P202" style:family="paragraph" style:parent-style-name="Table_20_Contents">
      <style:paragraph-properties fo:text-align="center" style:justify-single-word="false"/>
      <style:text-properties style:font-name="Courier New" fo:font-size="10pt" officeooo:rsid="0074f13e" officeooo:paragraph-rsid="0078a362" style:font-size-asian="10pt" style:font-size-complex="10pt"/>
    </style:style>
    <style:style style:name="P203" style:family="paragraph" style:parent-style-name="Table_20_Contents">
      <style:paragraph-properties fo:text-align="center" style:justify-single-word="false"/>
      <style:text-properties style:font-name="Courier New" fo:font-size="10pt" officeooo:rsid="0078a362" officeooo:paragraph-rsid="0078a362" style:font-size-asian="10pt" style:font-size-complex="10pt"/>
    </style:style>
    <style:style style:name="P204" style:family="paragraph" style:parent-style-name="Table_20_Contents">
      <style:text-properties style:font-name="Courier New" fo:font-size="10pt" officeooo:rsid="00a5f864" officeooo:paragraph-rsid="00a5f864" style:font-size-asian="10pt" style:font-size-complex="10pt"/>
    </style:style>
    <style:style style:name="P205" style:family="paragraph" style:parent-style-name="Table_20_Contents">
      <style:text-properties style:font-name="Courier New" fo:font-size="10pt" officeooo:rsid="009c4806" officeooo:paragraph-rsid="009c4806" style:font-size-asian="10pt" style:font-size-complex="10pt"/>
    </style:style>
    <style:style style:name="P206" style:family="paragraph" style:parent-style-name="Table_20_Contents">
      <style:paragraph-properties fo:text-align="center" style:justify-single-word="false"/>
      <style:text-properties style:font-name="Courier New" fo:font-size="10pt" officeooo:rsid="009c4806" officeooo:paragraph-rsid="00ad01ea" style:font-size-asian="10pt" style:font-size-complex="10pt"/>
    </style:style>
    <style:style style:name="P207" style:family="paragraph" style:parent-style-name="Table_20_Contents">
      <style:paragraph-properties fo:text-align="center" style:justify-single-word="false"/>
      <style:text-properties style:font-name="Courier New" fo:font-size="10pt" officeooo:rsid="009c4806" officeooo:paragraph-rsid="01bf2115" style:font-size-asian="10pt" style:font-size-complex="10pt"/>
    </style:style>
    <style:style style:name="P208" style:family="paragraph" style:parent-style-name="Table_20_Contents">
      <style:text-properties style:font-name="Courier New" fo:font-size="10pt" officeooo:rsid="009aa5b0" officeooo:paragraph-rsid="009aa5b0" style:font-size-asian="10pt" style:font-size-complex="10pt"/>
    </style:style>
    <style:style style:name="P209" style:family="paragraph" style:parent-style-name="Table_20_Contents">
      <style:paragraph-properties fo:text-align="center" style:justify-single-word="false"/>
      <style:text-properties style:font-name="Courier New" fo:font-size="10pt" officeooo:rsid="009f3044" officeooo:paragraph-rsid="009f3044" style:font-size-asian="10pt" style:font-size-complex="10pt"/>
    </style:style>
    <style:style style:name="P210" style:family="paragraph" style:parent-style-name="Table_20_Contents">
      <style:text-properties style:font-name="Courier New" fo:font-size="10pt" officeooo:rsid="009dcb47" officeooo:paragraph-rsid="009dcb47" style:font-size-asian="10pt" style:font-size-complex="10pt"/>
    </style:style>
    <style:style style:name="P211" style:family="paragraph" style:parent-style-name="Table_20_Contents">
      <style:paragraph-properties fo:text-align="center" style:justify-single-word="false"/>
      <style:text-properties style:font-name="Courier New" fo:font-size="10pt" officeooo:rsid="00f51b54" officeooo:paragraph-rsid="00f51b54" style:font-size-asian="10pt" style:font-size-complex="10pt"/>
    </style:style>
    <style:style style:name="P212" style:family="paragraph" style:parent-style-name="Table_20_Contents">
      <style:text-properties style:font-name="Courier New" fo:font-size="10pt" officeooo:rsid="0130315c" officeooo:paragraph-rsid="0130315c" style:font-size-asian="10pt" style:font-size-complex="10pt"/>
    </style:style>
    <style:style style:name="P213" style:family="paragraph" style:parent-style-name="Table_20_Contents">
      <style:paragraph-properties fo:text-align="center" style:justify-single-word="false"/>
      <style:text-properties style:font-name="Courier New" fo:font-size="10pt" officeooo:rsid="014cd726" officeooo:paragraph-rsid="014cd726" style:font-size-asian="10pt" style:font-size-complex="10pt"/>
    </style:style>
    <style:style style:name="P214" style:family="paragraph" style:parent-style-name="Table_20_Contents">
      <style:paragraph-properties fo:text-align="center" style:justify-single-word="false"/>
      <style:text-properties style:font-name="Courier New" fo:font-size="10pt" officeooo:rsid="014d1ec7" officeooo:paragraph-rsid="014d1ec7" style:font-size-asian="10pt" style:font-size-complex="10pt"/>
    </style:style>
    <style:style style:name="P215" style:family="paragraph" style:parent-style-name="Table_20_Contents">
      <style:paragraph-properties fo:text-align="center" style:justify-single-word="false"/>
      <style:text-properties style:font-name="Courier New" fo:font-size="10pt" officeooo:rsid="01619e12" officeooo:paragraph-rsid="01619e12" style:font-size-asian="10pt" style:font-size-complex="10pt"/>
    </style:style>
    <style:style style:name="P216" style:family="paragraph" style:parent-style-name="Table_20_Contents">
      <style:paragraph-properties fo:text-align="center" style:justify-single-word="false"/>
      <style:text-properties style:font-name="Courier New" fo:font-size="10pt" officeooo:rsid="0170b7b1" officeooo:paragraph-rsid="0170b7b1" style:font-size-asian="10pt" style:font-size-complex="10pt"/>
    </style:style>
    <style:style style:name="P217" style:family="paragraph" style:parent-style-name="Table_20_Contents">
      <style:paragraph-properties fo:text-align="center" style:justify-single-word="false"/>
      <style:text-properties style:font-name="Courier New" fo:font-size="10pt" officeooo:rsid="01ad73cf" officeooo:paragraph-rsid="01ad73cf" style:font-size-asian="10pt" style:font-size-complex="10pt"/>
    </style:style>
    <style:style style:name="P218" style:family="paragraph" style:parent-style-name="Table_20_Contents">
      <style:paragraph-properties fo:text-align="center" style:justify-single-word="false"/>
      <style:text-properties style:font-name="Courier New" fo:font-size="10pt" officeooo:rsid="01be7821" officeooo:paragraph-rsid="01be7821" style:font-size-asian="10pt" style:font-size-complex="10pt"/>
    </style:style>
    <style:style style:name="P219" style:family="paragraph" style:parent-style-name="Table_20_Contents">
      <style:paragraph-properties fo:text-align="center" style:justify-single-word="false"/>
      <style:text-properties style:font-name="Courier New" fo:font-size="10pt" officeooo:rsid="00f36387" officeooo:paragraph-rsid="00f36387" style:font-size-asian="10pt" style:font-size-complex="10pt"/>
    </style:style>
    <style:style style:name="P220" style:family="paragraph" style:parent-style-name="Table_20_Contents">
      <style:text-properties style:font-name="Courier New" officeooo:rsid="00681d49" officeooo:paragraph-rsid="00681d49"/>
    </style:style>
    <style:style style:name="P221" style:family="paragraph" style:parent-style-name="Table_20_Contents">
      <style:paragraph-properties fo:text-align="center" style:justify-single-word="false"/>
      <style:text-properties fo:font-size="10pt" officeooo:paragraph-rsid="009dcb47" style:font-size-asian="10pt" style:font-size-complex="10pt"/>
    </style:style>
    <style:style style:name="P222" style:family="paragraph" style:parent-style-name="Table_20_Contents">
      <style:text-properties fo:font-size="10pt" officeooo:paragraph-rsid="00312868" style:font-size-asian="10pt" style:font-size-complex="10pt"/>
    </style:style>
    <style:style style:name="P223" style:family="paragraph" style:parent-style-name="Table_20_Contents">
      <style:text-properties fo:font-size="10pt" officeooo:paragraph-rsid="002fe2e6" style:font-size-asian="10pt" style:font-size-complex="10pt"/>
    </style:style>
    <style:style style:name="P224" style:family="paragraph" style:parent-style-name="Table_20_Contents">
      <style:text-properties fo:font-size="10pt" officeooo:paragraph-rsid="00348dab" style:font-size-asian="10pt" style:font-size-complex="10pt"/>
    </style:style>
    <style:style style:name="P225" style:family="paragraph" style:parent-style-name="Table_20_Contents">
      <style:text-properties fo:font-size="10pt" officeooo:paragraph-rsid="00427376" style:font-size-asian="10pt" style:font-size-complex="10pt"/>
    </style:style>
    <style:style style:name="P226" style:family="paragraph" style:parent-style-name="Table_20_Contents">
      <style:paragraph-properties fo:text-align="center" style:justify-single-word="false"/>
      <style:text-properties fo:font-size="10pt" officeooo:rsid="00427376" officeooo:paragraph-rsid="00427376" style:font-size-asian="10pt" style:font-size-complex="10pt"/>
    </style:style>
    <style:style style:name="P227" style:family="paragraph" style:parent-style-name="Table_20_Contents">
      <style:text-properties fo:font-size="10pt" officeooo:rsid="004aa42b" officeooo:paragraph-rsid="004aa42b" style:font-size-asian="10pt" style:font-size-complex="10pt"/>
    </style:style>
    <style:style style:name="P228" style:family="paragraph" style:parent-style-name="Table_20_Contents">
      <style:text-properties fo:font-size="10pt" officeooo:rsid="004aa42b" officeooo:paragraph-rsid="00427376" style:font-size-asian="10pt" style:font-size-complex="10pt"/>
    </style:style>
    <style:style style:name="P229" style:family="paragraph" style:parent-style-name="Table_20_Contents">
      <style:text-properties fo:font-size="10pt" officeooo:rsid="00447d85" officeooo:paragraph-rsid="00447d85" style:font-size-asian="10pt" style:font-size-complex="10pt"/>
    </style:style>
    <style:style style:name="P230" style:family="paragraph" style:parent-style-name="Table_20_Contents">
      <style:paragraph-properties fo:text-align="center" style:justify-single-word="false"/>
      <style:text-properties fo:font-size="10pt" officeooo:rsid="00447d85" officeooo:paragraph-rsid="00447d85" style:font-size-asian="10pt" style:font-size-complex="10pt"/>
    </style:style>
    <style:style style:name="P231" style:family="paragraph" style:parent-style-name="Table_20_Contents">
      <style:paragraph-properties fo:text-align="center" style:justify-single-word="false"/>
      <style:text-properties fo:font-size="10pt" officeooo:rsid="004b6b41" officeooo:paragraph-rsid="004b6b41" style:font-size-asian="10pt" style:font-size-complex="10pt"/>
    </style:style>
    <style:style style:name="P232" style:family="paragraph" style:parent-style-name="Table_20_Contents">
      <style:paragraph-properties fo:text-align="center" style:justify-single-word="false"/>
      <style:text-properties fo:font-size="10pt" officeooo:rsid="004d4d0a" officeooo:paragraph-rsid="004d4d0a" style:font-size-asian="10pt" style:font-size-complex="10pt"/>
    </style:style>
    <style:style style:name="P233" style:family="paragraph" style:parent-style-name="Table_20_Contents">
      <style:text-properties fo:font-size="10pt" officeooo:rsid="004d4d0a" officeooo:paragraph-rsid="004d4d0a" style:font-size-asian="10pt" style:font-size-complex="10pt"/>
    </style:style>
    <style:style style:name="P234" style:family="paragraph" style:parent-style-name="Table_20_Contents">
      <style:paragraph-properties fo:text-align="center" style:justify-single-word="false"/>
      <style:text-properties fo:font-size="10pt" officeooo:rsid="0051f0f6" officeooo:paragraph-rsid="0051f0f6" style:font-size-asian="10pt" style:font-size-complex="10pt"/>
    </style:style>
    <style:style style:name="P235" style:family="paragraph" style:parent-style-name="Table_20_Contents">
      <style:text-properties fo:font-size="10pt" officeooo:rsid="0051f0f6" officeooo:paragraph-rsid="0051f0f6" style:font-size-asian="10pt" style:font-size-complex="10pt"/>
    </style:style>
    <style:style style:name="P236" style:family="paragraph" style:parent-style-name="Table_20_Contents">
      <style:paragraph-properties fo:text-align="center" style:justify-single-word="false"/>
      <style:text-properties fo:font-size="10pt" officeooo:rsid="00312868" officeooo:paragraph-rsid="00312868" style:font-size-asian="10pt" style:font-size-complex="10pt"/>
    </style:style>
    <style:style style:name="P237" style:family="paragraph" style:parent-style-name="Table_20_Contents">
      <style:paragraph-properties fo:text-align="center" style:justify-single-word="false"/>
      <style:text-properties fo:font-size="10pt" officeooo:rsid="00312868" officeooo:paragraph-rsid="0074080a" style:font-size-asian="10pt" style:font-size-complex="10pt"/>
    </style:style>
    <style:style style:name="P238" style:family="paragraph" style:parent-style-name="Table_20_Contents">
      <style:text-properties fo:font-size="10pt" officeooo:rsid="00312868" officeooo:paragraph-rsid="00312868" style:font-size-asian="10pt" style:font-size-complex="10pt"/>
    </style:style>
    <style:style style:name="P239" style:family="paragraph" style:parent-style-name="Table_20_Contents">
      <style:text-properties fo:font-size="10pt" officeooo:rsid="00312868" officeooo:paragraph-rsid="0074080a" style:font-size-asian="10pt" style:font-size-complex="10pt"/>
    </style:style>
    <style:style style:name="P240" style:family="paragraph" style:parent-style-name="Table_20_Contents">
      <style:paragraph-properties fo:text-align="center" style:justify-single-word="false"/>
      <style:text-properties fo:font-size="10pt" officeooo:rsid="00348dab" officeooo:paragraph-rsid="00348dab" style:font-size-asian="10pt" style:font-size-complex="10pt"/>
    </style:style>
    <style:style style:name="P241" style:family="paragraph" style:parent-style-name="Table_20_Contents">
      <style:paragraph-properties fo:text-align="center" style:justify-single-word="false"/>
      <style:text-properties fo:font-size="10pt" officeooo:rsid="00348dab" officeooo:paragraph-rsid="0074080a" style:font-size-asian="10pt" style:font-size-complex="10pt"/>
    </style:style>
    <style:style style:name="P242" style:family="paragraph" style:parent-style-name="Table_20_Contents">
      <style:text-properties fo:font-size="10pt" officeooo:rsid="00348dab" officeooo:paragraph-rsid="0074080a" style:font-size-asian="10pt" style:font-size-complex="10pt"/>
    </style:style>
    <style:style style:name="P243" style:family="paragraph" style:parent-style-name="Table_20_Contents">
      <style:paragraph-properties fo:text-align="center" style:justify-single-word="false"/>
      <style:text-properties fo:font-size="10pt" officeooo:rsid="006e88cc" officeooo:paragraph-rsid="006e88cc" style:font-size-asian="10pt" style:font-size-complex="10pt"/>
    </style:style>
    <style:style style:name="P244" style:family="paragraph" style:parent-style-name="Table_20_Contents">
      <style:paragraph-properties fo:text-align="center" style:justify-single-word="false"/>
      <style:text-properties fo:font-size="10pt" officeooo:rsid="0035bf83" officeooo:paragraph-rsid="0074080a" style:font-size-asian="10pt" style:font-size-complex="10pt"/>
    </style:style>
    <style:style style:name="P245" style:family="paragraph" style:parent-style-name="Table_20_Contents">
      <style:text-properties fo:font-size="10pt" officeooo:rsid="0035bf83" officeooo:paragraph-rsid="0074080a" style:font-size-asian="10pt" style:font-size-complex="10pt"/>
    </style:style>
    <style:style style:name="P246" style:family="paragraph" style:parent-style-name="Table_20_Contents">
      <style:paragraph-properties fo:text-align="center" style:justify-single-word="false"/>
      <style:text-properties fo:font-size="10pt" officeooo:rsid="0032aeea" officeooo:paragraph-rsid="0074080a" style:font-size-asian="10pt" style:font-size-complex="10pt"/>
    </style:style>
    <style:style style:name="P247" style:family="paragraph" style:parent-style-name="Table_20_Contents">
      <style:text-properties fo:font-size="10pt" officeooo:paragraph-rsid="0074080a" style:font-size-asian="10pt" style:font-size-complex="10pt"/>
    </style:style>
    <style:style style:name="P248" style:family="paragraph" style:parent-style-name="Table_20_Contents">
      <style:paragraph-properties fo:text-align="center" style:justify-single-word="false"/>
      <style:text-properties fo:font-size="10pt" officeooo:rsid="0074080a" officeooo:paragraph-rsid="0074080a" style:font-size-asian="10pt" style:font-size-complex="10pt"/>
    </style:style>
    <style:style style:name="P249" style:family="paragraph" style:parent-style-name="Table_20_Contents">
      <style:paragraph-properties fo:text-align="center" style:justify-single-word="false"/>
      <style:text-properties fo:font-size="10pt" officeooo:rsid="0074f13e" officeooo:paragraph-rsid="0074f13e" style:font-size-asian="10pt" style:font-size-complex="10pt"/>
    </style:style>
    <style:style style:name="P250" style:family="paragraph" style:parent-style-name="Table_20_Contents">
      <style:text-properties fo:font-size="10pt" officeooo:rsid="0074f13e" officeooo:paragraph-rsid="0074f13e" style:font-size-asian="10pt" style:font-size-complex="10pt"/>
    </style:style>
    <style:style style:name="P251" style:family="paragraph" style:parent-style-name="Table_20_Contents">
      <style:text-properties fo:font-size="10pt" officeooo:rsid="0078a362" officeooo:paragraph-rsid="0078a362" style:font-size-asian="10pt" style:font-size-complex="10pt"/>
    </style:style>
    <style:style style:name="P252" style:family="paragraph" style:parent-style-name="Table_20_Contents">
      <style:paragraph-properties fo:text-align="center" style:justify-single-word="false"/>
      <style:text-properties fo:font-size="10pt" officeooo:rsid="0078a362" officeooo:paragraph-rsid="0078a362" style:font-size-asian="10pt" style:font-size-complex="10pt"/>
    </style:style>
    <style:style style:name="P253" style:family="paragraph" style:parent-style-name="Table_20_Contents">
      <style:paragraph-properties fo:text-align="center" style:justify-single-word="false"/>
      <style:text-properties fo:font-size="10pt" officeooo:rsid="009c4806" officeooo:paragraph-rsid="009c4806" style:font-size-asian="10pt" style:font-size-complex="10pt"/>
    </style:style>
    <style:style style:name="P254" style:family="paragraph" style:parent-style-name="Table_20_Contents">
      <style:paragraph-properties fo:text-align="center" style:justify-single-word="false"/>
      <style:text-properties fo:font-size="10pt" officeooo:rsid="00935552" officeooo:paragraph-rsid="00935552" style:font-size-asian="10pt" style:font-size-complex="10pt"/>
    </style:style>
    <style:style style:name="P255" style:family="paragraph" style:parent-style-name="Table_20_Contents">
      <style:paragraph-properties fo:text-align="center" style:justify-single-word="false"/>
      <style:text-properties fo:font-size="10pt" officeooo:rsid="00935552" officeooo:paragraph-rsid="00ee8e70" style:font-size-asian="10pt" style:font-size-complex="10pt"/>
    </style:style>
    <style:style style:name="P256" style:family="paragraph" style:parent-style-name="Table_20_Contents">
      <style:text-properties fo:font-size="10pt" officeooo:rsid="00935552" officeooo:paragraph-rsid="00935552" style:font-size-asian="10pt" style:font-size-complex="10pt"/>
    </style:style>
    <style:style style:name="P257" style:family="paragraph" style:parent-style-name="Table_20_Contents">
      <style:text-properties fo:font-size="10pt" officeooo:rsid="00935552" officeooo:paragraph-rsid="00ee8e70" style:font-size-asian="10pt" style:font-size-complex="10pt"/>
    </style:style>
    <style:style style:name="P258" style:family="paragraph" style:parent-style-name="Table_20_Contents">
      <style:paragraph-properties fo:text-align="center" style:justify-single-word="false"/>
      <style:text-properties fo:font-size="10pt" officeooo:rsid="00e48379" officeooo:paragraph-rsid="00e48379" style:font-size-asian="10pt" style:font-size-complex="10pt"/>
    </style:style>
    <style:style style:name="P259" style:family="paragraph" style:parent-style-name="Table_20_Contents">
      <style:paragraph-properties fo:text-align="center" style:justify-single-word="false"/>
      <style:text-properties fo:font-size="10pt" officeooo:rsid="00e48379" officeooo:paragraph-rsid="00ee8e70" style:font-size-asian="10pt" style:font-size-complex="10pt"/>
    </style:style>
    <style:style style:name="P260" style:family="paragraph" style:parent-style-name="Table_20_Contents">
      <style:paragraph-properties fo:text-align="center" style:justify-single-word="false"/>
      <style:text-properties fo:font-size="10pt" officeooo:rsid="00e48379" officeooo:paragraph-rsid="00ef15e2" style:font-size-asian="10pt" style:font-size-complex="10pt"/>
    </style:style>
    <style:style style:name="P261" style:family="paragraph" style:parent-style-name="Table_20_Contents">
      <style:text-properties fo:font-size="10pt" officeooo:rsid="007ed669" officeooo:paragraph-rsid="007ed669" style:font-size-asian="10pt" style:font-size-complex="10pt"/>
    </style:style>
    <style:style style:name="P262" style:family="paragraph" style:parent-style-name="Table_20_Contents">
      <style:paragraph-properties fo:text-align="center" style:justify-single-word="false"/>
      <style:text-properties fo:font-size="10pt" officeooo:rsid="002fe2e6" officeooo:paragraph-rsid="002fe2e6" style:font-size-asian="10pt" style:font-size-complex="10pt"/>
    </style:style>
    <style:style style:name="P263" style:family="paragraph" style:parent-style-name="Table_20_Contents">
      <style:paragraph-properties fo:text-align="center" style:justify-single-word="false"/>
      <style:text-properties fo:font-size="10pt" officeooo:rsid="002fe2e6" officeooo:paragraph-rsid="0074080a" style:font-size-asian="10pt" style:font-size-complex="10pt"/>
    </style:style>
    <style:style style:name="P264" style:family="paragraph" style:parent-style-name="Table_20_Contents">
      <style:text-properties fo:font-size="10pt" officeooo:rsid="00bc8fb5" officeooo:paragraph-rsid="00312868" style:font-size-asian="10pt" style:font-size-complex="10pt"/>
    </style:style>
    <style:style style:name="P265" style:family="paragraph" style:parent-style-name="Table_20_Contents">
      <style:paragraph-properties fo:text-align="center" style:justify-single-word="false"/>
      <style:text-properties fo:font-size="10pt" officeooo:rsid="00ee8e70" officeooo:paragraph-rsid="00ee8e70" style:font-size-asian="10pt" style:font-size-complex="10pt"/>
    </style:style>
    <style:style style:name="P266" style:family="paragraph" style:parent-style-name="Table_20_Contents">
      <style:paragraph-properties fo:text-align="center" style:justify-single-word="false"/>
      <style:text-properties fo:font-size="10pt" officeooo:rsid="00ef15e2" officeooo:paragraph-rsid="00ef15e2" style:font-size-asian="10pt" style:font-size-complex="10pt"/>
    </style:style>
    <style:style style:name="P267" style:family="paragraph" style:parent-style-name="Table_20_Contents">
      <style:paragraph-properties fo:text-align="center" style:justify-single-word="false"/>
      <style:text-properties fo:font-size="10pt" officeooo:rsid="01032095" officeooo:paragraph-rsid="01032095" style:font-size-asian="10pt" style:font-size-complex="10pt"/>
    </style:style>
    <style:style style:name="P268" style:family="paragraph" style:parent-style-name="Table_20_Contents">
      <style:paragraph-properties fo:text-align="center" style:justify-single-word="false"/>
      <style:text-properties fo:font-size="10pt" officeooo:rsid="0104d3b0" officeooo:paragraph-rsid="0104d3b0" style:font-size-asian="10pt" style:font-size-complex="10pt"/>
    </style:style>
    <style:style style:name="P269" style:family="paragraph" style:parent-style-name="Table_20_Contents">
      <style:text-properties fo:font-size="10pt" officeooo:rsid="0135052b" officeooo:paragraph-rsid="0135052b" style:font-size-asian="10pt" style:font-size-complex="10pt"/>
    </style:style>
    <style:style style:name="P270" style:family="paragraph" style:parent-style-name="Table_20_Contents">
      <style:paragraph-properties fo:text-align="center" style:justify-single-word="false"/>
      <style:text-properties fo:font-size="10pt" officeooo:rsid="013acfe7" officeooo:paragraph-rsid="013acfe7" style:font-size-asian="10pt" style:font-size-complex="10pt"/>
    </style:style>
    <style:style style:name="P271" style:family="paragraph" style:parent-style-name="Table_20_Contents">
      <style:text-properties fo:font-size="10pt" officeooo:rsid="014cd726" officeooo:paragraph-rsid="014cd726" style:font-size-asian="10pt" style:font-size-complex="10pt"/>
    </style:style>
    <style:style style:name="P272" style:family="paragraph" style:parent-style-name="Table_20_Contents">
      <style:paragraph-properties fo:text-align="center" style:justify-single-word="false"/>
      <style:text-properties fo:font-size="10pt" officeooo:rsid="01619e12" officeooo:paragraph-rsid="01619e12" style:font-size-asian="10pt" style:font-size-complex="10pt"/>
    </style:style>
    <style:style style:name="P273" style:family="paragraph" style:parent-style-name="Table_20_Contents">
      <style:paragraph-properties fo:text-align="center" style:justify-single-word="false"/>
      <style:text-properties fo:font-size="10pt" officeooo:rsid="0170b7b1" officeooo:paragraph-rsid="0170b7b1" style:font-size-asian="10pt" style:font-size-complex="10pt"/>
    </style:style>
    <style:style style:name="P274" style:family="paragraph" style:parent-style-name="Table_20_Contents">
      <style:text-properties fo:font-size="10pt" officeooo:rsid="01729ddc" officeooo:paragraph-rsid="01729ddc" style:font-size-asian="10pt" style:font-size-complex="10pt"/>
    </style:style>
    <style:style style:name="P275" style:family="paragraph" style:parent-style-name="Table_20_Contents">
      <style:text-properties fo:font-size="10pt" officeooo:rsid="01784193" officeooo:paragraph-rsid="01784193" style:font-size-asian="10pt" style:font-size-complex="10pt"/>
    </style:style>
    <style:style style:name="P276" style:family="paragraph" style:parent-style-name="Table_20_Contents">
      <style:paragraph-properties fo:text-align="center" style:justify-single-word="false"/>
      <style:text-properties fo:font-size="10pt" officeooo:rsid="01784193" officeooo:paragraph-rsid="01784193" style:font-size-asian="10pt" style:font-size-complex="10pt"/>
    </style:style>
    <style:style style:name="P277" style:family="paragraph" style:parent-style-name="Table_20_Contents">
      <style:paragraph-properties fo:text-align="center" style:justify-single-word="false"/>
      <style:text-properties fo:font-size="10pt" officeooo:rsid="017a1f78" officeooo:paragraph-rsid="017a1f78" style:font-size-asian="10pt" style:font-size-complex="10pt"/>
    </style:style>
    <style:style style:name="P278" style:family="paragraph" style:parent-style-name="Table_20_Contents">
      <style:paragraph-properties fo:text-align="center" style:justify-single-word="false"/>
      <style:text-properties fo:font-size="10pt" officeooo:rsid="01ad73cf" officeooo:paragraph-rsid="01ad73cf" style:font-size-asian="10pt" style:font-size-complex="10pt"/>
    </style:style>
    <style:style style:name="P279" style:family="paragraph" style:parent-style-name="Table_20_Contents">
      <style:paragraph-properties fo:text-align="center" style:justify-single-word="false"/>
      <style:text-properties fo:font-size="10pt" officeooo:rsid="01be7821" officeooo:paragraph-rsid="01be7821" style:font-size-asian="10pt" style:font-size-complex="10pt"/>
    </style:style>
    <style:style style:name="P280" style:family="paragraph" style:parent-style-name="Table_20_Contents">
      <style:paragraph-properties fo:text-align="center" style:justify-single-word="false"/>
      <style:text-properties fo:font-size="10pt" officeooo:rsid="01bf2115" officeooo:paragraph-rsid="01bf2115" style:font-size-asian="10pt" style:font-size-complex="10pt"/>
    </style:style>
    <style:style style:name="P281" style:family="paragraph" style:parent-style-name="Table_20_Contents">
      <style:paragraph-properties fo:text-align="center" style:justify-single-word="false"/>
      <style:text-properties fo:font-size="10pt" officeooo:rsid="009aa5b0" officeooo:paragraph-rsid="009aa5b0" style:font-size-asian="10pt" style:font-size-complex="10pt"/>
    </style:style>
    <style:style style:name="P282" style:family="paragraph" style:parent-style-name="Table_20_Contents">
      <style:paragraph-properties fo:text-align="center" style:justify-single-word="false"/>
      <style:text-properties fo:font-size="10pt" officeooo:rsid="01dbe8ad" officeooo:paragraph-rsid="01dbe8ad" style:font-size-asian="10pt" style:font-size-complex="10pt"/>
    </style:style>
    <style:style style:name="P283" style:family="paragraph" style:parent-style-name="Table_20_Contents">
      <style:text-properties fo:font-size="10pt" officeooo:rsid="01dbe8ad" officeooo:paragraph-rsid="01dbe8ad" style:font-size-asian="10pt" style:font-size-complex="10pt"/>
    </style:style>
    <style:style style:name="P284" style:family="paragraph" style:parent-style-name="Table_20_Contents">
      <style:paragraph-properties fo:text-align="center" style:justify-single-word="false"/>
      <style:text-properties fo:font-size="10pt" officeooo:rsid="01de4422" officeooo:paragraph-rsid="01de4422" style:font-size-asian="10pt" style:font-size-complex="10pt"/>
    </style:style>
    <style:style style:name="P285" style:family="paragraph" style:parent-style-name="Table_20_Contents">
      <style:paragraph-properties fo:text-align="center" style:justify-single-word="false"/>
      <style:text-properties fo:font-size="10pt" officeooo:rsid="01e45cdb" officeooo:paragraph-rsid="01e45cdb" style:font-size-asian="10pt" style:font-size-complex="10pt"/>
    </style:style>
    <style:style style:name="P286" style:family="paragraph" style:parent-style-name="Table_20_Contents">
      <style:paragraph-properties fo:text-align="center" style:justify-single-word="false"/>
      <style:text-properties fo:font-size="10pt" officeooo:rsid="0265a999" officeooo:paragraph-rsid="0265a999" style:font-size-asian="10pt" style:font-size-complex="10pt"/>
    </style:style>
    <style:style style:name="P287" style:family="paragraph" style:parent-style-name="Table_20_Contents">
      <style:text-properties fo:font-size="10pt" officeooo:rsid="004d4e0c" officeooo:paragraph-rsid="027280c9" style:font-size-asian="10pt" style:font-size-complex="10pt"/>
    </style:style>
    <style:style style:name="P288" style:family="paragraph" style:parent-style-name="Table_20_Contents">
      <style:paragraph-properties fo:text-align="center" style:justify-single-word="false"/>
      <style:text-properties fo:font-size="10pt" officeooo:rsid="027280c9" officeooo:paragraph-rsid="027280c9" style:font-size-asian="10pt" style:font-size-complex="10pt"/>
    </style:style>
    <style:style style:name="P289" style:family="paragraph" style:parent-style-name="Table_20_Contents">
      <style:text-properties fo:font-size="10pt" officeooo:rsid="027280c9" officeooo:paragraph-rsid="027280c9" style:font-size-asian="10pt" style:font-size-complex="10pt"/>
    </style:style>
    <style:style style:name="P290" style:family="paragraph" style:parent-style-name="Table_20_Contents">
      <style:text-properties fo:font-size="10pt" officeooo:rsid="0173fce3" officeooo:paragraph-rsid="0173fce3" style:font-size-asian="8.75pt" style:font-size-complex="10pt"/>
    </style:style>
    <style:style style:name="P291" style:family="paragraph" style:parent-style-name="Table_20_Contents">
      <style:paragraph-properties fo:text-align="center" style:justify-single-word="false"/>
      <style:text-properties style:font-name="Arial1" fo:font-size="10pt" officeooo:rsid="00348dab" officeooo:paragraph-rsid="00348dab" style:font-size-asian="10pt" style:font-size-complex="10pt"/>
    </style:style>
    <style:style style:name="P292" style:family="paragraph" style:parent-style-name="Table_20_Contents">
      <style:paragraph-properties fo:text-align="center" style:justify-single-word="false"/>
      <style:text-properties style:font-name="Arial1" fo:font-size="10pt" officeooo:rsid="00348dab" officeooo:paragraph-rsid="0074080a" style:font-size-asian="10pt" style:font-size-complex="10pt"/>
    </style:style>
    <style:style style:name="P293" style:family="paragraph" style:parent-style-name="Table_20_Contents">
      <style:paragraph-properties fo:text-align="center" style:justify-single-word="false"/>
      <style:text-properties style:font-name="Arial1" fo:font-size="10pt" officeooo:rsid="0035bf83" officeooo:paragraph-rsid="0035bf83" style:font-size-asian="10pt" style:font-size-complex="10pt"/>
    </style:style>
    <style:style style:name="P294" style:family="paragraph" style:parent-style-name="Table_20_Contents">
      <style:paragraph-properties fo:text-align="center" style:justify-single-word="false"/>
      <style:text-properties style:font-name="Arial1" fo:font-size="10pt" officeooo:rsid="0035bf83" officeooo:paragraph-rsid="0074080a" style:font-size-asian="10pt" style:font-size-complex="10pt"/>
    </style:style>
    <style:style style:name="P295" style:family="paragraph" style:parent-style-name="Table_20_Contents">
      <style:paragraph-properties fo:text-align="center" style:justify-single-word="false"/>
      <style:text-properties style:font-name="Arial1" fo:font-size="10pt" officeooo:rsid="0074f13e" officeooo:paragraph-rsid="0074f13e" style:font-size-asian="10pt" style:font-size-complex="10pt"/>
    </style:style>
    <style:style style:name="P296" style:family="paragraph" style:parent-style-name="Table_20_Contents">
      <style:paragraph-properties fo:text-align="center" style:justify-single-word="false"/>
      <style:text-properties style:font-name="Arial1" fo:font-size="10pt" officeooo:rsid="007ec69e" officeooo:paragraph-rsid="0074080a" style:font-size-asian="10pt" style:font-size-complex="10pt"/>
    </style:style>
    <style:style style:name="P297" style:family="paragraph" style:parent-style-name="Table_20_Contents">
      <style:paragraph-properties fo:text-align="center" style:justify-single-word="false"/>
      <style:text-properties style:font-name="Arial1" fo:font-size="10pt" officeooo:rsid="007ec69e" officeooo:paragraph-rsid="007ec69e" style:font-size-asian="10pt" style:font-size-complex="10pt"/>
    </style:style>
    <style:style style:name="P298" style:family="paragraph" style:parent-style-name="Table_20_Contents">
      <style:paragraph-properties fo:text-align="center" style:justify-single-word="false"/>
      <style:text-properties style:font-name="Arial1" fo:font-size="10pt" officeooo:rsid="0086fcd1" officeooo:paragraph-rsid="0086fcd1" style:font-size-asian="10pt" style:font-size-complex="10pt"/>
    </style:style>
    <style:style style:name="P299" style:family="paragraph" style:parent-style-name="Table_20_Contents">
      <style:paragraph-properties fo:text-align="center" style:justify-single-word="false"/>
      <style:text-properties style:font-name="Arial1" fo:font-size="10pt" officeooo:rsid="009c4806" officeooo:paragraph-rsid="009c4806" style:font-size-asian="10pt" style:font-size-complex="10pt"/>
    </style:style>
    <style:style style:name="P300" style:family="paragraph" style:parent-style-name="Table_20_Contents">
      <style:paragraph-properties fo:text-align="center" style:justify-single-word="false"/>
      <style:text-properties style:font-name="Arial1" fo:font-size="10pt" officeooo:rsid="009dcb47" officeooo:paragraph-rsid="009dcb47" style:font-size-asian="10pt" style:font-size-complex="10pt"/>
    </style:style>
    <style:style style:name="P301" style:family="paragraph" style:parent-style-name="Table_20_Contents">
      <style:paragraph-properties fo:text-align="center" style:justify-single-word="false"/>
      <style:text-properties style:font-name="Arial1" fo:font-size="10pt" officeooo:rsid="00ad01ea" officeooo:paragraph-rsid="00ad01ea" style:font-size-asian="10pt" style:font-size-complex="10pt"/>
    </style:style>
    <style:style style:name="P302" style:family="paragraph" style:parent-style-name="Table_20_Contents">
      <style:paragraph-properties fo:text-align="center" style:justify-single-word="false"/>
      <style:text-properties style:font-name="Arial1" fo:font-size="10pt" officeooo:rsid="00bc8fb5" officeooo:paragraph-rsid="00bc8fb5" style:font-size-asian="10pt" style:font-size-complex="10pt"/>
    </style:style>
    <style:style style:name="P303" style:family="paragraph" style:parent-style-name="Table_20_Contents">
      <style:paragraph-properties fo:text-align="center" style:justify-single-word="false"/>
      <style:text-properties style:font-name="Arial1" fo:font-size="10pt" officeooo:rsid="007dccaa" officeooo:paragraph-rsid="0074080a" style:font-size-asian="10pt" style:font-size-complex="10pt"/>
    </style:style>
    <style:style style:name="P304" style:family="paragraph" style:parent-style-name="Table_20_Contents">
      <style:paragraph-properties fo:text-align="center" style:justify-single-word="false"/>
      <style:text-properties style:font-name="Arial1" fo:font-size="10pt" officeooo:rsid="00880db8" officeooo:paragraph-rsid="0074080a" style:font-size-asian="10pt" style:font-size-complex="10pt"/>
    </style:style>
    <style:style style:name="P305" style:family="paragraph" style:parent-style-name="Table_20_Contents">
      <style:paragraph-properties fo:text-align="center" style:justify-single-word="false"/>
      <style:text-properties style:font-name="Arial1" fo:font-size="10pt" officeooo:rsid="00f51b54" officeooo:paragraph-rsid="00f51b54" style:font-size-asian="10pt" style:font-size-complex="10pt"/>
    </style:style>
    <style:style style:name="P306" style:family="paragraph" style:parent-style-name="Table_20_Contents">
      <style:paragraph-properties fo:text-align="center" style:justify-single-word="false"/>
      <style:text-properties style:font-name="Arial1" fo:font-size="10pt" officeooo:rsid="01be7821" officeooo:paragraph-rsid="01be7821" style:font-size-asian="10pt" style:font-size-complex="10pt"/>
    </style:style>
    <style:style style:name="P307" style:family="paragraph" style:parent-style-name="Table_20_Contents">
      <style:paragraph-properties fo:text-align="center" style:justify-single-word="false"/>
      <style:text-properties style:font-name="Arial1" fo:font-size="10pt" officeooo:rsid="01bf2115" officeooo:paragraph-rsid="01bf2115" style:font-size-asian="10pt" style:font-size-complex="10pt"/>
    </style:style>
    <style:style style:name="P308" style:family="paragraph" style:parent-style-name="Table_20_Contents">
      <style:paragraph-properties fo:text-align="center" style:justify-single-word="false"/>
      <style:text-properties style:font-name="Arial1" fo:font-size="10pt" officeooo:rsid="01c10f45" officeooo:paragraph-rsid="01c10f45" style:font-size-asian="10pt" style:font-size-complex="10pt"/>
    </style:style>
    <style:style style:name="P309" style:family="paragraph" style:parent-style-name="Table_20_Contents">
      <style:paragraph-properties fo:text-align="center" style:justify-single-word="false"/>
      <style:text-properties style:font-name="Arial1" fo:font-size="10pt" officeooo:rsid="01d622bf" officeooo:paragraph-rsid="01d622bf" style:font-size-asian="10pt" style:font-size-complex="10pt"/>
    </style:style>
    <style:style style:name="P310" style:family="paragraph" style:parent-style-name="Table_20_Contents">
      <style:text-properties officeooo:paragraph-rsid="00681d49"/>
    </style:style>
    <style:style style:name="P311" style:family="paragraph" style:parent-style-name="Table_20_Contents">
      <style:text-properties officeooo:paragraph-rsid="006820bc"/>
    </style:style>
    <style:style style:name="P312" style:family="paragraph" style:parent-style-name="Table_20_Contents">
      <style:text-properties officeooo:rsid="00681d49" officeooo:paragraph-rsid="00681d49"/>
    </style:style>
    <style:style style:name="P313" style:family="paragraph" style:parent-style-name="Table_20_Contents">
      <style:text-properties officeooo:rsid="006820bc" officeooo:paragraph-rsid="006820bc"/>
    </style:style>
    <style:style style:name="P314" style:family="paragraph" style:parent-style-name="Table_20_Contents">
      <style:text-properties officeooo:rsid="006820bc" officeooo:paragraph-rsid="00681d49"/>
    </style:style>
    <style:style style:name="P315" style:family="paragraph" style:parent-style-name="Table_20_Contents">
      <style:text-properties officeooo:paragraph-rsid="004b6b41"/>
    </style:style>
    <style:style style:name="P316" style:family="paragraph" style:parent-style-name="Table_20_Contents">
      <style:text-properties officeooo:paragraph-rsid="00427376"/>
    </style:style>
    <style:style style:name="P317" style:family="paragraph" style:parent-style-name="Table_20_Contents">
      <style:paragraph-properties fo:text-align="center" style:justify-single-word="false"/>
      <style:text-properties officeooo:rsid="01892efb" officeooo:paragraph-rsid="01892efb"/>
    </style:style>
    <style:style style:name="P318" style:family="paragraph" style:parent-style-name="Table_20_Contents">
      <style:text-properties officeooo:rsid="01b6c1a4" officeooo:paragraph-rsid="01b6c1a4"/>
    </style:style>
    <style:style style:name="P319" style:family="paragraph" style:parent-style-name="Table_20_Contents">
      <style:text-properties officeooo:paragraph-rsid="01784193"/>
    </style:style>
    <style:style style:name="P320" style:family="paragraph" style:parent-style-name="Table_20_Contents">
      <style:text-properties officeooo:paragraph-rsid="01dbe8ad"/>
    </style:style>
    <style:style style:name="P321" style:family="paragraph" style:parent-style-name="Table_20_Contents">
      <style:text-properties officeooo:paragraph-rsid="016be7bd"/>
    </style:style>
    <style:style style:name="P322" style:family="paragraph" style:parent-style-name="Table_20_Contents">
      <style:text-properties officeooo:rsid="01e6e20c" officeooo:paragraph-rsid="01e6e20c"/>
    </style:style>
    <style:style style:name="P323" style:family="paragraph" style:parent-style-name="Table_20_Contents">
      <style:text-properties fo:font-size="9pt" officeooo:rsid="020f22e7" officeooo:paragraph-rsid="020f22e7" style:font-size-asian="9pt" style:font-size-complex="9pt"/>
    </style:style>
    <style:style style:name="P324" style:family="paragraph" style:parent-style-name="Table_20_Contents">
      <style:paragraph-properties fo:text-align="center" style:justify-single-word="false"/>
      <style:text-properties fo:font-size="9pt" officeooo:rsid="020f22e7" officeooo:paragraph-rsid="020f22e7" style:font-size-asian="9pt" style:font-size-complex="9pt"/>
    </style:style>
    <style:style style:name="P325" style:family="paragraph" style:parent-style-name="Table_20_Contents">
      <style:text-properties style:font-name="Liberation Sans" fo:font-size="9pt" officeooo:rsid="02039cf9" officeooo:paragraph-rsid="02039cf9" style:font-size-asian="9pt" style:font-size-complex="9pt"/>
    </style:style>
    <style:style style:name="P326" style:family="paragraph" style:parent-style-name="Table_20_Contents">
      <style:paragraph-properties fo:text-align="center" style:justify-single-word="false"/>
      <style:text-properties style:font-name="Liberation Sans" fo:font-size="9pt" officeooo:rsid="02039cf9" officeooo:paragraph-rsid="02039cf9" style:font-size-asian="9pt" style:font-size-complex="9pt"/>
    </style:style>
    <style:style style:name="P327" style:family="paragraph" style:parent-style-name="Table_20_Contents">
      <style:paragraph-properties fo:text-align="center" style:justify-single-word="false"/>
      <style:text-properties style:font-name="Liberation Sans" fo:font-size="9pt" officeooo:rsid="02039cf9" officeooo:paragraph-rsid="0209f529" style:font-size-asian="9pt" style:font-size-complex="9pt"/>
    </style:style>
    <style:style style:name="P328" style:family="paragraph" style:parent-style-name="Table_20_Contents">
      <style:text-properties style:font-name="Liberation Sans" fo:font-size="9pt" officeooo:rsid="02039cf9" officeooo:paragraph-rsid="0209f529" style:font-size-asian="9pt" style:font-size-complex="9pt"/>
    </style:style>
    <style:style style:name="P329" style:family="paragraph" style:parent-style-name="Table_20_Contents">
      <style:text-properties style:font-name="Liberation Sans" fo:font-size="9pt" officeooo:rsid="02045197" officeooo:paragraph-rsid="02045197" style:font-size-asian="9pt" style:font-size-complex="9pt"/>
    </style:style>
    <style:style style:name="P330" style:family="paragraph" style:parent-style-name="Table_20_Contents">
      <style:text-properties style:font-name="Liberation Sans" fo:font-size="9pt" officeooo:rsid="02045197" officeooo:paragraph-rsid="0209f529" style:font-size-asian="9pt" style:font-size-complex="9pt"/>
    </style:style>
    <style:style style:name="P331" style:family="paragraph" style:parent-style-name="Table_20_Contents">
      <style:text-properties style:font-name="Liberation Sans" fo:font-size="9pt" officeooo:rsid="0209f529" officeooo:paragraph-rsid="0209f529" style:font-size-asian="9pt" style:font-size-complex="9pt"/>
    </style:style>
    <style:style style:name="P332" style:family="paragraph" style:parent-style-name="Table_20_Contents">
      <style:text-properties style:font-name="Liberation Sans" fo:font-size="9pt" officeooo:rsid="020aef0a" officeooo:paragraph-rsid="020aef0a" style:font-size-asian="9pt" style:font-size-complex="9pt"/>
    </style:style>
    <style:style style:name="P333" style:family="paragraph" style:parent-style-name="Table_20_Contents">
      <style:paragraph-properties fo:text-align="center" style:justify-single-word="false"/>
      <style:text-properties style:font-name="Liberation Sans" fo:font-size="9pt" officeooo:rsid="020aef0a" officeooo:paragraph-rsid="020aef0a" style:font-size-asian="9pt" style:font-size-complex="9pt"/>
    </style:style>
    <style:style style:name="P334" style:family="paragraph" style:parent-style-name="Table_20_Contents">
      <style:paragraph-properties fo:text-align="center" style:justify-single-word="false"/>
      <style:text-properties style:font-name="Liberation Sans" fo:font-size="10pt" officeooo:rsid="01f795ac" officeooo:paragraph-rsid="01f795ac" style:font-size-asian="10pt" style:font-size-complex="10pt"/>
    </style:style>
    <style:style style:name="P335" style:family="paragraph" style:parent-style-name="Table_20_Contents">
      <style:text-properties style:font-name="Liberation Sans" fo:font-size="10pt" officeooo:rsid="01f795ac" officeooo:paragraph-rsid="01f795ac" style:font-size-asian="10pt" style:font-size-complex="10pt"/>
    </style:style>
    <style:style style:name="P336" style:family="paragraph" style:parent-style-name="Table_20_Contents">
      <style:text-properties style:font-name="Liberation Sans" fo:font-size="10pt" officeooo:rsid="01f88b2c" officeooo:paragraph-rsid="01f88b2c"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1f88b2c" officeooo:paragraph-rsid="01f88b2c"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1fa2bc2" officeooo:paragraph-rsid="01fa2bc2" style:font-size-asian="10pt" style:font-size-complex="10pt"/>
    </style:style>
    <style:style style:name="P339" style:family="paragraph" style:parent-style-name="Table_20_Contents">
      <style:text-properties style:font-name="Liberation Sans" fo:font-size="10pt" officeooo:rsid="01fa2bc2" officeooo:paragraph-rsid="01fa2bc2"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213522b" officeooo:paragraph-rsid="0213522b" style:font-size-asian="10pt" style:font-size-complex="10pt"/>
    </style:style>
    <style:style style:name="P341" style:family="paragraph" style:parent-style-name="Table_20_Contents">
      <style:text-properties style:font-name="Liberation Sans" officeooo:paragraph-rsid="00427376"/>
    </style:style>
    <style:style style:name="P342" style:family="paragraph" style:parent-style-name="Table_20_Contents">
      <style:text-properties officeooo:paragraph-rsid="0209f529"/>
    </style:style>
    <style:style style:name="P343" style:family="paragraph" style:parent-style-name="Table_20_Contents">
      <style:paragraph-properties fo:text-align="center" style:justify-single-word="false"/>
      <style:text-properties officeooo:rsid="027280c9" officeooo:paragraph-rsid="027280c9"/>
    </style:style>
    <style:style style:name="P344" style:family="paragraph" style:parent-style-name="Table_20_Contents">
      <style:paragraph-properties fo:text-align="center" style:justify-single-word="false"/>
      <style:text-properties style:font-name="Liberation Mono" fo:font-size="10pt" officeooo:rsid="027280c9" officeooo:paragraph-rsid="027280c9" style:font-size-asian="10pt" style:font-size-complex="10pt"/>
    </style:style>
    <style:style style:name="P345" style:family="paragraph" style:parent-style-name="Table_20_Contents">
      <style:paragraph-properties fo:text-align="center" style:justify-single-word="false"/>
      <style:text-properties style:font-name="Liberation Mono" fo:font-size="10pt" officeooo:rsid="01dbe8ad" officeooo:paragraph-rsid="01dbe8ad" style:font-size-asian="10pt" style:font-size-complex="10pt"/>
    </style:style>
    <style:style style:name="P346" style:family="paragraph" style:parent-style-name="Table_20_Contents">
      <style:paragraph-properties fo:text-align="center" style:justify-single-word="false"/>
      <style:text-properties style:font-name="Liberation Mono" officeooo:paragraph-rsid="01dbe8ad"/>
    </style:style>
    <style:style style:name="P347" style:family="paragraph" style:parent-style-name="Table_20_Contents">
      <style:text-properties officeooo:paragraph-rsid="01ad73cf"/>
    </style:style>
    <style:style style:name="P348" style:family="paragraph" style:parent-style-name="Table_20_Heading">
      <style:text-properties officeooo:paragraph-rsid="001b109c"/>
    </style:style>
    <style:style style:name="P349" style:family="paragraph" style:parent-style-name="Table_20_Heading">
      <style:text-properties officeooo:rsid="001b109c" officeooo:paragraph-rsid="001b109c"/>
    </style:style>
    <style:style style:name="P350" style:family="paragraph" style:parent-style-name="Table_20_Heading">
      <style:text-properties fo:font-size="10pt" officeooo:rsid="00427376" officeooo:paragraph-rsid="00427376" style:font-size-asian="10pt" style:font-size-complex="10pt"/>
    </style:style>
    <style:style style:name="P351" style:family="paragraph" style:parent-style-name="Table_20_Heading">
      <style:text-properties fo:font-size="10pt" officeooo:rsid="00447d85" officeooo:paragraph-rsid="00447d85" style:font-size-asian="10pt" style:font-size-complex="10pt"/>
    </style:style>
    <style:style style:name="P352" style:family="paragraph" style:parent-style-name="Table_20_Heading">
      <style:text-properties fo:font-size="10pt" officeooo:rsid="002fe2e6" officeooo:paragraph-rsid="002fe2e6" style:font-size-asian="10pt" style:font-size-complex="10pt"/>
    </style:style>
    <style:style style:name="P353" style:family="paragraph" style:parent-style-name="Table_20_Heading">
      <style:text-properties fo:font-size="10pt" officeooo:rsid="002fe2e6" officeooo:paragraph-rsid="0074080a" style:font-size-asian="10pt" style:font-size-complex="10pt"/>
    </style:style>
    <style:style style:name="P354" style:family="paragraph" style:parent-style-name="Table_20_Heading">
      <style:text-properties fo:font-size="10pt" officeooo:rsid="009aa5b0" officeooo:paragraph-rsid="009aa5b0" style:font-size-asian="10pt" style:font-size-complex="10pt"/>
    </style:style>
    <style:style style:name="P355" style:family="paragraph" style:parent-style-name="Table_20_Heading">
      <style:text-properties fo:font-size="10pt" officeooo:rsid="009aa5b0" officeooo:paragraph-rsid="00fe924a" style:font-size-asian="10pt" style:font-size-complex="10pt"/>
    </style:style>
    <style:style style:name="P356" style:family="paragraph" style:parent-style-name="Table_20_Heading">
      <style:text-properties fo:font-size="10pt" officeooo:rsid="009c4806" officeooo:paragraph-rsid="009c4806" style:font-size-asian="10pt" style:font-size-complex="10pt"/>
    </style:style>
    <style:style style:name="P357" style:family="paragraph" style:parent-style-name="Table_20_Heading">
      <style:text-properties fo:font-size="10pt" officeooo:rsid="00ad01ea" officeooo:paragraph-rsid="00ad01ea" style:font-size-asian="10pt" style:font-size-complex="10pt"/>
    </style:style>
    <style:style style:name="P358" style:family="paragraph" style:parent-style-name="Table_20_Heading">
      <style:text-properties fo:font-size="10pt" officeooo:rsid="00935552" officeooo:paragraph-rsid="00935552" style:font-size-asian="10pt" style:font-size-complex="10pt"/>
    </style:style>
    <style:style style:name="P359" style:family="paragraph" style:parent-style-name="Table_20_Heading">
      <style:text-properties fo:font-size="10pt" officeooo:rsid="00935552" officeooo:paragraph-rsid="00ee8e70" style:font-size-asian="10pt" style:font-size-complex="10pt"/>
    </style:style>
    <style:style style:name="P360" style:family="paragraph" style:parent-style-name="Table_20_Heading">
      <style:text-properties fo:font-size="10pt" officeooo:rsid="00348dab" officeooo:paragraph-rsid="00348dab" style:font-size-asian="10pt" style:font-size-complex="10pt"/>
    </style:style>
    <style:style style:name="P361" style:family="paragraph" style:parent-style-name="Table_20_Heading">
      <style:text-properties fo:font-size="10pt" officeooo:rsid="00348dab" officeooo:paragraph-rsid="0074080a" style:font-size-asian="10pt" style:font-size-complex="10pt"/>
    </style:style>
    <style:style style:name="P362" style:family="paragraph" style:parent-style-name="Table_20_Heading">
      <style:text-properties fo:font-size="10pt" officeooo:rsid="00ee8e70" officeooo:paragraph-rsid="00ee8e70" style:font-size-asian="10pt" style:font-size-complex="10pt"/>
    </style:style>
    <style:style style:name="P363" style:family="paragraph" style:parent-style-name="Table_20_Heading">
      <style:text-properties fo:font-size="10pt" officeooo:rsid="00ee8e70" officeooo:paragraph-rsid="00935552" style:font-size-asian="10pt" style:font-size-complex="10pt"/>
    </style:style>
    <style:style style:name="P364" style:family="paragraph" style:parent-style-name="Table_20_Heading">
      <style:text-properties fo:font-size="10pt" officeooo:rsid="00e48379" officeooo:paragraph-rsid="00ee8e70" style:font-size-asian="10pt" style:font-size-complex="10pt"/>
    </style:style>
    <style:style style:name="P365" style:family="paragraph" style:parent-style-name="Table_20_Heading">
      <style:text-properties fo:font-size="10pt" officeooo:rsid="00e48379" officeooo:paragraph-rsid="00935552" style:font-size-asian="10pt" style:font-size-complex="10pt"/>
    </style:style>
    <style:style style:name="P366" style:family="paragraph" style:parent-style-name="Table_20_Heading">
      <style:text-properties fo:font-size="10pt" officeooo:rsid="01032095" officeooo:paragraph-rsid="01032095" style:font-size-asian="10pt" style:font-size-complex="10pt"/>
    </style:style>
    <style:style style:name="P367" style:family="paragraph" style:parent-style-name="Table_20_Heading">
      <style:text-properties fo:font-size="10pt" officeooo:rsid="0104d3b0" officeooo:paragraph-rsid="0104d3b0" style:font-size-asian="10pt" style:font-size-complex="10pt"/>
    </style:style>
    <style:style style:name="P368" style:family="paragraph" style:parent-style-name="Table_20_Heading">
      <style:text-properties officeooo:rsid="00681d49" officeooo:paragraph-rsid="00681d49"/>
    </style:style>
    <style:style style:name="P369" style:family="paragraph" style:parent-style-name="Table_20_Heading">
      <style:text-properties officeooo:rsid="006820bc" officeooo:paragraph-rsid="006820bc"/>
    </style:style>
    <style:style style:name="P370" style:family="paragraph" style:parent-style-name="Table_20_Heading">
      <style:text-properties style:font-name="Liberation Sans" fo:font-size="10pt" officeooo:rsid="01f795ac" officeooo:paragraph-rsid="01f795ac" style:font-size-asian="10pt" style:font-size-complex="10pt"/>
    </style:style>
    <style:style style:name="P371" style:family="paragraph" style:parent-style-name="Standard">
      <style:text-properties officeooo:rsid="0013e9ae"/>
    </style:style>
    <style:style style:name="P372" style:family="paragraph" style:parent-style-name="Standard">
      <style:text-properties officeooo:rsid="00205896" officeooo:paragraph-rsid="001b109c"/>
    </style:style>
    <style:style style:name="P373" style:family="paragraph" style:parent-style-name="Text_20_body">
      <style:paragraph-properties fo:break-before="page"/>
    </style:style>
    <style:style style:name="P374" style:family="paragraph" style:parent-style-name="Text_20_body">
      <style:paragraph-properties fo:break-before="page"/>
      <style:text-properties style:font-name="Arial1" officeooo:rsid="004b6b41" officeooo:paragraph-rsid="004b6b41"/>
    </style:style>
    <style:style style:name="P375" style:family="paragraph" style:parent-style-name="Text_20_body">
      <style:paragraph-properties fo:break-before="page"/>
      <style:text-properties style:font-name="Arial1" officeooo:rsid="008f19f5"/>
    </style:style>
    <style:style style:name="P376" style:family="paragraph" style:parent-style-name="Text_20_body">
      <style:paragraph-properties fo:margin-left="0.4925in" fo:margin-right="0in" fo:text-indent="0in" style:auto-text-indent="false"/>
      <style:text-properties officeooo:paragraph-rsid="0094bfcb"/>
    </style:style>
    <style:style style:name="P377" style:family="paragraph" style:parent-style-name="Text_20_body">
      <style:paragraph-properties fo:margin-left="0.4925in" fo:margin-right="0in" fo:text-indent="0in" style:auto-text-indent="false"/>
      <style:text-properties style:font-name="Courier New" officeooo:rsid="00eb607f" officeooo:paragraph-rsid="00eb607f"/>
    </style:style>
    <style:style style:name="P378" style:family="paragraph" style:parent-style-name="Text_20_body">
      <style:paragraph-properties fo:margin-left="0.4925in" fo:margin-right="0in" fo:text-indent="0in" style:auto-text-indent="false"/>
      <style:text-properties officeooo:paragraph-rsid="00b54f86"/>
    </style:style>
    <style:style style:name="P379" style:family="paragraph" style:parent-style-name="Text_20_body">
      <style:paragraph-properties fo:margin-left="0.4925in" fo:margin-right="0in" fo:text-indent="0in" style:auto-text-indent="false"/>
      <style:text-properties style:font-name="Liberation Mono" officeooo:paragraph-rsid="021cee21"/>
    </style:style>
    <style:style style:name="P380" style:family="paragraph" style:parent-style-name="Text_20_body">
      <style:paragraph-properties fo:margin-left="0in" fo:margin-right="0in" fo:text-indent="0in" style:auto-text-indent="false"/>
      <style:text-properties style:font-name="Arial1" fo:font-weight="bold" officeooo:rsid="0094bfcb" officeooo:paragraph-rsid="0094bfcb" style:font-weight-asian="bold" style:font-weight-complex="bold"/>
    </style:style>
    <style:style style:name="P381" style:family="paragraph" style:parent-style-name="Text_20_body">
      <style:paragraph-properties fo:margin-left="0in" fo:margin-right="0in" fo:text-indent="0in" style:auto-text-indent="false"/>
      <style:text-properties style:font-name="Arial1" fo:font-size="14pt" fo:font-weight="normal" officeooo:rsid="01a1a50a" officeooo:paragraph-rsid="01a1a50a" style:font-name-asian="Droid Sans Fallback" style:font-size-asian="14pt" style:font-weight-asian="normal" style:font-name-complex="Arial2" style:font-size-complex="14pt" style:font-weight-complex="normal"/>
    </style:style>
    <style:style style:name="P382" style:family="paragraph" style:parent-style-name="Text_20_body">
      <style:paragraph-properties fo:margin-left="0in" fo:margin-right="0in" fo:text-indent="0in" style:auto-text-indent="false"/>
      <style:text-properties officeooo:paragraph-rsid="0095718a"/>
    </style:style>
    <style:style style:name="P383" style:family="paragraph" style:parent-style-name="Text_20_body">
      <style:paragraph-properties fo:margin-left="0in" fo:margin-right="0in" fo:text-indent="0in" style:auto-text-indent="false"/>
      <style:text-properties officeooo:rsid="00c1b04b" officeooo:paragraph-rsid="00c1b04b"/>
    </style:style>
    <style:style style:name="P384" style:family="paragraph" style:parent-style-name="Text_20_body">
      <style:paragraph-properties fo:margin-left="0in" fo:margin-right="0in" fo:text-indent="0in" style:auto-text-indent="false"/>
      <style:text-properties officeooo:paragraph-rsid="01a3aa28"/>
    </style:style>
    <style:style style:name="P385" style:family="paragraph" style:parent-style-name="Contents_20_1">
      <style:paragraph-properties>
        <style:tab-stops>
          <style:tab-stop style:position="6.9252in" style:type="right" style:leader-style="dotted" style:leader-text="."/>
        </style:tab-stops>
      </style:paragraph-properties>
    </style:style>
    <style:style style:name="P386" style:family="paragraph" style:parent-style-name="Contents_20_2">
      <style:paragraph-properties>
        <style:tab-stops>
          <style:tab-stop style:position="6.7283in" style:type="right" style:leader-style="dotted" style:leader-text="."/>
        </style:tab-stops>
      </style:paragraph-properties>
    </style:style>
    <style:style style:name="P387" style:family="paragraph" style:parent-style-name="Contents_20_3">
      <style:paragraph-properties>
        <style:tab-stops>
          <style:tab-stop style:position="6.5319in" style:type="right" style:leader-style="dotted" style:leader-text="."/>
        </style:tab-stops>
      </style:paragraph-properties>
    </style:style>
    <style:style style:name="P388" style:family="paragraph" style:parent-style-name="Contents_20_1">
      <style:paragraph-properties>
        <style:tab-stops>
          <style:tab-stop style:position="6.9252in" style:type="right" style:leader-style="dotted" style:leader-text="."/>
        </style:tab-stops>
      </style:paragraph-properties>
    </style:style>
    <style:style style:name="P389" style:family="paragraph" style:parent-style-name="Contents_20_2">
      <style:paragraph-properties>
        <style:tab-stops>
          <style:tab-stop style:position="6.7283in" style:type="right" style:leader-style="dotted" style:leader-text="."/>
        </style:tab-stops>
      </style:paragraph-properties>
    </style:style>
    <style:style style:name="P390" style:family="paragraph" style:parent-style-name="Contents_20_3">
      <style:paragraph-properties>
        <style:tab-stops>
          <style:tab-stop style:position="6.5319in" style:type="right" style:leader-style="dotted" style:leader-text="."/>
        </style:tab-stops>
      </style:paragraph-properties>
    </style:style>
    <style:style style:name="P391" style:family="paragraph" style:parent-style-name="Heading_20_1">
      <style:text-properties officeooo:rsid="0013e9ae"/>
    </style:style>
    <style:style style:name="P392" style:family="paragraph" style:parent-style-name="Heading_20_1">
      <style:text-properties style:font-name="Arial1" officeooo:rsid="003be942"/>
    </style:style>
    <style:style style:name="P393" style:family="paragraph" style:parent-style-name="Heading_20_1">
      <style:text-properties style:font-name="Arial1" officeooo:rsid="00580a86"/>
    </style:style>
    <style:style style:name="P394" style:family="paragraph" style:parent-style-name="Heading_20_1">
      <style:paragraph-properties fo:break-before="page"/>
    </style:style>
    <style:style style:name="P395" style:family="paragraph" style:parent-style-name="Heading_20_1">
      <style:paragraph-properties fo:break-before="page"/>
      <style:text-properties style:font-name="Arial1" officeooo:rsid="0016ffa8"/>
    </style:style>
    <style:style style:name="P396" style:family="paragraph" style:parent-style-name="Heading_20_1">
      <style:paragraph-properties fo:break-before="page"/>
      <style:text-properties style:font-name="Arial1" officeooo:rsid="009aa5b0"/>
    </style:style>
    <style:style style:name="P397" style:family="paragraph" style:parent-style-name="Heading_20_1">
      <style:paragraph-properties fo:break-before="page"/>
      <style:text-properties style:font-name="Arial1" officeooo:rsid="002fe2e6"/>
    </style:style>
    <style:style style:name="P398" style:family="paragraph" style:parent-style-name="Heading_20_1">
      <style:paragraph-properties fo:break-before="page"/>
      <style:text-properties officeooo:rsid="00935552"/>
    </style:style>
    <style:style style:name="P399" style:family="paragraph" style:parent-style-name="Heading_20_1">
      <style:paragraph-properties fo:break-before="page"/>
      <style:text-properties officeooo:rsid="002a54ea" officeooo:paragraph-rsid="0182de90"/>
    </style:style>
    <style:style style:name="P400" style:family="paragraph" style:parent-style-name="Heading_20_2">
      <style:text-properties style:font-name="Arial1" officeooo:rsid="0094bfcb"/>
    </style:style>
    <style:style style:name="P401" style:family="paragraph" style:parent-style-name="Heading_20_2">
      <style:text-properties style:font-name="Arial1" officeooo:rsid="0016ffa8"/>
    </style:style>
    <style:style style:name="P402" style:family="paragraph" style:parent-style-name="Heading_20_2">
      <style:text-properties style:font-name="Arial1" officeooo:rsid="0074080a"/>
    </style:style>
    <style:style style:name="P403" style:family="paragraph" style:parent-style-name="Heading_20_2">
      <style:text-properties style:font-name="Arial1" officeooo:rsid="008f19f5"/>
    </style:style>
    <style:style style:name="P404" style:family="paragraph" style:parent-style-name="Heading_20_2">
      <style:text-properties style:font-name="Arial1" officeooo:rsid="002a71e0" officeooo:paragraph-rsid="0182de90"/>
    </style:style>
    <style:style style:name="P405" style:family="paragraph" style:parent-style-name="Heading_20_2">
      <style:text-properties style:font-name="Arial1" officeooo:rsid="002b7917" officeooo:paragraph-rsid="0182de90"/>
    </style:style>
    <style:style style:name="P406" style:family="paragraph" style:parent-style-name="Heading_20_2">
      <style:text-properties style:font-name="Arial1" officeooo:rsid="002a54ea" officeooo:paragraph-rsid="0182de90"/>
    </style:style>
    <style:style style:name="P407" style:family="paragraph" style:parent-style-name="Heading_20_2">
      <style:text-properties officeooo:rsid="00aa230e"/>
    </style:style>
    <style:style style:name="P408" style:family="paragraph" style:parent-style-name="Heading_20_2">
      <style:text-properties officeooo:rsid="0074080a"/>
    </style:style>
    <style:style style:name="P409" style:family="paragraph" style:parent-style-name="Heading_20_2">
      <style:text-properties officeooo:rsid="0088fe71"/>
    </style:style>
    <style:style style:name="P410" style:family="paragraph" style:parent-style-name="Heading_20_2">
      <style:text-properties officeooo:paragraph-rsid="0209f529"/>
    </style:style>
    <style:style style:name="P411" style:family="paragraph" style:parent-style-name="Heading_20_2">
      <style:text-properties officeooo:paragraph-rsid="0182de90"/>
    </style:style>
    <style:style style:name="P412" style:family="paragraph" style:parent-style-name="Heading_20_3">
      <style:text-properties officeooo:rsid="0088fea2"/>
    </style:style>
    <style:style style:name="P413" style:family="paragraph" style:parent-style-name="Heading_20_3">
      <style:text-properties style:font-name="Arial1" officeooo:rsid="0091f800"/>
    </style:style>
    <style:style style:name="P414" style:family="paragraph" style:parent-style-name="Heading_20_3">
      <style:text-properties style:font-name="Arial1" officeooo:rsid="002c6d56" officeooo:paragraph-rsid="0182de90"/>
    </style:style>
    <style:style style:name="P415" style:family="paragraph" style:parent-style-name="Heading_20_3">
      <style:text-properties style:font-name="Arial1" officeooo:rsid="002d3992" officeooo:paragraph-rsid="0182de90"/>
    </style:style>
    <style:style style:name="P416" style:family="paragraph" style:parent-style-name="Heading_20_3">
      <style:text-properties officeooo:paragraph-rsid="01a1a50a"/>
    </style:style>
    <style:style style:name="P417" style:family="paragraph" style:parent-style-name="Heading_20_3">
      <style:paragraph-properties fo:margin-left="0in" fo:margin-right="0in" fo:text-indent="0in" style:auto-text-indent="false"/>
      <style:text-properties officeooo:paragraph-rsid="01a1a50a"/>
    </style:style>
    <style:style style:name="P418" style:family="paragraph" style:parent-style-name="Table_20_Contents" style:list-style-name="L11">
      <style:text-properties style:font-name="Liberation Sans" fo:font-size="10pt" officeooo:rsid="012ebed5" officeooo:paragraph-rsid="012ebed5" style:font-size-asian="10pt" style:font-size-complex="10pt"/>
    </style:style>
    <style:style style:name="P419" style:family="paragraph" style:parent-style-name="Table_20_Contents" style:list-style-name="L11">
      <style:text-properties style:font-name="Liberation Sans" fo:font-size="10pt" officeooo:rsid="0045efcb" officeooo:paragraph-rsid="0045efcb" style:font-size-asian="10pt" style:font-size-complex="10pt"/>
    </style:style>
    <style:style style:name="P420" style:family="paragraph" style:parent-style-name="Table_20_Contents" style:list-style-name="L11">
      <style:text-properties style:font-name="Liberation Sans" fo:font-size="10pt" officeooo:rsid="0045efcb" officeooo:paragraph-rsid="0080a5e9" style:font-size-asian="10pt" style:font-size-complex="10pt"/>
    </style:style>
    <style:style style:name="P421" style:family="paragraph" style:parent-style-name="Table_20_Contents" style:list-style-name="L11">
      <style:text-properties style:font-name="Liberation Sans" fo:font-size="10pt" officeooo:rsid="0045efcb" officeooo:paragraph-rsid="02716cdf" style:font-size-asian="10pt" style:font-size-complex="10pt"/>
    </style:style>
    <style:style style:name="P422" style:family="paragraph" style:parent-style-name="Table_20_Contents" style:list-style-name="L11">
      <style:text-properties style:font-name="Liberation Sans" officeooo:paragraph-rsid="02716cdf"/>
    </style:style>
    <style:style style:name="P423" style:family="paragraph" style:parent-style-name="Table_20_Contents" style:list-style-name="L12">
      <style:text-properties officeooo:paragraph-rsid="01eae0fc"/>
    </style:style>
    <style:style style:name="P424" style:family="paragraph" style:parent-style-name="Table_20_Contents" style:list-style-name="L12">
      <style:text-properties fo:font-size="10pt" officeooo:rsid="01b6c1a4" officeooo:paragraph-rsid="01b6c1a4" style:font-size-asian="10pt" style:font-size-complex="10pt"/>
    </style:style>
    <style:style style:name="P425" style:family="paragraph" style:parent-style-name="Table_20_Contents" style:list-style-name="L17">
      <style:text-properties fo:font-size="10pt" officeooo:rsid="01729ddc" officeooo:paragraph-rsid="01729ddc" style:font-size-asian="10pt" style:font-size-complex="10pt"/>
    </style:style>
    <style:style style:name="P426" style:family="paragraph" style:parent-style-name="Table_20_Contents" style:list-style-name="L17">
      <style:text-properties fo:font-size="10pt" officeooo:rsid="01729ddc" officeooo:paragraph-rsid="0173fce3" style:font-size-asian="10pt" style:font-size-complex="10pt"/>
    </style:style>
    <style:style style:name="P427" style:family="paragraph" style:parent-style-name="Table_20_Contents" style:list-style-name="L18">
      <style:text-properties fo:font-size="10pt" officeooo:rsid="01784193" officeooo:paragraph-rsid="01784193" style:font-size-asian="10pt" style:font-size-complex="10pt"/>
    </style:style>
    <style:style style:name="P428" style:family="paragraph" style:parent-style-name="Table_20_Contents" style:list-style-name="L19">
      <style:text-properties fo:font-size="10pt" officeooo:rsid="0273b99f" officeooo:paragraph-rsid="0273b99f" style:font-size-asian="10pt" style:font-size-complex="10pt"/>
    </style:style>
    <style:style style:name="P429" style:family="paragraph" style:parent-style-name="Table_20_Contents" style:list-style-name="L14">
      <style:text-properties fo:font-size="10pt" officeooo:rsid="0173fce3" officeooo:paragraph-rsid="0173fce3" style:font-size-asian="8.75pt" style:font-size-complex="10pt"/>
    </style:style>
    <style:style style:name="P430" style:family="paragraph" style:parent-style-name="Table_20_Contents" style:list-style-name="L15">
      <style:text-properties fo:font-size="10pt" officeooo:rsid="026f9a2e" officeooo:paragraph-rsid="026f9a2e" style:font-size-asian="8.75pt" style:font-size-complex="10pt"/>
    </style:style>
    <style:style style:name="P431" style:family="paragraph" style:parent-style-name="Table_20_Contents" style:list-style-name="L16">
      <style:text-properties fo:font-size="10pt" officeooo:rsid="026f9a2e" officeooo:paragraph-rsid="026f9a2e" style:font-size-asian="8.75pt" style:font-size-complex="10pt"/>
    </style:style>
    <style:style style:name="P432" style:family="paragraph" style:parent-style-name="Table_20_Contents" style:list-style-name="L16">
      <style:text-properties fo:font-size="10pt" officeooo:rsid="01b6c1a4" officeooo:paragraph-rsid="01b6c1a4" style:font-size-asian="8.75pt" style:font-size-complex="10pt"/>
    </style:style>
    <style:style style:name="P433" style:family="paragraph" style:parent-style-name="Table_20_Contents" style:list-style-name="L12">
      <style:text-properties officeooo:rsid="01b6c1a4" officeooo:paragraph-rsid="01b6c1a4"/>
    </style:style>
    <style:style style:name="P434" style:family="paragraph" style:parent-style-name="Table_20_Contents" style:list-style-name="L13">
      <style:text-properties officeooo:paragraph-rsid="01d11e77"/>
    </style:style>
    <style:style style:name="P435" style:family="paragraph" style:parent-style-name="Table_20_Contents" style:list-style-name="L13">
      <style:text-properties officeooo:paragraph-rsid="0167046c"/>
    </style:style>
    <style:style style:name="P436" style:family="paragraph" style:parent-style-name="Table_20_Contents" style:list-style-name="L13">
      <style:text-properties officeooo:paragraph-rsid="017557dd"/>
    </style:style>
    <style:style style:name="P437" style:family="paragraph" style:parent-style-name="Table_20_Contents" style:list-style-name="L13">
      <style:text-properties officeooo:rsid="01e3062c" officeooo:paragraph-rsid="01e3062c"/>
    </style:style>
    <style:style style:name="P438" style:family="paragraph" style:parent-style-name="Table_20_Contents" style:list-style-name="L14">
      <style:text-properties officeooo:paragraph-rsid="0173fce3"/>
    </style:style>
    <style:style style:name="P439" style:family="paragraph" style:parent-style-name="Table_20_Contents" style:list-style-name="L15">
      <style:text-properties officeooo:paragraph-rsid="0173fce3"/>
    </style:style>
    <style:style style:name="P440" style:family="paragraph" style:parent-style-name="Table_20_Contents" style:list-style-name="L15">
      <style:text-properties officeooo:paragraph-rsid="0176d445"/>
    </style:style>
    <style:style style:name="P441" style:family="paragraph" style:parent-style-name="Table_20_Contents" style:list-style-name="L15">
      <style:text-properties officeooo:rsid="0173fce3" officeooo:paragraph-rsid="0173fce3"/>
    </style:style>
    <style:style style:name="P442" style:family="paragraph" style:parent-style-name="Table_20_Contents" style:list-style-name="L18">
      <style:text-properties officeooo:rsid="017da412" officeooo:paragraph-rsid="017da412"/>
    </style:style>
    <style:style style:name="P443" style:family="paragraph" style:parent-style-name="Table_20_Contents">
      <style:paragraph-properties fo:text-align="center" style:justify-single-word="false"/>
      <style:text-properties style:font-name="Liberation Mono" fo:font-size="10pt" officeooo:rsid="027280c9" officeooo:paragraph-rsid="027280c9" style:font-size-asian="10pt" style:font-size-complex="10pt"/>
    </style:style>
    <style:style style:name="P444" style:family="paragraph" style:parent-style-name="Text_20_body" style:list-style-name="L1">
      <style:text-properties officeooo:rsid="001f00f8" officeooo:paragraph-rsid="018ab292"/>
    </style:style>
    <style:style style:name="P445" style:family="paragraph" style:parent-style-name="Text_20_body" style:list-style-name="L2">
      <style:text-properties style:font-name="Arial1" officeooo:rsid="00c1b04b" officeooo:paragraph-rsid="00c1b04b"/>
    </style:style>
    <style:style style:name="P446" style:family="paragraph" style:parent-style-name="Text_20_body" style:list-style-name="L2">
      <style:text-properties style:font-name="Arial1" officeooo:rsid="023294fc" officeooo:paragraph-rsid="023294fc"/>
    </style:style>
    <style:style style:name="P447" style:family="paragraph" style:parent-style-name="Text_20_body" style:list-style-name="L3">
      <style:text-properties style:font-name="Arial1" officeooo:rsid="00c35fdc" officeooo:paragraph-rsid="00c35fdc"/>
    </style:style>
    <style:style style:name="P448" style:family="paragraph" style:parent-style-name="Text_20_body" style:list-style-name="L5">
      <style:text-properties style:font-name="Arial1" officeooo:rsid="00239674" officeooo:paragraph-rsid="00239674"/>
    </style:style>
    <style:style style:name="P449" style:family="paragraph" style:parent-style-name="Text_20_body" style:list-style-name="L6">
      <style:text-properties style:font-name="Arial1" officeooo:rsid="00cc2724" officeooo:paragraph-rsid="018de42b"/>
    </style:style>
    <style:style style:name="P450" style:family="paragraph" style:parent-style-name="Text_20_body" style:list-style-name="L6">
      <style:text-properties style:font-name="Arial1" officeooo:rsid="00ca9ffb" officeooo:paragraph-rsid="018de42b"/>
    </style:style>
    <style:style style:name="P451" style:family="paragraph" style:parent-style-name="Text_20_body" style:list-style-name="L7">
      <style:text-properties style:font-name="Arial1" officeooo:rsid="00f73c8f" officeooo:paragraph-rsid="00f73c8f"/>
    </style:style>
    <style:style style:name="P452" style:family="paragraph" style:parent-style-name="Text_20_body" style:list-style-name="L8">
      <style:text-properties style:font-name="Arial1" officeooo:rsid="009aa5b0" officeooo:paragraph-rsid="009aa5b0"/>
    </style:style>
    <style:style style:name="P453" style:family="paragraph" style:parent-style-name="Text_20_body" style:list-style-name="L9">
      <style:text-properties style:font-name="Arial1" officeooo:rsid="00a084f0" officeooo:paragraph-rsid="00a084f0"/>
    </style:style>
    <style:style style:name="P454" style:family="paragraph" style:parent-style-name="Text_20_body" style:list-style-name="">
      <style:text-properties style:font-name="Arial1" officeooo:rsid="003be942"/>
    </style:style>
    <style:style style:name="P455" style:family="paragraph" style:parent-style-name="Text_20_body" style:list-style-name="L20">
      <style:text-properties style:font-name="Arial1" officeooo:rsid="0037a9cd" officeooo:paragraph-rsid="0074f13e"/>
    </style:style>
    <style:style style:name="P456" style:family="paragraph" style:parent-style-name="Text_20_body" style:list-style-name="L22">
      <style:text-properties style:font-name="Arial1" officeooo:rsid="0037a9cd" officeooo:paragraph-rsid="012fa54d"/>
    </style:style>
    <style:style style:name="P457" style:family="paragraph" style:parent-style-name="Text_20_body" style:list-style-name="L22">
      <style:text-properties style:font-name="Arial1" officeooo:rsid="0037a9cd" officeooo:paragraph-rsid="0088fea2"/>
    </style:style>
    <style:style style:name="P458" style:family="paragraph" style:parent-style-name="Text_20_body">
      <style:text-properties style:font-name="Arial1" officeooo:rsid="01d622bf" officeooo:paragraph-rsid="01d622bf"/>
    </style:style>
    <style:style style:name="P459" style:family="paragraph" style:parent-style-name="Text_20_body" style:list-style-name="L26">
      <style:text-properties style:font-name="Arial1" officeooo:rsid="002a71e0" officeooo:paragraph-rsid="0182de90"/>
    </style:style>
    <style:style style:name="P460" style:family="paragraph" style:parent-style-name="Text_20_body" style:list-style-name="L27">
      <style:text-properties style:font-name="Arial1" officeooo:rsid="002c6d56" officeooo:paragraph-rsid="0182de90"/>
    </style:style>
    <style:style style:name="P461" style:family="paragraph" style:parent-style-name="Text_20_body" style:list-style-name="L29">
      <style:text-properties style:font-name="Arial1" officeooo:rsid="0155e1e7" officeooo:paragraph-rsid="019a0633"/>
    </style:style>
    <style:style style:name="P462" style:family="paragraph" style:parent-style-name="Text_20_body" style:list-style-name="L30">
      <style:text-properties style:font-name="Arial1" officeooo:rsid="015b3852" officeooo:paragraph-rsid="015b3852"/>
    </style:style>
    <style:style style:name="P463" style:family="paragraph" style:parent-style-name="Text_20_body" style:list-style-name="L2">
      <style:text-properties officeooo:rsid="00c1b04b" officeooo:paragraph-rsid="00c1b04b"/>
    </style:style>
    <style:style style:name="P464" style:family="paragraph" style:parent-style-name="Text_20_body" style:list-style-name="L2">
      <style:text-properties officeooo:rsid="00c96e4d" officeooo:paragraph-rsid="00c96e4d"/>
    </style:style>
    <style:style style:name="P465" style:family="paragraph" style:parent-style-name="Text_20_body" style:list-style-name="L4">
      <style:text-properties officeooo:paragraph-rsid="0016ffa8"/>
    </style:style>
    <style:style style:name="P466" style:family="paragraph" style:parent-style-name="Text_20_body" style:list-style-name="L4">
      <style:text-properties officeooo:paragraph-rsid="0185ce48"/>
    </style:style>
    <style:style style:name="P467" style:family="paragraph" style:parent-style-name="Text_20_body" style:list-style-name="L4">
      <style:text-properties officeooo:rsid="02329d5a" officeooo:paragraph-rsid="02329d5a"/>
    </style:style>
    <style:style style:name="P468" style:family="paragraph" style:parent-style-name="Text_20_body" style:list-style-name="L9">
      <style:text-properties officeooo:paragraph-rsid="00a084f0"/>
    </style:style>
    <style:style style:name="P469" style:family="paragraph" style:parent-style-name="Text_20_body" style:list-style-name="L10">
      <style:text-properties officeooo:rsid="00aa230e" officeooo:paragraph-rsid="00aa230e"/>
    </style:style>
    <style:style style:name="P470" style:family="paragraph" style:parent-style-name="Text_20_body" style:list-style-name="L10">
      <style:text-properties officeooo:rsid="00bc288c" officeooo:paragraph-rsid="01975c83"/>
    </style:style>
    <style:style style:name="P471" style:family="paragraph" style:parent-style-name="Text_20_body" style:list-style-name="L20">
      <style:text-properties officeooo:rsid="00205896" officeooo:paragraph-rsid="0074f13e"/>
    </style:style>
    <style:style style:name="P472" style:family="paragraph" style:parent-style-name="Text_20_body" style:list-style-name="L23">
      <style:text-properties officeooo:paragraph-rsid="012a2303"/>
    </style:style>
    <style:style style:name="P473" style:family="paragraph" style:parent-style-name="Text_20_body" style:list-style-name="L24">
      <style:text-properties officeooo:paragraph-rsid="00ed9eed"/>
    </style:style>
    <style:style style:name="P474" style:family="paragraph" style:parent-style-name="Text_20_body" style:list-style-name="L24">
      <style:text-properties officeooo:rsid="00eb607f" officeooo:paragraph-rsid="00ec6b90"/>
    </style:style>
    <style:style style:name="P475" style:family="paragraph" style:parent-style-name="Text_20_body" style:list-style-name="L24">
      <style:text-properties officeooo:rsid="00eb607f" officeooo:paragraph-rsid="00ed9eed"/>
    </style:style>
    <style:style style:name="P476" style:family="paragraph" style:parent-style-name="Text_20_body" style:list-style-name="L25">
      <style:text-properties officeooo:paragraph-rsid="00b54f86"/>
    </style:style>
    <style:style style:name="P477" style:family="paragraph" style:parent-style-name="Text_20_body" style:list-style-name="L28">
      <style:text-properties officeooo:rsid="0145edd4" officeooo:paragraph-rsid="0145edd4"/>
    </style:style>
    <style:style style:name="P478" style:family="paragraph" style:parent-style-name="Text_20_body" style:list-style-name="L28">
      <style:text-properties officeooo:rsid="0145edd4" officeooo:paragraph-rsid="01553127"/>
    </style:style>
    <style:style style:name="P479" style:family="paragraph" style:parent-style-name="Text_20_body" style:list-style-name="L28">
      <style:text-properties officeooo:rsid="014ef1f8" officeooo:paragraph-rsid="014ef1f8"/>
    </style:style>
    <style:style style:name="P480" style:family="paragraph" style:parent-style-name="Text_20_body" style:list-style-name="L29">
      <style:text-properties officeooo:paragraph-rsid="019a0633"/>
    </style:style>
    <style:style style:name="P481" style:family="paragraph" style:parent-style-name="Text_20_body" style:list-style-name="L31">
      <style:text-properties officeooo:paragraph-rsid="021a0607"/>
    </style:style>
    <style:style style:name="P482" style:family="paragraph" style:parent-style-name="Text_20_body" style:list-style-name="L31">
      <style:text-properties style:font-name="Liberation Sans" officeooo:rsid="021a0607" officeooo:paragraph-rsid="021a0607"/>
    </style:style>
    <style:style style:name="P483" style:family="paragraph" style:parent-style-name="Text_20_body">
      <style:text-properties officeooo:paragraph-rsid="02592493"/>
    </style:style>
    <style:style style:name="P484" style:family="paragraph" style:parent-style-name="Text_20_body">
      <style:text-properties officeooo:rsid="027822cc" officeooo:paragraph-rsid="027822cc"/>
    </style:style>
    <style:style style:name="P485" style:family="paragraph" style:parent-style-name="Text_20_body" style:list-style-name="">
      <style:paragraph-properties fo:break-before="page"/>
      <style:text-properties style:font-name="Arial1" officeooo:rsid="003be942"/>
    </style:style>
    <style:style style:name="P486" style:family="paragraph" style:parent-style-name="Text_20_body" style:list-style-name="L21">
      <style:paragraph-properties fo:margin-left="0.9846in" fo:margin-right="0in" fo:text-indent="-0.25in" style:auto-text-indent="false"/>
      <style:text-properties style:font-name="Arial1" officeooo:rsid="0037a9cd" officeooo:paragraph-rsid="0074f13e"/>
    </style:style>
    <style:style style:name="T1" style:family="text">
      <style:text-properties officeooo:rsid="00159e98"/>
    </style:style>
    <style:style style:name="T2" style:family="text">
      <style:text-properties officeooo:rsid="0013e9ae"/>
    </style:style>
    <style:style style:name="T3" style:family="text">
      <style:text-properties style:font-name="Courier New"/>
    </style:style>
    <style:style style:name="T4" style:family="text">
      <style:text-properties style:font-name="Courier New" officeooo:rsid="0013e9ae"/>
    </style:style>
    <style:style style:name="T5" style:family="text">
      <style:text-properties style:font-name="Courier New" officeooo:rsid="00159e98"/>
    </style:style>
    <style:style style:name="T6" style:family="text">
      <style:text-properties style:font-name="Courier New" officeooo:rsid="0016ffa8"/>
    </style:style>
    <style:style style:name="T7" style:family="text">
      <style:text-properties style:font-name="Courier New" officeooo:rsid="001855f0"/>
    </style:style>
    <style:style style:name="T8" style:family="text">
      <style:text-properties style:font-name="Courier New" officeooo:rsid="0025a9b1"/>
    </style:style>
    <style:style style:name="T9" style:family="text">
      <style:text-properties style:font-name="Courier New" officeooo:rsid="002895a9"/>
    </style:style>
    <style:style style:name="T10" style:family="text">
      <style:text-properties style:font-name="Courier New" officeooo:rsid="002a54ea"/>
    </style:style>
    <style:style style:name="T11" style:family="text">
      <style:text-properties style:font-name="Courier New" officeooo:rsid="002a71e0"/>
    </style:style>
    <style:style style:name="T12" style:family="text">
      <style:text-properties style:font-name="Courier New" officeooo:rsid="002b7917"/>
    </style:style>
    <style:style style:name="T13" style:family="text">
      <style:text-properties style:font-name="Courier New" officeooo:rsid="002c6d56"/>
    </style:style>
    <style:style style:name="T14" style:family="text">
      <style:text-properties style:font-name="Courier New" officeooo:rsid="002d3992"/>
    </style:style>
    <style:style style:name="T15" style:family="text">
      <style:text-properties style:font-name="Courier New" officeooo:rsid="002e2510"/>
    </style:style>
    <style:style style:name="T16" style:family="text">
      <style:text-properties style:font-name="Courier New" officeooo:rsid="00312868"/>
    </style:style>
    <style:style style:name="T17" style:family="text">
      <style:text-properties style:font-name="Courier New" officeooo:rsid="00348dab"/>
    </style:style>
    <style:style style:name="T18" style:family="text">
      <style:text-properties style:font-name="Courier New" officeooo:rsid="003be942"/>
    </style:style>
    <style:style style:name="T19" style:family="text">
      <style:text-properties style:font-name="Courier New" officeooo:rsid="003eb90b"/>
    </style:style>
    <style:style style:name="T20" style:family="text">
      <style:text-properties style:font-name="Courier New" officeooo:rsid="003ff81d"/>
    </style:style>
    <style:style style:name="T21" style:family="text">
      <style:text-properties style:font-name="Courier New" officeooo:rsid="00427376"/>
    </style:style>
    <style:style style:name="T22" style:family="text">
      <style:text-properties style:font-name="Courier New" officeooo:rsid="00580a86"/>
    </style:style>
    <style:style style:name="T23" style:family="text">
      <style:text-properties style:font-name="Courier New" officeooo:rsid="00644e3b"/>
    </style:style>
    <style:style style:name="T24" style:family="text">
      <style:text-properties style:font-name="Courier New" officeooo:rsid="006820bc"/>
    </style:style>
    <style:style style:name="T25" style:family="text">
      <style:text-properties style:font-name="Courier New" officeooo:rsid="00681d49"/>
    </style:style>
    <style:style style:name="T26" style:family="text">
      <style:text-properties style:font-name="Courier New" officeooo:rsid="006c526c"/>
    </style:style>
    <style:style style:name="T27" style:family="text">
      <style:text-properties style:font-name="Courier New" officeooo:rsid="006d105e"/>
    </style:style>
    <style:style style:name="T28" style:family="text">
      <style:text-properties style:font-name="Courier New" officeooo:rsid="00684ce5"/>
    </style:style>
    <style:style style:name="T29" style:family="text">
      <style:text-properties style:font-name="Courier New" officeooo:rsid="0074080a"/>
    </style:style>
    <style:style style:name="T30" style:family="text">
      <style:text-properties style:font-name="Courier New" officeooo:rsid="0078a362"/>
    </style:style>
    <style:style style:name="T31" style:family="text">
      <style:text-properties style:font-name="Courier New" officeooo:rsid="007bd968"/>
    </style:style>
    <style:style style:name="T32" style:family="text">
      <style:text-properties style:font-name="Courier New" officeooo:rsid="008225ca"/>
    </style:style>
    <style:style style:name="T33" style:family="text">
      <style:text-properties style:font-name="Courier New" officeooo:rsid="0088fea2"/>
    </style:style>
    <style:style style:name="T34" style:family="text">
      <style:text-properties style:font-name="Courier New" officeooo:rsid="008a01e6"/>
    </style:style>
    <style:style style:name="T35" style:family="text">
      <style:text-properties style:font-name="Courier New" officeooo:rsid="008bad4f"/>
    </style:style>
    <style:style style:name="T36" style:family="text">
      <style:text-properties style:font-name="Courier New" officeooo:rsid="008c659d"/>
    </style:style>
    <style:style style:name="T37" style:family="text">
      <style:text-properties style:font-name="Courier New" officeooo:rsid="0090b53d"/>
    </style:style>
    <style:style style:name="T38" style:family="text">
      <style:text-properties style:font-name="Courier New" officeooo:rsid="00412635"/>
    </style:style>
    <style:style style:name="T39" style:family="text">
      <style:text-properties style:font-name="Courier New" officeooo:rsid="009aa5b0"/>
    </style:style>
    <style:style style:name="T40" style:family="text">
      <style:text-properties style:font-name="Courier New" officeooo:rsid="009dcb47"/>
    </style:style>
    <style:style style:name="T41" style:family="text">
      <style:text-properties style:font-name="Courier New" officeooo:rsid="00a084f0"/>
    </style:style>
    <style:style style:name="T42" style:family="text">
      <style:text-properties style:font-name="Courier New" officeooo:rsid="00aa230e"/>
    </style:style>
    <style:style style:name="T43" style:family="text">
      <style:text-properties style:font-name="Courier New" officeooo:rsid="00ac4781"/>
    </style:style>
    <style:style style:name="T44" style:family="text">
      <style:text-properties style:font-name="Courier New" officeooo:rsid="00b00111"/>
    </style:style>
    <style:style style:name="T45" style:family="text">
      <style:text-properties style:font-name="Courier New" officeooo:rsid="00b54f86"/>
    </style:style>
    <style:style style:name="T46" style:family="text">
      <style:text-properties style:font-name="Courier New" officeooo:rsid="00b5a915"/>
    </style:style>
    <style:style style:name="T47" style:family="text">
      <style:text-properties style:font-name="Courier New" officeooo:rsid="00bc288c"/>
    </style:style>
    <style:style style:name="T48" style:family="text">
      <style:text-properties style:font-name="Courier New" officeooo:rsid="00bc8fb5"/>
    </style:style>
    <style:style style:name="T49" style:family="text">
      <style:text-properties style:font-name="Courier New" officeooo:rsid="00c96e4d"/>
    </style:style>
    <style:style style:name="T50" style:family="text">
      <style:text-properties style:font-name="Courier New" officeooo:rsid="00ca9ffb"/>
    </style:style>
    <style:style style:name="T51" style:family="text">
      <style:text-properties style:font-name="Courier New" officeooo:rsid="00cc2724"/>
    </style:style>
    <style:style style:name="T52" style:family="text">
      <style:text-properties style:font-name="Courier New" officeooo:rsid="00ec6b90"/>
    </style:style>
    <style:style style:name="T53" style:family="text">
      <style:text-properties style:font-name="Courier New" officeooo:rsid="00ed9eed"/>
    </style:style>
    <style:style style:name="T54" style:family="text">
      <style:text-properties style:font-name="Courier New" officeooo:rsid="00ee8e70"/>
    </style:style>
    <style:style style:name="T55" style:family="text">
      <style:text-properties style:font-name="Courier New" officeooo:rsid="00fcde51"/>
    </style:style>
    <style:style style:name="T56" style:family="text">
      <style:text-properties style:font-name="Courier New" officeooo:rsid="00fe7a2b"/>
    </style:style>
    <style:style style:name="T57" style:family="text">
      <style:text-properties style:font-name="Courier New" officeooo:rsid="00eb607f"/>
    </style:style>
    <style:style style:name="T58" style:family="text">
      <style:text-properties style:font-name="Courier New" fo:font-size="10pt" officeooo:rsid="00447d85" style:font-size-asian="10pt" style:font-size-complex="10pt"/>
    </style:style>
    <style:style style:name="T59" style:family="text">
      <style:text-properties style:font-name="Courier New" fo:font-size="10pt" officeooo:rsid="006e88cc" style:font-size-asian="10pt" style:font-size-complex="10pt"/>
    </style:style>
    <style:style style:name="T60" style:family="text">
      <style:text-properties style:font-name="Courier New" fo:font-size="10pt" officeooo:rsid="01784193" style:font-size-asian="10pt" style:font-size-complex="10pt"/>
    </style:style>
    <style:style style:name="T61" style:family="text">
      <style:text-properties style:font-name="Courier New" fo:font-size="10pt" officeooo:rsid="00348dab" style:font-size-asian="10pt" style:font-size-complex="10pt"/>
    </style:style>
    <style:style style:name="T62" style:family="text">
      <style:text-properties style:font-name="Courier New" fo:font-size="10pt" officeooo:rsid="01ad73cf" style:font-size-asian="10pt" style:font-size-complex="10pt"/>
    </style:style>
    <style:style style:name="T63" style:family="text">
      <style:text-properties style:font-name="Courier New" officeooo:rsid="00f73c8f"/>
    </style:style>
    <style:style style:name="T64" style:family="text">
      <style:text-properties style:font-name="Courier New" officeooo:rsid="010fe01b"/>
    </style:style>
    <style:style style:name="T65" style:family="text">
      <style:text-properties officeooo:rsid="0171a626"/>
    </style:style>
    <style:style style:name="T66" style:family="text">
      <style:text-properties officeooo:rsid="018b2b54"/>
    </style:style>
    <style:style style:name="T67" style:family="text">
      <style:text-properties style:font-name="Arial1"/>
    </style:style>
    <style:style style:name="T68" style:family="text">
      <style:text-properties style:font-name="Arial1" officeooo:rsid="00159e98"/>
    </style:style>
    <style:style style:name="T69" style:family="text">
      <style:text-properties style:font-name="Arial1" officeooo:rsid="0016ffa8"/>
    </style:style>
    <style:style style:name="T70" style:family="text">
      <style:text-properties style:font-name="Arial1" fo:font-style="italic" style:font-style-asian="italic" style:font-style-complex="italic"/>
    </style:style>
    <style:style style:name="T71" style:family="text">
      <style:text-properties style:font-name="Arial1" fo:font-style="italic" officeooo:rsid="0016ffa8" style:font-style-asian="italic" style:font-style-complex="italic"/>
    </style:style>
    <style:style style:name="T72" style:family="text">
      <style:text-properties style:font-name="Arial1" fo:font-style="italic" officeooo:rsid="002a54ea" style:font-style-asian="italic" style:font-style-complex="italic"/>
    </style:style>
    <style:style style:name="T73" style:family="text">
      <style:text-properties style:font-name="Arial1" fo:font-style="italic" officeooo:rsid="0017d798" style:font-style-asian="italic" style:font-style-complex="italic"/>
    </style:style>
    <style:style style:name="T74" style:family="text">
      <style:text-properties style:font-name="Arial1" fo:font-style="italic" officeooo:rsid="002c6d56" style:font-style-asian="italic" style:font-style-complex="italic"/>
    </style:style>
    <style:style style:name="T75" style:family="text">
      <style:text-properties style:font-name="Arial1" fo:font-style="italic" officeooo:rsid="0185ce48" style:font-style-asian="italic" style:font-style-complex="italic"/>
    </style:style>
    <style:style style:name="T76" style:family="text">
      <style:text-properties style:font-name="Arial1" officeooo:rsid="0017d798"/>
    </style:style>
    <style:style style:name="T77" style:family="text">
      <style:text-properties style:font-name="Arial1" officeooo:rsid="001855f0"/>
    </style:style>
    <style:style style:name="T78" style:family="text">
      <style:text-properties style:font-name="Arial1" officeooo:rsid="001f00f8"/>
    </style:style>
    <style:style style:name="T79" style:family="text">
      <style:text-properties style:font-name="Arial1" officeooo:rsid="00214449"/>
    </style:style>
    <style:style style:name="T80" style:family="text">
      <style:text-properties style:font-name="Arial1" officeooo:rsid="002a54ea"/>
    </style:style>
    <style:style style:name="T81" style:family="text">
      <style:text-properties style:font-name="Arial1" officeooo:rsid="0025a9b1"/>
    </style:style>
    <style:style style:name="T82" style:family="text">
      <style:text-properties style:font-name="Arial1" officeooo:rsid="0025aae6"/>
    </style:style>
    <style:style style:name="T83" style:family="text">
      <style:text-properties style:font-name="Arial1" officeooo:rsid="002895a9"/>
    </style:style>
    <style:style style:name="T84" style:family="text">
      <style:text-properties style:font-name="Arial1" officeooo:rsid="002a71e0"/>
    </style:style>
    <style:style style:name="T85" style:family="text">
      <style:text-properties style:font-name="Arial1" officeooo:rsid="002b7917"/>
    </style:style>
    <style:style style:name="T86" style:family="text">
      <style:text-properties style:font-name="Arial1" officeooo:rsid="002c6d56"/>
    </style:style>
    <style:style style:name="T87" style:family="text">
      <style:text-properties style:font-name="Arial1" officeooo:rsid="002d3992"/>
    </style:style>
    <style:style style:name="T88" style:family="text">
      <style:text-properties style:font-name="Arial1" officeooo:rsid="002e2510"/>
    </style:style>
    <style:style style:name="T89" style:family="text">
      <style:text-properties style:font-name="Arial1" officeooo:rsid="002fe2e6"/>
    </style:style>
    <style:style style:name="T90" style:family="text">
      <style:text-properties style:font-name="Arial1" officeooo:rsid="00348dab"/>
    </style:style>
    <style:style style:name="T91" style:family="text">
      <style:text-properties style:font-name="Arial1" officeooo:rsid="0035bf83"/>
    </style:style>
    <style:style style:name="T92" style:family="text">
      <style:text-properties style:font-name="Arial1" officeooo:rsid="0037a9cd"/>
    </style:style>
    <style:style style:name="T93" style:family="text">
      <style:text-properties style:font-name="Arial1" officeooo:rsid="003be942"/>
    </style:style>
    <style:style style:name="T94" style:family="text">
      <style:text-properties style:font-name="Arial1" officeooo:rsid="003eb90b"/>
    </style:style>
    <style:style style:name="T95" style:family="text">
      <style:text-properties style:font-name="Arial1" officeooo:rsid="003ff81d"/>
    </style:style>
    <style:style style:name="T96" style:family="text">
      <style:text-properties style:font-name="Arial1" officeooo:rsid="00412635"/>
    </style:style>
    <style:style style:name="T97" style:family="text">
      <style:text-properties style:font-name="Arial1" officeooo:rsid="004ecfe2"/>
    </style:style>
    <style:style style:name="T98" style:family="text">
      <style:text-properties style:font-name="Arial1" officeooo:rsid="005040c3"/>
    </style:style>
    <style:style style:name="T99" style:family="text">
      <style:text-properties style:font-name="Arial1" officeooo:rsid="0050a614"/>
    </style:style>
    <style:style style:name="T100" style:family="text">
      <style:text-properties style:font-name="Arial1" officeooo:rsid="0051f0f6"/>
    </style:style>
    <style:style style:name="T101" style:family="text">
      <style:text-properties style:font-name="Arial1" officeooo:rsid="0051f0f6" fo:background-color="transparent" loext:char-shading-value="0"/>
    </style:style>
    <style:style style:name="T102" style:family="text">
      <style:text-properties style:font-name="Arial1" officeooo:rsid="005214da" fo:background-color="transparent" loext:char-shading-value="0"/>
    </style:style>
    <style:style style:name="T103" style:family="text">
      <style:text-properties style:font-name="Arial1" officeooo:rsid="02716cdf" fo:background-color="transparent" loext:char-shading-value="0"/>
    </style:style>
    <style:style style:name="T104" style:family="text">
      <style:text-properties style:font-name="Arial1" officeooo:rsid="005214da" fo:background-color="#cccccd" loext:char-shading-value="0"/>
    </style:style>
    <style:style style:name="T105" style:family="text">
      <style:text-properties style:font-name="Arial1" officeooo:rsid="00580a86"/>
    </style:style>
    <style:style style:name="T106" style:family="text">
      <style:text-properties style:font-name="Arial1" officeooo:rsid="00589eeb"/>
    </style:style>
    <style:style style:name="T107" style:family="text">
      <style:text-properties style:font-name="Arial1" officeooo:rsid="00618333"/>
    </style:style>
    <style:style style:name="T108" style:family="text">
      <style:text-properties style:font-name="Arial1" officeooo:rsid="00626b47"/>
    </style:style>
    <style:style style:name="T109" style:family="text">
      <style:text-properties style:font-name="Arial1" officeooo:rsid="00644e3b"/>
    </style:style>
    <style:style style:name="T110" style:family="text">
      <style:text-properties style:font-name="Arial1" officeooo:rsid="00648cd3"/>
    </style:style>
    <style:style style:name="T111" style:family="text">
      <style:text-properties style:font-name="Arial1" officeooo:rsid="0065c9f7"/>
    </style:style>
    <style:style style:name="T112" style:family="text">
      <style:text-properties style:font-name="Arial1" officeooo:rsid="0066d8d9"/>
    </style:style>
    <style:style style:name="T113" style:family="text">
      <style:text-properties style:font-name="Arial1" officeooo:rsid="0067928d"/>
    </style:style>
    <style:style style:name="T114" style:family="text">
      <style:text-properties style:font-name="Arial1" officeooo:rsid="00684ce5"/>
    </style:style>
    <style:style style:name="T115" style:family="text">
      <style:text-properties style:font-name="Arial1" officeooo:rsid="006ac1fc"/>
    </style:style>
    <style:style style:name="T116" style:family="text">
      <style:text-properties style:font-name="Arial1" officeooo:rsid="006c526c"/>
    </style:style>
    <style:style style:name="T117" style:family="text">
      <style:text-properties style:font-name="Arial1" officeooo:rsid="006d105e"/>
    </style:style>
    <style:style style:name="T118" style:family="text">
      <style:text-properties style:font-name="Arial1" officeooo:rsid="006e1be7"/>
    </style:style>
    <style:style style:name="T119" style:family="text">
      <style:text-properties style:font-name="Arial1" officeooo:rsid="0074080a"/>
    </style:style>
    <style:style style:name="T120" style:family="text">
      <style:text-properties style:font-name="Arial1" officeooo:rsid="0074f13e"/>
    </style:style>
    <style:style style:name="T121" style:family="text">
      <style:text-properties style:font-name="Arial1" officeooo:rsid="0076bb16"/>
    </style:style>
    <style:style style:name="T122" style:family="text">
      <style:text-properties style:font-name="Arial1" officeooo:rsid="0078a362"/>
    </style:style>
    <style:style style:name="T123" style:family="text">
      <style:text-properties style:font-name="Arial1" officeooo:rsid="007a98b5"/>
    </style:style>
    <style:style style:name="T124" style:family="text">
      <style:text-properties style:font-name="Arial1" officeooo:rsid="007bd968"/>
    </style:style>
    <style:style style:name="T125" style:family="text">
      <style:text-properties style:font-name="Arial1" officeooo:rsid="008225ca"/>
    </style:style>
    <style:style style:name="T126" style:family="text">
      <style:text-properties style:font-name="Arial1" officeooo:rsid="0085cbb8"/>
    </style:style>
    <style:style style:name="T127" style:family="text">
      <style:text-properties style:font-name="Arial1" officeooo:rsid="0086fcd1"/>
    </style:style>
    <style:style style:name="T128" style:family="text">
      <style:text-properties style:font-name="Arial1" officeooo:rsid="008c659d"/>
    </style:style>
    <style:style style:name="T129" style:family="text">
      <style:text-properties style:font-name="Arial1" officeooo:rsid="008f19f5"/>
    </style:style>
    <style:style style:name="T130" style:family="text">
      <style:text-properties style:font-name="Arial1" officeooo:rsid="0090b53d"/>
    </style:style>
    <style:style style:name="T131" style:family="text">
      <style:text-properties style:font-name="Arial1" officeooo:rsid="0094bfcb"/>
    </style:style>
    <style:style style:name="T132" style:family="text">
      <style:text-properties style:font-name="Arial1" officeooo:rsid="0095718a"/>
    </style:style>
    <style:style style:name="T133" style:family="text">
      <style:text-properties style:font-name="Arial1" officeooo:rsid="00961d1d"/>
    </style:style>
    <style:style style:name="T134" style:family="text">
      <style:text-properties style:font-name="Arial1" officeooo:rsid="0099c44e"/>
    </style:style>
    <style:style style:name="T135" style:family="text">
      <style:text-properties style:font-name="Arial1" officeooo:rsid="009aa5b0"/>
    </style:style>
    <style:style style:name="T136" style:family="text">
      <style:text-properties style:font-name="Arial1" officeooo:rsid="009f3044"/>
    </style:style>
    <style:style style:name="T137" style:family="text">
      <style:text-properties style:font-name="Arial1" officeooo:rsid="00a084f0"/>
    </style:style>
    <style:style style:name="T138" style:family="text">
      <style:text-properties style:font-name="Arial1" officeooo:rsid="00a25443"/>
    </style:style>
    <style:style style:name="T139" style:family="text">
      <style:text-properties style:font-name="Arial1" officeooo:rsid="00a5e36d"/>
    </style:style>
    <style:style style:name="T140" style:family="text">
      <style:text-properties style:font-name="Arial1" officeooo:rsid="00a5f864"/>
    </style:style>
    <style:style style:name="T141" style:family="text">
      <style:text-properties style:font-name="Arial1" officeooo:rsid="00aaf207"/>
    </style:style>
    <style:style style:name="T142" style:family="text">
      <style:text-properties style:font-name="Arial1" officeooo:rsid="00ac5b8c"/>
    </style:style>
    <style:style style:name="T143" style:family="text">
      <style:text-properties style:font-name="Arial1" officeooo:rsid="00acb604"/>
    </style:style>
    <style:style style:name="T144" style:family="text">
      <style:text-properties style:font-name="Arial1" officeooo:rsid="00aec234"/>
    </style:style>
    <style:style style:name="T145" style:family="text">
      <style:text-properties style:font-name="Arial1" officeooo:rsid="00b00111"/>
    </style:style>
    <style:style style:name="T146" style:family="text">
      <style:text-properties style:font-name="Arial1" officeooo:rsid="00b31025"/>
    </style:style>
    <style:style style:name="T147" style:family="text">
      <style:text-properties style:font-name="Arial1" officeooo:rsid="00b54f86"/>
    </style:style>
    <style:style style:name="T148" style:family="text">
      <style:text-properties style:font-name="Arial1" officeooo:rsid="00b5a915"/>
    </style:style>
    <style:style style:name="T149" style:family="text">
      <style:text-properties style:font-name="Arial1" officeooo:rsid="00ba7188"/>
    </style:style>
    <style:style style:name="T150" style:family="text">
      <style:text-properties style:font-name="Arial1" officeooo:rsid="00baa6f9"/>
    </style:style>
    <style:style style:name="T151" style:family="text">
      <style:text-properties style:font-name="Arial1" officeooo:rsid="00bc8fb5"/>
    </style:style>
    <style:style style:name="T152" style:family="text">
      <style:text-properties style:font-name="Arial1" fo:font-weight="bold" style:font-weight-asian="bold" style:font-weight-complex="bold"/>
    </style:style>
    <style:style style:name="T153" style:family="text">
      <style:text-properties style:font-name="Arial1" fo:font-weight="bold" officeooo:rsid="00b5a915" style:font-weight-asian="bold" style:font-weight-complex="bold"/>
    </style:style>
    <style:style style:name="T154" style:family="text">
      <style:text-properties style:font-name="Arial1" fo:font-weight="bold" officeooo:rsid="0155e1e7" style:font-weight-asian="bold" style:font-weight-complex="bold"/>
    </style:style>
    <style:style style:name="T155" style:family="text">
      <style:text-properties style:font-name="Arial1" fo:font-weight="bold" officeooo:rsid="01609973" style:font-weight-asian="bold" style:font-weight-complex="bold"/>
    </style:style>
    <style:style style:name="T156" style:family="text">
      <style:text-properties style:font-name="Arial1" officeooo:rsid="00c06cdc"/>
    </style:style>
    <style:style style:name="T157" style:family="text">
      <style:text-properties style:font-name="Arial1" officeooo:rsid="00c06f1c"/>
    </style:style>
    <style:style style:name="T158" style:family="text">
      <style:text-properties style:font-name="Arial1" officeooo:rsid="00c11e52"/>
    </style:style>
    <style:style style:name="T159" style:family="text">
      <style:text-properties style:font-name="Arial1" officeooo:rsid="00c1b04b"/>
    </style:style>
    <style:style style:name="T160" style:family="text">
      <style:text-properties style:font-name="Arial1" officeooo:rsid="00c49b7a"/>
    </style:style>
    <style:style style:name="T161" style:family="text">
      <style:text-properties style:font-name="Arial1" officeooo:rsid="00c96e4d"/>
    </style:style>
    <style:style style:name="T162" style:family="text">
      <style:text-properties style:font-name="Arial1" officeooo:rsid="00dcfbe2"/>
    </style:style>
    <style:style style:name="T163" style:family="text">
      <style:text-properties style:font-name="Arial1" officeooo:rsid="00dd6c9e"/>
    </style:style>
    <style:style style:name="T164" style:family="text">
      <style:text-properties style:font-name="Arial1" officeooo:rsid="00e3a1d5"/>
    </style:style>
    <style:style style:name="T165" style:family="text">
      <style:text-properties style:font-name="Arial1" officeooo:rsid="00e8a4eb"/>
    </style:style>
    <style:style style:name="T166" style:family="text">
      <style:text-properties style:font-name="Arial1" officeooo:rsid="00e98737"/>
    </style:style>
    <style:style style:name="T167" style:family="text">
      <style:text-properties style:font-name="Arial1" officeooo:rsid="00cc2724"/>
    </style:style>
    <style:style style:name="T168" style:family="text">
      <style:text-properties style:font-name="Arial1" officeooo:rsid="00eb607f"/>
    </style:style>
    <style:style style:name="T169" style:family="text">
      <style:text-properties style:font-name="Arial1" officeooo:rsid="00ec6b90"/>
    </style:style>
    <style:style style:name="T170" style:family="text">
      <style:text-properties style:font-name="Arial1" officeooo:rsid="00ed9eed"/>
    </style:style>
    <style:style style:name="T171" style:family="text">
      <style:text-properties style:font-name="Arial1" officeooo:rsid="00ee8e70"/>
    </style:style>
    <style:style style:name="T172" style:family="text">
      <style:text-properties style:font-name="Arial1" officeooo:rsid="00fb4134"/>
    </style:style>
    <style:style style:name="T173" style:family="text">
      <style:text-properties style:font-name="Arial1" officeooo:rsid="00fe7a2b"/>
    </style:style>
    <style:style style:name="T174" style:family="text">
      <style:text-properties style:font-name="Arial1" officeooo:rsid="00fe924a"/>
    </style:style>
    <style:style style:name="T175" style:family="text">
      <style:text-properties style:font-name="Arial1" officeooo:rsid="01014535"/>
    </style:style>
    <style:style style:name="T176" style:family="text">
      <style:text-properties style:font-name="Arial1" officeooo:rsid="010d515c"/>
    </style:style>
    <style:style style:name="T177" style:family="text">
      <style:text-properties style:font-name="Arial1" officeooo:rsid="0122250e"/>
    </style:style>
    <style:style style:name="T178" style:family="text">
      <style:text-properties style:font-name="Arial1" officeooo:rsid="00fe5d66"/>
    </style:style>
    <style:style style:name="T179" style:family="text">
      <style:text-properties style:font-name="Arial1" officeooo:rsid="01264d21"/>
    </style:style>
    <style:style style:name="T180" style:family="text">
      <style:text-properties style:font-name="Arial1" officeooo:rsid="012a2303"/>
    </style:style>
    <style:style style:name="T181" style:family="text">
      <style:text-properties style:font-name="Arial1" officeooo:rsid="012a68e7"/>
    </style:style>
    <style:style style:name="T182" style:family="text">
      <style:text-properties style:font-name="Arial1" officeooo:rsid="012b6aad"/>
    </style:style>
    <style:style style:name="T183" style:family="text">
      <style:text-properties style:font-name="Arial1" officeooo:rsid="012cb975"/>
    </style:style>
    <style:style style:name="T184" style:family="text">
      <style:text-properties style:font-name="Arial1" officeooo:rsid="012dd52f"/>
    </style:style>
    <style:style style:name="T185" style:family="text">
      <style:text-properties style:font-name="Arial1" officeooo:rsid="012e6696"/>
    </style:style>
    <style:style style:name="T186" style:family="text">
      <style:text-properties style:font-name="Arial1" officeooo:rsid="0135052b" fo:background-color="#81d41a" loext:char-shading-value="0"/>
    </style:style>
    <style:style style:name="T187" style:family="text">
      <style:text-properties style:font-name="Arial1" officeooo:rsid="013a0185"/>
    </style:style>
    <style:style style:name="T188" style:family="text">
      <style:text-properties style:font-name="Arial1" officeooo:rsid="013acfe7"/>
    </style:style>
    <style:style style:name="T189" style:family="text">
      <style:text-properties style:font-name="Arial1" officeooo:rsid="01538ddf"/>
    </style:style>
    <style:style style:name="T190" style:family="text">
      <style:text-properties style:font-name="Arial1" officeooo:rsid="0154a93a"/>
    </style:style>
    <style:style style:name="T191" style:family="text">
      <style:text-properties style:font-name="Arial1" officeooo:rsid="0155e1e7"/>
    </style:style>
    <style:style style:name="T192" style:family="text">
      <style:text-properties style:font-name="Arial1" officeooo:rsid="01566339"/>
    </style:style>
    <style:style style:name="T193" style:family="text">
      <style:text-properties style:font-name="Arial1" officeooo:rsid="01584d4d"/>
    </style:style>
    <style:style style:name="T194" style:family="text">
      <style:text-properties style:font-name="Arial1" officeooo:rsid="015ce3b7"/>
    </style:style>
    <style:style style:name="T195" style:family="text">
      <style:text-properties style:font-name="Arial1" officeooo:rsid="015d0344"/>
    </style:style>
    <style:style style:name="T196" style:family="text">
      <style:text-properties style:font-name="Arial1" officeooo:rsid="015d3906"/>
    </style:style>
    <style:style style:name="T197" style:family="text">
      <style:text-properties style:font-name="Arial1" officeooo:rsid="015e0156"/>
    </style:style>
    <style:style style:name="T198" style:family="text">
      <style:text-properties style:font-name="Arial1" officeooo:rsid="01609973"/>
    </style:style>
    <style:style style:name="T199" style:family="text">
      <style:text-properties style:font-name="Arial1" fo:font-size="10pt" officeooo:rsid="00447d85" style:font-size-asian="10pt" style:font-size-complex="10pt"/>
    </style:style>
    <style:style style:name="T200" style:family="text">
      <style:text-properties style:font-name="Arial1" fo:font-size="10pt" officeooo:rsid="0117bb0f" style:font-size-asian="10pt" style:font-size-complex="10pt"/>
    </style:style>
    <style:style style:name="T201" style:family="text">
      <style:text-properties style:font-name="Arial1" fo:font-size="10pt" officeooo:rsid="02748c6f" style:font-size-asian="10pt" style:font-size-complex="10pt"/>
    </style:style>
    <style:style style:name="T202" style:family="text">
      <style:text-properties style:font-name="Arial1" fo:font-size="10pt" officeooo:rsid="0275b905" style:font-size-asian="10pt" style:font-size-complex="10pt"/>
    </style:style>
    <style:style style:name="T203" style:family="text">
      <style:text-properties style:font-name="Arial1" officeooo:rsid="016a2cb7"/>
    </style:style>
    <style:style style:name="T204" style:family="text">
      <style:text-properties style:font-name="Arial1" officeooo:rsid="016be7bd"/>
    </style:style>
    <style:style style:name="T205" style:family="text">
      <style:text-properties style:font-name="Arial1" officeooo:rsid="003a349d"/>
    </style:style>
    <style:style style:name="T206" style:family="text">
      <style:text-properties style:font-name="Arial1" officeooo:rsid="017b3152"/>
    </style:style>
    <style:style style:name="T207" style:family="text">
      <style:text-properties style:font-name="Arial1" officeooo:rsid="017c6615"/>
    </style:style>
    <style:style style:name="T208" style:family="text">
      <style:text-properties style:font-name="Arial1" officeooo:rsid="017da412"/>
    </style:style>
    <style:style style:name="T209" style:family="text">
      <style:text-properties style:font-name="Arial1" officeooo:rsid="0185ce48"/>
    </style:style>
    <style:style style:name="T210" style:family="text">
      <style:text-properties style:font-name="Arial1" officeooo:rsid="018ab292"/>
    </style:style>
    <style:style style:name="T211" style:family="text">
      <style:text-properties style:font-name="Arial1" officeooo:rsid="018ae3dc"/>
    </style:style>
    <style:style style:name="T212" style:family="text">
      <style:text-properties style:font-name="Arial1" officeooo:rsid="018c0df7"/>
    </style:style>
    <style:style style:name="T213" style:family="text">
      <style:text-properties style:font-name="Arial1" officeooo:rsid="00ca9ffb"/>
    </style:style>
    <style:style style:name="T214" style:family="text">
      <style:text-properties style:font-name="Arial1" officeooo:rsid="00cd92bd"/>
    </style:style>
    <style:style style:name="T215" style:family="text">
      <style:text-properties style:font-name="Arial1" officeooo:rsid="018ed96c"/>
    </style:style>
    <style:style style:name="T216" style:family="text">
      <style:text-properties style:font-name="Arial1" officeooo:rsid="01900fe6"/>
    </style:style>
    <style:style style:name="T217" style:family="text">
      <style:text-properties style:font-name="Arial1" officeooo:rsid="00f73c8f"/>
    </style:style>
    <style:style style:name="T218" style:family="text">
      <style:text-properties style:font-name="Arial1" officeooo:rsid="0191af9d"/>
    </style:style>
    <style:style style:name="T219" style:family="text">
      <style:text-properties style:font-name="Arial1" officeooo:rsid="0194258a"/>
    </style:style>
    <style:style style:name="T220" style:family="text">
      <style:text-properties style:font-name="Arial1" officeooo:rsid="01951fd4"/>
    </style:style>
    <style:style style:name="T221" style:family="text">
      <style:text-properties style:font-name="Arial1" officeooo:rsid="01971034"/>
    </style:style>
    <style:style style:name="T222" style:family="text">
      <style:text-properties style:font-name="Arial1" officeooo:rsid="00bc288c"/>
    </style:style>
    <style:style style:name="T223" style:family="text">
      <style:text-properties style:font-name="Arial1" officeooo:rsid="0197c981"/>
    </style:style>
    <style:style style:name="T224" style:family="text">
      <style:text-properties style:font-name="Arial1" officeooo:rsid="01997cb3"/>
    </style:style>
    <style:style style:name="T225" style:family="text">
      <style:text-properties style:font-name="Arial1" officeooo:rsid="019a0633"/>
    </style:style>
    <style:style style:name="T226" style:family="text">
      <style:text-properties style:font-name="Arial1" officeooo:rsid="019d74c5"/>
    </style:style>
    <style:style style:name="T227" style:family="text">
      <style:text-properties style:font-name="Arial1" officeooo:rsid="015b3852"/>
    </style:style>
    <style:style style:name="T228" style:family="text">
      <style:text-properties style:font-name="Arial1" officeooo:rsid="01a07eec"/>
    </style:style>
    <style:style style:name="T229" style:family="text">
      <style:text-properties style:font-name="Arial1" officeooo:rsid="01a1a50a"/>
    </style:style>
    <style:style style:name="T230" style:family="text">
      <style:text-properties style:font-name="Arial1" fo:font-size="14pt" fo:font-weight="bold" officeooo:rsid="01a1a50a" style:font-name-asian="Droid Sans Fallback" style:font-size-asian="14pt" style:font-weight-asian="bold" style:font-name-complex="Arial2" style:font-size-complex="14pt" style:font-weight-complex="bold"/>
    </style:style>
    <style:style style:name="T231" style:family="text">
      <style:text-properties style:font-name="Arial1" fo:font-size="14pt" fo:font-weight="bold" officeooo:rsid="0231bc8e" style:font-name-asian="Droid Sans Fallback" style:font-size-asian="14pt" style:font-weight-asian="bold" style:font-name-complex="Arial2" style:font-size-complex="14pt" style:font-weight-complex="bold"/>
    </style:style>
    <style:style style:name="T232" style:family="text">
      <style:text-properties style:font-name="Arial1" fo:font-size="14pt" fo:font-weight="normal" officeooo:rsid="01a3aa28" style:font-name-asian="Droid Sans Fallback" style:font-size-asian="14pt" style:font-weight-asian="normal" style:font-name-complex="Arial2" style:font-size-complex="14pt" style:font-weight-complex="normal"/>
    </style:style>
    <style:style style:name="T233" style:family="text">
      <style:text-properties style:font-name="Arial1" fo:font-size="14pt" fo:font-weight="normal" officeooo:rsid="01a40a50" style:font-name-asian="Droid Sans Fallback" style:font-size-asian="14pt" style:font-weight-asian="normal" style:font-name-complex="Arial2" style:font-size-complex="14pt" style:font-weight-complex="normal"/>
    </style:style>
    <style:style style:name="T234" style:family="text">
      <style:text-properties style:font-name="Arial1" fo:font-size="14pt" fo:font-weight="normal" officeooo:rsid="01a49c88" style:font-name-asian="Droid Sans Fallback" style:font-size-asian="14pt" style:font-weight-asian="normal" style:font-name-complex="Arial2" style:font-size-complex="14pt" style:font-weight-complex="normal"/>
    </style:style>
    <style:style style:name="T235" style:family="text">
      <style:text-properties style:font-name="Arial1" officeooo:rsid="00e806ff"/>
    </style:style>
    <style:style style:name="T236" style:family="text">
      <style:text-properties style:font-name="Arial1" officeooo:rsid="01acfa7e"/>
    </style:style>
    <style:style style:name="T237" style:family="text">
      <style:text-properties style:font-name="Arial1" officeooo:rsid="010fe01b"/>
    </style:style>
    <style:style style:name="T238" style:family="text">
      <style:text-properties style:font-name="Arial1" officeooo:rsid="01b72ead"/>
    </style:style>
    <style:style style:name="T239" style:family="text">
      <style:text-properties style:font-name="Arial1" officeooo:rsid="01bf2115"/>
    </style:style>
    <style:style style:name="T240" style:family="text">
      <style:text-properties style:font-name="Arial1" officeooo:rsid="01c6f079"/>
    </style:style>
    <style:style style:name="T241" style:family="text">
      <style:text-properties style:font-name="Arial1" officeooo:rsid="01ca6200"/>
    </style:style>
    <style:style style:name="T242" style:family="text">
      <style:text-properties style:font-name="Arial1" officeooo:rsid="00c35fdc"/>
    </style:style>
    <style:style style:name="T243" style:family="text">
      <style:text-properties style:font-name="Arial1" officeooo:rsid="01ecb282"/>
    </style:style>
    <style:style style:name="T244" style:family="text">
      <style:text-properties style:font-name="Arial1" officeooo:rsid="01f67d16"/>
    </style:style>
    <style:style style:name="T245" style:family="text">
      <style:text-properties style:font-name="Arial1" officeooo:rsid="01fc2cc0"/>
    </style:style>
    <style:style style:name="T246" style:family="text">
      <style:text-properties style:font-name="Arial1" officeooo:rsid="01fdf6dd"/>
    </style:style>
    <style:style style:name="T247" style:family="text">
      <style:text-properties style:font-name="Arial1" officeooo:rsid="01ff1067"/>
    </style:style>
    <style:style style:name="T248" style:family="text">
      <style:text-properties style:font-name="Arial1" officeooo:rsid="0200f677"/>
    </style:style>
    <style:style style:name="T249" style:family="text">
      <style:text-properties style:font-name="Arial1" officeooo:rsid="02083b02"/>
    </style:style>
    <style:style style:name="T250" style:family="text">
      <style:text-properties style:font-name="Arial1" officeooo:rsid="02162536"/>
    </style:style>
    <style:style style:name="T251" style:family="text">
      <style:text-properties style:font-name="Arial1" officeooo:rsid="02175285"/>
    </style:style>
    <style:style style:name="T252" style:family="text">
      <style:text-properties style:font-name="Arial1" officeooo:rsid="021e0892"/>
    </style:style>
    <style:style style:name="T253" style:family="text">
      <style:text-properties style:font-name="Arial1" officeooo:rsid="02278fc2"/>
    </style:style>
    <style:style style:name="T254" style:family="text">
      <style:text-properties style:font-name="Arial1" officeooo:rsid="02305844"/>
    </style:style>
    <style:style style:name="T255" style:family="text">
      <style:text-properties style:font-name="Arial1" officeooo:rsid="02328898"/>
    </style:style>
    <style:style style:name="T256" style:family="text">
      <style:text-properties style:font-name="Arial1" officeooo:rsid="02611a9e"/>
    </style:style>
    <style:style style:name="T257" style:family="text">
      <style:text-properties style:font-name="Arial1" officeooo:rsid="0261b112"/>
    </style:style>
    <style:style style:name="T258" style:family="text">
      <style:text-properties style:font-name="Arial1" officeooo:rsid="02671b89"/>
    </style:style>
    <style:style style:name="T259" style:family="text">
      <style:text-properties style:font-name="Arial1" officeooo:rsid="02716cdf"/>
    </style:style>
    <style:style style:name="T260" style:family="text">
      <style:text-properties officeooo:rsid="001b109c"/>
    </style:style>
    <style:style style:name="T261" style:family="text">
      <style:text-properties officeooo:rsid="001f00f8"/>
    </style:style>
    <style:style style:name="T262" style:family="text">
      <style:text-properties officeooo:rsid="001f00f8" fo:background-color="#00ffff" loext:char-shading-value="0"/>
    </style:style>
    <style:style style:name="T263" style:family="text">
      <style:text-properties officeooo:rsid="00214449"/>
    </style:style>
    <style:style style:name="T264" style:family="text">
      <style:text-properties officeooo:rsid="0025a9b1"/>
    </style:style>
    <style:style style:name="T265" style:family="text">
      <style:text-properties officeooo:rsid="002895a9"/>
    </style:style>
    <style:style style:name="T266" style:family="text">
      <style:text-properties officeooo:rsid="002fe2e6"/>
    </style:style>
    <style:style style:name="T267" style:family="text">
      <style:text-properties officeooo:rsid="00312868"/>
    </style:style>
    <style:style style:name="T268" style:family="text">
      <style:text-properties officeooo:rsid="00348dab"/>
    </style:style>
    <style:style style:name="T269" style:family="text">
      <style:text-properties officeooo:rsid="00427376"/>
    </style:style>
    <style:style style:name="T270" style:family="text">
      <style:text-properties officeooo:rsid="00681d49"/>
    </style:style>
    <style:style style:name="T271" style:family="text">
      <style:text-properties officeooo:rsid="006820bc"/>
    </style:style>
    <style:style style:name="T272" style:family="text">
      <style:text-properties officeooo:rsid="0074f13e"/>
    </style:style>
    <style:style style:name="T273" style:family="text">
      <style:text-properties officeooo:rsid="00759902"/>
    </style:style>
    <style:style style:name="T274" style:family="text">
      <style:text-properties officeooo:rsid="0076bb16"/>
    </style:style>
    <style:style style:name="T275" style:family="text">
      <style:text-properties officeooo:rsid="0078a362"/>
    </style:style>
    <style:style style:name="T276" style:family="text">
      <style:text-properties officeooo:rsid="007dccaa"/>
    </style:style>
    <style:style style:name="T277" style:family="text">
      <style:text-properties officeooo:rsid="007ec69e"/>
    </style:style>
    <style:style style:name="T278" style:family="text">
      <style:text-properties officeooo:rsid="0080a5e9"/>
    </style:style>
    <style:style style:name="T279" style:family="text">
      <style:text-properties officeooo:rsid="0085cbb8"/>
    </style:style>
    <style:style style:name="T280" style:family="text">
      <style:text-properties officeooo:rsid="0088fe71"/>
    </style:style>
    <style:style style:name="T281" style:family="text">
      <style:text-properties fo:font-style="italic" style:font-style-asian="italic" style:font-style-complex="italic"/>
    </style:style>
    <style:style style:name="T282" style:family="text">
      <style:text-properties fo:font-style="italic" officeooo:rsid="0088fe71" style:font-style-asian="italic" style:font-style-complex="italic"/>
    </style:style>
    <style:style style:name="T283" style:family="text">
      <style:text-properties fo:font-style="italic" officeooo:rsid="00bc8fb5" style:font-style-asian="italic" style:font-style-complex="italic"/>
    </style:style>
    <style:style style:name="T284" style:family="text">
      <style:text-properties officeooo:rsid="0088fea2"/>
    </style:style>
    <style:style style:name="T285" style:family="text">
      <style:text-properties officeooo:rsid="008a01e6"/>
    </style:style>
    <style:style style:name="T286" style:family="text">
      <style:text-properties officeooo:rsid="008c659d"/>
    </style:style>
    <style:style style:name="T287" style:family="text">
      <style:text-properties officeooo:rsid="00991952"/>
    </style:style>
    <style:style style:name="T288" style:family="text">
      <style:text-properties officeooo:rsid="009dcb47"/>
    </style:style>
    <style:style style:name="T289" style:family="text">
      <style:text-properties officeooo:rsid="00aa230e"/>
    </style:style>
    <style:style style:name="T290" style:family="text">
      <style:text-properties officeooo:rsid="00ac4781"/>
    </style:style>
    <style:style style:name="T291" style:family="text">
      <style:text-properties officeooo:rsid="00acb604"/>
    </style:style>
    <style:style style:name="T292" style:family="text">
      <style:text-properties officeooo:rsid="00ae4f29"/>
    </style:style>
    <style:style style:name="T293" style:family="text">
      <style:text-properties officeooo:rsid="008bad4f"/>
    </style:style>
    <style:style style:name="T294" style:family="text">
      <style:text-properties officeooo:rsid="00b114d5"/>
    </style:style>
    <style:style style:name="T295" style:family="text">
      <style:text-properties officeooo:rsid="00b114d5" fo:background-color="#ffff00" loext:char-shading-value="0"/>
    </style:style>
    <style:style style:name="T296" style:family="text">
      <style:text-properties officeooo:rsid="00b92664"/>
    </style:style>
    <style:style style:name="T297" style:family="text">
      <style:text-properties officeooo:rsid="00ba7188"/>
    </style:style>
    <style:style style:name="T298" style:family="text">
      <style:text-properties officeooo:rsid="00bc288c"/>
    </style:style>
    <style:style style:name="T299" style:family="text">
      <style:text-properties officeooo:rsid="00bc8fb5"/>
    </style:style>
    <style:style style:name="T300" style:family="text">
      <style:text-properties officeooo:rsid="00beace5"/>
    </style:style>
    <style:style style:name="T301" style:family="text">
      <style:text-properties officeooo:rsid="00c06cdc"/>
    </style:style>
    <style:style style:name="T302" style:family="text">
      <style:text-properties officeooo:rsid="00c06f1c"/>
    </style:style>
    <style:style style:name="T303" style:family="text">
      <style:text-properties officeooo:rsid="00c11e52"/>
    </style:style>
    <style:style style:name="T304" style:family="text">
      <style:text-properties officeooo:rsid="00c1b04b"/>
    </style:style>
    <style:style style:name="T305" style:family="text">
      <style:text-properties officeooo:rsid="00ca9ffb"/>
    </style:style>
    <style:style style:name="T306" style:family="text">
      <style:text-properties officeooo:rsid="00cc2724"/>
    </style:style>
    <style:style style:name="T307" style:family="text">
      <style:text-properties officeooo:rsid="00d97c62"/>
    </style:style>
    <style:style style:name="T308" style:family="text">
      <style:text-properties officeooo:rsid="00daa417"/>
    </style:style>
    <style:style style:name="T309" style:family="text">
      <style:text-properties officeooo:rsid="00ebfcde"/>
    </style:style>
    <style:style style:name="T310" style:family="text">
      <style:text-properties officeooo:rsid="00ee8e70"/>
    </style:style>
    <style:style style:name="T311" style:family="text">
      <style:text-properties officeooo:rsid="00f36387"/>
    </style:style>
    <style:style style:name="T312" style:family="text">
      <style:text-properties officeooo:rsid="00f51b54"/>
    </style:style>
    <style:style style:name="T313" style:family="text">
      <style:text-properties officeooo:rsid="00f61983"/>
    </style:style>
    <style:style style:name="T314" style:family="text">
      <style:text-properties officeooo:rsid="00fb4134"/>
    </style:style>
    <style:style style:name="T315" style:family="text">
      <style:text-properties officeooo:rsid="00fc2ef4"/>
    </style:style>
    <style:style style:name="T316" style:family="text">
      <style:text-properties officeooo:rsid="00fcde51"/>
    </style:style>
    <style:style style:name="T317" style:family="text">
      <style:text-properties officeooo:rsid="00ffa02b"/>
    </style:style>
    <style:style style:name="T318" style:family="text">
      <style:text-properties officeooo:rsid="01014535"/>
    </style:style>
    <style:style style:name="T319" style:family="text">
      <style:text-properties fo:font-weight="bold" style:font-weight-asian="bold" style:font-weight-complex="bold"/>
    </style:style>
    <style:style style:name="T320" style:family="text">
      <style:text-properties fo:font-weight="bold" officeooo:rsid="00ee8e70" style:font-weight-asian="bold" style:font-weight-complex="bold"/>
    </style:style>
    <style:style style:name="T321" style:family="text">
      <style:text-properties fo:font-weight="bold" officeooo:rsid="00214449" style:font-weight-asian="bold" style:font-weight-complex="bold"/>
    </style:style>
    <style:style style:name="T322" style:family="text">
      <style:text-properties officeooo:rsid="0103111a"/>
    </style:style>
    <style:style style:name="T323" style:family="text">
      <style:text-properties officeooo:rsid="01032095"/>
    </style:style>
    <style:style style:name="T324" style:family="text">
      <style:text-properties officeooo:rsid="010a5acd"/>
    </style:style>
    <style:style style:name="T325" style:family="text">
      <style:text-properties officeooo:rsid="010bab32"/>
    </style:style>
    <style:style style:name="T326" style:family="text">
      <style:text-properties officeooo:rsid="0114c7b2"/>
    </style:style>
    <style:style style:name="T327" style:family="text">
      <style:text-properties officeooo:rsid="01201508"/>
    </style:style>
    <style:style style:name="T328" style:family="text">
      <style:text-properties officeooo:rsid="0121e76c"/>
    </style:style>
    <style:style style:name="T329" style:family="text">
      <style:text-properties officeooo:rsid="0122250e"/>
    </style:style>
    <style:style style:name="T330" style:family="text">
      <style:text-properties fo:font-size="10pt" style:font-size-asian="10pt" style:font-size-complex="10pt"/>
    </style:style>
    <style:style style:name="T331" style:family="text">
      <style:text-properties fo:font-size="10pt" officeooo:rsid="004b6b41" style:font-size-asian="10pt" style:font-size-complex="10pt"/>
    </style:style>
    <style:style style:name="T332" style:family="text">
      <style:text-properties fo:font-size="10pt" officeooo:rsid="0122d00b" style:font-size-asian="10pt" style:font-size-complex="10pt"/>
    </style:style>
    <style:style style:name="T333" style:family="text">
      <style:text-properties fo:font-size="10pt" officeooo:rsid="00e48379" style:font-size-asian="10pt" style:font-size-complex="10pt"/>
    </style:style>
    <style:style style:name="T334" style:family="text">
      <style:text-properties fo:font-size="10pt" officeooo:rsid="00427376" style:font-size-asian="10pt" style:font-size-complex="10pt"/>
    </style:style>
    <style:style style:name="T335" style:family="text">
      <style:text-properties fo:font-size="10pt" officeooo:rsid="01321e69" style:font-size-asian="10pt" style:font-size-complex="10pt"/>
    </style:style>
    <style:style style:name="T336" style:family="text">
      <style:text-properties fo:font-size="10pt" officeooo:rsid="004aa42b" style:font-size-asian="10pt" style:font-size-complex="10pt"/>
    </style:style>
    <style:style style:name="T337" style:family="text">
      <style:text-properties fo:font-size="10pt" officeooo:rsid="014d1ec7" style:font-size-asian="10pt" style:font-size-complex="10pt"/>
    </style:style>
    <style:style style:name="T338" style:family="text">
      <style:text-properties fo:font-size="10pt" officeooo:rsid="014cd726" style:font-size-asian="10pt" style:font-size-complex="10pt"/>
    </style:style>
    <style:style style:name="T339" style:family="text">
      <style:text-properties fo:font-size="10pt" officeooo:rsid="00978c26" style:font-size-asian="10pt" style:font-size-complex="10pt"/>
    </style:style>
    <style:style style:name="T340" style:family="text">
      <style:text-properties fo:font-size="10pt" officeooo:rsid="01619e12" style:font-size-asian="10pt" style:font-size-complex="10pt"/>
    </style:style>
    <style:style style:name="T341" style:family="text">
      <style:text-properties fo:font-size="10pt" officeooo:rsid="00447d85" style:font-size-asian="10pt" style:font-size-complex="10pt"/>
    </style:style>
    <style:style style:name="T342" style:family="text">
      <style:text-properties fo:font-size="10pt" officeooo:rsid="01629141" style:font-size-asian="10pt" style:font-size-complex="10pt"/>
    </style:style>
    <style:style style:name="T343" style:family="text">
      <style:text-properties fo:font-size="10pt" officeooo:rsid="0163155c" style:font-size-asian="10pt" style:font-size-complex="10pt"/>
    </style:style>
    <style:style style:name="T344" style:family="text">
      <style:text-properties fo:font-size="10pt" officeooo:rsid="006e88cc" style:font-size-asian="10pt" style:font-size-complex="10pt"/>
    </style:style>
    <style:style style:name="T345" style:family="text">
      <style:text-properties fo:font-size="10pt" officeooo:rsid="016be7bd" style:font-size-asian="10pt" style:font-size-complex="10pt"/>
    </style:style>
    <style:style style:name="T346" style:family="text">
      <style:text-properties fo:font-size="10pt" officeooo:rsid="0173fce3" style:font-size-asian="10pt" style:font-size-complex="10pt"/>
    </style:style>
    <style:style style:name="T347" style:family="text">
      <style:text-properties fo:font-size="10pt" officeooo:rsid="01784193" style:font-size-asian="10pt" style:font-size-complex="10pt"/>
    </style:style>
    <style:style style:name="T348" style:family="text">
      <style:text-properties fo:font-size="10pt" officeooo:rsid="01a651b0" style:font-size-asian="10pt" style:font-size-complex="10pt"/>
    </style:style>
    <style:style style:name="T349" style:family="text">
      <style:text-properties fo:font-size="10pt" officeooo:rsid="0051f0f6" style:font-size-asian="10pt" style:font-size-complex="10pt"/>
    </style:style>
    <style:style style:name="T350" style:family="text">
      <style:text-properties fo:font-size="10pt" officeooo:rsid="01a8464a" style:font-size-asian="10pt" style:font-size-complex="10pt"/>
    </style:style>
    <style:style style:name="T351" style:family="text">
      <style:text-properties fo:font-size="10pt" officeooo:rsid="004d4d0a" style:font-size-asian="10pt" style:font-size-complex="10pt"/>
    </style:style>
    <style:style style:name="T352" style:family="text">
      <style:text-properties fo:font-size="10pt" officeooo:rsid="01d298ff" style:font-size-asian="10pt" style:font-size-complex="10pt"/>
    </style:style>
    <style:style style:name="T353" style:family="text">
      <style:text-properties fo:font-size="10pt" officeooo:rsid="017a1f78" style:font-size-asian="10pt" style:font-size-complex="10pt"/>
    </style:style>
    <style:style style:name="T354" style:family="text">
      <style:text-properties fo:font-size="10pt" officeooo:rsid="00312868" style:font-size-asian="10pt" style:font-size-complex="10pt"/>
    </style:style>
    <style:style style:name="T355" style:family="text">
      <style:text-properties fo:font-size="10pt" officeooo:rsid="01d3fe97" style:font-size-asian="10pt" style:font-size-complex="10pt"/>
    </style:style>
    <style:style style:name="T356" style:family="text">
      <style:text-properties fo:font-size="10pt" officeooo:rsid="01014535" style:font-size-asian="10pt" style:font-size-complex="10pt"/>
    </style:style>
    <style:style style:name="T357" style:family="text">
      <style:text-properties fo:font-size="10pt" officeooo:rsid="01d5b7ca" style:font-size-asian="10pt" style:font-size-complex="10pt"/>
    </style:style>
    <style:style style:name="T358" style:family="text">
      <style:text-properties fo:font-size="10pt" officeooo:rsid="01dad216" style:font-size-asian="10pt" style:font-size-complex="10pt"/>
    </style:style>
    <style:style style:name="T359" style:family="text">
      <style:text-properties fo:font-size="10pt" officeooo:rsid="01dbe8ad" style:font-size-asian="10pt" style:font-size-complex="10pt"/>
    </style:style>
    <style:style style:name="T360" style:family="text">
      <style:text-properties fo:font-size="10pt" officeooo:rsid="01dc3722" style:font-size-asian="10pt" style:font-size-complex="10pt"/>
    </style:style>
    <style:style style:name="T361" style:family="text">
      <style:text-properties fo:font-size="10pt" officeooo:rsid="01de4422" style:font-size-asian="10pt" style:font-size-complex="10pt"/>
    </style:style>
    <style:style style:name="T362" style:family="text">
      <style:text-properties fo:font-size="10pt" officeooo:rsid="01e3062c" style:font-size-asian="10pt" style:font-size-complex="10pt"/>
    </style:style>
    <style:style style:name="T363" style:family="text">
      <style:text-properties fo:font-size="10pt" officeooo:rsid="01e45cdb" style:font-size-asian="10pt" style:font-size-complex="10pt"/>
    </style:style>
    <style:style style:name="T364" style:family="text">
      <style:text-properties fo:font-size="10pt" officeooo:rsid="01eae0fc" style:font-size-asian="10pt" style:font-size-complex="10pt"/>
    </style:style>
    <style:style style:name="T365" style:family="text">
      <style:text-properties fo:font-size="10pt" officeooo:rsid="0265c27f" style:font-size-asian="10pt" style:font-size-complex="10pt"/>
    </style:style>
    <style:style style:name="T366" style:family="text">
      <style:text-properties fo:font-size="10pt" officeooo:rsid="02685c50" style:font-size-asian="10pt" style:font-size-complex="10pt"/>
    </style:style>
    <style:style style:name="T367" style:family="text">
      <style:text-properties fo:font-size="10pt" officeooo:rsid="026f9a2e" style:font-size-asian="10pt" style:font-size-complex="10pt"/>
    </style:style>
    <style:style style:name="T368" style:family="text">
      <style:text-properties fo:font-size="10pt" officeooo:rsid="02716cdf" style:font-size-asian="10pt" style:font-size-complex="10pt"/>
    </style:style>
    <style:style style:name="T369" style:family="text">
      <style:text-properties fo:font-size="10pt" officeooo:rsid="01ad73cf" style:font-size-asian="10pt" style:font-size-complex="10pt"/>
    </style:style>
    <style:style style:name="T370" style:family="text">
      <style:text-properties fo:font-size="10pt" officeooo:rsid="02748c6f" style:font-size-asian="10pt" style:font-size-complex="10pt"/>
    </style:style>
    <style:style style:name="T371" style:family="text">
      <style:text-properties fo:font-size="10pt" style:font-size-asian="8.75pt" style:font-size-complex="10pt"/>
    </style:style>
    <style:style style:name="T372" style:family="text">
      <style:text-properties fo:font-size="10pt" officeooo:rsid="0173fce3" style:font-size-asian="8.75pt" style:font-size-complex="10pt"/>
    </style:style>
    <style:style style:name="T373" style:family="text">
      <style:text-properties fo:font-size="10pt" officeooo:rsid="01b0dd25" style:font-size-asian="8.75pt" style:font-size-complex="10pt"/>
    </style:style>
    <style:style style:name="T374" style:family="text">
      <style:text-properties fo:font-size="10pt" officeooo:rsid="01b3b49f" style:font-size-asian="8.75pt" style:font-size-complex="10pt"/>
    </style:style>
    <style:style style:name="T375" style:family="text">
      <style:text-properties fo:font-size="10pt" officeooo:rsid="0176d445" style:font-size-asian="8.75pt" style:font-size-complex="10pt"/>
    </style:style>
    <style:style style:name="T376" style:family="text">
      <style:text-properties fo:font-size="10pt" officeooo:rsid="01c9a30e" style:font-size-asian="8.75pt" style:font-size-complex="10pt"/>
    </style:style>
    <style:style style:name="T377" style:family="text">
      <style:text-properties officeooo:rsid="0123a810"/>
    </style:style>
    <style:style style:name="T378" style:family="text">
      <style:text-properties officeooo:rsid="0123b103"/>
    </style:style>
    <style:style style:name="T379" style:family="text">
      <style:text-properties officeooo:rsid="01252f63"/>
    </style:style>
    <style:style style:name="T380" style:family="text">
      <style:text-properties officeooo:rsid="012a2303"/>
    </style:style>
    <style:style style:name="T381" style:family="text">
      <style:text-properties style:font-name="Liberation Mono"/>
    </style:style>
    <style:style style:name="T382" style:family="text">
      <style:text-properties style:font-name="Liberation Mono" officeooo:rsid="012a2303"/>
    </style:style>
    <style:style style:name="T383" style:family="text">
      <style:text-properties style:font-name="Liberation Mono" officeooo:rsid="012a68e7"/>
    </style:style>
    <style:style style:name="T384" style:family="text">
      <style:text-properties style:font-name="Liberation Mono" officeooo:rsid="013d724f"/>
    </style:style>
    <style:style style:name="T385" style:family="text">
      <style:text-properties style:font-name="Liberation Mono" officeooo:rsid="013fefa0"/>
    </style:style>
    <style:style style:name="T386" style:family="text">
      <style:text-properties style:font-name="Liberation Mono" officeooo:rsid="01433077"/>
    </style:style>
    <style:style style:name="T387" style:family="text">
      <style:text-properties style:font-name="Liberation Mono" officeooo:rsid="01609973"/>
    </style:style>
    <style:style style:name="T388" style:family="text">
      <style:text-properties style:font-name="Liberation Mono" fo:font-size="10pt" style:font-size-asian="10pt" style:font-size-complex="10pt"/>
    </style:style>
    <style:style style:name="T389" style:family="text">
      <style:text-properties style:font-name="Liberation Mono" fo:font-size="10pt" officeooo:rsid="00475437" style:font-size-asian="10pt" style:font-size-complex="10pt"/>
    </style:style>
    <style:style style:name="T390" style:family="text">
      <style:text-properties style:font-name="Liberation Mono" fo:font-size="10pt" officeooo:rsid="016be7bd" style:font-size-asian="10pt" style:font-size-complex="10pt"/>
    </style:style>
    <style:style style:name="T391" style:family="text">
      <style:text-properties style:font-name="Liberation Mono" fo:font-size="10pt" officeooo:rsid="0173fce3" style:font-size-asian="10pt" style:font-size-complex="10pt"/>
    </style:style>
    <style:style style:name="T392" style:family="text">
      <style:text-properties style:font-name="Liberation Mono" fo:font-size="10pt" officeooo:rsid="017557dd" style:font-size-asian="10pt" style:font-size-complex="10pt"/>
    </style:style>
    <style:style style:name="T393" style:family="text">
      <style:text-properties style:font-name="Liberation Mono" fo:font-size="10pt" officeooo:rsid="01e3062c" style:font-size-asian="10pt" style:font-size-complex="10pt"/>
    </style:style>
    <style:style style:name="T394" style:family="text">
      <style:text-properties style:font-name="Liberation Mono" fo:font-size="10pt" officeooo:rsid="01e45cdb" style:font-size-asian="10pt" style:font-size-complex="10pt"/>
    </style:style>
    <style:style style:name="T395" style:family="text">
      <style:text-properties style:font-name="Liberation Mono" fo:font-size="10pt" officeooo:rsid="01629141" style:font-size-asian="10pt" style:font-size-complex="10pt"/>
    </style:style>
    <style:style style:name="T396" style:family="text">
      <style:text-properties style:font-name="Liberation Mono" officeooo:rsid="016dbb52"/>
    </style:style>
    <style:style style:name="T397" style:family="text">
      <style:text-properties style:font-name="Liberation Mono" officeooo:rsid="017b3152"/>
    </style:style>
    <style:style style:name="T398" style:family="text">
      <style:text-properties style:font-name="Liberation Mono" officeooo:rsid="0185ce48"/>
    </style:style>
    <style:style style:name="T399" style:family="text">
      <style:text-properties style:font-name="Liberation Mono" officeooo:rsid="018ed96c"/>
    </style:style>
    <style:style style:name="T400" style:family="text">
      <style:text-properties style:font-name="Liberation Mono" officeooo:rsid="019a2b31"/>
    </style:style>
    <style:style style:name="T401" style:family="text">
      <style:text-properties style:font-name="Liberation Mono" officeooo:rsid="002d3992"/>
    </style:style>
    <style:style style:name="T402" style:family="text">
      <style:text-properties style:font-name="Liberation Mono" fo:font-weight="normal" officeooo:rsid="021a0607" style:font-weight-asian="normal" style:font-weight-complex="normal"/>
    </style:style>
    <style:style style:name="T403" style:family="text">
      <style:text-properties style:font-name="Liberation Mono" officeooo:rsid="021a0607"/>
    </style:style>
    <style:style style:name="T404" style:family="text">
      <style:text-properties style:font-name="Liberation Mono" officeooo:rsid="021acbb8"/>
    </style:style>
    <style:style style:name="T405" style:family="text">
      <style:text-properties style:font-name="Liberation Mono" officeooo:rsid="0223e265"/>
    </style:style>
    <style:style style:name="T406" style:family="text">
      <style:text-properties style:font-name="Liberation Mono" officeooo:rsid="0224c501"/>
    </style:style>
    <style:style style:name="T407" style:family="text">
      <style:text-properties style:font-name="Liberation Mono" officeooo:rsid="022e0908"/>
    </style:style>
    <style:style style:name="T408" style:family="text">
      <style:text-properties style:font-name="Liberation Mono" officeooo:rsid="023056ae"/>
    </style:style>
    <style:style style:name="T409" style:family="text">
      <style:text-properties style:font-name="Liberation Mono" officeooo:rsid="00ebf651"/>
    </style:style>
    <style:style style:name="T410" style:family="text">
      <style:text-properties style:font-name="Liberation Mono" officeooo:rsid="0231bc8e"/>
    </style:style>
    <style:style style:name="T411" style:family="text">
      <style:text-properties style:font-name="Liberation Mono" officeooo:rsid="0254bafc"/>
    </style:style>
    <style:style style:name="T412" style:family="text">
      <style:text-properties style:font-name="Liberation Mono" officeooo:rsid="02590f82"/>
    </style:style>
    <style:style style:name="T413" style:family="text">
      <style:text-properties style:font-name="Liberation Mono" officeooo:rsid="02592493"/>
    </style:style>
    <style:style style:name="T414" style:family="text">
      <style:text-properties style:font-name="Liberation Mono" officeooo:rsid="012fa54d"/>
    </style:style>
    <style:style style:name="T415" style:family="text">
      <style:text-properties style:font-name="Liberation Mono" officeooo:rsid="02716cdf" fo:background-color="transparent" loext:char-shading-value="0"/>
    </style:style>
    <style:style style:name="T416" style:family="text">
      <style:text-properties officeooo:rsid="012d0c1c"/>
    </style:style>
    <style:style style:name="T417" style:family="text">
      <style:text-properties officeooo:rsid="012fa54d"/>
    </style:style>
    <style:style style:name="T418" style:family="text">
      <style:text-properties officeooo:rsid="01339696"/>
    </style:style>
    <style:style style:name="T419" style:family="text">
      <style:text-properties officeooo:rsid="0136f5ea"/>
    </style:style>
    <style:style style:name="T420" style:family="text">
      <style:text-properties officeooo:rsid="013acfe7"/>
    </style:style>
    <style:style style:name="T421" style:family="text">
      <style:text-properties officeooo:rsid="013d724f"/>
    </style:style>
    <style:style style:name="T422" style:family="text">
      <style:text-properties officeooo:rsid="013ed120"/>
    </style:style>
    <style:style style:name="T423" style:family="text">
      <style:text-properties officeooo:rsid="013fefa0"/>
    </style:style>
    <style:style style:name="T424" style:family="text">
      <style:text-properties officeooo:rsid="01416591"/>
    </style:style>
    <style:style style:name="T425" style:family="text">
      <style:text-properties officeooo:rsid="0141cefd"/>
    </style:style>
    <style:style style:name="T426" style:family="text">
      <style:text-properties officeooo:rsid="01433077"/>
    </style:style>
    <style:style style:name="T427" style:family="text">
      <style:text-properties officeooo:rsid="0144a248"/>
    </style:style>
    <style:style style:name="T428" style:family="text">
      <style:text-properties officeooo:rsid="0148ad55"/>
    </style:style>
    <style:style style:name="T429" style:family="text">
      <style:text-properties officeooo:rsid="01496a0e"/>
    </style:style>
    <style:style style:name="T430" style:family="text">
      <style:text-properties officeooo:rsid="014bb5b9"/>
    </style:style>
    <style:style style:name="T431" style:family="text">
      <style:text-properties officeooo:rsid="014d1ec7"/>
    </style:style>
    <style:style style:name="T432" style:family="text">
      <style:text-properties officeooo:rsid="014ef1f8"/>
    </style:style>
    <style:style style:name="T433" style:family="text">
      <style:text-properties officeooo:rsid="0154a93a"/>
    </style:style>
    <style:style style:name="T434" style:family="text">
      <style:text-properties officeooo:rsid="016be7bd"/>
    </style:style>
    <style:style style:name="T435" style:family="text">
      <style:text-properties officeooo:rsid="016dbb52"/>
    </style:style>
    <style:style style:name="T436" style:family="text">
      <style:text-properties officeooo:rsid="0170b7b1"/>
    </style:style>
    <style:style style:name="T437" style:family="text">
      <style:text-properties officeooo:rsid="0173fce3"/>
    </style:style>
    <style:style style:name="T438" style:family="text">
      <style:text-properties officeooo:rsid="017b3152"/>
    </style:style>
    <style:style style:name="T439" style:family="text">
      <style:text-properties officeooo:rsid="0182de90"/>
    </style:style>
    <style:style style:name="T440" style:family="text">
      <style:text-properties officeooo:rsid="01873023"/>
    </style:style>
    <style:style style:name="T441" style:family="text">
      <style:text-properties officeooo:rsid="018ab292"/>
    </style:style>
    <style:style style:name="T442" style:family="text">
      <style:text-properties officeooo:rsid="018c0df7"/>
    </style:style>
    <style:style style:name="T443" style:family="text">
      <style:text-properties officeooo:rsid="018de42b"/>
    </style:style>
    <style:style style:name="T444" style:family="text">
      <style:text-properties officeooo:rsid="01975c83"/>
    </style:style>
    <style:style style:name="T445" style:family="text">
      <style:text-properties officeooo:rsid="0197c981"/>
    </style:style>
    <style:style style:name="T446" style:family="text">
      <style:text-properties officeooo:rsid="019a03bf"/>
    </style:style>
    <style:style style:name="T447" style:family="text">
      <style:text-properties officeooo:rsid="019a2b31"/>
    </style:style>
    <style:style style:name="T448" style:family="text">
      <style:text-properties officeooo:rsid="019b68aa"/>
    </style:style>
    <style:style style:name="T449" style:family="text">
      <style:text-properties officeooo:rsid="019d2bdf"/>
    </style:style>
    <style:style style:name="T450" style:family="text">
      <style:text-properties officeooo:rsid="019f1229"/>
    </style:style>
    <style:style style:name="T451" style:family="text">
      <style:text-properties officeooo:rsid="019f7645"/>
    </style:style>
    <style:style style:name="T452" style:family="text">
      <style:text-properties style:text-line-through-style="none" style:text-line-through-type="none"/>
    </style:style>
    <style:style style:name="T453" style:family="text">
      <style:text-properties style:text-line-through-style="none" style:text-line-through-type="none" style:font-name="Arial1" officeooo:rsid="00589eeb"/>
    </style:style>
    <style:style style:name="T454" style:family="text">
      <style:text-properties style:text-line-through-style="none" style:text-line-through-type="none" style:font-name="Arial1" fo:font-size="14pt" fo:font-weight="bold" officeooo:rsid="01a1a50a" style:font-name-asian="Droid Sans Fallback" style:font-size-asian="14pt" style:font-weight-asian="bold" style:font-name-complex="Arial2" style:font-size-complex="14pt" style:font-weight-complex="bold"/>
    </style:style>
    <style:style style:name="T455" style:family="text">
      <style:text-properties style:text-line-through-style="none" style:text-line-through-type="none" officeooo:rsid="01c10f45"/>
    </style:style>
    <style:style style:name="T456" style:family="text">
      <style:text-properties officeooo:rsid="01aaae40"/>
    </style:style>
    <style:style style:name="T457" style:family="text">
      <style:text-properties officeooo:rsid="01b0dd25"/>
    </style:style>
    <style:style style:name="T458" style:family="text">
      <style:text-properties officeooo:rsid="01b921a3"/>
    </style:style>
    <style:style style:name="T459" style:family="text">
      <style:text-properties officeooo:rsid="01bc8a8a"/>
    </style:style>
    <style:style style:name="T460" style:family="text">
      <style:text-properties officeooo:rsid="01be7821"/>
    </style:style>
    <style:style style:name="T461" style:family="text">
      <style:text-properties officeooo:rsid="01bf2115"/>
    </style:style>
    <style:style style:name="T462" style:family="text">
      <style:text-properties officeooo:rsid="01c10f45"/>
    </style:style>
    <style:style style:name="T463" style:family="text">
      <style:text-properties officeooo:rsid="01c293b8"/>
    </style:style>
    <style:style style:name="T464" style:family="text">
      <style:text-properties style:font-name="Albany AMT" fo:font-size="14pt" fo:font-weight="bold" officeooo:rsid="01c3b38f" style:font-name-asian="Droid Sans Fallback" style:font-size-asian="14pt" style:font-weight-asian="bold" style:font-name-complex="Arial2" style:font-size-complex="14pt" style:font-weight-complex="bold"/>
    </style:style>
    <style:style style:name="T465" style:family="text">
      <style:text-properties style:font-name="Albany AMT" fo:font-size="14pt" fo:font-weight="bold" officeooo:rsid="02592493" style:font-name-asian="Droid Sans Fallback" style:font-size-asian="14pt" style:font-weight-asian="bold" style:font-name-complex="Arial2" style:font-size-complex="14pt" style:font-weight-complex="bold"/>
    </style:style>
    <style:style style:name="T466" style:family="text">
      <style:text-properties officeooo:rsid="01c3ebc2"/>
    </style:style>
    <style:style style:name="T467" style:family="text">
      <style:text-properties officeooo:rsid="01c9a30e"/>
    </style:style>
    <style:style style:name="T468" style:family="text">
      <style:text-properties officeooo:rsid="01cbef9c"/>
    </style:style>
    <style:style style:name="T469" style:family="text">
      <style:text-properties officeooo:rsid="01d93149"/>
    </style:style>
    <style:style style:name="T470" style:family="text">
      <style:text-properties style:font-name="Liberation Sans"/>
    </style:style>
    <style:style style:name="T471" style:family="text">
      <style:text-properties style:font-name="Liberation Sans" fo:font-size="10pt" style:font-size-asian="10pt" style:font-size-complex="10pt"/>
    </style:style>
    <style:style style:name="T472" style:family="text">
      <style:text-properties style:font-name="Liberation Sans" fo:font-size="10pt" officeooo:rsid="016be7bd" style:font-size-asian="10pt" style:font-size-complex="10pt"/>
    </style:style>
    <style:style style:name="T473" style:family="text">
      <style:text-properties style:font-name="Liberation Sans" fo:font-size="10pt" officeooo:rsid="01629141" style:font-size-asian="10pt" style:font-size-complex="10pt"/>
    </style:style>
    <style:style style:name="T474" style:family="text">
      <style:text-properties style:font-name="Liberation Sans" fo:font-size="10pt" officeooo:rsid="0173fce3" style:font-size-asian="10pt" style:font-size-complex="10pt"/>
    </style:style>
    <style:style style:name="T475" style:family="text">
      <style:text-properties style:font-name="Liberation Sans" fo:font-size="10pt" officeooo:rsid="017557dd" style:font-size-asian="10pt" style:font-size-complex="10pt"/>
    </style:style>
    <style:style style:name="T476" style:family="text">
      <style:text-properties style:font-name="Liberation Sans" fo:font-size="10pt" officeooo:rsid="0265c27f" style:font-size-asian="10pt" style:font-size-complex="10pt"/>
    </style:style>
    <style:style style:name="T477" style:family="text">
      <style:text-properties style:font-name="Liberation Sans" officeooo:rsid="02045197"/>
    </style:style>
    <style:style style:name="T478" style:family="text">
      <style:text-properties style:font-name="Liberation Sans" fo:font-size="9pt" officeooo:rsid="02039cf9" style:font-size-asian="9pt" style:font-size-complex="9pt"/>
    </style:style>
    <style:style style:name="T479" style:family="text">
      <style:text-properties style:font-name="Liberation Sans" fo:font-size="9pt" officeooo:rsid="0209f529" style:font-size-asian="9pt" style:font-size-complex="9pt"/>
    </style:style>
    <style:style style:name="T480" style:family="text">
      <style:text-properties style:font-name="Liberation Sans" fo:font-size="9pt" officeooo:rsid="020aef0a" style:font-size-asian="9pt" style:font-size-complex="9pt"/>
    </style:style>
    <style:style style:name="T481" style:family="text">
      <style:text-properties style:font-name="Liberation Sans" officeooo:rsid="020595e8"/>
    </style:style>
    <style:style style:name="T482" style:family="text">
      <style:text-properties style:font-name="Liberation Sans" officeooo:rsid="0209f529"/>
    </style:style>
    <style:style style:name="T483" style:family="text">
      <style:text-properties style:font-name="Liberation Sans" officeooo:rsid="020aef0a"/>
    </style:style>
    <style:style style:name="T484" style:family="text">
      <style:text-properties style:font-name="Liberation Sans" officeooo:rsid="020bc4d4"/>
    </style:style>
    <style:style style:name="T485" style:family="text">
      <style:text-properties style:font-name="Liberation Sans" officeooo:rsid="02121193"/>
    </style:style>
    <style:style style:name="T486" style:family="text">
      <style:text-properties style:font-name="Liberation Sans" fo:font-weight="bold" officeooo:rsid="02121193" style:font-weight-asian="bold" style:font-weight-complex="bold"/>
    </style:style>
    <style:style style:name="T487" style:family="text">
      <style:text-properties style:font-name="Liberation Sans" officeooo:rsid="02039cf9"/>
    </style:style>
    <style:style style:name="T488" style:family="text">
      <style:text-properties style:font-name="Liberation Sans" officeooo:rsid="0213522b"/>
    </style:style>
    <style:style style:name="T489" style:family="text">
      <style:text-properties style:font-name="Liberation Sans" officeooo:rsid="02045197" fo:background-color="#ffaa95" loext:char-shading-value="0"/>
    </style:style>
    <style:style style:name="T490" style:family="text">
      <style:text-properties style:font-name="Liberation Sans" officeooo:rsid="02045197" fo:background-color="#ffffa6" loext:char-shading-value="0"/>
    </style:style>
    <style:style style:name="T491" style:family="text">
      <style:text-properties style:font-name="Liberation Sans" officeooo:rsid="02155136"/>
    </style:style>
    <style:style style:name="T492" style:family="text">
      <style:text-properties style:font-name="Liberation Sans" officeooo:rsid="0215ba50"/>
    </style:style>
    <style:style style:name="T493" style:family="text">
      <style:text-properties style:font-name="Liberation Sans" officeooo:rsid="021a0607"/>
    </style:style>
    <style:style style:name="T494" style:family="text">
      <style:text-properties style:font-name="Liberation Sans" officeooo:rsid="021acbb8"/>
    </style:style>
    <style:style style:name="T495" style:family="text">
      <style:text-properties style:font-name="Liberation Sans" officeooo:rsid="021ed55f"/>
    </style:style>
    <style:style style:name="T496" style:family="text">
      <style:text-properties style:font-name="Liberation Sans" officeooo:rsid="02228b6f"/>
    </style:style>
    <style:style style:name="T497" style:family="text">
      <style:text-properties style:font-name="Liberation Sans" officeooo:rsid="0223e265"/>
    </style:style>
    <style:style style:name="T498" style:family="text">
      <style:text-properties style:font-name="Liberation Sans" officeooo:rsid="0224c501"/>
    </style:style>
    <style:style style:name="T499" style:family="text">
      <style:text-properties style:font-name="Liberation Sans" officeooo:rsid="022e0908"/>
    </style:style>
    <style:style style:name="T500" style:family="text">
      <style:text-properties style:font-name="Liberation Sans" officeooo:rsid="023056ae"/>
    </style:style>
    <style:style style:name="T501" style:family="text">
      <style:text-properties style:font-name="Liberation Sans" officeooo:rsid="00ebf651"/>
    </style:style>
    <style:style style:name="T502" style:family="text">
      <style:text-properties style:font-name="Liberation Sans" officeooo:rsid="021cee21"/>
    </style:style>
    <style:style style:name="T503" style:family="text">
      <style:text-properties style:font-name="Liberation Sans" officeooo:rsid="0231bc8e"/>
    </style:style>
    <style:style style:name="T504" style:family="text">
      <style:text-properties style:font-name="Liberation Sans" officeooo:rsid="02540735"/>
    </style:style>
    <style:style style:name="T505" style:family="text">
      <style:text-properties style:font-name="Liberation Sans" officeooo:rsid="02590f82"/>
    </style:style>
    <style:style style:name="T506" style:family="text">
      <style:text-properties style:font-name="Liberation Sans" officeooo:rsid="02592493"/>
    </style:style>
    <style:style style:name="T507" style:family="text">
      <style:text-properties style:font-name="Liberation Sans" officeooo:rsid="0259fc4a"/>
    </style:style>
    <style:style style:name="T508" style:family="text">
      <style:text-properties style:font-name="Liberation Sans" officeooo:rsid="0260c36c"/>
    </style:style>
    <style:style style:name="T509" style:family="text">
      <style:text-properties style:font-name="Liberation Sans" officeooo:rsid="0201eefe"/>
    </style:style>
    <style:style style:name="T510" style:family="text">
      <style:text-properties style:font-name="Liberation Sans" officeooo:rsid="02611a9e"/>
    </style:style>
    <style:style style:name="T511" style:family="text">
      <style:text-properties style:font-name="Liberation Sans" officeooo:rsid="027822cc"/>
    </style:style>
    <style:style style:name="T512" style:family="text">
      <style:text-properties officeooo:rsid="01e45cdb"/>
    </style:style>
    <style:style style:name="T513" style:family="text">
      <style:text-properties officeooo:rsid="01ee550e"/>
    </style:style>
    <style:style style:name="T514" style:family="text">
      <style:text-properties officeooo:rsid="01f4d759"/>
    </style:style>
    <style:style style:name="T515" style:family="text">
      <style:text-properties officeooo:rsid="01f67d16"/>
    </style:style>
    <style:style style:name="T516" style:family="text">
      <style:text-properties officeooo:rsid="01f795ac"/>
    </style:style>
    <style:style style:name="T517" style:family="text">
      <style:text-properties officeooo:rsid="01fa8c2a"/>
    </style:style>
    <style:style style:name="T518" style:family="text">
      <style:text-properties officeooo:rsid="01fc2cc0"/>
    </style:style>
    <style:style style:name="T519" style:family="text">
      <style:text-properties officeooo:rsid="01ff1067"/>
    </style:style>
    <style:style style:name="T520" style:family="text">
      <style:text-properties officeooo:rsid="0209f529"/>
    </style:style>
    <style:style style:name="T521" style:family="text">
      <style:text-properties officeooo:rsid="020aef0a"/>
    </style:style>
    <style:style style:name="T522" style:family="text">
      <style:text-properties officeooo:rsid="020f22e7"/>
    </style:style>
    <style:style style:name="T523" style:family="text">
      <style:text-properties officeooo:rsid="02155136"/>
    </style:style>
    <style:style style:name="T524" style:family="text">
      <style:text-properties officeooo:rsid="0215ba50"/>
    </style:style>
    <style:style style:name="T525" style:family="text">
      <style:text-properties officeooo:rsid="02162536"/>
    </style:style>
    <style:style style:name="T526" style:family="text">
      <style:text-properties officeooo:rsid="02195ee1"/>
    </style:style>
    <style:style style:name="T527" style:family="text">
      <style:text-properties officeooo:rsid="021a0607"/>
    </style:style>
    <style:style style:name="T528" style:family="text">
      <style:text-properties officeooo:rsid="021cee21"/>
    </style:style>
    <style:style style:name="T529" style:family="text">
      <style:text-properties officeooo:rsid="00b5a915"/>
    </style:style>
    <style:style style:name="T530" style:family="text">
      <style:text-properties officeooo:rsid="00eb607f"/>
    </style:style>
    <style:style style:name="T531" style:family="text">
      <style:text-properties officeooo:rsid="021ed55f"/>
    </style:style>
    <style:style style:name="T532" style:family="text">
      <style:text-properties officeooo:rsid="022cf190"/>
    </style:style>
    <style:style style:name="T533" style:family="text">
      <style:text-properties officeooo:rsid="022e662e"/>
    </style:style>
    <style:style style:name="T534" style:family="text">
      <style:text-properties officeooo:rsid="0231bc8e"/>
    </style:style>
    <style:style style:name="T535" style:family="text">
      <style:text-properties officeooo:rsid="02328898"/>
    </style:style>
    <style:style style:name="T536" style:family="text">
      <style:text-properties officeooo:rsid="0253c85e"/>
    </style:style>
    <style:style style:name="T537" style:family="text">
      <style:text-properties officeooo:rsid="0254bafc"/>
    </style:style>
    <style:style style:name="T538" style:family="text">
      <style:text-properties officeooo:rsid="02559d68"/>
    </style:style>
    <style:style style:name="T539" style:family="text">
      <style:text-properties officeooo:rsid="02590f82"/>
    </style:style>
    <style:style style:name="T540" style:family="text">
      <style:text-properties officeooo:rsid="02611a9e"/>
    </style:style>
    <style:style style:name="T541" style:family="text">
      <style:text-properties officeooo:rsid="0261b112"/>
    </style:style>
    <style:style style:name="T542" style:family="text">
      <style:text-properties officeooo:rsid="0265a999"/>
    </style:style>
    <style:style style:name="T543" style:family="text">
      <style:text-properties officeooo:rsid="0266b9a9"/>
    </style:style>
    <style:style style:name="T544" style:family="text">
      <style:text-properties style:font-name="Liberation Sans1" fo:font-size="10pt" officeooo:rsid="026b2802" style:font-size-asian="10pt" style:font-size-complex="10pt"/>
    </style:style>
    <style:style style:name="T545" style:family="text">
      <style:text-properties officeooo:rsid="0273b99f"/>
    </style:style>
    <style:style style:name="T546" style:family="text">
      <style:text-properties officeooo:rsid="02744459"/>
    </style:style>
    <style:style style:name="T547" style:family="text">
      <style:text-properties officeooo:rsid="02748c6f"/>
    </style:style>
    <style:style style:name="T548" style:family="text">
      <style:text-properties officeooo:rsid="027822cc"/>
    </style:style>
    <style:style style:name="T549" style:family="text">
      <style:text-properties style:font-name="Liberation Mono"/>
    </style:style>
    <style:style style:name="T550" style:family="text">
      <style:text-properties style:font-name="Liberation San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8"><text:a xlink:type="simple" xlink:href="#__RefHeading___Toc21689_2839012224" text:style-name="Index_20_Link" text:visited-style-name="Index_20_Link">Notices<text:tab/>2</text:a></text:p>
          <text:p text:style-name="P388"><text:a xlink:type="simple" xlink:href="#__RefHeading__2283_1069698732" text:style-name="Index_20_Link" text:visited-style-name="Index_20_Link">Introduction<text:tab/>2</text:a></text:p>
          <text:p text:style-name="P389"><text:a xlink:type="simple" xlink:href="#__RefHeading__2825_783618117" text:style-name="Index_20_Link" text:visited-style-name="Index_20_Link">Definitions<text:tab/>3</text:a></text:p>
          <text:p text:style-name="P389"><text:a xlink:type="simple" xlink:href="#__RefHeading___Toc20115_1654943410" text:style-name="Index_20_Link" text:visited-style-name="Index_20_Link">Implementation Status<text:tab/>3</text:a></text:p>
          <text:p text:style-name="P389"><text:a xlink:type="simple" xlink:href="#__RefHeading__15867_1069698732" text:style-name="Index_20_Link" text:visited-style-name="Index_20_Link">References<text:tab/>4</text:a></text:p>
          <text:p text:style-name="P388"><text:a xlink:type="simple" xlink:href="#__RefHeading__15869_1069698732" text:style-name="Index_20_Link" text:visited-style-name="Index_20_Link">Machine Interface<text:tab/>5</text:a></text:p>
          <text:p text:style-name="P388"><text:a xlink:type="simple" xlink:href="#__RefHeading___Toc20261_1654943410" text:style-name="Index_20_Link" text:visited-style-name="Index_20_Link">Assembling Bare-metal Programs<text:tab/>7</text:a></text:p>
          <text:p text:style-name="P389"><text:a xlink:type="simple" xlink:href="#__RefHeading___Toc20117_16549434101" text:style-name="Index_20_Link" text:visited-style-name="Index_20_Link">--image File Considerations<text:tab/>7</text:a></text:p>
          <text:p text:style-name="P389"><text:a xlink:type="simple" xlink:href="#__RefHeading___Toc20119_16549434101" text:style-name="Index_20_Link" text:visited-style-name="Index_20_Link">--gldipl List-Directed IPL Considerations<text:tab/>7</text:a></text:p>
          <text:p text:style-name="P388"><text:a xlink:type="simple" xlink:href="#__RefHeading__3164_783618117" text:style-name="Index_20_Link" text:visited-style-name="Index_20_Link">List-Directed IPL Directory Structure<text:tab/>9</text:a></text:p>
          <text:p text:style-name="P389"><text:a xlink:type="simple" xlink:href="#__RefHeading__3353_1088619494" text:style-name="Index_20_Link" text:visited-style-name="Index_20_Link">Bare-metal Program Content<text:tab/>10</text:a></text:p>
          <text:p text:style-name="P388"><text:a xlink:type="simple" xlink:href="#__RefHeading__24855_565103337" text:style-name="Index_20_Link" text:visited-style-name="Index_20_Link">LOD1 Record Content<text:tab/>11</text:a></text:p>
          <text:p text:style-name="P388"><text:a xlink:type="simple" xlink:href="#__RefHeading__24857_565103337" text:style-name="Index_20_Link" text:visited-style-name="Index_20_Link">Memory Usage and Program Entry<text:tab/>14</text:a></text:p>
          <text:p text:style-name="P389"><text:a xlink:type="simple" xlink:href="#__RefHeading__2432_826253704" text:style-name="Index_20_Link" text:visited-style-name="Index_20_Link">Bare-Metal Program Usage<text:tab/>14</text:a></text:p>
          <text:p text:style-name="P389"><text:a xlink:type="simple" xlink:href="#__RefHeading__2434_826253704" text:style-name="Index_20_Link" text:visited-style-name="Index_20_Link">Bare-Metal Program Entry<text:tab/>15</text:a></text:p>
          <text:p text:style-name="P390"><text:a xlink:type="simple" xlink:href="#__RefHeading__2436_826253704" text:style-name="Index_20_Link" text:visited-style-name="Index_20_Link">IPL PSW Source<text:tab/>16</text:a></text:p>
          <text:p text:style-name="P389"><text:a xlink:type="simple" xlink:href="#__RefHeading__2438_826253704" text:style-name="Index_20_Link" text:visited-style-name="Index_20_Link">Boot Loader Usage<text:tab/>16</text:a></text:p>
          <text:p text:style-name="P389"><text:a xlink:type="simple" xlink:href="#__RefHeading__2440_826253704" text:style-name="Index_20_Link" text:visited-style-name="Index_20_Link">Booted Program Entry<text:tab/>18</text:a></text:p>
          <text:p text:style-name="P388"><text:a xlink:type="simple" xlink:href="#__RefHeading___Toc5424_3012907852" text:style-name="Index_20_Link" text:visited-style-name="Index_20_Link">CARD Deck Structure<text:tab/>19</text:a></text:p>
          <text:p text:style-name="P389"><text:a xlink:type="simple" xlink:href="#__RefHeading___Toc5552_3012907852" text:style-name="Index_20_Link" text:visited-style-name="Index_20_Link">IPL Channel Program<text:tab/>19</text:a></text:p>
          <text:p text:style-name="P389"><text:a xlink:type="simple" xlink:href="#__RefHeading___Toc5426_3012907852" text:style-name="Index_20_Link" text:visited-style-name="Index_20_Link">Non-Hercules Use<text:tab/>21</text:a></text:p>
          <text:p text:style-name="P388"><text:a xlink:type="simple" xlink:href="#__RefHeading__2849_383088859" text:style-name="Index_20_Link" text:visited-style-name="Index_20_Link">FBA DASD Structure<text:tab/>22</text:a></text:p>
          <text:p text:style-name="P388"><text:a xlink:type="simple" xlink:href="#__RefHeading__25023_565103337" text:style-name="Index_20_Link" text:visited-style-name="Index_20_Link">iplasma.py<text:tab/>23</text:a></text:p>
          <text:p text:style-name="P390"><text:a xlink:type="simple" xlink:href="#__RefHeading___Toc20229_1123372989" text:style-name="Index_20_Link" text:visited-style-name="Index_20_Link">-f/--format<text:tab/>23</text:a></text:p>
          <text:p text:style-name="P390"><text:a xlink:type="simple" xlink:href="#__RefHeading__2735_383088859" text:style-name="Index_20_Link" text:visited-style-name="Index_20_Link">-v/--verbose<text:tab/>23</text:a></text:p>
          <text:p text:style-name="P389"><text:a xlink:type="simple" xlink:href="#__RefHeading___Toc33057_1654943410" text:style-name="Index_20_Link" text:visited-style-name="Index_20_Link">Image File Input Related Options<text:tab/>23</text:a></text:p>
          <text:p text:style-name="P390"><text:a xlink:type="simple" xlink:href="#__RefHeading___Toc33059_1654943410" text:style-name="Index_20_Link" text:visited-style-name="Index_20_Link">-l/--load ADDRESS<text:tab/>23</text:a></text:p>
          <text:p text:style-name="P389"><text:a xlink:type="simple" xlink:href="#__RefHeading___Toc33061_1654943410" text:style-name="Index_20_Link" text:visited-style-name="Index_20_Link">List-Directed IPL Input Related Options<text:tab/>24</text:a></text:p>
          <text:p text:style-name="P390"><text:a xlink:type="simple" xlink:href="#__RefHeading___Toc33063_1654943410" text:style-name="Index_20_Link" text:visited-style-name="Index_20_Link">-n/--noload FILENAME<text:tab/>24</text:a></text:p>
          <text:p text:style-name="P390"><text:a xlink:type="simple" xlink:href="#__RefHeading__2414_175267726" text:style-name="Index_20_Link" text:visited-style-name="Index_20_Link">--psw FILENAME|bc|ec<text:tab/>24</text:a></text:p>
          <text:p text:style-name="P390"><text:a xlink:type="simple" xlink:href="#__RefHeading__2416_175267726" text:style-name="Index_20_Link" text:visited-style-name="Index_20_Link">--asa FILENAME<text:tab/>24</text:a></text:p>
          <text:p text:style-name="P389"><text:a xlink:type="simple" xlink:href="#__RefHeading__2420_175267726" text:style-name="Index_20_Link" text:visited-style-name="Index_20_Link">Boot Loader Input Command-Line Options<text:tab/>24</text:a></text:p>
          <text:p text:style-name="P390"><text:a xlink:type="simple" xlink:href="#__RefHeading___Toc5361_2810378038" text:style-name="Index_20_Link" text:visited-style-name="Index_20_Link">-a/--am MODE<text:tab/>24</text:a></text:p>
          <text:p text:style-name="P390"><text:a xlink:type="simple" xlink:href="#__RefHeading__2422_175267726" text:style-name="Index_20_Link" text:visited-style-name="Index_20_Link">-b/--boot FILEPATH<text:tab/>25</text:a></text:p>
          <text:p text:style-name="P390"><text:a xlink:type="simple" xlink:href="#__RefHeading___Toc5125_3286419246" text:style-name="Index_20_Link" text:visited-style-name="Index_20_Link">--lasa FILENAME<text:tab/>25</text:a></text:p>
          <text:p text:style-name="P390"><text:a xlink:type="simple" xlink:href="#__RefHeading___Toc5127_3286419246" text:style-name="Index_20_Link" text:visited-style-name="Index_20_Link">--lpsw FILENAME<text:tab/>25</text:a></text:p>
          <text:p text:style-name="P389"><text:a xlink:type="simple" xlink:href="#__RefHeading__2428_175267726" text:style-name="Index_20_Link" text:visited-style-name="Index_20_Link">Output IPL Medium Command-Line Options<text:tab/>25</text:a></text:p>
          <text:p text:style-name="P390"><text:a xlink:type="simple" xlink:href="#__RefHeading__25142_565103337" text:style-name="Index_20_Link" text:visited-style-name="Index_20_Link">-d/--dtype DTYPE<text:tab/>25</text:a></text:p>
          <text:p text:style-name="P390"><text:a xlink:type="simple" xlink:href="#__RefHeading__25144_565103337" text:style-name="Index_20_Link" text:visited-style-name="Index_20_Link">-m/--medium FILEPATH<text:tab/>26</text:a></text:p>
          <text:p text:style-name="P390"><text:a xlink:type="simple" xlink:href="#__RefHeading___Toc5027_3652214744" text:style-name="Index_20_Link" text:visited-style-name="Index_20_Link">-o/--owner NAME<text:tab/>26</text:a></text:p>
          <text:p text:style-name="P390"><text:a xlink:type="simple" xlink:href="#__RefHeading__25150_565103337" text:style-name="Index_20_Link" text:visited-style-name="Index_20_Link">-r/--recl SIZE<text:tab/>26</text:a></text:p>
          <text:p text:style-name="P390"><text:a xlink:type="simple" xlink:href="#__RefHeading__3323_423091853" text:style-name="Index_20_Link" text:visited-style-name="Index_20_Link">-s/--size OPTION<text:tab/>26</text:a></text:p>
          <text:p text:style-name="P390"><text:a xlink:type="simple" xlink:href="#__RefHeading___Toc5029_3652214744" text:style-name="Index_20_Link" text:visited-style-name="Index_20_Link">-v/--volser ID<text:tab/>27</text:a></text:p>
          <text:p text:style-name="P388"><text:soft-page-break/><text:a xlink:type="simple" xlink:href="#__RefHeading___Toc5017_3388329062" text:style-name="Index_20_Link" text:visited-style-name="Index_20_Link">Appendix A - IPL ELF Lessons Learned<text:tab/>28</text:a></text:p>
          <text:p text:style-name="P389"><text:a xlink:type="simple" xlink:href="#__RefHeading__22294_5651033371" text:style-name="Index_20_Link" text:visited-style-name="Index_20_Link">Media Architectures<text:tab/>28</text:a></text:p>
          <text:p text:style-name="P389"><text:a xlink:type="simple" xlink:href="#__RefHeading__22296_5651033371" text:style-name="Index_20_Link" text:visited-style-name="Index_20_Link">Reusable Boot Loaders<text:tab/>28</text:a></text:p>
          <text:p text:style-name="P389"><text:a xlink:type="simple" xlink:href="#__RefHeading__22298_5651033371" text:style-name="Index_20_Link" text:visited-style-name="Index_20_Link">Media Preparation Data<text:tab/>28</text:a></text:p>
          <text:p text:style-name="P389"><text:a xlink:type="simple" xlink:href="#__RefHeading__22300_5651033371" text:style-name="Index_20_Link" text:visited-style-name="Index_20_Link">Boot Loader Interface<text:tab/>29</text:a></text:p>
          <text:p text:style-name="P390"><text:a xlink:type="simple" xlink:href="#__RefHeading__22302_5651033371" text:style-name="Index_20_Link" text:visited-style-name="Index_20_Link">Stream vs. Directed Boot Program Records<text:tab/>29</text:a></text:p>
          <text:p text:style-name="P390"><text:a xlink:type="simple" xlink:href="#__RefHeading__22304_5651033371" text:style-name="Index_20_Link" text:visited-style-name="Index_20_Link">Object Deck Records<text:tab/>30</text:a></text:p>
          <text:p text:style-name="P388"><text:a xlink:type="simple" xlink:href="#__RefHeading___Toc4143_3950684887" text:style-name="Index_20_Link" text:visited-style-name="Index_20_Link">Appendix B – How to Manage PSW’s<text:tab/>31</text:a></text:p>
          <text:p text:style-name="P389"><text:a xlink:type="simple" xlink:href="#__RefHeading___Toc4145_3950684887" text:style-name="Index_20_Link" text:visited-style-name="Index_20_Link">IPL of a List-Directed IPL Directory<text:tab/>31</text:a></text:p>
          <text:p text:style-name="P389"><text:a xlink:type="simple" xlink:href="#__RefHeading___Toc4147_3950684887" text:style-name="Index_20_Link" text:visited-style-name="Index_20_Link">IPL of an Image File<text:tab/>32</text:a></text:p>
          <text:p text:style-name="P389"><text:a xlink:type="simple" xlink:href="#__RefHeading___Toc4287_3473536250" text:style-name="Index_20_Link" text:visited-style-name="Index_20_Link">Boot Loaded List-Directed IPL Directory<text:tab/>32</text:a></text:p>
          <text:p text:style-name="P389"><text:a xlink:type="simple" xlink:href="#__RefHeading___Toc4289_3473536250" text:style-name="Index_20_Link" text:visited-style-name="Index_20_Link">Boot Loaded Image File<text:tab/>32</text:a></text:p>
          <text:p text:style-name="P389"><text:a xlink:type="simple" xlink:href="#__RefHeading___Toc4291_3473536250" text:style-name="Index_20_Link" text:visited-style-name="Index_20_Link">Booted Program Environment Management<text:tab/>33</text:a></text:p>
          <text:p text:style-name="P388"><text:a xlink:type="simple" xlink:href="#__RefHeading___Toc6124_3948203044" text:style-name="Index_20_Link" text:visited-style-name="Index_20_Link">Appendix C – deck.py<text:tab/>34</text:a></text:p>
          <text:p text:style-name="P389"><text:a xlink:type="simple" xlink:href="#__RefHeading___Toc6642_3948203044" text:style-name="Index_20_Link" text:visited-style-name="Index_20_Link">DECKS Environment Variable<text:tab/>35</text:a></text:p>
          <text:p text:style-name="P389"><text:a xlink:type="simple" xlink:href="#__RefHeading___Toc6514_3948203044" text:style-name="Index_20_Link" text:visited-style-name="Index_20_Link">Command Line Options<text:tab/>35</text:a></text:p>
          <text:p text:style-name="P390"><text:a xlink:type="simple" xlink:href="#__RefHeading___Toc6126_3948203044" text:style-name="Index_20_Link" text:visited-style-name="Index_20_Link">--boot FILENAME<text:tab/>35</text:a></text:p>
          <text:p text:style-name="P390"><text:a xlink:type="simple" xlink:href="#__RefHeading___Toc6130_3948203044" text:style-name="Index_20_Link" text:visited-style-name="Index_20_Link">-c/--card FILEPATH<text:tab/>35</text:a></text:p>
          <text:p text:style-name="P390"><text:a xlink:type="simple" xlink:href="#__RefHeading___Toc6713_2346636261" text:style-name="Index_20_Link" text:visited-style-name="Index_20_Link">--dump<text:tab/>35</text:a></text:p>
          <text:p text:style-name="P390"><text:a xlink:type="simple" xlink:href="#__RefHeading___Toc6132_3948203044" text:style-name="Index_20_Link" text:visited-style-name="Index_20_Link">-t/--tape FILEPATH<text:tab/>35</text:a></text:p>
          <text:p text:style-name="P390"><text:a xlink:type="simple" xlink:href="#__RefHeading___Toc6659_435511710" text:style-name="Index_20_Link" text:visited-style-name="Index_20_Link">--tm NUMBER<text:tab/>35</text:a></text:p>
        </text:index-body>
      </text:table-of-content>
      <text:p text:style-name="P371"/>
      <text:p text:style-name="P3">Copyright <text:span text:style-name="T65">©</text:span> 201<text:span text:style-name="T66">5-202</text:span><text:span text:style-name="T543">1</text:span> Harold Grovesteen</text:p>
      <text:p text:style-name="P3"><text:span text:style-name="T2">See the file </text:span><text:span text:style-name="T4">doc/fdl-1.3.txt</text:span><text:span text:style-name="T2"> for copying conditions.</text:span></text:p>
      <text:h text:style-name="Heading_20_1" text:outline-level="1"><text:bookmark-start text:name="__RefHeading___Toc21689_2839012224"/>Notices<text:bookmark-end text:name="__RefHeading___Toc21689_2839012224"/></text:h>
      <text:p text:style-name="P57">z/Architecture is a registered trademark of International Business Machines Corporation.</text:p>
      <text:h text:style-name="P391" text:outline-level="1"><text:bookmark-start text:name="__RefHeading__2283_1069698732"/>Introduction<text:bookmark-end text:name="__RefHeading__2283_1069698732"/></text:h>
      <text:p text:style-name="P67"><text:span text:style-name="T1">A Small Mainframe Assembler (ASMA), the </text:span><text:span text:style-name="T5">asma.py</text:span><text:span text:style-name="T1"> tool, creates output intended for loading a bare-metal program into a mainframe compatible system for execution. <text:s/>With the exception of the ASMA list-directed Initial Program Load </text:span><text:span text:style-name="T441">(IPL)</text:span><text:span text:style-name="T1"> output format option, used with the Hercules emulator, some additional external content is required to do so.</text:span></text:p>
      <text:p text:style-name="P69">The context for <text:span text:style-name="T300">this </text:span>document is the structuring of an ASMA assembly image output <text:span text:style-name="T300">or</text:span> a list-directed IPL directory's content as the source for creating <text:span text:style-name="T300">a </text:span>Hercules emulation medium suitable for IPL, eliminating the need for additional user supplied content.</text:p>
      <text:p text:style-name="P120">Creation of device media content suitable for use with the mainframe IPL function ties together:</text:p>
      <text:list xml:id="list4156422022" text:style-name="L1">
        <text:list-item>
          <text:p text:style-name="P444">the tools used to create the content, </text:p>
        </text:list-item>
        <text:list-item>
          <text:p text:style-name="P444">the use and attributes of the media itself, and</text:p>
        </text:list-item>
        <text:list-item>
          <text:p text:style-name="P444"><text:soft-page-break/>the needs of the IPL function.</text:p>
        </text:list-item>
      </text:list>
      <text:p text:style-name="P120">Some intermediate process is required to go from the created binary content to the media ready for use in the IPL function. <text:s/>The capabilities of the binary content creation tooling drives much of the requirements for the intermediate process. <text:s/>The more capable the binary creation tools the less the intermediate process needs to do. <text:s/><text:span text:style-name="T302">The tool described in this document provides the intermediate process required to create the IPL-capable medium </text:span><text:span text:style-name="T458">when the binary content is created using ASMA</text:span><text:span text:style-name="T302">.</text:span></text:p>
      <text:p text:style-name="P67"><text:span text:style-name="T1">Concepts and lessons learned from the use of the IPL ELF ABI supplement will be incorporated into the new utility, </text:span><text:span text:style-name="T5">iplasma.py</text:span><text:span text:style-name="T68">. <text:s/></text:span><text:span text:style-name="T210">For details see “Appendix A”.</text:span></text:p>
      <text:h text:style-name="P400" text:outline-level="2"><text:bookmark-start text:name="__RefHeading__2825_783618117"/>Definitions<text:bookmark-end text:name="__RefHeading__2825_783618117"/></text:h>
      <text:p text:style-name="P30">The following terms are used in this document.</text:p>
      <text:p text:style-name="P31">install</text:p>
      <text:p text:style-name="P376"><text:span text:style-name="T131">The process of creating content </text:span><text:span text:style-name="T132">and placing it on a real or emulated medium </text:span><text:span text:style-name="T157">capable of participating in</text:span><text:span text:style-name="T132"> </text:span><text:span text:style-name="T131">the mainframe </text:span><text:span text:style-name="T150">IPL</text:span><text:span text:style-name="T131"> function. <text:s/></text:span><text:span text:style-name="T157">The installed content may participate directly</text:span><text:span text:style-name="T131"> </text:span><text:span text:style-name="T157">in the IPL function </text:span><text:span text:style-name="T131">or </text:span><text:span text:style-name="T157">be </text:span><text:span text:style-name="T131">load</text:span><text:span text:style-name="T160">ed</text:span><text:span text:style-name="T131"> by a boot loader </text:span><text:span text:style-name="T157">that supports </text:span><text:span text:style-name="T160">the loading</text:span><text:span text:style-name="T131">.</text:span></text:p>
      <text:p text:style-name="P380">boot loader</text:p>
      <text:p text:style-name="P376"><text:span text:style-name="T131">A</text:span><text:span text:style-name="T133">n installed</text:span><text:span text:style-name="T131"> bare-metal program that loads a program to which control is passed upon completion of the loading process.</text:span></text:p>
      <text:p text:style-name="P380">booted program</text:p>
      <text:p text:style-name="P376"><text:span text:style-name="T131">A</text:span><text:span text:style-name="T160">n installed </text:span><text:span text:style-name="T134">bare-metal </text:span><text:span text:style-name="T131">program loaded into memory by </text:span><text:span text:style-name="T160">the installed</text:span><text:span text:style-name="T131"> boot loader </text:span><text:span text:style-name="T149">to which control is passed by the boot loader.</text:span></text:p>
      <text:p text:style-name="P382"><text:span text:style-name="T132">A list-directed IPL directory </text:span><text:span text:style-name="T212">(LDID)</text:span><text:span text:style-name="T132"> constitutes a </text:span><text:span text:style-name="T212">structure</text:span><text:span text:style-name="T132"> </text:span><text:span text:style-name="T212">from</text:span><text:span text:style-name="T132"> which a bare-metal program may be installed. <text:s text:c="2"/>As the direct output of ASMA, ASMA </text:span><text:span text:style-name="T212">places</text:span><text:span text:style-name="T132">, in the context of the above definition, its output into the directory. <text:s/></text:span><text:span text:style-name="T133">The process described and documented herein takes the </text:span><text:span text:style-name="T211">input </text:span><text:span text:style-name="T133">files and installs the bare-metal program, or a boot loader with its booted program onto </text:span><text:span text:style-name="T157">the </text:span><text:span text:style-name="T133">emulated medium.</text:span></text:p>
      <text:h text:style-name="Heading_20_2" text:outline-level="2"><text:bookmark-start text:name="__RefHeading___Toc20115_1654943410"/><text:span text:style-name="T133">I</text:span><text:span text:style-name="T67">mplementation Status</text:span><text:bookmark-end text:name="__RefHeading___Toc20115_1654943410"/></text:h>
      <text:p text:style-name="P383"><text:span text:style-name="T67">The </text:span><text:span text:style-name="T3">iplasma.py</text:span><text:span text:style-name="T67"> tool is still under development. <text:s/>This document describes existing and </text:span><text:span text:style-name="T70">planned</text:span><text:span text:style-name="T67"> capabilities. <text:s/>Currently the tool </text:span><text:span text:style-name="T152">supports</text:span><text:span text:style-name="T67"> only:</text:span></text:p>
      <text:list xml:id="list3152322328" text:style-name="L2">
        <text:list-item>
          <text:p text:style-name="P445">FBA DASD IPL medium creation <text:span text:style-name="T535">for all Hercules target architectures.</text:span></text:p>
        </text:list-item>
        <text:list-item>
          <text:p text:style-name="P446">Boot Loader Services available with the boot loader (all Hercules target architectures).</text:p>
        </text:list-item>
        <text:list-item>
          <text:p text:style-name="P463"><text:span text:style-name="T67">A bare-metal program created by ASMA using the ASMA </text:span><text:span text:style-name="T3">–-gldipl</text:span><text:span text:style-name="T67"> command line option.</text:span></text:p>
        </text:list-item>
        <text:list-item>
          <text:p text:style-name="P464"><text:span text:style-name="T67">A bare-metal program created by ASMA using the ASMA </text:span><text:span text:style-name="T3">-–image</text:span><text:span text:style-name="T67"> comma</text:span><text:span text:style-name="T241">n</text:span><text:span text:style-name="T67">d line option.</text:span></text:p>
        </text:list-item>
      </text:list>
      <text:p text:style-name="P38"><text:soft-page-break/>Refer to the section “Assembling Bare-Metal Programs” for details related to program content, SATK supplied macro usage, and other considerations.</text:p>
      <text:p text:style-name="P91"><text:span text:style-name="T67">Specifically </text:span><text:span text:style-name="T152">not supported</text:span><text:span text:style-name="T67"> </text:span><text:span text:style-name="T161">are:</text:span></text:p>
      <text:list xml:id="list3386042459" text:style-name="L3">
        <text:list-item>
          <text:p text:style-name="P447">Other device types, including CKD</text:p>
        </text:list-item>
      </text:list>
      <text:p text:style-name="P135"><text:span text:style-name="T242">SATK provides </text:span><text:span text:style-name="T241">a FBA </text:span><text:span text:style-name="T242">boot loader program </text:span><text:span text:style-name="T241">as part of the Guide. <text:s/></text:span><text:span text:style-name="T255">Each is</text:span><text:span text:style-name="T242"> created by ASMA </text:span><text:span text:style-name="T241">and usable with </text:span><text:span text:style-name="T161">the </text:span><text:span text:style-name="T49">iplasma.py</text:span><text:span text:style-name="T161"> tool.</text:span></text:p>
      <text:h text:style-name="P401" text:outline-level="2"><text:bookmark-start text:name="__RefHeading__15867_1069698732"/>References<text:bookmark-end text:name="__RefHeading__15867_1069698732"/></text:h>
      <text:list xml:id="list2408926640" text:style-name="L4">
        <text:list-item>
          <text:p text:style-name="P465"><text:span text:style-name="T71">IPL ELF ABI Supplement</text:span><text:span text:style-name="T69">, in SATK directory </text:span><text:span text:style-name="T6">doc/iplelf</text:span><text:span text:style-name="T69">.</text:span></text:p>
        </text:list-item>
        <text:list-item>
          <text:p text:style-name="P466"><text:span text:style-name="T75">SATK User </text:span><text:span text:style-name="T71">G</text:span><text:span text:style-name="T75">uide</text:span><text:span text:style-name="T209">, in SATK as </text:span><text:span text:style-name="T398">doc/Guide.odt</text:span><text:span text:style-name="T209"> or </text:span><text:span text:style-name="T398">doc/Guide.pdf</text:span><text:span text:style-name="T209">.</text:span></text:p>
        </text:list-item>
        <text:list-item>
          <text:p text:style-name="P467"><text:span text:style-name="T75">B</text:span><text:span text:style-name="T70">oot Loader Services</text:span><text:span text:style-name="T67">, in SATK as </text:span><text:span text:style-name="T381">doc/BLS.odt</text:span><text:span text:style-name="T67"> or </text:span><text:span text:style-name="T381">doc/BLS.pdf</text:span><text:span text:style-name="T67">.</text:span></text:p>
        </text:list-item>
      </text:list>
      <text:h text:style-name="P395" text:outline-level="1"><text:bookmark-start text:name="__RefHeading__15869_1069698732"/>Machine Interface<text:bookmark-end text:name="__RefHeading__15869_1069698732"/></text:h>
      <text:p text:style-name="P68"><text:span text:style-name="T69">The machine interface remains largely the same as described in the </text:span><text:span text:style-name="T71">IPL ELF ABI Supplement</text:span><text:span text:style-name="T69">. <text:s/></text:span><text:span text:style-name="T76">What differs is the source of the IPL record content, namely </text:span><text:span text:style-name="T172">an image file or </text:span><text:span text:style-name="T76">the </text:span><text:span text:style-name="T212">LDID</text:span><text:span text:style-name="T76"> </text:span><text:span text:style-name="T79">as opposed to an ELF executable file</text:span><text:span text:style-name="T76">. <text:s/>The primary </text:span><text:span text:style-name="T79">list-directed IPL </text:span><text:span text:style-name="T76">file in the </text:span><text:span text:style-name="T212">LDID</text:span><text:span text:style-name="T76"> identifies the binary image data and its starting absolute address in storage. <text:s/>Each file of binary image data </text:span><text:span text:style-name="T172">in a </text:span><text:span text:style-name="T212">LDID</text:span><text:span text:style-name="T76"> directly corresponds to the ASMA region name associated with it.</text:span></text:p>
      <text:p text:style-name="P4">The following <text:span text:style-name="T263">table identifies the expected types of </text:span><text:span text:style-name="T321">logical</text:span><text:span text:style-name="T263"> IPL </text:span>records <text:span text:style-name="T263">and their content</text:span>. <text:s/><text:span text:style-name="T261">The rows in </text:span><text:span text:style-name="T262">blue</text:span><text:span text:style-name="T261"> are part of the standard IPL function. <text:s/>SATK has enhanced the basic process by providing the optional capability of low-storage initialization </text:span><text:span text:style-name="T442">and supplying of booted program commun</text:span><text:span text:style-name="T443">i</text:span><text:span text:style-name="T442">cation</text:span><text:span text:style-name="T261">. <text:s/>In some cases the IPL process itself is not readily built to load the desired program and instead an intermediate boot loader is used for the loading of the actual program. <text:s/>The enhanced records that are part of the SATK process are identified in </text:span><text:span text:style-name="T295">yellow</text:span><text:span text:style-name="T294">.</text:span></text:p>
      <table:table table:name="Table8" table:style-name="Table8">
        <table:table-column table:style-name="Table8.A"/>
        <table:table-column table:style-name="Table8.B"/>
        <table:table-column table:style-name="Table8.C"/>
        <table:table-column table:style-name="Table8.D"/>
        <table:table-header-rows>
          <table:table-row table:style-name="TableLine94829708715696">
            <table:table-cell table:style-name="Table8.A1" office:value-type="string">
              <text:p text:style-name="P348">IPL Record</text:p>
            </table:table-cell>
            <table:table-cell table:style-name="Table8.A1" office:value-type="string">
              <text:p text:style-name="P349">Status</text:p>
            </table:table-cell>
            <table:table-cell table:style-name="Table8.A1" office:value-type="string">
              <text:p text:style-name="P348">Program Specific Data</text:p>
            </table:table-cell>
            <table:table-cell table:style-name="Table8.D1" office:value-type="string">
              <text:p text:style-name="P348">Device Specific Data</text:p>
            </table:table-cell>
          </table:table-row>
        </table:table-header-rows>
        <table:table-row table:style-name="TableLine94829708738992">
          <table:table-cell table:style-name="Table8.A2" office:value-type="string">
            <text:p text:style-name="P167">0</text:p>
          </table:table-cell>
          <table:table-cell table:style-name="Table8.A2" office:value-type="string">
            <text:p text:style-name="P177">required</text:p>
          </table:table-cell>
          <table:table-cell table:style-name="Table8.C4" office:value-type="string">
            <text:p text:style-name="P176">Initial PSW passing control to the <text:span text:style-name="T440">bare-metal </text:span>program <text:span text:style-name="T302">or boot loader</text:span></text:p>
          </table:table-cell>
          <table:table-cell table:style-name="Table8.D2" office:value-type="string">
            <text:p text:style-name="P176">First two explicit channel command words (CCWs) of the I/O command chain</text:p>
          </table:table-cell>
        </table:table-row>
        <table:table-row table:style-name="TableLine94829708741648">
          <table:table-cell table:style-name="Table8.A2" office:value-type="string">
            <text:p text:style-name="P167">1</text:p>
          </table:table-cell>
          <table:table-cell table:style-name="Table8.A2" office:value-type="string">
            <text:p text:style-name="P177">optional</text:p>
          </table:table-cell>
          <table:table-cell table:style-name="Table8.C4" office:value-type="string">
            <text:p text:style-name="P176"/>
          </table:table-cell>
          <table:table-cell table:style-name="Table8.D3" office:value-type="string">
            <text:p text:style-name="P176">Remainder of the I/O command chain</text:p>
          </table:table-cell>
        </table:table-row>
        <table:table-row table:style-name="TableLine94829708743040">
          <table:table-cell table:style-name="Table8.A2" office:value-type="string">
            <text:p text:style-name="P167">2 <text:span text:style-name="T451">(1 or more)</text:span></text:p>
          </table:table-cell>
          <table:table-cell table:style-name="Table8.A2" office:value-type="string">
            <text:p text:style-name="P177">required</text:p>
          </table:table-cell>
          <table:table-cell table:style-name="Table8.C4" office:value-type="string">
            <text:p text:style-name="P176"><text:span text:style-name="T304">Bare-metal </text:span>program / <text:span text:style-name="T260">boot loader</text:span></text:p>
          </table:table-cell>
          <table:table-cell table:style-name="Table8.D4" office:value-type="string">
            <text:p text:style-name="P176"/>
          </table:table-cell>
        </table:table-row>
        <table:table-row table:style-name="TableLine94829708744640">
          <table:table-cell table:style-name="Table8.A5" office:value-type="string">
            <text:p text:style-name="P317">3</text:p>
          </table:table-cell>
          <table:table-cell table:style-name="Table8.A5" office:value-type="string">
            <text:p text:style-name="P177">optional</text:p>
          </table:table-cell>
          <table:table-cell table:style-name="Table8.C5" office:value-type="string">
            <text:p text:style-name="P176">Low storage initialization</text:p>
          </table:table-cell>
          <table:table-cell table:style-name="Table8.D5" office:value-type="string">
            <text:p text:style-name="P176"/>
          </table:table-cell>
        </table:table-row>
        <table:table-row table:style-name="TableLine94829708747904">
          <table:table-cell table:style-name="Table8.A5" office:value-type="string">
            <text:p text:style-name="P317">4</text:p>
          </table:table-cell>
          <table:table-cell table:style-name="Table8.A5" office:value-type="string">
            <text:p text:style-name="P179">optional</text:p>
          </table:table-cell>
          <table:table-cell table:style-name="Table8.C6" office:value-type="string">
            <text:p text:style-name="P181"><text:span text:style-name="T327">Booted p</text:span>rogram information</text:p>
          </table:table-cell>
          <table:table-cell table:style-name="Table8.D6" office:value-type="string">
            <text:p text:style-name="P180">Device attributes</text:p>
          </table:table-cell>
        </table:table-row>
        <table:table-row table:style-name="TableLine94829708749904">
          <table:table-cell table:style-name="Table8.A7" office:value-type="string">
            <text:p text:style-name="P177">variable</text:p>
          </table:table-cell>
          <table:table-cell table:style-name="Table8.A7" office:value-type="string">
            <text:p text:style-name="P177">optional</text:p>
          </table:table-cell>
          <table:table-cell table:style-name="Table8.C7" office:value-type="string">
            <text:p text:style-name="P178">additional boot loader records</text:p>
          </table:table-cell>
          <table:table-cell table:style-name="Table8.D7" office:value-type="string">
            <text:p text:style-name="P176"/>
          </table:table-cell>
        </table:table-row>
      </table:table>
      <text:p text:style-name="P372"/>
      <text:p text:style-name="P70">All of the content identified above is placed onto the IPL capable media by the ASMA IPL process. <text:s/>The colored rows <text:span text:style-name="T294">(blue and yellow, if present)</text:span> are loaded into memory by the IPL function itself. <text:s/>The records in the white row are brought into memory by <text:span text:style-name="T459">a</text:span> previously loaded boot loader program.</text:p>
      <text:p text:style-name="P5">Because the IPL function loads and uses memory, <text:span text:style-name="T443">the </text:span>implementation requires an approach to how memory will be utilized by the <text:span text:style-name="T443">IPL </text:span>function in any given case. <text:s/>The hardware defines use of certain specific locations by the function. <text:s/>These are small areas and any other locations may be used as the implementation elects. <text:s/>For the purpose of debugging it is desirable to separate areas so that they do not overlap, <text:span text:style-name="T314">ensuring </text:span>data at one point <text:span text:style-name="T289">is not </text:span>lost by the process.</text:p>
      <text:p text:style-name="P5">In addition, the process must know how to locate specific records with regards to specific media. <text:s/>The locations of the records on the media and their memory resident locations become embedded in IPL <text:span text:style-name="T328">R</text:span>ecord 1, where most of the channel program used by the IPL function (blue <text:span text:style-name="T468">and yellow </text:span>rows above) is located. <text:s/>IPL record 0, must of course know where IPL record 1 will reside so it too can be brought into memory.</text:p>
      <text:p text:style-name="P6"><text:soft-page-break/>For each type of record, the process must define <text:span text:style-name="T301">and establish</text:span>:</text:p>
      <text:list xml:id="list3825023826" text:style-name="L5">
        <text:list-item>
          <text:p text:style-name="P448">Binary content,</text:p>
        </text:list-item>
        <text:list-item>
          <text:p text:style-name="P448">Memory resident addresses, and</text:p>
        </text:list-item>
        <text:list-item>
          <text:p text:style-name="P448">IPL media resident location.</text:p>
        </text:list-item>
      </text:list>
      <text:p text:style-name="P81">Because the binary content of IPL records reference memory resident addresses and media resident locations, the simplest approach is to establish fixed locations for each. <text:s/>The most complex case allows all of these variables to change. <text:s/>Neither is ideal. <text:s/>The IPL ELF Supplement addressed some of the variations by establishing fixed locations on the IPL medium for the logical records.</text:p>
      <text:p text:style-name="P81">The hardware itself has some constraints on the variables. <text:s/>The IPL function uses <text:span text:style-name="T289">F</text:span>ormat 0 Channel Command Words, limiting all I/O operations <text:span text:style-name="T443">of the IPL function</text:span> to the first 16 megabytes of memory. <text:s/>This means that, initially, 24-bit CPU address mode is adequate for entering either <text:span text:style-name="T460">a bare-metal</text:span> program or <text:span text:style-name="T460">a </text:span>boot loader. <text:s/>In fact, either must reside below the 16-megabyte boundary. <text:s/>Format 0 CCW address wrapping will not allow any location to be loaded from a device above this boundary.</text:p>
      <text:p text:style-name="P92">Another consideration relates to device media constraints. <text:s/>A program brought into memory from a Count-Key-Data (CKD) Direct-Access-Storage Device (DASD) can not exceed the length of a single track, the maximum length of <text:span text:style-name="T443">the </text:span>logical IPL records. <text:s/>Fixed-Block-Architecture (FBA) DASD, as emulated by Hercules, can only read or write entire sectors, <text:span text:style-name="T328">the</text:span> last s<text:span text:style-name="T328">ector being the only exception,</text:span> means the minimum record size for an FBA device is 512 bytes. <text:s/>For FBA devices, information can be merged into one or more sequential sectors and read as a group. <text:s/>This is typically done for logical IPL <text:span text:style-name="T443">R</text:span>ecords 0 and 1.</text:p>
      <text:p text:style-name="P92">All of these issues come together when logical IPL record 1 is created. <text:s/><text:span text:style-name="T326">This record contains the remainder of the channel program used to load the bare-metal program, including </text:span><text:span text:style-name="T328">when the bare-metal program is </text:span><text:span text:style-name="T326">a boot loader.</text:span></text:p>
      <text:p text:style-name="P60"/>
      <text:h text:style-name="P394" text:outline-level="1"><text:bookmark-start text:name="__RefHeading___Toc20261_1654943410"/>Assembling Bare-metal Programs<text:bookmark-end text:name="__RefHeading___Toc20261_1654943410"/></text:h>
      <text:h text:style-name="Heading_20_2" text:outline-level="2"><text:bookmark-start text:name="__RefHeading___Toc20117_16549434101"/>--image File Considerations<text:bookmark-end text:name="__RefHeading___Toc20117_16549434101"/></text:h>
      <text:p text:style-name="P37">Regions should typically not be used, unless the bare-metal program is specifically designed for use of regions within an image file. <text:s text:c="2"/>See the <text:span text:style-name="T281">ASMA.odt</text:span> or <text:span text:style-name="T281">ASMA.pdf</text:span> manuals for a description how to use an image file with regions. <text:s/></text:p>
      <text:p text:style-name="P37">The remainder of this section assumes only one region exists in the bare-metal program assembly. <text:s/>This means only one region is initiated by the first <text:span text:style-name="T3">START</text:span> assembler directive, named or unnamed. <text:s/>No additional <text:span text:style-name="T3">START</text:span> assembler directives will exist in the assembly.</text:p>
      <text:p text:style-name="P61">The first 8 bytes of the image must contain an IPL PSW used to enter the program. <text:s/>Regardless of where the image is loaded into memory, this IPL PSW will be used <text:span text:style-name="T306">for program entry in logical IPL </text:span><text:span text:style-name="T443">R</text:span><text:span text:style-name="T306">ecord 0. <text:s/>Assemble the desired PSW using either:</text:span></text:p>
      <text:list xml:id="list2062594239" text:style-name="L6">
        <text:list-item>
          <text:p text:style-name="P449">an explicit PSW directive,</text:p>
        </text:list-item>
        <text:list-item>
          <text:p text:style-name="P450"><text:span text:style-name="T306">one controlled by the current </text:span><text:span text:style-name="T51">XMODE</text:span><text:span text:style-name="T306"> </text:span><text:span text:style-name="T51">PSW</text:span><text:span text:style-name="T306"> setting, or</text:span></text:p>
        </text:list-item>
        <text:list-item>
          <text:p text:style-name="P450"><text:span text:style-name="T306">as a series of </text:span><text:span text:style-name="T51">DC</text:span><text:span text:style-name="T306"> operands.</text:span></text:p>
        </text:list-item>
      </text:list>
      <text:p text:style-name="P43">Use a <text:span text:style-name="T3">START</text:span> assembler directive with an explicit value of zero, or omit the first operand to cause the assembly to start at address 0. <text:s/><text:span text:style-name="T305">The </text:span><text:span text:style-name="T50">iplasma.py</text:span><text:span text:style-name="T305"> </text:span><text:span text:style-name="T50">–-load</text:span><text:span text:style-name="T305"> command-line argument may be allowed to default to 0. <text:s/>In this case, the assigned storage area may be initialized as desired directly by the bare-metal program without the need of IPL Record 3. <text:s/>Use the </text:span><text:span text:style-name="T50">TRAP64</text:span><text:span text:style-name="T305"> and </text:span><text:span text:style-name="T50">TRAP128</text:span><text:span text:style-name="T305"> macros to prepare the assigned areas. <text:s/>An </text:span><text:span text:style-name="T50">ORG</text:span><text:span text:style-name="T305"> is required preceding the macros to correctly position the trap PSW's within the image. <text:s/>See the </text:span><text:span text:style-name="T283">SATK.pdf</text:span><text:span text:style-name="T299"> or </text:span><text:span text:style-name="T283">SATK.odt</text:span><text:span text:style-name="T299"> manuals in the </text:span><text:span text:style-name="T48">doc</text:span><text:span text:style-name="T299"> directory for details concerning these macros.</text:span></text:p>
      <text:p text:style-name="P121"><text:span text:style-name="T213">No mechanism exists </text:span><text:span text:style-name="T214">for ASMA to</text:span><text:span text:style-name="T213"> communicate to the </text:span><text:span text:style-name="T50">iplasma.py</text:span><text:span text:style-name="T213"> utility </text:span><text:span text:style-name="T215">at which address</text:span><text:span text:style-name="T213"> the program </text:span><text:span text:style-name="T215">image </text:span><text:span text:style-name="T213">was assembled. <text:s text:c="2"/>If this is </text:span><text:span text:style-name="T215">needed</text:span><text:span text:style-name="T213">, the </text:span><text:span text:style-name="T50">iplasma.py</text:span><text:span text:style-name="T213"> utility will require the </text:span><text:span text:style-name="T50">-–load</text:span><text:span text:style-name="T213"> command-line argument to know where the bare-metal program is to be loaded. <text:s/></text:span><text:span text:style-name="T167">The explicit address from the </text:span><text:span text:style-name="T51">START</text:span><text:span text:style-name="T167"> directive must be supplied as the </text:span><text:span text:style-name="T51">-–load</text:span><text:span text:style-name="T167"> command-line argument's value. <text:s/>In th</text:span><text:span text:style-name="T215">is</text:span><text:span text:style-name="T167"> case the </text:span><text:span text:style-name="T51">START</text:span><text:span text:style-name="T167"> directive </text:span><text:span text:style-name="T215">is</text:span><text:span text:style-name="T167"> not set to zero. <text:s/></text:span><text:span text:style-name="T216">Without a separate region, </text:span><text:span text:style-name="T399">iplasma.py</text:span><text:span text:style-name="T215"> can </text:span><text:span text:style-name="T216">not</text:span><text:span text:style-name="T167"> initializ</text:span><text:span text:style-name="T215">e</text:span><text:span text:style-name="T167"> the assigned storage </text:span><text:span text:style-name="T215">by creating IPL Record 3</text:span><text:span text:style-name="T167">. <text:s/></text:span><text:span text:style-name="T216">The bare-metal program </text:span><text:span text:style-name="T219">must</text:span><text:span text:style-name="T216"> perform any required initialization.</text:span></text:p>
      <text:p text:style-name="P122"><text:span text:style-name="T217">Unless the program in the image file understands the requirement for processing </text:span><text:span text:style-name="T218">more than one </text:span><text:span text:style-name="T217">region within the image, </text:span><text:span text:style-name="T218">only one </text:span><text:span text:style-name="T63">START</text:span><text:span text:style-name="T217"> directive</text:span><text:span text:style-name="T218"> may be used in the assembly.</text:span></text:p>
      <text:h text:style-name="Heading_20_2" text:outline-level="2"><text:bookmark-start text:name="__RefHeading___Toc20119_16549434101"/>--gldipl List-Directed IPL Considerations<text:bookmark-end text:name="__RefHeading___Toc20119_16549434101"/></text:h>
      <text:p text:style-name="P48">The following SATK supplied ASMA macros are provided to assist with creating IPL record content.</text:p>
      <text:p text:style-name="P47">Because the list-directed IPL directory control file contains load address information for each <text:soft-page-break/>region, multiple regions may be used as required. <text:s/>Unless the first region acts like an image file, there will be at least two regions:</text:p>
      <text:list xml:id="list2847958372" text:style-name="L7">
        <text:list-item>
          <text:p text:style-name="P451">one for the IPL PSW content and</text:p>
        </text:list-item>
        <text:list-item>
          <text:p text:style-name="P451">another for the program.</text:p>
        </text:list-item>
      </text:list>
      <text:p text:style-name="P41"><text:span text:style-name="T299">For IPL Record 0, use a </text:span><text:span text:style-name="T48">START</text:span><text:span text:style-name="T299"> directive initiating a region, by default </text:span><text:span text:style-name="T48">IPLPSW</text:span><text:span text:style-name="T299">, and a differently named CSECT at address 0. <text:s/>Assemble the desired PSW in this region using either an explicit PSW directive, one controlled by the current XMODE PSW setting, or as a series of </text:span><text:span text:style-name="T51">DC</text:span><text:span text:style-name="T306"> operands. <text:s/>Leave this region (and CSECT) by using another </text:span><text:span text:style-name="T48">START</text:span><text:span text:style-name="T299"> directive for the remainder of the program.</text:span></text:p>
      <text:p text:style-name="P42"><text:span text:style-name="T299">For IPL Record 3 use the </text:span><text:span text:style-name="T48">ASALOAD</text:span><text:span text:style-name="T299"> and the </text:span><text:span text:style-name="T48">ASAIPL</text:span><text:span text:style-name="T299"> macros. <text:s/>These macros will create the assigned storage initialization region </text:span><text:span text:style-name="T48">ASAREGN.</text:span></text:p>
      <text:p text:style-name="P40"><text:span text:style-name="T299">See the </text:span><text:span text:style-name="T283">SATK.pdf</text:span><text:span text:style-name="T299"> or </text:span><text:span text:style-name="T283">SATK.odt</text:span><text:span text:style-name="T299"> manuals in the </text:span><text:span text:style-name="T48">doc</text:span><text:span text:style-name="T299"> directory for details concerning these macros.</text:span></text:p>
      <text:p text:style-name="P40"/>
      <text:p text:style-name="P40"/>
      <text:h text:style-name="P396" text:outline-level="1"><text:bookmark-start text:name="__RefHeading__3164_783618117"/>List-Directed IPL Directory Structure<text:bookmark-end text:name="__RefHeading__3164_783618117"/></text:h>
      <text:p text:style-name="P85"><text:span text:style-name="T135">The </text:span><text:span text:style-name="T39">iplasma.py</text:span><text:span text:style-name="T135"> tool uses one or more </text:span><text:span text:style-name="T220">LDID’s</text:span><text:span text:style-name="T135"> as input. <text:s/>The input is used to install either:</text:span></text:p>
      <text:list xml:id="list3681784908" text:style-name="L8">
        <text:list-item>
          <text:p text:style-name="P452">a bare-metal program <text:span text:style-name="T294">(using one directory) </text:span>or</text:p>
        </text:list-item>
        <text:list-item>
          <text:p text:style-name="P452">a boot loader and its booted program <text:span text:style-name="T294">(using a directory for each)</text:span></text:p>
        </text:list-item>
      </text:list>
      <text:p text:style-name="P32">onto an emulated medium.</text:p>
      <text:p text:style-name="P32">The command line options are used as follows in each ca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829708753200">
            <table:table-cell table:style-name="Table6.A1" office:value-type="string">
              <text:p text:style-name="P354">Option</text:p>
            </table:table-cell>
            <table:table-cell table:style-name="Table6.A1" office:value-type="string">
              <text:p text:style-name="P356">Optional</text:p>
            </table:table-cell>
            <table:table-cell table:style-name="Table6.A1" office:value-type="string">
              <text:p text:style-name="P357">Default <text:span text:style-name="T304">Filename</text:span></text:p>
            </table:table-cell>
            <table:table-cell table:style-name="Table6.A1" office:value-type="string">
              <text:p text:style-name="P354">Bare-Metal Program</text:p>
            </table:table-cell>
            <table:table-cell table:style-name="Table6.E1" office:value-type="string">
              <text:p text:style-name="P355">Boot Loader and </text:p>
              <text:p text:style-name="P355">Booted Program</text:p>
            </table:table-cell>
          </table:table-row>
        </table:table-header-rows>
        <table:table-row table:style-name="TableLine94829708909344">
          <table:table-cell table:style-name="Table6.A2" office:value-type="string">
            <text:p text:style-name="P219">source</text:p>
          </table:table-cell>
          <table:table-cell table:style-name="Table6.B2" office:value-type="string">
            <text:p text:style-name="P299">no</text:p>
          </table:table-cell>
          <table:table-cell table:style-name="Table6.C2" office:value-type="string">
            <text:p text:style-name="P308">PROGRAM.bin</text:p>
          </table:table-cell>
          <table:table-cell table:style-name="Table6.D2" office:value-type="string">
            <text:p text:style-name="P281">the bare-metal progra<text:span text:style-name="T462">m</text:span></text:p>
          </table:table-cell>
          <table:table-cell table:style-name="Table6.E7" office:value-type="string">
            <text:p text:style-name="P281">the booted program</text:p>
          </table:table-cell>
        </table:table-row>
        <table:table-row table:style-name="TableLine94829708912848">
          <table:table-cell table:style-name="Table6.A3" office:value-type="string">
            <text:p text:style-name="P205">--<text:span text:style-name="T461">boot</text:span></text:p>
          </table:table-cell>
          <table:table-cell table:style-name="Table6.B3" office:value-type="string">
            <text:p text:style-name="P299">--</text:p>
          </table:table-cell>
          <table:table-cell table:style-name="Table6.C3" office:value-type="string">
            <text:p text:style-name="P307">none</text:p>
          </table:table-cell>
          <table:table-cell table:style-name="Table6.D3" office:value-type="string">
            <text:p text:style-name="P280">--</text:p>
          </table:table-cell>
          <table:table-cell table:style-name="Table6.E3" office:value-type="string">
            <text:p text:style-name="P280">the boot loader</text:p>
          </table:table-cell>
        </table:table-row>
        <table:table-row table:style-name="TableLine94829708916432">
          <table:table-cell table:style-name="Table6.A4" office:value-type="string">
            <text:p text:style-name="P208">--<text:span text:style-name="T312">load</text:span></text:p>
          </table:table-cell>
          <table:table-cell table:style-name="Table6.B4" office:value-type="string">
            <text:p text:style-name="P305">yes</text:p>
          </table:table-cell>
          <table:table-cell table:style-name="Table6.C4" office:value-type="string">
            <text:p text:style-name="P211">--</text:p>
          </table:table-cell>
          <table:table-cell table:style-name="Table6.D4" office:value-type="string">
            <text:p text:style-name="P305">optional for -<text:span text:style-name="T452">f image </text:span><text:span text:style-name="T455">bare-metal program</text:span></text:p>
          </table:table-cell>
          <table:table-cell table:style-name="Table6.E4" office:value-type="string">
            <text:p text:style-name="P305">optional for -f image <text:span text:style-name="T462">booted program</text:span></text:p>
          </table:table-cell>
        </table:table-row>
        <table:table-row table:style-name="TableLine94829708920176">
          <table:table-cell table:style-name="Table6.A5" office:value-type="string">
            <text:p text:style-name="P205">--psw</text:p>
          </table:table-cell>
          <table:table-cell table:style-name="Table6.B5" office:value-type="string">
            <text:p text:style-name="P299">yes</text:p>
          </table:table-cell>
          <table:table-cell table:style-name="Table6.C5" office:value-type="string">
            <text:p text:style-name="P206">IPLPSW.bin</text:p>
          </table:table-cell>
          <table:table-cell table:style-name="Table6.D5" office:value-type="string">
            <text:p text:style-name="P253"><text:span text:style-name="T463">Bare-metal </text:span>IPL record 0</text:p>
          </table:table-cell>
          <table:table-cell table:style-name="Table6.E5" office:value-type="string">
            <text:p text:style-name="P280">The booted program’s PSW</text:p>
          </table:table-cell>
        </table:table-row>
        <table:table-row table:style-name="TableLine94829708923952">
          <table:table-cell table:style-name="Table6.A6" office:value-type="string">
            <text:p text:style-name="P205">--asa</text:p>
          </table:table-cell>
          <table:table-cell table:style-name="Table6.A6" office:value-type="string">
            <text:p text:style-name="P299">yes</text:p>
          </table:table-cell>
          <table:table-cell table:style-name="Table6.A6" office:value-type="string">
            <text:p text:style-name="P206">ASAREGN.bin</text:p>
          </table:table-cell>
          <table:table-cell table:style-name="Table6.A6" office:value-type="string">
            <text:p text:style-name="P253">Assigned storage area region</text:p>
          </table:table-cell>
          <table:table-cell table:style-name="Table6.E7" office:value-type="string">
            <text:p text:style-name="P280">Ignored for <text:span text:style-name="T468">a </text:span>booted program</text:p>
          </table:table-cell>
        </table:table-row>
        <table:table-row table:style-name="TableLine94829708927296">
          <table:table-cell table:style-name="Table6.A6" office:value-type="string">
            <text:p text:style-name="P205">--<text:span text:style-name="T460">lpsw</text:span></text:p>
          </table:table-cell>
          <table:table-cell table:style-name="Table6.A6" office:value-type="string">
            <text:p text:style-name="P306">yes</text:p>
          </table:table-cell>
          <table:table-cell table:style-name="Table6.A6" office:value-type="string">
            <text:p text:style-name="P218">IPLPSW.bin</text:p>
          </table:table-cell>
          <table:table-cell table:style-name="Table6.A6" office:value-type="string">
            <text:p text:style-name="P279">--</text:p>
          </table:table-cell>
          <table:table-cell table:style-name="Table6.E7" office:value-type="string">
            <text:p text:style-name="P280">Boot loader IPL record 0</text:p>
          </table:table-cell>
        </table:table-row>
        <table:table-row table:style-name="TableLine94829708928512">
          <table:table-cell table:style-name="Table6.A8" office:value-type="string">
            <text:p text:style-name="P212">--<text:span text:style-name="T461">lasa</text:span></text:p>
          </table:table-cell>
          <table:table-cell table:style-name="Table6.A6" office:value-type="string">
            <text:p text:style-name="P307">yes</text:p>
          </table:table-cell>
          <table:table-cell table:style-name="Table6.A6" office:value-type="string">
            <text:p text:style-name="P207">ASAREGN.bin</text:p>
          </table:table-cell>
          <table:table-cell table:style-name="Table6.D8" office:value-type="string">
            <text:p text:style-name="P253">--</text:p>
          </table:table-cell>
          <table:table-cell table:style-name="Table6.E8" office:value-type="string">
            <text:p text:style-name="P280">Optional for boot loader</text:p>
          </table:table-cell>
        </table:table-row>
        <table:table-row table:style-name="TableLine94829708931360">
          <table:table-cell table:style-name="Table6.A10" office:value-type="string">
            <text:p text:style-name="P205">--dtype</text:p>
          </table:table-cell>
          <table:table-cell table:style-name="Table6.B10" office:value-type="string">
            <text:p text:style-name="P299">no</text:p>
          </table:table-cell>
          <table:table-cell table:style-name="Table6.C10" office:value-type="string">
            <text:p text:style-name="P301">none</text:p>
          </table:table-cell>
          <table:table-cell table:style-name="Table6.D10" office:value-type="string">
            <text:p text:style-name="P253">required</text:p>
          </table:table-cell>
          <table:table-cell table:style-name="Table6.E10" office:value-type="string">
            <text:p text:style-name="P253">required</text:p>
          </table:table-cell>
        </table:table-row>
        <table:table-row table:style-name="TableLine94829708935216">
          <table:table-cell table:style-name="Table6.A10" office:value-type="string">
            <text:p text:style-name="P205">--medium</text:p>
          </table:table-cell>
          <table:table-cell table:style-name="Table6.B10" office:value-type="string">
            <text:p text:style-name="P299">no</text:p>
          </table:table-cell>
          <table:table-cell table:style-name="Table6.C10" office:value-type="string">
            <text:p text:style-name="P301">none</text:p>
          </table:table-cell>
          <table:table-cell table:style-name="Table6.D10" office:value-type="string">
            <text:p text:style-name="P253">required</text:p>
          </table:table-cell>
          <table:table-cell table:style-name="Table6.E10" office:value-type="string">
            <text:p text:style-name="P253">required</text:p>
          </table:table-cell>
        </table:table-row>
        <table:table-row table:style-name="TableLine94829708936432">
          <table:table-cell table:style-name="Table6.A11" office:value-type="string">
            <text:p text:style-name="P210">--recl</text:p>
          </table:table-cell>
          <table:table-cell table:style-name="Table6.B11" office:value-type="string">
            <text:p text:style-name="P300">yes</text:p>
          </table:table-cell>
          <table:table-cell table:style-name="Table6.C11" office:value-type="string">
            <text:p text:style-name="P211">--</text:p>
          </table:table-cell>
          <table:table-cell table:style-name="Table6.D11" office:value-type="string">
            <text:p text:style-name="P209">--</text:p>
          </table:table-cell>
          <table:table-cell table:style-name="Table6.E11" office:value-type="string">
            <text:p text:style-name="P221"><text:span text:style-name="T288">Defaults for </text:span><text:span text:style-name="T40">--dtype</text:span></text:p>
          </table:table-cell>
        </table:table-row>
      </table:table>
      <text:p text:style-name="P32"/>
      <text:p text:style-name="P86"><text:span text:style-name="T136">The </text:span><text:span text:style-name="T221">LDID</text:span><text:span text:style-name="T136"> is implied by the path to the designated file name of the option. <text:s/>The file name is that of the control file. <text:s/>The other files of the directory contain the installed content. <text:s/></text:span><text:span text:style-name="T137">They result from a ASMA defined region, created </text:span><text:span text:style-name="T243">by </text:span><text:span text:style-name="T137">a </text:span><text:span text:style-name="T41">START</text:span><text:span text:style-name="T137"> directive </text:span><text:span text:style-name="T221">containing a region name</text:span><text:span text:style-name="T137">.</text:span><text:span text:style-name="T136"> For a bare-metal program, various files may be identified. <text:s/>The boot loader </text:span><text:span text:style-name="T221">may override</text:span><text:span text:style-name="T136"> the default file name if it supplies the content in its directory. <text:s/></text:span><text:span text:style-name="T137">The tool accepts non-standard names for a bare-metal program.</text:span></text:p>
      <text:p text:style-name="P33">The IPL function depends upon a sequence of input/output channel commands. <text:s/>These commands tie the physical location of the content on the medium and its memory resident locations. <text:s/>The IPL function is embodied in IPL Record 0 and if needed IPL Record 1. <text:s/>IPL Record 0 contains three distinct pieces of information:</text:p>
      <text:list xml:id="list1841457121" text:style-name="L9">
        <text:list-item>
          <text:p text:style-name="P453">the IPL PSW used to pass control to the loaded program</text:p>
        </text:list-item>
        <text:list-item>
          <text:p text:style-name="P453">A CCW, frequently used to read IPL Record 1 into memory, and</text:p>
        </text:list-item>
        <text:list-item>
          <text:p text:style-name="P468"><text:span text:style-name="T137">an optional CCW that causes the remainder of the </text:span><text:span text:style-name="T189">input/output </text:span><text:span text:style-name="T137">operations to occur, </text:span><text:span text:style-name="T138">usually</text:span><text:span text:style-name="T137"> based upon the content of IPL Record 1, </text:span><text:span text:style-name="T221">and </text:span><text:span text:style-name="T141">usually a transfer-in-channel command</text:span><text:span text:style-name="T137">.</text:span></text:p>
        </text:list-item>
      </text:list>
      <text:p text:style-name="P123"><text:span text:style-name="T138">Both IPL Records 0 and 1 </text:span><text:span text:style-name="T222">are</text:span><text:span text:style-name="T138"> built by the tool itself. <text:s/></text:span><text:span text:style-name="T222">The only explicit information used for </text:span><text:soft-page-break/><text:span text:style-name="T222">these records </text:span><text:span text:style-name="T243">is the IPL PSW </text:span><text:span text:style-name="T222">from the </text:span><text:span text:style-name="T221">LDID </text:span><text:span text:style-name="T239">or image file</text:span><text:span text:style-name="T222">.</text:span></text:p>
      <text:p text:style-name="P35"><text:span text:style-name="T298">See command-line option </text:span><text:span text:style-name="T47">–-psw</text:span><text:span text:style-name="T298"> for details.</text:span></text:p>
      <text:h text:style-name="P407" text:outline-level="2"><text:bookmark-start text:name="__RefHeading__3353_1088619494"/>Bare-metal Program Content<text:bookmark-end text:name="__RefHeading__3353_1088619494"/></text:h>
      <text:p text:style-name="P87"><text:span text:style-name="T289">The </text:span><text:span text:style-name="T42">iplasma.py</text:span><text:span text:style-name="T289"> tool emulates the IPL function of a </text:span><text:span text:style-name="T444">LDID</text:span><text:span text:style-name="T289"> by loading, in the sequence of the control file, each separate region represented by a file in the directory excluding:</text:span></text:p>
      <text:list xml:id="list4212628734" text:style-name="L10">
        <text:list-item>
          <text:p text:style-name="P469">the IPL PSW binary file, used by logical IPL Record 0, if present, <text:span text:style-name="T298">and</text:span></text:p>
        </text:list-item>
        <text:list-item>
          <text:p text:style-name="P470">the assigned storage initialization from logical IPL Record 3, if present.</text:p>
        </text:list-item>
      </text:list>
      <text:p text:style-name="P124">Only one other file within the LDID is considered to be the loaded program. <text:s/>It must fit within the maximum length allowed by the IPL medium for a single program.</text:p>
      <text:p text:style-name="P96">All bare-metal program content must load within the first 16M of memory. <text:s/>Otherwise, a boot loader is required using Format-1 CCW's (and channel subsystem input/output operations) to load content above the 16M boundary.</text:p>
      <text:p text:style-name="P105"><text:span text:style-name="T290">The IPL medium content built by the </text:span><text:span text:style-name="T43">iplasma.py</text:span><text:span text:style-name="T290"> tool does not restrict the bare-metal program to a single physical medium record, but rather generates read sequences as required to load the bare-metal program's regions. <text:s/>The read sequences must reside in a single logical IPL Record 1. <text:s/>The IPL medium will constrain the size of the logical IPL Record 1, but the design limit for the bare metal programs is much larger.</text:span></text:p>
      <text:p text:style-name="P106">Boot loaders use the LOD1 record to understand the expectations from the installation process. <text:s/>The installation process will ensure that the boot loader is loaded into memory and control is passed to it. <text:s/>However, there is no guarantee that the resident boot loader can perform the operations requested by the LOD1 record. <text:s/>Only the boot loader knows this. <text:s/>SATK supplied boot loaders will validate that the IPL medium and other options are supported by the boot loader.</text:p>
      <text:p text:style-name="P39"/>
      <text:h text:style-name="P454" text:outline-level="1"/>
      <text:h text:style-name="P485" text:outline-level="1"/>
      <text:h text:style-name="P392" text:outline-level="1"><text:bookmark-start text:name="__RefHeading__24855_565103337"/>LOD1 Record Content<text:bookmark-end text:name="__RefHeading__24855_565103337"/></text:h>
      <text:p text:style-name="P118"><text:span text:style-name="T206">LOD1 is the vehicle by which </text:span><text:span text:style-name="T397">iplasma.py</text:span><text:span text:style-name="T206"> communicates </text:span><text:span text:style-name="T207">information </text:span><text:span text:style-name="T206">to a boot loader and the mechanism by which a boot loader communicates with a booted program. <text:s/></text:span><text:span text:style-name="T96">The </text:span><text:span text:style-name="T38">LOD1</text:span><text:span text:style-name="T96"> Record </text:span><text:span text:style-name="T203">should</text:span><text:span text:style-name="T96"> be loaded on a </text:span><text:span text:style-name="T203">four</text:span><text:span text:style-name="T96">-byte memory address boundary. <text:s/>Primarily this is because it contains </text:span><text:span text:style-name="T203">address fields</text:span><text:span text:style-name="T96">. <text:s/></text:span><text:span text:style-name="T208">The four-byte boundary is satisfied by the area reserved in real memory for the LOD1 record, </text:span><text:span text:style-name="T228">X’240’-X’28F’</text:span><text:span text:style-name="T208">.</text:span></text:p>
      <text:p text:style-name="P118"><text:span text:style-name="T97">All numeric fields are unsigned binary. <text:s/></text:span><text:span text:style-name="T100">Fields </text:span><text:span text:style-name="T125">altered </text:span><text:span text:style-name="T259">or provided</text:span><text:span text:style-name="T100"> by the boot loader </text:span><text:span text:style-name="T259">following IPL </text:span><text:span text:style-name="T100">are identified in </text:span><text:span text:style-name="T186">green</text:span><text:span text:style-name="T101"> and must be initialized to binary zeros. <text:s/></text:span><text:span text:style-name="T102">Reserved fields are highlighted in </text:span><text:span text:style-name="T104">gray</text:span><text:span text:style-name="T102"> and must also be initialized to binary zeros. <text:s/></text:span><text:span text:style-name="T103">Fields without a background color (white) are provided by </text:span><text:span text:style-name="T415">iplasma.py</text:span><text:span text:style-name="T103"> when the LOD1 record is created.</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829708968320">
            <table:table-cell table:style-name="Table2.A1" office:value-type="string">
              <text:p text:style-name="P350">Disp.</text:p>
              <text:p text:style-name="P350">(Dec)</text:p>
            </table:table-cell>
            <table:table-cell table:style-name="Table2.A1" office:value-type="string">
              <text:p text:style-name="P350">Disp.</text:p>
              <text:p text:style-name="P350">(Hex)</text:p>
            </table:table-cell>
            <table:table-cell table:style-name="Table2.A1" office:value-type="string">
              <text:p text:style-name="P350">Length</text:p>
            </table:table-cell>
            <table:table-cell table:style-name="Table2.A1" office:value-type="string">
              <text:p text:style-name="P351"><text:span text:style-name="T317">Memory </text:span>Address</text:p>
            </table:table-cell>
            <table:table-cell table:style-name="Table2.E1" office:value-type="string">
              <text:p text:style-name="P350">Description</text:p>
            </table:table-cell>
          </table:table-row>
        </table:table-header-rows>
        <table:table-row table:style-name="TableLine94829709340224">
          <table:table-cell table:style-name="Table2.A2" office:value-type="string">
            <text:p text:style-name="P226">+0</text:p>
          </table:table-cell>
          <table:table-cell table:style-name="Table2.A2" office:value-type="string">
            <text:p text:style-name="P226">+0</text:p>
          </table:table-cell>
          <table:table-cell table:style-name="Table2.A2" office:value-type="string">
            <text:p text:style-name="P226">4</text:p>
          </table:table-cell>
          <table:table-cell table:style-name="Table2.A2" office:value-type="string">
            <text:p text:style-name="P182">000240</text:p>
          </table:table-cell>
          <table:table-cell table:style-name="Table2.E2" office:value-type="string">
            <text:p text:style-name="P225"><text:span text:style-name="T269">Record identification: EBCDIC </text:span><text:span text:style-name="T21">C'LOD1'</text:span><text:span text:style-name="T269"> or </text:span><text:span text:style-name="T21">X'D3D6C4F1'</text:span></text:p>
          </table:table-cell>
        </table:table-row>
        <table:table-row table:style-name="TableLine94829709343600">
          <table:table-cell table:style-name="Table2.A2" office:value-type="string">
            <text:p text:style-name="P226">+4</text:p>
          </table:table-cell>
          <table:table-cell table:style-name="Table2.A2" office:value-type="string">
            <text:p text:style-name="P226">+4</text:p>
          </table:table-cell>
          <table:table-cell table:style-name="Table2.A2" office:value-type="string">
            <text:p text:style-name="P226">1</text:p>
          </table:table-cell>
          <table:table-cell table:style-name="Table2.A2" office:value-type="string">
            <text:p text:style-name="P182">000244</text:p>
          </table:table-cell>
          <table:table-cell table:style-name="Table2.E2" office:value-type="string">
            <text:p text:style-name="P341"><text:span text:style-name="T334">IPL Medium </text:span><text:span text:style-name="T335">Information</text:span><text:span text:style-name="T334">:</text:span></text:p>
            <text:list xml:id="list3401681174" text:style-name="L11">
              <text:list-item>
                <text:p text:style-name="P418">X’01’ – Booted program is contained in an object deck</text:p>
              </text:list-item>
              <text:list-item>
                <text:p text:style-name="P419">X'0<text:span text:style-name="T278">2</text:span>' – <text:span text:style-name="T278">Directed records contain two-byte length of content</text:span></text:p>
              </text:list-item>
              <text:list-item>
                <text:p text:style-name="P420">X'04' – Card</text:p>
              </text:list-item>
              <text:list-item>
                <text:p text:style-name="P419">X'08' – Tape</text:p>
              </text:list-item>
              <text:list-item>
                <text:p text:style-name="P419">X'10' – FBA DASD (see field at +24)</text:p>
              </text:list-item>
              <text:list-item>
                <text:p text:style-name="P419">X'20' – CKD DASD (see fields +28 - +34)</text:p>
              </text:list-item>
              <text:list-item>
                <text:p text:style-name="P421">X'40' – ECKD DASD (to be documented)</text:p>
              </text:list-item>
              <text:list-item>
                <text:p text:style-name="P422"><text:span text:style-name="T367">X’80’ – </text:span><text:span text:style-name="T368">Eight byte d</text:span><text:span text:style-name="T367">irected record </text:span><text:span text:style-name="T368">in use, rather than four byte default.</text:span></text:p>
              </text:list-item>
            </text:list>
          </table:table-cell>
        </table:table-row>
        <table:table-row table:style-name="Table2.4">
          <table:table-cell table:style-name="Table2.A4" office:value-type="string">
            <text:p text:style-name="P226">+5</text:p>
          </table:table-cell>
          <table:table-cell table:style-name="Table2.A4" office:value-type="string">
            <text:p text:style-name="P226">+5</text:p>
          </table:table-cell>
          <table:table-cell table:style-name="Table2.A4" office:value-type="string">
            <text:p text:style-name="P226">1</text:p>
          </table:table-cell>
          <table:table-cell table:style-name="Table2.A4" office:value-type="string">
            <text:p text:style-name="P182">000245</text:p>
          </table:table-cell>
          <table:table-cell table:style-name="Table2.E4" office:value-type="string">
            <text:p text:style-name="P322"><text:span text:style-name="T336">R</text:span><text:span text:style-name="T330">eserved, must be zero</text:span></text:p>
          </table:table-cell>
        </table:table-row>
        <table:table-row table:style-name="TableLine94829709348880">
          <table:table-cell table:style-name="Table2.A2" office:value-type="string">
            <text:p text:style-name="P226">+6</text:p>
          </table:table-cell>
          <table:table-cell table:style-name="Table2.A2" office:value-type="string">
            <text:p text:style-name="P226">+6</text:p>
          </table:table-cell>
          <table:table-cell table:style-name="Table2.A2" office:value-type="string">
            <text:p text:style-name="P226">2</text:p>
          </table:table-cell>
          <table:table-cell table:style-name="Table2.A2" office:value-type="string">
            <text:p text:style-name="P182">000246</text:p>
          </table:table-cell>
          <table:table-cell table:style-name="Table2.E2" office:value-type="string">
            <text:p text:style-name="P229">Maximum length of boot directed record<text:span text:style-name="T324">s</text:span> in bytes</text:p>
          </table:table-cell>
        </table:table-row>
        <table:table-row table:style-name="TableLine94829709350176">
          <table:table-cell table:style-name="Table2.A2" office:value-type="string">
            <text:p text:style-name="P226">+8</text:p>
          </table:table-cell>
          <table:table-cell table:style-name="Table2.A2" office:value-type="string">
            <text:p text:style-name="P226">+8</text:p>
          </table:table-cell>
          <table:table-cell table:style-name="Table2.A2" office:value-type="string">
            <text:p text:style-name="P226">4</text:p>
          </table:table-cell>
          <table:table-cell table:style-name="Table2.A2" office:value-type="string">
            <text:p text:style-name="P182">000248</text:p>
          </table:table-cell>
          <table:table-cell table:style-name="Table2.E2" office:value-type="string">
            <text:p text:style-name="P228">Cumulative length of bare-metal program content on medium</text:p>
          </table:table-cell>
        </table:table-row>
        <table:table-row table:style-name="Table2.4">
          <table:table-cell table:style-name="Table2.A7" office:value-type="string">
            <text:p text:style-name="P226">+12</text:p>
          </table:table-cell>
          <table:table-cell table:style-name="Table2.A7" office:value-type="string">
            <text:p text:style-name="P226">+C</text:p>
          </table:table-cell>
          <table:table-cell table:style-name="Table2.A7" office:value-type="string">
            <text:p text:style-name="P226">4</text:p>
          </table:table-cell>
          <table:table-cell table:style-name="Table2.A7" office:value-type="string">
            <text:p text:style-name="P182">00024C</text:p>
          </table:table-cell>
          <table:table-cell table:style-name="Table2.E7" office:value-type="string">
            <text:p text:style-name="P227">Cumulative length of bare-metal program content loaded (zero)</text:p>
          </table:table-cell>
        </table:table-row>
        <table:table-row table:style-name="TableLine94829709355280">
          <table:table-cell table:style-name="Table2.A2" office:value-type="string">
            <text:p text:style-name="P226">+16</text:p>
          </table:table-cell>
          <table:table-cell table:style-name="Table2.A2" office:value-type="string">
            <text:p text:style-name="P226">+10</text:p>
          </table:table-cell>
          <table:table-cell table:style-name="Table2.A2" office:value-type="string">
            <text:p text:style-name="P277">4</text:p>
          </table:table-cell>
          <table:table-cell table:style-name="Table2.A2" office:value-type="string">
            <text:p text:style-name="P182">000250</text:p>
          </table:table-cell>
          <table:table-cell table:style-name="Table2.E2" office:value-type="string">
            <text:p text:style-name="P316"><text:span text:style-name="T339">Booted program entry </text:span><text:span text:style-name="T340">address </text:span><text:span text:style-name="T339">(from </text:span><text:span text:style-name="T366">its </text:span><text:span text:style-name="T58">IPLPSW</text:span><text:span text:style-name="T341"> or </text:span><text:span text:style-name="T58">ASA</text:span><text:span text:style-name="T199"> </text:span><text:span text:style-name="T200">region</text:span><text:span text:style-name="T341">)</text:span></text:p>
            <text:p text:style-name="P318"><text:span text:style-name="T341">M</text:span><text:span text:style-name="T330">eaning of bits 0 and 31 of instruction address:</text:span></text:p>
            <text:list xml:id="list3085072600" text:style-name="L12">
              <text:list-item>
                <text:p text:style-name="P424">00 – set addressing mode to 24-bits</text:p>
              </text:list-item>
              <text:list-item>
                <text:p text:style-name="P424">10 – set addressing mode to 31-bits</text:p>
              </text:list-item>
              <text:list-item>
                <text:p text:style-name="P433"><text:span text:style-name="T364">0</text:span><text:span text:style-name="T330">1 – set addressing mode to 64 bits (requires changing architecture </text:span><text:span text:style-name="T365">in dual mode </text:span><text:span text:style-name="T476">z/Architecture</text:span><text:span text:style-name="T544">®</text:span><text:span text:style-name="T330">)</text:span></text:p>
              </text:list-item>
              <text:list-item>
                <text:p text:style-name="P423"><text:span text:style-name="T364">11 – set addressing mode to </text:span><text:span text:style-name="T365">64</text:span><text:span text:style-name="T364">-bits (</text:span><text:span text:style-name="T365">z/Architecture only</text:span><text:span text:style-name="T364">)</text:span></text:p>
              </text:list-item>
            </text:list>
          </table:table-cell>
        </table:table-row>
        <table:table-row table:style-name="Table2.4">
          <table:table-cell table:style-name="Table2.A7" office:value-type="string">
            <text:p text:style-name="P272">+20</text:p>
          </table:table-cell>
          <table:table-cell table:style-name="Table2.A7" office:value-type="string">
            <text:p text:style-name="P272">+14</text:p>
          </table:table-cell>
          <table:table-cell table:style-name="Table2.A7" office:value-type="string">
            <text:p text:style-name="P272">1</text:p>
          </table:table-cell>
          <table:table-cell table:style-name="Table2.A7" office:value-type="string">
            <text:p text:style-name="P215">000254</text:p>
          </table:table-cell>
          <table:table-cell table:style-name="Table2.E7" office:value-type="string">
            <text:p text:style-name="P321"><text:span text:style-name="T345">Boot Loader </text:span><text:span text:style-name="T362">Assembled</text:span><text:span text:style-name="T346"> </text:span><text:span text:style-name="T362">Architecture</text:span><text:span text:style-name="T345">:</text:span></text:p>
            <text:list xml:id="list2698888681" text:style-name="L13">
              <text:list-item>
                <text:p text:style-name="P434"><text:span text:style-name="T393">X</text:span><text:span text:style-name="T389">'</text:span><text:span text:style-name="T390">0</text:span><text:span text:style-name="T391">0</text:span><text:span text:style-name="T389">'</text:span><text:span text:style-name="T472"> </text:span><text:span text:style-name="T473">–</text:span><text:span text:style-name="T472"> not supplied by boot loader</text:span></text:p>
              </text:list-item>
              <text:list-item>
                <text:p text:style-name="P435"><text:span text:style-name="T393">X</text:span><text:span text:style-name="T389">'</text:span><text:span text:style-name="T393">01</text:span><text:span text:style-name="T389">'</text:span><text:span text:style-name="T473"> – S/360 </text:span><text:span text:style-name="T474">in BC </text:span><text:span text:style-name="T473">mode</text:span></text:p>
              </text:list-item>
              <text:list-item>
                <text:p text:style-name="P435"><text:span text:style-name="T393">X</text:span><text:span text:style-name="T389">'</text:span><text:span text:style-name="T393">02</text:span><text:span text:style-name="T389">'</text:span><text:span text:style-name="T473"> – S/370 in BC mode</text:span></text:p>
              </text:list-item>
              <text:list-item>
                <text:p text:style-name="P435"><text:span text:style-name="T393">X</text:span><text:span text:style-name="T389">'</text:span><text:span text:style-name="T393">03</text:span><text:span text:style-name="T389">'</text:span><text:span text:style-name="T473"> – S/370 in EC mode</text:span></text:p>
              </text:list-item>
              <text:list-item>
                <text:p text:style-name="P437"><text:span text:style-name="T395">X’</text:span><text:span text:style-name="T388">04’</text:span><text:span text:style-name="T471"> – S/380</text:span></text:p>
              </text:list-item>
              <text:list-item>
                <text:p text:style-name="P435"><text:soft-page-break/><text:span text:style-name="T393">X</text:span><text:span text:style-name="T389">'</text:span><text:span text:style-name="T393">05</text:span><text:span text:style-name="T389">'</text:span><text:span text:style-name="T473"> – 370-XA</text:span></text:p>
              </text:list-item>
              <text:list-item>
                <text:p text:style-name="P437"><text:span text:style-name="T395">X’</text:span><text:span text:style-name="T388">06’</text:span><text:span text:style-name="T471"> – ESA/370</text:span></text:p>
              </text:list-item>
              <text:list-item>
                <text:p text:style-name="P437"><text:span text:style-name="T388">X’07’</text:span><text:span text:style-name="T471"> – ESA/390</text:span></text:p>
              </text:list-item>
              <text:list-item>
                <text:p text:style-name="P435"><text:span text:style-name="T393">X</text:span><text:span text:style-name="T389">'</text:span><text:span text:style-name="T393">08</text:span><text:span text:style-name="T389">'</text:span><text:span text:style-name="T473"> – ESA/390 on dual z/Architecture system</text:span></text:p>
              </text:list-item>
              <text:list-item>
                <text:p text:style-name="P435"><text:span text:style-name="T393"><text:s/>X</text:span><text:span text:style-name="T389">'</text:span><text:span text:style-name="T393">09</text:span><text:span text:style-name="T389">'</text:span><text:span text:style-name="T473"> – z/Architecture on dual z/Architecture system</text:span></text:p>
              </text:list-item>
              <text:list-item>
                <text:p text:style-name="P435"><text:span text:style-name="T392"><text:s/></text:span><text:span text:style-name="T394">X</text:span><text:span text:style-name="T389">'</text:span><text:span text:style-name="T394">0A</text:span><text:span text:style-name="T389">'</text:span><text:span text:style-name="T342"> – z/Architecture only system </text:span><text:span text:style-name="T343">(not yet supported)</text:span></text:p>
              </text:list-item>
              <text:list-item>
                <text:p text:style-name="P436"><text:span text:style-name="T394"><text:s/>X</text:span><text:span text:style-name="T389">'</text:span><text:span text:style-name="T394">FF</text:span><text:span text:style-name="T389">'</text:span><text:span text:style-name="T473"> – </text:span><text:span text:style-name="T475">Invalid CPU operating environment</text:span></text:p>
              </text:list-item>
            </text:list>
          </table:table-cell>
        </table:table-row>
        <table:table-row table:style-name="Table2.4">
          <table:table-cell table:style-name="Table2.A7" office:value-type="string">
            <text:p text:style-name="P273">+21</text:p>
          </table:table-cell>
          <table:table-cell table:style-name="Table2.A7" office:value-type="string">
            <text:p text:style-name="P273">+15</text:p>
          </table:table-cell>
          <table:table-cell table:style-name="Table2.A7" office:value-type="string">
            <text:p text:style-name="P273">1</text:p>
          </table:table-cell>
          <table:table-cell table:style-name="Table2.A7" office:value-type="string">
            <text:p text:style-name="P216">000255</text:p>
          </table:table-cell>
          <table:table-cell table:style-name="Table2.E7" office:value-type="string">
            <text:p text:style-name="P290">Boot loader I/O architecture</text:p>
            <text:list xml:id="list3946168936" text:style-name="L14">
              <text:list-item>
                <text:p text:style-name="P438"><text:span text:style-name="T373">B</text:span><text:span text:style-name="T372">’0</text:span><text:span text:style-name="T373">000</text:span><text:span text:style-name="T372">x</text:span><text:span text:style-name="T373">xxx</text:span><text:span text:style-name="T372">’ – I/O architecture not supplied</text:span></text:p>
              </text:list-item>
              <text:list-item>
                <text:p text:style-name="P438"><text:span text:style-name="T373">B</text:span><text:span text:style-name="T372">’</text:span><text:span text:style-name="T373">000</text:span><text:span text:style-name="T372">1x</text:span><text:span text:style-name="T373">xxx</text:span><text:span text:style-name="T372">’ – Channel </text:span><text:span text:style-name="T373">based I/O</text:span><text:span text:style-name="T372"> in use</text:span></text:p>
              </text:list-item>
              <text:list-item>
                <text:p text:style-name="P429"><text:span text:style-name="T457">B</text:span>’<text:span text:style-name="T457">0010</text:span>x<text:span text:style-name="T457">xxx</text:span>’ – Channel subsystem in use</text:p>
              </text:list-item>
              <text:list-item>
                <text:p text:style-name="P438"><text:span text:style-name="T373">B</text:span><text:span text:style-name="T372">’</text:span><text:span text:style-name="T373">1</text:span><text:span text:style-name="T376">x</text:span><text:span text:style-name="T374">xx</text:span><text:span text:style-name="T373">xxxx</text:span><text:span text:style-name="T372">’ – Invalid I/O architecture</text:span></text:p>
              </text:list-item>
            </text:list>
            <text:p text:style-name="P290">Boot loader I/O architecture mode:</text:p>
            <text:list xml:id="list3406522560" text:style-name="L15">
              <text:list-item>
                <text:p text:style-name="P439"><text:span text:style-name="T373">B</text:span><text:span text:style-name="T372">’</text:span><text:span text:style-name="T373">xxxx0000</text:span><text:span text:style-name="T372">’ – I/O architecture mode not supplied</text:span></text:p>
              </text:list-item>
              <text:list-item>
                <text:p text:style-name="P439"><text:span text:style-name="T373">B</text:span><text:span text:style-name="T372">’</text:span><text:span text:style-name="T373">xxxx0001</text:span><text:span text:style-name="T372">’ – CCW Format 0 in use (24-bit I/O)</text:span></text:p>
              </text:list-item>
              <text:list-item>
                <text:p text:style-name="P441"><text:span text:style-name="T373">B</text:span><text:span text:style-name="T371">’</text:span><text:span text:style-name="T373">xxxx0010</text:span><text:span text:style-name="T371">’ – CCW Format 1 in use (31-bit I/O)</text:span></text:p>
              </text:list-item>
              <text:list-item>
                <text:p text:style-name="P430">B’xxxx0100’ – CCW Format 1 with MIDAW (64-bit I/O)</text:p>
              </text:list-item>
              <text:list-item>
                <text:p text:style-name="P440"><text:span text:style-name="T373">B</text:span><text:span text:style-name="T375">’</text:span><text:span text:style-name="T376">x1</text:span><text:span text:style-name="T373">xx</text:span><text:span text:style-name="T376">xxxx</text:span><text:span text:style-name="T375">’ – Invalid I/O architecture mode</text:span></text:p>
              </text:list-item>
            </text:list>
            <text:p text:style-name="P318"><text:span text:style-name="T375">V</text:span><text:span text:style-name="T371">alid combinations:</text:span></text:p>
            <text:list xml:id="list4084691291" text:style-name="L16">
              <text:list-item>
                <text:p text:style-name="P432">X’11’ – Channel I/0 with 24-bit addressing</text:p>
              </text:list-item>
              <text:list-item>
                <text:p text:style-name="P432">X’22’ – Channel subsystem with 31-bit addressing</text:p>
              </text:list-item>
              <text:list-item>
                <text:p text:style-name="P431">X’24’ – Channel subsystem with 64-bit data addressing</text:p>
              </text:list-item>
            </text:list>
          </table:table-cell>
        </table:table-row>
        <table:table-row table:style-name="Table2.4">
          <table:table-cell table:style-name="Table2.A7" office:value-type="string">
            <text:p text:style-name="P273">+22</text:p>
          </table:table-cell>
          <table:table-cell table:style-name="Table2.A7" office:value-type="string">
            <text:p text:style-name="P273">+16</text:p>
          </table:table-cell>
          <table:table-cell table:style-name="Table2.A7" office:value-type="string">
            <text:p text:style-name="P273">1</text:p>
          </table:table-cell>
          <table:table-cell table:style-name="Table2.A7" office:value-type="string">
            <text:p text:style-name="P216">000256</text:p>
          </table:table-cell>
          <table:table-cell table:style-name="Table2.E7" office:value-type="string">
            <text:p text:style-name="P274">Boot <text:span text:style-name="T437">l</text:span>oader addressing mode upon booted program entry:</text:p>
            <text:list xml:id="list1281122277" text:style-name="L17">
              <text:list-item>
                <text:p text:style-name="P425">X’00’ – <text:span text:style-name="T467">A</text:span>ddressing mode <text:span text:style-name="T467">not supplied by boot loader</text:span></text:p>
              </text:list-item>
              <text:list-item>
                <text:p text:style-name="P425">X’01’ – Boot loader in 24-bit addressing mode</text:p>
              </text:list-item>
              <text:list-item>
                <text:p text:style-name="P425">X’02’ – Boot loader in 31-bit addressing mode</text:p>
              </text:list-item>
              <text:list-item>
                <text:p text:style-name="P425">X’03’ – Boot loader in 64-bit addressing mode</text:p>
              </text:list-item>
              <text:list-item>
                <text:p text:style-name="P426">X’FF’ – Invalid addressing mode</text:p>
              </text:list-item>
            </text:list>
          </table:table-cell>
        </table:table-row>
        <table:table-row table:style-name="Table2.4">
          <table:table-cell table:style-name="Table2.A7" office:value-type="string">
            <text:p text:style-name="P272">+2<text:span text:style-name="T436">3</text:span></text:p>
          </table:table-cell>
          <table:table-cell table:style-name="Table2.A7" office:value-type="string">
            <text:p text:style-name="P272">+1<text:span text:style-name="T436">7</text:span></text:p>
          </table:table-cell>
          <table:table-cell table:style-name="Table2.A7" office:value-type="string">
            <text:p text:style-name="P273">1</text:p>
          </table:table-cell>
          <table:table-cell table:style-name="Table2.A7" office:value-type="string">
            <text:p text:style-name="P215">00025<text:span text:style-name="T436">7</text:span></text:p>
          </table:table-cell>
          <table:table-cell table:style-name="Table2.E7" office:value-type="string">
            <text:p text:style-name="P275">Boot loader services:</text:p>
            <text:list xml:id="list2036588321" text:style-name="L18">
              <text:list-item>
                <text:p text:style-name="P427">B’00000000’ – Boot loader services not available</text:p>
              </text:list-item>
              <text:list-item>
                <text:p text:style-name="P442"><text:span text:style-name="T347">B’</text:span><text:span text:style-name="T330">xxxxxxxxx’ – Boot loader services available. <text:s/>Meaning defined by the boot loader.</text:span></text:p>
              </text:list-item>
            </text:list>
          </table:table-cell>
        </table:table-row>
        <table:table-row table:style-name="TableLine94829709361280">
          <table:table-cell table:style-name="Table2.A2" office:value-type="string">
            <text:p text:style-name="P230">+24</text:p>
          </table:table-cell>
          <table:table-cell table:style-name="Table2.A2" office:value-type="string">
            <text:p text:style-name="P230">+18</text:p>
          </table:table-cell>
          <table:table-cell table:style-name="Table2.A2" office:value-type="string">
            <text:p text:style-name="P231">4</text:p>
          </table:table-cell>
          <table:table-cell table:style-name="Table2.A2" office:value-type="string">
            <text:p text:style-name="P183">000258</text:p>
          </table:table-cell>
          <table:table-cell table:style-name="Table2.E2" office:value-type="string">
            <text:p text:style-name="P315"><text:span text:style-name="T331">FBA DASD </text:span><text:span text:style-name="T332">booted</text:span><text:span text:style-name="T331"> program starting </text:span><text:span text:style-name="T333">physical </text:span><text:span text:style-name="T331">sector</text:span></text:p>
          </table:table-cell>
        </table:table-row>
        <table:table-row table:style-name="TableLine94829709362496">
          <table:table-cell table:style-name="Table2.A2" office:value-type="string">
            <text:p text:style-name="P231">+28</text:p>
          </table:table-cell>
          <table:table-cell table:style-name="Table2.A2" office:value-type="string">
            <text:p text:style-name="P231">+1C</text:p>
          </table:table-cell>
          <table:table-cell table:style-name="Table2.A2" office:value-type="string">
            <text:p text:style-name="P231">2</text:p>
          </table:table-cell>
          <table:table-cell table:style-name="Table2.A2" office:value-type="string">
            <text:p text:style-name="P183">00025C</text:p>
          </table:table-cell>
          <table:table-cell table:style-name="Table2.E2" office:value-type="string">
            <text:p text:style-name="P315"><text:span text:style-name="T331">CKD DASD </text:span><text:span text:style-name="T332">booted</text:span><text:span text:style-name="T331"> program starting cylinder number</text:span></text:p>
          </table:table-cell>
        </table:table-row>
        <table:table-row table:style-name="TableLine94829709363712">
          <table:table-cell table:style-name="Table2.A2" office:value-type="string">
            <text:p text:style-name="P231">+30</text:p>
          </table:table-cell>
          <table:table-cell table:style-name="Table2.A2" office:value-type="string">
            <text:p text:style-name="P231">+1E</text:p>
          </table:table-cell>
          <table:table-cell table:style-name="Table2.A2" office:value-type="string">
            <text:p text:style-name="P231">2</text:p>
          </table:table-cell>
          <table:table-cell table:style-name="Table2.A2" office:value-type="string">
            <text:p text:style-name="P183">00025E</text:p>
          </table:table-cell>
          <table:table-cell table:style-name="Table2.E2" office:value-type="string">
            <text:p text:style-name="P315"><text:span text:style-name="T331">CKD DASD </text:span><text:span text:style-name="T332">booted</text:span><text:span text:style-name="T331"> program starting track (head) number</text:span></text:p>
          </table:table-cell>
        </table:table-row>
        <table:table-row table:style-name="TableLine94829709364928">
          <table:table-cell table:style-name="Table2.A2" office:value-type="string">
            <text:p text:style-name="P231">+32</text:p>
          </table:table-cell>
          <table:table-cell table:style-name="Table2.A2" office:value-type="string">
            <text:p text:style-name="P231">+20</text:p>
          </table:table-cell>
          <table:table-cell table:style-name="Table2.A2" office:value-type="string">
            <text:p text:style-name="P231">1</text:p>
          </table:table-cell>
          <table:table-cell table:style-name="Table2.A2" office:value-type="string">
            <text:p text:style-name="P183">000260</text:p>
          </table:table-cell>
          <table:table-cell table:style-name="Table2.E2" office:value-type="string">
            <text:p text:style-name="P315"><text:span text:style-name="T331">CKD DASD </text:span><text:span text:style-name="T332">booted</text:span><text:span text:style-name="T331"> program starting record number</text:span></text:p>
          </table:table-cell>
        </table:table-row>
        <table:table-row table:style-name="TableLine94829709366144">
          <table:table-cell table:style-name="Table2.A2" office:value-type="string">
            <text:p text:style-name="P232">+33</text:p>
          </table:table-cell>
          <table:table-cell table:style-name="Table2.A2" office:value-type="string">
            <text:p text:style-name="P232">+21</text:p>
          </table:table-cell>
          <table:table-cell table:style-name="Table2.A2" office:value-type="string">
            <text:p text:style-name="P232">1</text:p>
          </table:table-cell>
          <table:table-cell table:style-name="Table2.A2" office:value-type="string">
            <text:p text:style-name="P184">000261</text:p>
          </table:table-cell>
          <table:table-cell table:style-name="Table2.E2" office:value-type="string">
            <text:p text:style-name="P233">CKD DASD number of boot records per track</text:p>
          </table:table-cell>
        </table:table-row>
        <table:table-row table:style-name="TableLine94829709367360">
          <table:table-cell table:style-name="Table2.A2" office:value-type="string">
            <text:p text:style-name="P172"><text:span text:style-name="T351">+3</text:span><text:span text:style-name="T350">4</text:span></text:p>
          </table:table-cell>
          <table:table-cell table:style-name="Table2.A2" office:value-type="string">
            <text:p text:style-name="P232">+22</text:p>
          </table:table-cell>
          <table:table-cell table:style-name="Table2.A2" office:value-type="string">
            <text:p text:style-name="P232">2</text:p>
          </table:table-cell>
          <table:table-cell table:style-name="Table2.A2" office:value-type="string">
            <text:p text:style-name="P184">000262</text:p>
          </table:table-cell>
          <table:table-cell table:style-name="Table2.E2" office:value-type="string">
            <text:p text:style-name="P233">CKD DASD maximum cylinder number</text:p>
          </table:table-cell>
        </table:table-row>
        <table:table-row table:style-name="TableLine94829709368576">
          <table:table-cell table:style-name="Table2.A2" office:value-type="string">
            <text:p text:style-name="P172"><text:span text:style-name="T351">+3</text:span><text:span text:style-name="T350">6</text:span></text:p>
          </table:table-cell>
          <table:table-cell table:style-name="Table2.A2" office:value-type="string">
            <text:p text:style-name="P232">+24</text:p>
          </table:table-cell>
          <table:table-cell table:style-name="Table2.A2" office:value-type="string">
            <text:p text:style-name="P232">2</text:p>
          </table:table-cell>
          <table:table-cell table:style-name="Table2.A2" office:value-type="string">
            <text:p text:style-name="P184">000264</text:p>
          </table:table-cell>
          <table:table-cell table:style-name="Table2.E2" office:value-type="string">
            <text:p text:style-name="P233">CKD DASD maximum track (head) number</text:p>
          </table:table-cell>
        </table:table-row>
        <table:table-row table:style-name="Table2.4">
          <table:table-cell table:style-name="Table2.A7" office:value-type="string">
            <text:p text:style-name="P171"><text:span text:style-name="T349">+3</text:span><text:span text:style-name="T350">8</text:span></text:p>
          </table:table-cell>
          <table:table-cell table:style-name="Table2.A7" office:value-type="string">
            <text:p text:style-name="P234">+26</text:p>
          </table:table-cell>
          <table:table-cell table:style-name="Table2.A7" office:value-type="string">
            <text:p text:style-name="P234">2</text:p>
          </table:table-cell>
          <table:table-cell table:style-name="Table2.A7" office:value-type="string">
            <text:p text:style-name="P185">000266</text:p>
          </table:table-cell>
          <table:table-cell table:style-name="Table2.E7" office:value-type="string">
            <text:p text:style-name="P269">Subchannel device number from IPL function</text:p>
          </table:table-cell>
        </table:table-row>
        <table:table-row table:style-name="Table2.4">
          <table:table-cell table:style-name="Table2.A7" office:value-type="string">
            <text:p text:style-name="P171"><text:span text:style-name="T349">+</text:span><text:span text:style-name="T350">40</text:span></text:p>
          </table:table-cell>
          <table:table-cell table:style-name="Table2.A7" office:value-type="string">
            <text:p text:style-name="P234">+28</text:p>
          </table:table-cell>
          <table:table-cell table:style-name="Table2.A7" office:value-type="string">
            <text:p text:style-name="P234">4</text:p>
          </table:table-cell>
          <table:table-cell table:style-name="Table2.A7" office:value-type="string">
            <text:p text:style-name="P185">000268</text:p>
          </table:table-cell>
          <table:table-cell table:style-name="Table2.E7" office:value-type="string">
            <text:p text:style-name="P235">IPL device identification from IPL function <text:span text:style-name="T418">used by I/O instructions</text:span></text:p>
          </table:table-cell>
        </table:table-row>
        <text:soft-page-break/>
        <table:table-row table:style-name="TableLine94829709372224">
          <table:table-cell table:style-name="Table2.A22" office:value-type="string">
            <text:p text:style-name="P170"><text:span text:style-name="T344">+4</text:span><text:span text:style-name="T348">4</text:span></text:p>
          </table:table-cell>
          <table:table-cell table:style-name="Table2.A22" office:value-type="string">
            <text:p text:style-name="P170"><text:span text:style-name="T344">+2</text:span><text:span text:style-name="T348">C</text:span></text:p>
          </table:table-cell>
          <table:table-cell table:style-name="Table2.A22" office:value-type="string">
            <text:p text:style-name="P243">4</text:p>
          </table:table-cell>
          <table:table-cell table:style-name="Table2.A22" office:value-type="string">
            <text:p text:style-name="P196">00026C</text:p>
          </table:table-cell>
          <table:table-cell table:style-name="Table2.E22" office:value-type="string">
            <text:p text:style-name="P261"><text:span text:style-name="T438">B</text:span>oot loader input/output area address</text:p>
          </table:table-cell>
        </table:table-row>
        <table:table-row table:style-name="Table2.4">
          <table:table-cell table:style-name="Table2.A23" office:value-type="string">
            <text:p text:style-name="P169"><text:span text:style-name="T347">+4</text:span><text:span text:style-name="T348">8</text:span></text:p>
          </table:table-cell>
          <table:table-cell table:style-name="Table2.A23" office:value-type="string">
            <text:p text:style-name="P169"><text:span text:style-name="T347">+</text:span><text:span text:style-name="T348">30</text:span></text:p>
          </table:table-cell>
          <table:table-cell table:style-name="Table2.A23" office:value-type="string">
            <text:p text:style-name="P276">4</text:p>
          </table:table-cell>
          <table:table-cell table:style-name="Table2.A23" office:value-type="string">
            <text:p text:style-name="P169"><text:span text:style-name="T59">0002</text:span><text:span text:style-name="T60">70</text:span></text:p>
          </table:table-cell>
          <table:table-cell table:style-name="Table2.E23" office:value-type="string">
            <text:p text:style-name="P319"><text:span text:style-name="T347">Boot loader services </text:span><text:span text:style-name="T352">entry</text:span><text:span text:style-name="T347"> address. </text:span><text:span text:style-name="T353">Valid</text:span><text:span text:style-name="T347"> </text:span><text:span text:style-name="T353">if 000257 </text:span><text:span text:style-name="T360">is </text:span><text:span text:style-name="T353">not zero. <text:s/></text:span><text:span text:style-name="T352">All services, when available, are called using this address. <text:s/></text:span><text:span text:style-name="T358">Architecture change </text:span><text:span text:style-name="T360">will</text:span><text:span text:style-name="T358"> alter this address.</text:span></text:p>
          </table:table-cell>
        </table:table-row>
        <table:table-row table:style-name="Table2.4">
          <table:table-cell table:style-name="Table2.A23" office:value-type="string">
            <text:p text:style-name="P282">+52</text:p>
          </table:table-cell>
          <table:table-cell table:style-name="Table2.A23" office:value-type="string">
            <text:p text:style-name="P282">+34</text:p>
          </table:table-cell>
          <table:table-cell table:style-name="Table2.A23" office:value-type="string">
            <text:p text:style-name="P286">1</text:p>
          </table:table-cell>
          <table:table-cell table:style-name="Table2.A23" office:value-type="string">
            <text:p text:style-name="P345">000274</text:p>
          </table:table-cell>
          <table:table-cell table:style-name="Table2.E23" office:value-type="string">
            <text:p text:style-name="P283">Current running architecture level. <text:s/><text:span text:style-name="T512">See Boot Loader Assembled Architecture for values.</text:span></text:p>
          </table:table-cell>
        </table:table-row>
        <table:table-row table:style-name="Table2.4">
          <table:table-cell table:style-name="Table2.A25" office:value-type="string">
            <text:p text:style-name="P174"><text:span text:style-name="T359">+5</text:span><text:span text:style-name="T363">3</text:span></text:p>
          </table:table-cell>
          <table:table-cell table:style-name="Table2.A25" office:value-type="string">
            <text:p text:style-name="P174"><text:span text:style-name="T359">+3</text:span><text:span text:style-name="T363">5</text:span></text:p>
          </table:table-cell>
          <table:table-cell table:style-name="Table2.A25" office:value-type="string">
            <text:p text:style-name="P285">3</text:p>
          </table:table-cell>
          <table:table-cell table:style-name="Table2.A4" office:value-type="string">
            <text:p text:style-name="P346"><text:span text:style-name="T359">00027</text:span><text:span text:style-name="T363">5</text:span></text:p>
          </table:table-cell>
          <table:table-cell table:style-name="Table2.E25" office:value-type="string">
            <text:p text:style-name="P283">Reserved, must be zero</text:p>
          </table:table-cell>
        </table:table-row>
        <table:table-row table:style-name="Table2.4">
          <table:table-cell table:style-name="Table2.A23" office:value-type="string">
            <text:p text:style-name="P282">+56</text:p>
          </table:table-cell>
          <table:table-cell table:style-name="Table2.A23" office:value-type="string">
            <text:p text:style-name="P282">+38</text:p>
          </table:table-cell>
          <table:table-cell table:style-name="Table2.A23" office:value-type="string">
            <text:p text:style-name="P284">4</text:p>
          </table:table-cell>
          <table:table-cell table:style-name="Table2.A23" office:value-type="string">
            <text:p text:style-name="P345">000278</text:p>
          </table:table-cell>
          <table:table-cell table:style-name="Table2.E23" office:value-type="string">
            <text:p text:style-name="P320"><text:span text:style-name="T360">Internal b</text:span><text:span text:style-name="T359">oot loader service return to caller address. <text:s/></text:span><text:span text:style-name="T360">Valid if 000257 is not zero.</text:span></text:p>
          </table:table-cell>
        </table:table-row>
        <table:table-row table:style-name="Table2.4">
          <table:table-cell table:style-name="Table2.A23" office:value-type="string">
            <text:p text:style-name="P343"><text:span text:style-name="T361">+</text:span><text:span text:style-name="T330">60</text:span></text:p>
          </table:table-cell>
          <table:table-cell table:style-name="Table2.A23" office:value-type="string">
            <text:p text:style-name="P343"><text:span text:style-name="T359">+</text:span><text:span text:style-name="T330">3C</text:span></text:p>
          </table:table-cell>
          <table:table-cell table:style-name="Table2.A23" office:value-type="string">
            <text:p text:style-name="P288">4</text:p>
          </table:table-cell>
          <table:table-cell table:style-name="Table2.A7" office:value-type="string">
            <text:p text:style-name="P344">00027C</text:p>
          </table:table-cell>
          <table:table-cell table:style-name="Table2.E23" office:value-type="string">
            <text:p text:style-name="P289">LOD1 Extension Format Controls provided by boot loader</text:p>
          </table:table-cell>
        </table:table-row>
        <table:table-row table:style-name="Table2.4">
          <table:table-cell table:style-name="Table2.A28" office:value-type="string">
            <text:p text:style-name="P288">+64</text:p>
          </table:table-cell>
          <table:table-cell table:style-name="Table2.A28" office:value-type="string">
            <text:p text:style-name="P288">+44</text:p>
          </table:table-cell>
          <table:table-cell table:style-name="Table2.A28" office:value-type="string">
            <text:p text:style-name="P288">8</text:p>
          </table:table-cell>
          <table:table-cell table:style-name="Table2.A28" office:value-type="string">
            <text:p text:style-name="P344">000280</text:p>
          </table:table-cell>
          <table:table-cell table:style-name="Table2.E28" office:value-type="string">
            <text:p text:style-name="P289">Boot<text:span text:style-name="T545">ed</text:span> program’<text:span text:style-name="T545">s</text:span> load address <text:span text:style-name="T545">override</text:span>:</text:p>
            <text:list xml:id="list1027187216" text:style-name="L19">
              <text:list-item>
                <text:p text:style-name="P428"><text:span text:style-name="T381">000280 – 000283</text:span> – <text:span text:style-name="T546">24- or </text:span>31-bit address</text:p>
              </text:list-item>
              <text:list-item>
                <text:p text:style-name="P428"><text:span text:style-name="T381">000280 – 000287</text:span> – 64-bit address</text:p>
              </text:list-item>
            </text:list>
          </table:table-cell>
        </table:table-row>
        <table:table-row table:style-name="Table2.4">
          <table:table-cell table:style-name="Table2.A29" office:value-type="string">
            <text:p text:style-name="P288">+72</text:p>
          </table:table-cell>
          <table:table-cell table:style-name="Table2.A29" office:value-type="string">
            <text:p text:style-name="P288">+48</text:p>
          </table:table-cell>
          <table:table-cell table:style-name="Table2.A29" office:value-type="string">
            <text:p text:style-name="P288">8</text:p>
          </table:table-cell>
          <table:table-cell table:style-name="Table2.D29" office:value-type="string">
            <text:p text:style-name="P344">000288</text:p>
          </table:table-cell>
          <table:table-cell table:style-name="Table2.E29" office:value-type="string">
            <text:p text:style-name="P287">Reserved, must be zero</text:p>
          </table:table-cell>
        </table:table-row>
      </table:table>
      <text:p text:style-name="P9"/>
      <text:p text:style-name="P132"><text:span text:style-name="T235">For FBA DASD, the LOD1 record resides in an entire sector. <text:s/>The LOD1 record itself is placed at displacement X'40'-X'8F' </text:span><text:span text:style-name="T166">within the sector</text:span><text:span text:style-name="T235">. <text:s/>This allows the entire sector to be read into storage at X'200', clearing the Hercules IPL parameter data stored at X'200'-X'23F' while placing the </text:span><text:span text:style-name="T166">LOD1</text:span><text:span text:style-name="T235"> record at X'240'-X'28F'. <text:s/>The remaining bytes of the 512 byte sector reside at </text:span><text:span text:style-name="T166">X'290'-'X3FF', the area reserved for the </text:span><text:span text:style-name="T236">booted programs use</text:span><text:span text:style-name="T166">.</text:span></text:p>
      <text:p text:style-name="P58">See “Appendix <text:span text:style-name="T444">B</text:span>” for an extended discussion of the motivation for some of these field definitions.</text:p>
      <text:p text:style-name="P134"><text:span text:style-name="T237">The LOD1 record replaces the capabilities supplied by the imported Python </text:span><text:span text:style-name="T64">__boot__.py</text:span><text:span text:style-name="T237"> </text:span><text:span text:style-name="T238">module </text:span><text:span text:style-name="T237">previously </text:span><text:span text:style-name="T238">used with</text:span><text:span text:style-name="T237"> </text:span><text:span text:style-name="T64">iplmed.py</text:span><text:span text:style-name="T237">.</text:span></text:p>
      <text:h text:style-name="P397" text:outline-level="1"><text:bookmark-start text:name="__RefHeading__24857_565103337"/>Memory Usage <text:span text:style-name="T273">and Program Entry</text:span><text:bookmark-end text:name="__RefHeading__24857_565103337"/></text:h>
      <text:p text:style-name="P125"><text:span text:style-name="T89">The following table describes the general usage of memory </text:span><text:span text:style-name="T224">with and without a</text:span><text:span text:style-name="T89"> SATK supplied boot loader. <text:s/>Addresses are absolute. <text:s/>Source refers to the default ASMA region name found in the </text:span><text:span text:style-name="T223">LDID</text:span><text:span text:style-name="T89">.</text:span></text:p>
      <text:h text:style-name="P408" text:outline-level="2"><text:bookmark-start text:name="__RefHeading__2432_826253704"/>Bare-Metal Program Usage<text:bookmark-end text:name="__RefHeading__2432_826253704"/></text:h>
      <text:p text:style-name="P100">This section describes the usage of memory by the IPL function when loading a bare-metal program directly. <text:s/>“EOP” means the end of the bare-metal program. <text:s/>“EOM” means the end of memory.</text:p>
      <text:p text:style-name="P101">The following table illustrates the sequence in memory where each component resides. <text:s/>First is the absolute assigned storage locations used by the IPL function itself. <text:s/>Next will reside the bare-metal program, followed by the IPL Record 1 that actually reads the bare-metal program. <text:s/>This sequence is possible because <text:span text:style-name="T3">iplasma.py</text:span> actually knows the size of the bare-metal program. <text:s/>With that knowledge it can ensure the additional data required to read the program do<text:span text:style-name="T445">es</text:span> not conflict with the actual locations in which the bare-metal program resid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829709405200">
            <table:table-cell table:style-name="Table1.A1" office:value-type="string">
              <text:p text:style-name="P352">Start</text:p>
            </table:table-cell>
            <table:table-cell table:style-name="Table1.A1" office:value-type="string">
              <text:p text:style-name="P352">End</text:p>
            </table:table-cell>
            <table:table-cell table:style-name="Table1.A1" office:value-type="string">
              <text:p text:style-name="P352">Length</text:p>
            </table:table-cell>
            <table:table-cell table:style-name="Table1.A1" office:value-type="string">
              <text:p text:style-name="P352">Source</text:p>
            </table:table-cell>
            <table:table-cell table:style-name="Table1.A1" office:value-type="string">
              <text:p text:style-name="P360">Notes</text:p>
            </table:table-cell>
            <table:table-cell table:style-name="Table1.F1" office:value-type="string">
              <text:p text:style-name="P352">Description</text:p>
            </table:table-cell>
          </table:table-row>
        </table:table-header-rows>
        <table:table-row table:style-name="TableLine94829709441696">
          <table:table-cell table:style-name="Table1.A2" office:value-type="string">
            <text:p text:style-name="P186">000000</text:p>
          </table:table-cell>
          <table:table-cell table:style-name="Table1.A2" office:value-type="string">
            <text:p text:style-name="P186">000017</text:p>
          </table:table-cell>
          <table:table-cell table:style-name="Table1.A2" office:value-type="string">
            <text:p text:style-name="P236">24 <text:span text:style-name="T317">(</text:span>X'01<text:span text:style-name="T315">8</text:span>'<text:span text:style-name="T317">)</text:span></text:p>
          </table:table-cell>
          <table:table-cell table:style-name="Table1.D2" office:value-type="string">
            <text:p text:style-name="P188">IPLPSW.bin<text:span text:style-name="T139"> </text:span><text:span text:style-name="T140">or</text:span></text:p>
            <text:p text:style-name="P204">iplasm<text:span text:style-name="T377">a</text:span>.py</text:p>
          </table:table-cell>
          <table:table-cell table:style-name="Table1.A2" office:value-type="string">
            <text:p text:style-name="P291">1, <text:span text:style-name="T272">4</text:span></text:p>
          </table:table-cell>
          <table:table-cell table:style-name="Table1.F2" office:value-type="string">
            <text:p text:style-name="P222"><text:span text:style-name="T267">IPL Record 0 (</text:span><text:span text:style-name="T16">IPL</text:span><text:span text:style-name="T17">0</text:span><text:span text:style-name="T267">), IPL PSW and reads IPL Record 1 and transfers CCW control to it.</text:span></text:p>
          </table:table-cell>
        </table:table-row>
        <table:table-row table:style-name="TableLine94829709445040">
          <table:table-cell table:style-name="Table1.A7" office:value-type="string">
            <text:p text:style-name="P190">000000</text:p>
          </table:table-cell>
          <table:table-cell table:style-name="Table1.B3" office:value-type="string">
            <text:p text:style-name="P190">0001FF</text:p>
          </table:table-cell>
          <table:table-cell table:style-name="Table1.C3" office:value-type="string">
            <text:p text:style-name="P262">512 <text:span text:style-name="T317">(</text:span>X'200'<text:span text:style-name="T317">)</text:span></text:p>
          </table:table-cell>
          <table:table-cell table:style-name="Table1.D3" office:value-type="string">
            <text:p text:style-name="P192">ASAREGN.bin</text:p>
          </table:table-cell>
          <table:table-cell table:style-name="Table1.E3" office:value-type="string">
            <text:p text:style-name="P291">1, 4</text:p>
          </table:table-cell>
          <table:table-cell table:style-name="Table1.F3" office:value-type="string">
            <text:p text:style-name="P223"><text:span text:style-name="T266">IPL Record 3 (</text:span><text:span text:style-name="T17">IPL3</text:span><text:span text:style-name="T268">), assigned storage region</text:span></text:p>
          </table:table-cell>
        </table:table-row>
        <table:table-row table:style-name="TableLine94829709449568">
          <table:table-cell table:style-name="Table1.A7" office:value-type="string">
            <text:p text:style-name="P186">000200</text:p>
          </table:table-cell>
          <table:table-cell table:style-name="Table1.B4" office:value-type="string">
            <text:p text:style-name="P186">00023F</text:p>
          </table:table-cell>
          <table:table-cell table:style-name="Table1.C4" office:value-type="string">
            <text:p text:style-name="P236">64 <text:span text:style-name="T317">(</text:span>X'40'<text:span text:style-name="T317">)</text:span></text:p>
          </table:table-cell>
          <table:table-cell table:style-name="Table1.D4" office:value-type="string">
            <text:p text:style-name="P240">none</text:p>
          </table:table-cell>
          <table:table-cell table:style-name="Table1.E4" office:value-type="string">
            <text:p text:style-name="P295">5</text:p>
          </table:table-cell>
          <table:table-cell table:style-name="Table1.F4" office:value-type="string">
            <text:p text:style-name="P238">Reserved for Hercules IPL parameter data</text:p>
          </table:table-cell>
        </table:table-row>
        <table:table-row table:style-name="TableLine94829709453664">
          <table:table-cell table:style-name="Table1.A7" office:value-type="string">
            <text:p text:style-name="P200">000240</text:p>
          </table:table-cell>
          <table:table-cell table:style-name="Table1.B5" office:value-type="string">
            <text:p text:style-name="P200">EOP</text:p>
          </table:table-cell>
          <table:table-cell table:style-name="Table1.C5" office:value-type="string">
            <text:p text:style-name="P248">varies</text:p>
          </table:table-cell>
          <table:table-cell table:style-name="Table1.D5" office:value-type="string">
            <text:p text:style-name="P302">varies</text:p>
          </table:table-cell>
          <table:table-cell table:style-name="Table1.E5" office:value-type="string">
            <text:p text:style-name="P295">6</text:p>
          </table:table-cell>
          <table:table-cell table:style-name="Table1.F5" office:value-type="string">
            <text:p text:style-name="P264">Bare-metal program region or image <text:span text:style-name="T316">(</text:span><text:span text:style-name="T55">IPL2</text:span><text:span text:style-name="T316">)</text:span></text:p>
          </table:table-cell>
        </table:table-row>
        <table:table-row table:style-name="TableLine94829709457792">
          <table:table-cell table:style-name="Table1.A2" office:value-type="string">
            <text:p text:style-name="P200">EOP+</text:p>
          </table:table-cell>
          <table:table-cell table:style-name="Table1.A2" office:value-type="string">
            <text:p text:style-name="P200">EOP+X</text:p>
          </table:table-cell>
          <table:table-cell table:style-name="Table1.A2" office:value-type="string">
            <text:p text:style-name="P249">varies</text:p>
          </table:table-cell>
          <table:table-cell table:style-name="Table1.A2" office:value-type="string">
            <text:p text:style-name="P194">iplasm<text:span text:style-name="T377">a</text:span>.py</text:p>
          </table:table-cell>
          <table:table-cell table:style-name="Table1.A2" office:value-type="string">
            <text:p text:style-name="P293"><text:span text:style-name="T272">2</text:span>, <text:span text:style-name="T272">3, 4</text:span></text:p>
          </table:table-cell>
          <table:table-cell table:style-name="Table1.F2" office:value-type="string">
            <text:p text:style-name="P224"><text:span text:style-name="T268">IPL Record 1 (</text:span><text:span text:style-name="T17">IPL1</text:span><text:span text:style-name="T268">), reads the bare-metal program</text:span></text:p>
          </table:table-cell>
        </table:table-row>
        <table:table-row table:style-name="TableLine94829709459664">
          <table:table-cell table:style-name="Table1.A7" office:value-type="string">
            <text:p text:style-name="P201">EOP+X+1</text:p>
          </table:table-cell>
          <table:table-cell table:style-name="Table1.B7" office:value-type="string">
            <text:p text:style-name="P201">EOM</text:p>
          </table:table-cell>
          <table:table-cell table:style-name="Table1.C7" office:value-type="string">
            <text:p text:style-name="P249">varies</text:p>
          </table:table-cell>
          <table:table-cell table:style-name="Table1.D7" office:value-type="string">
            <text:p text:style-name="P295">none</text:p>
          </table:table-cell>
          <table:table-cell table:style-name="Table1.E7" office:value-type="string">
            <text:p text:style-name="P293"/>
          </table:table-cell>
          <table:table-cell table:style-name="Table1.F7" office:value-type="string">
            <text:p text:style-name="P250">Available for bare-metal program use</text:p>
          </table:table-cell>
        </table:table-row>
      </table:table>
      <text:p text:style-name="P10"/>
      <text:p text:style-name="P71"><text:span text:style-name="T90">Note 1: If low-storage is not initialized with an area created by the </text:span><text:span text:style-name="T175">ASMA</text:span><text:span text:style-name="T90"> </text:span><text:span text:style-name="T17">ASALOAD</text:span><text:span text:style-name="T90"> macro, a region containing the IPL PSW, named by default </text:span><text:span text:style-name="T17">IPLPSW</text:span><text:span text:style-name="T90">, is required.</text:span></text:p>
      <text:p text:style-name="P11">Note <text:span text:style-name="T272">2</text:span>: <text:span text:style-name="T272">IPL Record 1 is loaded on a 4-byte boundary following the physical end of the bare-metal program. <text:s/>This record normally contains the additional CCW’s required to read the bare-metal program.</text:span></text:p>
      <text:p text:style-name="P11">Note <text:span text:style-name="T272">3</text:span>: The actual length may vary depending upon the IPL medium <text:span text:style-name="T272">and whether the ASA area is loaded during the IPL function.</text:span></text:p>
      <text:p text:style-name="P117"><text:span text:style-name="T205">Note </text:span><text:span text:style-name="T120">4</text:span><text:span text:style-name="T205">: Once control has been passed to the </text:span><text:span text:style-name="T204">bare-metal</text:span><text:span text:style-name="T205"> program, the areas previously used by the IPL function are available for the program's own use.</text:span></text:p>
      <text:p text:style-name="P82"><text:span text:style-name="T67">Note </text:span><text:span text:style-name="T120">5</text:span><text:span text:style-name="T67">: Hercules IPL parameter data resides in the 16 32-bit registers and if present is visible to the program receiving control following the IPL function. <text:s/>The data must be saved by th</text:span><text:span text:style-name="T121">e program loaded by the IPL function </text:span><text:span text:style-name="T67">before any register content is altered, that is before a </text:span><text:soft-page-break/><text:span text:style-name="T67">base register is established. <text:s/></text:span><text:span text:style-name="T121">SATK standardizes on location </text:span><text:span text:style-name="T142">X'200' </text:span><text:span text:style-name="T121">for storing of the Hercules IPL parameter data. <text:s/>Any 64-byte area that starts before address X'1000' may actually be used. <text:s/></text:span><text:span text:style-name="T165">It is entirely up to the bare-metal program to accommodate Hercules IPL parameters or not.</text:span></text:p>
      <text:p text:style-name="P16">Note <text:span text:style-name="T272">6</text:span>: The length of the supported physical records for a given medium type dictates the maximum size of the program that can be loaded without a boot program. <text:s/><text:span text:style-name="T291">The record size applies the logical IPL Record 1, containing the input/output operations reading the program content.</text:span></text:p>
      <text:list xml:id="list500152798" text:style-name="L20">
        <text:list-item>
          <text:p text:style-name="P471"><text:span text:style-name="T98">Card – limited to ten successive card images or 800 (X'320') bytes for the boot loader </text:span><text:span text:style-name="T99">due to a single IPL Record 1 of eighty bytes. <text:s/>Ten CCW's that read 80-bytes each makes the limit 800.</text:span></text:p>
        </text:list-item>
        <text:list-item>
          <text:p text:style-name="P455">CKD DASD – <text:span text:style-name="T291">maximum physical record size </text:span>varies based upon device type:</text:p>
        </text:list-item>
      </text:list>
      <text:list xml:id="list3710979454" text:style-name="L21">
        <text:list-item>
          <text:p text:style-name="P486">2305 – 14136,</text:p>
        </text:list-item>
        <text:list-item>
          <text:p text:style-name="P486">2311 – 3625,</text:p>
        </text:list-item>
        <text:list-item>
          <text:p text:style-name="P486">2314 – 7294,</text:p>
        </text:list-item>
        <text:list-item>
          <text:p text:style-name="P486">3330 – 13030,</text:p>
        </text:list-item>
        <text:list-item>
          <text:p text:style-name="P486">3340 – 8368,</text:p>
        </text:list-item>
        <text:list-item>
          <text:p text:style-name="P486">3350 – 19069,</text:p>
        </text:list-item>
        <text:list-item>
          <text:p text:style-name="P486">3375 – 35616,</text:p>
        </text:list-item>
        <text:list-item>
          <text:p text:style-name="P486">3380 – 47476,</text:p>
        </text:list-item>
        <text:list-item>
          <text:p text:style-name="P486">3390 – 56664,</text:p>
        </text:list-item>
        <text:list-item>
          <text:p text:style-name="P486">9345 – 46456.</text:p>
        </text:list-item>
      </text:list>
      <text:list xml:id="list103522776877309" text:continue-list="list500152798" text:style-name="L20">
        <text:list-item>
          <text:p text:style-name="P471"><text:span text:style-name="T92">FBA DASD – </text:span><text:span text:style-name="T143">IPL Record 1 is merged with IPL Record 0 into the first sector of the volume. <text:s text:c="2"/>The read sequences (20 bytes each) are constrained to the 488 bytes available for IPL Record 1 </text:span><text:span text:style-name="T151">in this sector</text:span><text:span text:style-name="T143">. <text:s/>The bare-metal program is limited to 24 read sequences. <text:s/>However, each read sequence can read 127 512-byte sectors for a maximum size of 65,024 bytes per read sequence (</text:span><text:span text:style-name="T151">total</text:span><text:span text:style-name="T156">ing</text:span><text:span text:style-name="T143"> 1,560,576 bytes – X'17D000').</text:span></text:p>
        </text:list-item>
        <text:list-item>
          <text:p text:style-name="P455">Tape – 65,535 without data chaining.</text:p>
        </text:list-item>
      </text:list>
      <text:h text:style-name="P409" text:outline-level="2"><text:bookmark-start text:name="__RefHeading__2434_826253704"/>Bare-Metal Program Entry<text:bookmark-end text:name="__RefHeading__2434_826253704"/></text:h>
      <text:p text:style-name="P84">Control is passed to the bare-metal program via the IPL function itself. <text:s/>The Program Status Word (PSW), located at addresses 0 through 7, inclusive, is loaded and control is passed to the bare-metal program by the CPU with the state dictated in the PSW.</text:p>
      <text:p text:style-name="P83"><text:span text:style-name="T280">The system is in the state prescribed by its </text:span><text:span text:style-name="T282">Principles of Operation</text:span><text:span text:style-name="T280"> manual following the IPL function with the following possible exception on the Hercules emulator.</text:span></text:p>
      <text:p text:style-name="P84"><text:soft-page-break/>The Hercules emulator accepts IPL parameters as a character string in it<text:span text:style-name="T303">s</text:span> <text:span text:style-name="T3">IPL</text:span> command. <text:s/>This data is presented to the program in general registers 0-15. <text:s/>As many registers as are needed to contain the data are initialized with it. <text:s/>Following the last character of the IPL parameters, binary zeros are present in the registers not targeted with any data.</text:p>
      <text:p text:style-name="P21">If the assigned storage area is initialized, the content will be present in addresses X'008' through X'1FF'. <text:s/><text:span text:style-name="T311">The first eight bytes of the assigned storage area file content replace the IPL PSW </text:span><text:span text:style-name="T446">from IPL Record 0.</text:span></text:p>
      <text:h text:style-name="P412" text:outline-level="3"><text:bookmark-start text:name="__RefHeading__2436_826253704"/>IPL PSW Source<text:bookmark-end text:name="__RefHeading__2436_826253704"/></text:h>
      <text:p text:style-name="P22">The IPL function itself and the IPL records created by the tool dictates the sequence by which memory is loaded from the assembled regions, as follows:</text:p>
      <text:list xml:id="list1546812193" text:style-name="L22">
        <text:list-item>
          <text:p text:style-name="P456"><text:span text:style-name="T284">the IPL PSW (IPL Record 0) always loaded at address 0, default region file </text:span><text:span text:style-name="T33">IPLPSW.bin</text:span><text:span text:style-name="T284"> </text:span><text:span text:style-name="T417">(ASMA region name IPLPSW)</text:span><text:span text:style-name="T284"> </text:span></text:p>
        </text:list-item>
        <text:list-item>
          <text:p text:style-name="P457"><text:span text:style-name="T284">the bare-metal program (IPL Record 2), default region file </text:span><text:span text:style-name="T33">PROGRAM.bin</text:span><text:span text:style-name="T284"> </text:span><text:span text:style-name="T417">(ASMA region name </text:span><text:span text:style-name="T414">PROGRAM</text:span><text:span text:style-name="T417">), </text:span><text:span text:style-name="T284">and last</text:span></text:p>
        </text:list-item>
        <text:list-item>
          <text:p text:style-name="P456"><text:span text:style-name="T284">the assigned storage area initialization region (IPL Record 3), default region file </text:span><text:span text:style-name="T33">ASAREGN.bin</text:span><text:span text:style-name="T417"> (ASMA region name </text:span><text:span text:style-name="T414">ASAREGN</text:span><text:span text:style-name="T417">)</text:span><text:span text:style-name="T284">.</text:span></text:p>
        </text:list-item>
      </text:list>
      <text:p text:style-name="P22">If <text:span text:style-name="T319">all three</text:span> regions are placed at address 0, the last loaded region dictates the IPL PSW loaded into the CPU. <text:s/>However, the priority for the source is the reverse of how the IPL function operates. <text:s/>If an IPL PSW is explicitly identified it takes precedence of the other two potential sources. <text:s/>And, the bare-metal program itself takes precedence over the assigned storage area. <text:s/>If a higher priority source is loaded before a lower priority source at address 0, the content of the lower priority source will be modified to use the higher priority source's first eight bytes. <text:s/>This only applies when sources are loaded at address 0.</text:p>
      <text:p text:style-name="P17"><text:span text:style-name="T285">If no source is loaded at address 0 from the list-directed IPL directory, an IPL PSW will be manufactured to enter the bare-metal program at its starting location. <text:s/>The constructed PSW is, in hex: </text:span><text:span text:style-name="T34">000</text:span><text:span text:style-name="T35">8</text:span><text:span text:style-name="T34"> 0000 00xx xxxx</text:span><text:span text:style-name="T285">, where the “x” is the entry address. <text:s/>For systems capable of more than one addressing mode this means the program is entered in 24-bit address mode. <text:s/>If a basic-control mode PSW is requested it takes the form: <text:s/></text:span><text:span text:style-name="T35">0000 0000 00xx xxxx</text:span><text:span text:style-name="T293">.</text:span></text:p>
      <text:h text:style-name="P402" text:outline-level="2"><text:bookmark-start text:name="__RefHeading__2438_826253704"/>Boot Loader Usage<text:bookmark-end text:name="__RefHeading__2438_826253704"/></text:h>
      <text:p text:style-name="P76"><text:span text:style-name="T119">This section describes how memory is used with a boot loader</text:span><text:span text:style-name="T122">. <text:s/>The boot loader is itself brought into memory by the IPL function. <text:s/>Everything stated in the previous section “Bare-Metal Program Usage” and “Bare-Metal Program Entry” applies to the boot loader.</text:span></text:p>
      <text:p text:style-name="P23">For purposes of distinction the “bare-metal” program is designated the “booted program” in this section.</text:p>
      <text:p text:style-name="P77"><text:span text:style-name="T29">EO</text:span><text:span text:style-name="T30">P</text:span><text:span text:style-name="T119"> means the end of the </text:span><text:span text:style-name="T122">booted</text:span><text:span text:style-name="T119"> program. <text:s/></text:span><text:span text:style-name="T29">EOM</text:span><text:span text:style-name="T119"> means the end of memory. <text:s/></text:span><text:span text:style-name="T31">E</text:span><text:span text:style-name="T30">IO</text:span><text:span text:style-name="T122"> means </text:span><text:span text:style-name="T190">end </text:span><text:soft-page-break/><text:span text:style-name="T190">of </text:span><text:span text:style-name="T122">boot loader input/output area, </text:span><text:span text:style-name="T124">if used</text:span><text:span text:style-name="T122">.</text:span></text:p>
      <text:p text:style-name="P77"><text:span text:style-name="T122">In general, the first 8,192 bytes of memory are reserved for the boot loader with the booted program starting at </text:span><text:span text:style-name="T123">or beyond </text:span><text:span text:style-name="T122">location X'2000'.</text:span></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Line94829709551152">
            <table:table-cell table:style-name="Table4.A1" office:value-type="string">
              <text:p text:style-name="P353">Start</text:p>
            </table:table-cell>
            <table:table-cell table:style-name="Table4.A1" office:value-type="string">
              <text:p text:style-name="P353">End</text:p>
            </table:table-cell>
            <table:table-cell table:style-name="Table4.A1" office:value-type="string">
              <text:p text:style-name="P353">Length</text:p>
            </table:table-cell>
            <table:table-cell table:style-name="Table4.A1" office:value-type="string">
              <text:p text:style-name="P353">Source</text:p>
            </table:table-cell>
            <table:table-cell table:style-name="Table4.A1" office:value-type="string">
              <text:p text:style-name="P361">Notes</text:p>
            </table:table-cell>
            <table:table-cell table:style-name="Table4.F1" office:value-type="string">
              <text:p text:style-name="P353">Description</text:p>
            </table:table-cell>
          </table:table-row>
        </table:table-header-rows>
        <table:table-row table:style-name="TableLine94829709627040">
          <table:table-cell table:style-name="Table4.A2" office:value-type="string">
            <text:p text:style-name="P187">000000</text:p>
          </table:table-cell>
          <table:table-cell table:style-name="Table4.A2" office:value-type="string">
            <text:p text:style-name="P187">000017</text:p>
          </table:table-cell>
          <table:table-cell table:style-name="Table4.A2" office:value-type="string">
            <text:p text:style-name="P237">24 <text:span text:style-name="T318">(</text:span>X'01<text:span text:style-name="T318">8’)</text:span></text:p>
          </table:table-cell>
          <table:table-cell table:style-name="Table4.A2" office:value-type="string">
            <text:p text:style-name="P189">IPLPSW.bin</text:p>
          </table:table-cell>
          <table:table-cell table:style-name="Table4.A2" office:value-type="string">
            <text:p text:style-name="P292">1, <text:span text:style-name="T277">4, 11</text:span></text:p>
          </table:table-cell>
          <table:table-cell table:style-name="Table4.F2" office:value-type="string">
            <text:p text:style-name="P247"><text:span text:style-name="T267">IPL Record 0 (</text:span><text:span text:style-name="T16">IPL</text:span><text:span text:style-name="T17">0</text:span><text:span text:style-name="T267">)</text:span></text:p>
          </table:table-cell>
        </table:table-row>
        <table:table-row table:style-name="TableLine94829709630368">
          <table:table-cell table:style-name="Table4.A2" office:value-type="string">
            <text:p text:style-name="P191">000000</text:p>
          </table:table-cell>
          <table:table-cell table:style-name="Table4.A2" office:value-type="string">
            <text:p text:style-name="P191">0001FF</text:p>
          </table:table-cell>
          <table:table-cell table:style-name="Table4.A2" office:value-type="string">
            <text:p text:style-name="P263">512 <text:span text:style-name="T318">(</text:span>X'200'<text:span text:style-name="T318">)</text:span></text:p>
          </table:table-cell>
          <table:table-cell table:style-name="Table4.A2" office:value-type="string">
            <text:p text:style-name="P193">ASAREGN.bin</text:p>
          </table:table-cell>
          <table:table-cell table:style-name="Table4.A2" office:value-type="string">
            <text:p text:style-name="P292">1, 4</text:p>
          </table:table-cell>
          <table:table-cell table:style-name="Table4.F2" office:value-type="string">
            <text:p text:style-name="P247"><text:span text:style-name="T266">IPL Record 3 (</text:span><text:span text:style-name="T17">IPL3</text:span><text:span text:style-name="T268">)</text:span></text:p>
          </table:table-cell>
        </table:table-row>
        <table:table-row table:style-name="TableLine94829709631664">
          <table:table-cell table:style-name="Table4.A2" office:value-type="string">
            <text:p text:style-name="P197">000000</text:p>
          </table:table-cell>
          <table:table-cell table:style-name="Table4.A2" office:value-type="string">
            <text:p text:style-name="P197">001FFF</text:p>
          </table:table-cell>
          <table:table-cell table:style-name="Table4.A2" office:value-type="string">
            <text:p text:style-name="P244">8,<text:span text:style-name="T419">1</text:span>92 <text:span text:style-name="T318">(</text:span>X'2000'<text:span text:style-name="T318">)</text:span></text:p>
          </table:table-cell>
          <table:table-cell table:style-name="Table4.A2" office:value-type="string">
            <text:p text:style-name="P294">none</text:p>
          </table:table-cell>
          <table:table-cell table:style-name="Table4.A2" office:value-type="string">
            <text:p text:style-name="P296">4</text:p>
          </table:table-cell>
          <table:table-cell table:style-name="Table4.F2" office:value-type="string">
            <text:p text:style-name="P245">Reserved for <text:span text:style-name="T275">boot loader</text:span> program us<text:span text:style-name="T275">age</text:span></text:p>
          </table:table-cell>
        </table:table-row>
        <table:table-row table:style-name="TableLine94829709633040">
          <table:table-cell table:style-name="Table4.A2" office:value-type="string">
            <text:p text:style-name="P187">000200</text:p>
          </table:table-cell>
          <table:table-cell table:style-name="Table4.A2" office:value-type="string">
            <text:p text:style-name="P187">00023F</text:p>
          </table:table-cell>
          <table:table-cell table:style-name="Table4.A2" office:value-type="string">
            <text:p text:style-name="P237">64 <text:span text:style-name="T318">(</text:span>X'40'<text:span text:style-name="T318">)</text:span></text:p>
          </table:table-cell>
          <table:table-cell table:style-name="Table4.A2" office:value-type="string">
            <text:p text:style-name="P241">none</text:p>
          </table:table-cell>
          <table:table-cell table:style-name="Table4.A2" office:value-type="string">
            <text:p text:style-name="P298">9</text:p>
          </table:table-cell>
          <table:table-cell table:style-name="Table4.F2" office:value-type="string">
            <text:p text:style-name="P239">Reserved for Hercules IPL parameter data</text:p>
          </table:table-cell>
        </table:table-row>
        <table:table-row table:style-name="TableLine94829709634448">
          <table:table-cell table:style-name="Table4.A2" office:value-type="string">
            <text:p text:style-name="P187">000240</text:p>
          </table:table-cell>
          <table:table-cell table:style-name="Table4.A2" office:value-type="string">
            <text:p text:style-name="P173"><text:span text:style-name="T61">000</text:span><text:span text:style-name="T62">28F</text:span></text:p>
          </table:table-cell>
          <table:table-cell table:style-name="Table4.A2" office:value-type="string">
            <text:p text:style-name="P241">448 <text:span text:style-name="T318">(</text:span>X'1C0'<text:span text:style-name="T318">)</text:span></text:p>
          </table:table-cell>
          <table:table-cell table:style-name="Table4.A2" office:value-type="string">
            <text:p text:style-name="P195">iplasm<text:span text:style-name="T379">a</text:span>.py</text:p>
          </table:table-cell>
          <table:table-cell table:style-name="Table4.A2" office:value-type="string">
            <text:p text:style-name="P296">4, 8, 10</text:p>
          </table:table-cell>
          <table:table-cell table:style-name="Table4.F2" office:value-type="string">
            <text:p text:style-name="P247"><text:span text:style-name="T267">Reserved for IPL Record 4 (</text:span><text:span text:style-name="T16">LOD1</text:span><text:span text:style-name="T267">)</text:span></text:p>
          </table:table-cell>
        </table:table-row>
        <table:table-row table:style-name="TableLine94829709635728">
          <table:table-cell table:style-name="Table4.A2" office:value-type="string">
            <text:p text:style-name="P217">000290</text:p>
          </table:table-cell>
          <table:table-cell table:style-name="Table4.A2" office:value-type="string">
            <text:p text:style-name="P217">0003FF</text:p>
          </table:table-cell>
          <table:table-cell table:style-name="Table4.A2" office:value-type="string">
            <text:p text:style-name="P278">368 (X’170’)</text:p>
          </table:table-cell>
          <table:table-cell table:style-name="Table4.A2" office:value-type="string">
            <text:p text:style-name="P217">none</text:p>
          </table:table-cell>
          <table:table-cell table:style-name="Table4.A2" office:value-type="string">
            <text:p text:style-name="P175"><text:span text:style-name="T201">1</text:span><text:span text:style-name="T202">3</text:span></text:p>
          </table:table-cell>
          <table:table-cell table:style-name="Table4.F2" office:value-type="string">
            <text:p text:style-name="P347"><text:span text:style-name="T369">Reserved for boot </text:span><text:span text:style-name="T370">loader’s</text:span><text:span text:style-name="T369"> use.</text:span></text:p>
          </table:table-cell>
        </table:table-row>
        <table:table-row table:style-name="TableLine94829709637056">
          <table:table-cell table:style-name="Table4.A2" office:value-type="string">
            <text:p text:style-name="P187">000400</text:p>
          </table:table-cell>
          <table:table-cell table:style-name="Table4.A2" office:value-type="string">
            <text:p text:style-name="P187">00<text:span text:style-name="T430">1</text:span>1FF</text:p>
          </table:table-cell>
          <table:table-cell table:style-name="Table4.A2" office:value-type="string">
            <text:p text:style-name="P173"><text:span text:style-name="T354">3,</text:span><text:span text:style-name="T355">584</text:span><text:span text:style-name="T354"> </text:span><text:span text:style-name="T356">(</text:span><text:span text:style-name="T354">X'</text:span><text:span text:style-name="T355">E</text:span><text:span text:style-name="T354">00'</text:span><text:span text:style-name="T356">)</text:span></text:p>
          </table:table-cell>
          <table:table-cell table:style-name="Table4.A2" office:value-type="string">
            <text:p text:style-name="P189">PROGRAM.bin</text:p>
          </table:table-cell>
          <table:table-cell table:style-name="Table4.A2" office:value-type="string">
            <text:p text:style-name="P303">3, 4, 6</text:p>
          </table:table-cell>
          <table:table-cell table:style-name="Table4.F2" office:value-type="string">
            <text:p text:style-name="P242">IPL Record 2 <text:span text:style-name="T379">(IPL2),</text:span> <text:span text:style-name="T322">the</text:span> boot loader</text:p>
          </table:table-cell>
        </table:table-row>
        <table:table-row table:style-name="TableLine94829709638384">
          <table:table-cell table:style-name="Table4.A2" office:value-type="string">
            <text:p text:style-name="P213">001200</text:p>
          </table:table-cell>
          <table:table-cell table:style-name="Table4.A2" office:value-type="string">
            <text:p text:style-name="P213">001<text:span text:style-name="T431">F</text:span>FF</text:p>
          </table:table-cell>
          <table:table-cell table:style-name="Table4.A2" office:value-type="string">
            <text:p text:style-name="P168"><text:span text:style-name="T357">3</text:span><text:span text:style-name="T337">,584</text:span><text:span text:style-name="T338"> (X’</text:span><text:span text:style-name="T337">E</text:span><text:span text:style-name="T338">00’)</text:span></text:p>
          </table:table-cell>
          <table:table-cell table:style-name="Table4.A2" office:value-type="string">
            <text:p text:style-name="P214">none</text:p>
          </table:table-cell>
          <table:table-cell table:style-name="Table4.A2" office:value-type="string">
            <text:p text:style-name="P309">14</text:p>
          </table:table-cell>
          <table:table-cell table:style-name="Table4.F2" office:value-type="string">
            <text:p text:style-name="P271">Reserved for hardware usage</text:p>
          </table:table-cell>
        </table:table-row>
        <table:table-row table:style-name="TableLine94829709639632">
          <table:table-cell table:style-name="Table4.A10" office:value-type="string">
            <text:p text:style-name="P198">002000</text:p>
          </table:table-cell>
          <table:table-cell table:style-name="Table4.A10" office:value-type="string">
            <text:p text:style-name="P203">EOP</text:p>
          </table:table-cell>
          <table:table-cell table:style-name="Table4.A10" office:value-type="string">
            <text:p text:style-name="P246">variable</text:p>
          </table:table-cell>
          <table:table-cell table:style-name="Table4.A10" office:value-type="string">
            <text:p text:style-name="P199">PROGRAM.bin</text:p>
          </table:table-cell>
          <table:table-cell table:style-name="Table4.A10" office:value-type="string">
            <text:p text:style-name="P304">2, 3, 7, <text:span text:style-name="T434">12</text:span></text:p>
          </table:table-cell>
          <table:table-cell table:style-name="Table4.F10" office:value-type="string">
            <text:p text:style-name="P251">Booted program loaded by boot loader</text:p>
          </table:table-cell>
        </table:table-row>
        <table:table-row table:style-name="TableLine94829709643424">
          <table:table-cell table:style-name="Table4.A2" office:value-type="string">
            <text:p text:style-name="P200">EOP+</text:p>
          </table:table-cell>
          <table:table-cell table:style-name="Table4.A2" office:value-type="string">
            <text:p text:style-name="P200">EOP+X</text:p>
          </table:table-cell>
          <table:table-cell table:style-name="Table4.A2" office:value-type="string">
            <text:p text:style-name="P249">varies</text:p>
          </table:table-cell>
          <table:table-cell table:style-name="Table4.A2" office:value-type="string">
            <text:p text:style-name="P194">iplasm<text:span text:style-name="T379">a</text:span>.py</text:p>
          </table:table-cell>
          <table:table-cell table:style-name="Table4.A2" office:value-type="string">
            <text:p text:style-name="P297">4</text:p>
          </table:table-cell>
          <table:table-cell table:style-name="Table4.F2" office:value-type="string">
            <text:p text:style-name="P224"><text:span text:style-name="T268">IPL Record 1 (</text:span><text:span text:style-name="T17">IPL1</text:span><text:span text:style-name="T268">)</text:span></text:p>
          </table:table-cell>
        </table:table-row>
        <table:table-row table:style-name="TableLine94829709644800">
          <table:table-cell table:style-name="Table4.A2" office:value-type="string">
            <text:p text:style-name="P202">EOP+X+1</text:p>
          </table:table-cell>
          <table:table-cell table:style-name="Table4.A2" office:value-type="string">
            <text:p text:style-name="P203">EIO</text:p>
          </table:table-cell>
          <table:table-cell table:style-name="Table4.A2" office:value-type="string">
            <text:p text:style-name="P252">varies</text:p>
          </table:table-cell>
          <table:table-cell table:style-name="Table4.A2" office:value-type="string">
            <text:p text:style-name="P199"/>
          </table:table-cell>
          <table:table-cell table:style-name="Table4.A2" office:value-type="string">
            <text:p text:style-name="P297">4, 6</text:p>
          </table:table-cell>
          <table:table-cell table:style-name="Table4.F2" office:value-type="string">
            <text:p text:style-name="P251">Optional I/O area used by boot loader</text:p>
          </table:table-cell>
        </table:table-row>
      </table:table>
      <text:p text:style-name="Text_20_body"/>
      <text:p text:style-name="P75"><text:span text:style-name="T90">Note 1: If low-storage is not initialized with an area created by the SATK </text:span><text:span text:style-name="T17">ASALOAD</text:span><text:span text:style-name="T90"> macro, a region containing the IPL PSW, named by default </text:span><text:span text:style-name="T17">IPLPSW</text:span><text:span text:style-name="T90">, is required.</text:span></text:p>
      <text:p text:style-name="P18">Note <text:span text:style-name="T276">2</text:span>: <text:span text:style-name="T276">T</text:span>he <text:span text:style-name="T276">booted</text:span> program <text:span text:style-name="T276">is</text:span> loaded from the boot records <text:span text:style-name="T276">on the IPL medium</text:span>.</text:p>
      <text:p text:style-name="P25">Note 3: The sources for the boot loader and booted program may have the same name but always are found in different directories, inferred from the <text:span text:style-name="T396">iplasma.py</text:span><text:span text:style-name="T435"> </text:span>command-line arguments.</text:p>
      <text:p text:style-name="P12">Note 4: Th<text:span text:style-name="T277">is</text:span> area is <text:span text:style-name="T277">available for use by the booted program upon entry.</text:span></text:p>
      <text:p text:style-name="P75"><text:span text:style-name="T91">Note 6: The entire area from X'000240'-X'001FFF' is available for use of the boot loader. <text:s/>FBA DASD requires an input/output area for support of boot records using the directed format. <text:s/>The Hercules FBA DASD driver does not support data chaining or skipping. <text:s/></text:span><text:span text:style-name="T125">The input/output area location is provided by the </text:span><text:span text:style-name="T32">LOD1</text:span><text:span text:style-name="T125"> record.</text:span></text:p>
      <text:p text:style-name="P16">Note 7: <text:span text:style-name="T274">IPL medium physical record constraints identified in Note 6 of the section “Bare-Metal Program Usage” apply to the size of a boot loader. <text:s/>The boot loader uses the IPL function to become resident and receive control. <text:s/>The same constraints apply to boot loader directed records making some record size</text:span><text:span text:style-name="T378">s</text:span><text:span text:style-name="T274"> invalid for some devices. </text:span></text:p>
      <text:p text:style-name="P75"><text:span text:style-name="T93">Note </text:span><text:span text:style-name="T126">8</text:span><text:span text:style-name="T93">: When using an FBA DASD device, the Hercules FBA DASD driver requires reading (and writing) of entire sectors. <text:s/>This results from the lack of data chaining support within the driver. <text:s/>It is expected that the sector containing the </text:span><text:span text:style-name="T18">LOD1</text:span><text:span text:style-name="T93"> record on the FBA DASD device will be read into memory starting at X'200' and that the actual </text:span><text:span text:style-name="T18">LOD1</text:span><text:span text:style-name="T93"> record content will start at byte 64 of the sector. <text:s/>This positions the content in memory at its expected starting location.</text:span></text:p>
      <text:p text:style-name="P19"><text:soft-page-break/>Note <text:span text:style-name="T279">9</text:span>: Hercules IPL parameter data resides in the 16 32-bit registers and if present is visible to the program receiving control following the IPL function. <text:s/>The data must be saved by <text:span text:style-name="T279">the boot loader</text:span> program before any register content is altered, that is before a base register is established.</text:p>
      <text:p text:style-name="P75"><text:span text:style-name="T94">Note 1</text:span><text:span text:style-name="T127">0</text:span><text:span text:style-name="T94">: Some content of the </text:span><text:span text:style-name="T19">LOD1</text:span><text:span text:style-name="T94"> record may be useful to the bare-metal program, particularly in cases where IPL device attributes are provided. <text:s/>This eliminates the need for the bare-metal program to figure out the nature of the IPL device. <text:s/></text:span><text:span text:style-name="T95">It is for this reason the </text:span><text:span text:style-name="T20">LOD1</text:span><text:span text:style-name="T95"> record is provided a</text:span><text:span text:style-name="T166">t a</text:span><text:span text:style-name="T95"> standard memory location.</text:span></text:p>
      <text:p text:style-name="P79"><text:span text:style-name="T129">Note 11: When a boot loader supports architecture change, a 128-bit PSW may be defined within the booted program's list-directed IPL directory. <text:s/></text:span><text:span text:style-name="T130">It is not used for IPL Record 0, but will be placed in the </text:span><text:span text:style-name="T37">LOD1</text:span><text:span text:style-name="T130"> record and used by the boot loader.</text:span></text:p>
      <text:p text:style-name="P133"><text:span text:style-name="T130">N</text:span><text:span text:style-name="T67">ote 12: An image file may also be used as the source of the booted program.</text:span></text:p>
      <text:p text:style-name="P66">Note 13: <text:span text:style-name="T547">The format of this area is identified by the LOD1 Extension Version Control field at LOD1 record offset +60 and is supplied by the boot loader.</text:span></text:p>
      <text:p text:style-name="P458">Note 14: The hardware usage of this area is for store status save areas and features not used by a boot loader. <text:s/>Use by a boot loader has some “risk” but can occur with some safety. <text:s/>Know what you are doing.</text:p>
      <text:h text:style-name="P403" text:outline-level="2"><text:bookmark-start text:name="__RefHeading__2440_826253704"/>Booted Program Entry<text:bookmark-end text:name="__RefHeading__2440_826253704"/></text:h>
      <text:p text:style-name="P50">Entry of the booted program is triggered by the boot loader <text:span text:style-name="T416">after all directed records have been read and loaded to memory</text:span>.</text:p>
      <text:p text:style-name="P51">Depending upon the LOD1 flags, <text:span text:style-name="T380">before entering the booted program:</text:span></text:p>
      <text:list xml:id="list152635907" text:style-name="L23">
        <text:list-item>
          <text:p text:style-name="P472"><text:span text:style-name="T180">the system has been placed in 64-bit architecture mode </text:span><text:span text:style-name="T183">when</text:span><text:span text:style-name="T180"> option </text:span><text:span text:style-name="T383">--</text:span><text:span text:style-name="T382">arch</text:span><text:span text:style-name="T180"> </text:span><text:span text:style-name="T240">has been </text:span><text:span text:style-name="T181">specified.</text:span></text:p>
        </text:list-item>
      </text:list>
      <text:p text:style-name="P52">All general registers are cleared to zero.</text:p>
      <text:p text:style-name="P102"><text:span text:style-name="T182">Entry to the booted program is achieved by a </text:span><text:span text:style-name="T225">branch instruction</text:span><text:span text:style-name="T182">. <text:s/>The </text:span><text:span text:style-name="T225">booted program inherits the architecture, addressing mode </text:span><text:span text:style-name="T240">and trap PSW’s </text:span><text:span text:style-name="T225">of the boot loader. <text:s/></text:span><text:span text:style-name="T240">The booted program can inspect the LOD1 record in storage to determine many of these inherited characteristics.</text:span></text:p>
      <text:p text:style-name="P103"><text:span text:style-name="T183">U</text:span><text:span text:style-name="T184">pon entry to the booted program, it must establish a base register and perform any self-relocation of address constants as required. <text:s/>Self relocation is required if a booted image file has been loaded at an address other than the one for which it was assembled. <text:s text:c="2"/></text:span><text:span text:style-name="T187">List-directed IPL regions are loaded at their assembled starting address.</text:span></text:p>
      <text:p text:style-name="P53"/>
      <text:p text:style-name="P53"/>
      <text:p text:style-name="P375"/>
      <text:h text:style-name="Heading_20_1" text:outline-level="1"><text:bookmark-start text:name="__RefHeading___Toc5424_3012907852"/>CARD Deck Structure<text:bookmark-end text:name="__RefHeading___Toc5424_3012907852"/></text:h>
      <text:p text:style-name="P138"><text:span text:style-name="T514">Card decks are composed of 80-byte physical records accessed sequentially. <text:s/>Due to the 80 byte constrain</text:span><text:span text:style-name="T515">t</text:span><text:span text:style-name="T514">, many </text:span><text:span text:style-name="T515">physical records are required for </text:span><text:span text:style-name="T516">logical IPL </text:span><text:span text:style-name="T517">Record 1</text:span><text:span text:style-name="T515"> when most other media can use just one</text:span><text:span text:style-name="T514">.</text:span></text:p>
      <text:p text:style-name="P139"><text:span text:style-name="T515">T</text:span>he following table identifies how the different IPL records are managed for card decks.</text:p>
      <table:table table:name="Table9" table:style-name="Table9">
        <table:table-column table:style-name="Table9.A"/>
        <table:table-column table:style-name="Table9.B"/>
        <table:table-column table:style-name="Table9.C"/>
        <table:table-column table:style-name="Table9.D"/>
        <table:table-header-rows>
          <table:table-row table:style-name="TableLine94829709654032">
            <table:table-cell table:style-name="Table9.A1" office:value-type="string">
              <text:p text:style-name="P370">Logical IPL Record</text:p>
            </table:table-cell>
            <table:table-cell table:style-name="Table9.A1" office:value-type="string">
              <text:p text:style-name="P370">Description</text:p>
            </table:table-cell>
            <table:table-cell table:style-name="Table9.A1" office:value-type="string">
              <text:p text:style-name="P370">Card Deck Usage</text:p>
            </table:table-cell>
            <table:table-cell table:style-name="Table9.A1" office:value-type="string">
              <text:p text:style-name="P370">Physical Records</text:p>
            </table:table-cell>
          </table:table-row>
        </table:table-header-rows>
        <table:table-row table:style-name="TableLine94829709704048">
          <table:table-cell table:style-name="Table9.A1" office:value-type="string">
            <text:p text:style-name="P334">0</text:p>
          </table:table-cell>
          <table:table-cell table:style-name="Table9.A1" office:value-type="string">
            <text:p text:style-name="P335">Initial IPL record</text:p>
          </table:table-cell>
          <table:table-cell table:style-name="Table9.A1" office:value-type="string">
            <text:p text:style-name="P334">required</text:p>
          </table:table-cell>
          <table:table-cell table:style-name="Table9.A1" office:value-type="string">
            <text:p text:style-name="P334">1</text:p>
          </table:table-cell>
        </table:table-row>
        <table:table-row table:style-name="TableLine94829709704912">
          <table:table-cell table:style-name="Table9.A1" office:value-type="string">
            <text:p text:style-name="P334">1</text:p>
          </table:table-cell>
          <table:table-cell table:style-name="Table9.A1" office:value-type="string">
            <text:p text:style-name="P335">IPL channel program</text:p>
          </table:table-cell>
          <table:table-cell table:style-name="Table9.A1" office:value-type="string">
            <text:p text:style-name="P334">required</text:p>
          </table:table-cell>
          <table:table-cell table:style-name="Table9.A1" office:value-type="string">
            <text:p text:style-name="P334">multiple</text:p>
          </table:table-cell>
        </table:table-row>
        <table:table-row table:style-name="TableLine94829709705824">
          <table:table-cell table:style-name="Table9.A1" office:value-type="string">
            <text:p text:style-name="P334">2</text:p>
          </table:table-cell>
          <table:table-cell table:style-name="Table9.A1" office:value-type="string">
            <text:p text:style-name="P335">Bare-metal program</text:p>
          </table:table-cell>
          <table:table-cell table:style-name="Table9.A1" office:value-type="string">
            <text:p text:style-name="P334">required</text:p>
          </table:table-cell>
          <table:table-cell table:style-name="Table9.A1" office:value-type="string">
            <text:p text:style-name="P334">multiple</text:p>
          </table:table-cell>
        </table:table-row>
        <table:table-row table:style-name="TableLine94829709706864">
          <table:table-cell table:style-name="Table9.A1" office:value-type="string">
            <text:p text:style-name="P334">3</text:p>
          </table:table-cell>
          <table:table-cell table:style-name="Table9.A1" office:value-type="string">
            <text:p text:style-name="P336">Low-Storage Initialization</text:p>
          </table:table-cell>
          <table:table-cell table:style-name="Table9.A1" office:value-type="string">
            <text:p text:style-name="P337">optional</text:p>
          </table:table-cell>
          <table:table-cell table:style-name="Table9.A1" office:value-type="string">
            <text:p text:style-name="P337">multiple</text:p>
          </table:table-cell>
        </table:table-row>
        <table:table-row table:style-name="TableLine94829709708288">
          <table:table-cell table:style-name="Table9.A1" office:value-type="string">
            <text:p text:style-name="P337">4</text:p>
          </table:table-cell>
          <table:table-cell table:style-name="Table9.A1" office:value-type="string">
            <text:p text:style-name="P336">Booted Program Info (LOD1)</text:p>
          </table:table-cell>
          <table:table-cell table:style-name="Table9.A1" office:value-type="string">
            <text:p text:style-name="P337">optional</text:p>
          </table:table-cell>
          <table:table-cell table:style-name="Table9.A1" office:value-type="string">
            <text:p text:style-name="P337">multiple</text:p>
          </table:table-cell>
        </table:table-row>
        <table:table-row table:style-name="TableLine94829709709312">
          <table:table-cell table:style-name="Table9.A1" office:value-type="string">
            <text:p text:style-name="P338">multiple</text:p>
          </table:table-cell>
          <table:table-cell table:style-name="Table9.A1" office:value-type="string">
            <text:p text:style-name="P339">Directed records (booted program)</text:p>
          </table:table-cell>
          <table:table-cell table:style-name="Table9.A1" office:value-type="string">
            <text:p text:style-name="P338">optional</text:p>
          </table:table-cell>
          <table:table-cell table:style-name="Table9.A1" office:value-type="string">
            <text:p text:style-name="P340">1 per each directed record</text:p>
          </table:table-cell>
        </table:table-row>
      </table:table>
      <text:p text:style-name="P139"/>
      <text:p text:style-name="P140"><text:span text:style-name="T518">An additional utility is provided for the creation of a deck for </text:span><text:span text:style-name="T526">the </text:span><text:span text:style-name="T518">purpose of loading. <text:s/>This utility supports concatenating multiple card image files together into one. <text:s/>The first file is expected to be the card deck loader. <text:s/>See “Appendix </text:span><text:span text:style-name="T519">C</text:span><text:span text:style-name="T518"> – deck.py”.</text:span></text:p>
      <text:h text:style-name="Heading_20_2" text:outline-level="2"><text:bookmark-start text:name="__RefHeading___Toc5552_3012907852"/>IPL Channel Program<text:bookmark-end text:name="__RefHeading___Toc5552_3012907852"/></text:h>
      <text:p text:style-name="P142">The IPL channel program read<text:span text:style-name="T540">s</text:span> all memory content. <text:s/>Both channel commands that read IPL memory content and those that read more channel commands themselves must coexist.</text:p>
      <text:p text:style-name="P158"><text:span text:style-name="T509">A card deck IPL will mix within the physical record</text:span><text:span text:style-name="T510">s</text:span><text:span text:style-name="T509"> both types of commands. <text:s/>The difference between the two types is the location into which data is read. <text:s/>Commands that read IPL memory content simply will place the content as dictated by the memory usage for the type of data. <text:s/>Commands that read other commands will utilize a pair of buffers for th</text:span><text:span text:style-name="T510">is</text:span><text:span text:style-name="T509"> purpose. <text:s/></text:span><text:span text:style-name="T487">IPL Record 0 will read the first set of commands that read data into the first buffer. <text:s/>The last two commands </text:span><text:span text:style-name="T510">of</text:span><text:span text:style-name="T487"> </text:span><text:span text:style-name="T510">this </text:span><text:span text:style-name="T487">record will read the next set of channel commands into the other buffer and then transfers control in the channel to the other buffer. <text:s/>This cycling </text:span><text:span text:style-name="T510">between buffers </text:span><text:span text:style-name="T487">continues for the entire channel program.</text:span></text:p>
      <text:p text:style-name="P141">Each of the channel programs are command chained to the next except for the last CCW in the entire program.</text:p>
      <text:p text:style-name="P143">CPU control occurs with the usual loading of the IPL PSW at absolute location 0.</text:p>
      <text:p text:style-name="P158"><text:span text:style-name="T487">The following table illustrates the physical record</text:span><text:span text:style-name="T488">s</text:span><text:span text:style-name="T487"> </text:span><text:span text:style-name="T488">constituting IPL Record 1</text:span><text:span text:style-name="T487"> . <text:s/></text:span><text:span text:style-name="T477">IPL Record 0 reads the first card into Buffer A (</text:span><text:span text:style-name="T489">A below</text:span><text:span text:style-name="T477">). <text:s/>The first record then reads the second into Buffer B (</text:span><text:span text:style-name="T490">B below</text:span><text:span text:style-name="T477">), </text:span><text:span text:style-name="T492">the CCW at position +64,</text:span><text:span text:style-name="T477"> and transfers </text:span><text:span text:style-name="T492">channel program </text:span><text:span text:style-name="T477">control to it, </text:span><text:span text:style-name="T492">the CCW at position +72</text:span><text:span text:style-name="T477">.</text:span></text:p>
      <table:table table:name="Table10" table:style-name="Table10">
        <table:table-column table:style-name="Table10.A" table:number-columns-repeated="9"/>
        <table:table-column table:style-name="Table10.J"/>
        <table:table-row table:style-name="Table10.1">
          <table:table-cell table:style-name="Table10.A1" office:value-type="string">
            <text:p text:style-name="P329">+0</text:p>
          </table:table-cell>
          <table:table-cell table:style-name="Table10.A1" office:value-type="string">
            <text:p text:style-name="P329">+8</text:p>
          </table:table-cell>
          <table:table-cell table:style-name="Table10.A1" office:value-type="string">
            <text:p text:style-name="P329">+16</text:p>
          </table:table-cell>
          <table:table-cell table:style-name="Table10.A1" office:value-type="string">
            <text:p text:style-name="P329">+24</text:p>
          </table:table-cell>
          <table:table-cell table:style-name="Table10.A1" office:value-type="string">
            <text:p text:style-name="P329">+32</text:p>
          </table:table-cell>
          <table:table-cell table:style-name="Table10.A1" office:value-type="string">
            <text:p text:style-name="P329">+40</text:p>
          </table:table-cell>
          <table:table-cell table:style-name="Table10.A1" office:value-type="string">
            <text:p text:style-name="P329">+48</text:p>
          </table:table-cell>
          <table:table-cell table:style-name="Table10.A1" office:value-type="string">
            <text:p text:style-name="P329">+56</text:p>
          </table:table-cell>
          <table:table-cell table:style-name="Table10.A1" office:value-type="string">
            <text:p text:style-name="P329">+64</text:p>
          </table:table-cell>
          <table:table-cell table:style-name="Table10.A1" office:value-type="string">
            <text:p text:style-name="P329">+72</text:p>
          </table:table-cell>
        </table:table-row>
        <table:table-row table:style-name="Table10.1">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B</text:p>
          </table:table-cell>
          <table:table-cell table:style-name="Table10.A2" office:value-type="string">
            <text:p text:style-name="P325">TIC B</text:p>
          </table:table-cell>
        </table:table-row>
        <table:table-row table:style-name="Table10.1">
          <table:table-cell table:style-name="Table10.A3" office:value-type="string">
            <text:p text:style-name="P325">Read 80</text:p>
          </table:table-cell>
          <table:table-cell table:style-name="Table10.A3" office:value-type="string">
            <text:p text:style-name="P325">Read 80</text:p>
          </table:table-cell>
          <table:table-cell table:style-name="Table10.A3" office:value-type="string">
            <text:p text:style-name="P325">Read 80</text:p>
          </table:table-cell>
          <table:table-cell table:style-name="Table10.A3" office:value-type="string">
            <text:p text:style-name="P325">Read 80</text:p>
          </table:table-cell>
          <table:table-cell table:style-name="Table10.A3" office:value-type="string">
            <text:p text:style-name="P325">Read 80</text:p>
          </table:table-cell>
          <table:table-cell table:style-name="Table10.A3" office:value-type="string">
            <text:p text:style-name="P325">Read 80</text:p>
          </table:table-cell>
          <table:table-cell table:style-name="Table10.A3" office:value-type="string">
            <text:p text:style-name="P325">Read 80</text:p>
          </table:table-cell>
          <table:table-cell table:style-name="Table10.A3" office:value-type="string">
            <text:p text:style-name="P325">Read 80</text:p>
          </table:table-cell>
          <table:table-cell table:style-name="Table10.A3" office:value-type="string">
            <text:p text:style-name="P325">Read A</text:p>
          </table:table-cell>
          <table:table-cell table:style-name="Table10.A3" office:value-type="string">
            <text:p text:style-name="P325">TIC A</text:p>
          </table:table-cell>
        </table:table-row>
        <table:table-row table:style-name="Table10.1">
          <table:table-cell table:style-name="Table10.A2" office:value-type="string">
            <text:p text:style-name="P325">Read 80</text:p>
          </table:table-cell>
          <table:table-cell table:style-name="Table10.A2" office:value-type="string">
            <text:p text:style-name="P325">Read 80</text:p>
          </table:table-cell>
          <table:table-cell table:style-name="Table10.A2" office:value-type="string">
            <text:p text:style-name="P325">Read X, SIL</text:p>
          </table:table-cell>
          <table:table-cell table:style-name="Table10.A2" office:value-type="string">
            <text:p text:style-name="P326">blank</text:p>
          </table:table-cell>
          <table:table-cell table:style-name="Table10.A2" office:value-type="string">
            <text:p text:style-name="P326">blank</text:p>
          </table:table-cell>
          <table:table-cell table:style-name="Table10.A2" office:value-type="string">
            <text:p text:style-name="P326">blank</text:p>
          </table:table-cell>
          <table:table-cell table:style-name="Table10.A2" office:value-type="string">
            <text:p text:style-name="P326">blank</text:p>
          </table:table-cell>
          <table:table-cell table:style-name="Table10.A2" office:value-type="string">
            <text:p text:style-name="P326">blank</text:p>
          </table:table-cell>
          <table:table-cell table:style-name="Table10.A2" office:value-type="string">
            <text:p text:style-name="P326">blank</text:p>
          </table:table-cell>
          <table:table-cell table:style-name="Table10.A2" office:value-type="string">
            <text:p text:style-name="P326">blank</text:p>
          </table:table-cell>
        </table:table-row>
      </table:table>
      <text:p text:style-name="P144"><text:soft-page-break/></text:p>
      <text:p text:style-name="P154"><text:span text:style-name="T482">Data records, </text:span><text:span text:style-name="T488">IPL Record 2,</text:span><text:span text:style-name="T482"> are intermixed following each command record </text:span><text:span text:style-name="T488">of IPL Record 1</text:span><text:span text:style-name="T482">. <text:s/></text:span><text:span text:style-name="T484">The data records are show</text:span><text:span text:style-name="T491">n</text:span><text:span text:style-name="T484"> in white. <text:s/></text:span><text:span text:style-name="T481">E</text:span><text:span text:style-name="T477">ach 80-byte CCW </text:span><text:span text:style-name="T481">command </text:span><text:span text:style-name="T477">card </text:span><text:span text:style-name="T491">of IPL Record 1</text:span><text:span text:style-name="T477"> reads a </text:span><text:span text:style-name="T481">maximum</text:span><text:span text:style-name="T477"> </text:span><text:span text:style-name="T481">of 640 bytes of memory content. <text:s/></text:span><text:span text:style-name="T491">The last IPL Record 1 physical record, because there are no additional physical records to be read, can read 800 bytes of memory content. </text:span><text:span text:style-name="T481"><text:s text:c="2"/></text:span><text:span text:style-name="T483">The last command in red is not command chained. <text:s/>This completes the IPL channel program and cause</text:span><text:span text:style-name="T488">s</text:span><text:span text:style-name="T483"> the IPL PSW to be loaded. <text:s/></text:span><text:span text:style-name="T484">Blank areas of the card are shown in gray.</text:span></text:p>
      <text:p text:style-name="P155"><text:span text:style-name="T481">I</text:span><text:span text:style-name="T470">ntermixing the two types of card records results in the following. <text:s/></text:span><text:span text:style-name="T486">Rd</text:span><text:span text:style-name="T485"> means a Read CCW command. <text:s/></text:span><text:span text:style-name="T486">TIC</text:span><text:span text:style-name="T485"> refers to a Transfer in Channel CCW command. <text:s/></text:span><text:span text:style-name="T486">A</text:span><text:span text:style-name="T485"> and </text:span><text:span text:style-name="T486">B</text:span><text:span text:style-name="T485"> refer to the two command containing buffers. <text:s/>Data records are identified by </text:span><text:span text:style-name="T486">D</text:span><text:span text:style-name="T485">.</text:span></text:p>
      <text:p text:style-name="P146">Logical IPL Record 0 as one physical <text:span text:style-name="T525">card </text:span>record.</text:p>
      <table:table table:name="Table12" table:style-name="Table12">
        <table:table-column table:style-name="Table12.A" table:number-columns-repeated="3"/>
        <table:table-column table:style-name="Table12.D"/>
        <table:table-row table:style-name="Table12.1">
          <table:table-cell table:style-name="Table12.A1" office:value-type="string">
            <text:p text:style-name="P323">IPL PSW</text:p>
          </table:table-cell>
          <table:table-cell table:style-name="Table12.A1" office:value-type="string">
            <text:p text:style-name="P323">Rd A</text:p>
          </table:table-cell>
          <table:table-cell table:style-name="Table12.A1" office:value-type="string">
            <text:p text:style-name="P323">TIC A</text:p>
          </table:table-cell>
          <table:table-cell table:style-name="Table12.D1" office:value-type="string">
            <text:p text:style-name="P324">blank</text:p>
          </table:table-cell>
        </table:table-row>
      </table:table>
      <text:p text:style-name="P145"/>
      <text:p text:style-name="P146"><text:span text:style-name="T523">Here multiple physical card records show how </text:span>Logical IPL Record 1 <text:span text:style-name="T523">(records highlighted with a buffer color)</text:span> and <text:span text:style-name="T523">Logical IPL</text:span> <text:span text:style-name="T525">Record </text:span>2 <text:span text:style-name="T523">(white records)</text:span> <text:span text:style-name="T523">are intermixed in the card IPL stream.</text:span></text:p>
      <table:table table:name="Table11" table:style-name="Table11">
        <table:table-column table:style-name="Table11.A" table:number-columns-repeated="7"/>
        <table:table-column table:style-name="Table11.H"/>
        <table:table-column table:style-name="Table11.I"/>
        <table:table-column table:style-name="Table11.A"/>
        <table:table-column table:style-name="Table11.K"/>
        <table:table-row table:style-name="Table11.1">
          <table:table-cell table:style-name="Table11.A1" office:value-type="string">
            <text:p text:style-name="P330">+0</text:p>
          </table:table-cell>
          <table:table-cell table:style-name="Table11.A1" office:value-type="string">
            <text:p text:style-name="P330">+8</text:p>
          </table:table-cell>
          <table:table-cell table:style-name="Table11.A1" office:value-type="string">
            <text:p text:style-name="P330">+16</text:p>
          </table:table-cell>
          <table:table-cell table:style-name="Table11.A1" office:value-type="string">
            <text:p text:style-name="P330">+24</text:p>
          </table:table-cell>
          <table:table-cell table:style-name="Table11.A1" office:value-type="string">
            <text:p text:style-name="P330">+32</text:p>
          </table:table-cell>
          <table:table-cell table:style-name="Table11.A1" office:value-type="string">
            <text:p text:style-name="P330">+40</text:p>
          </table:table-cell>
          <table:table-cell table:style-name="Table11.A1" office:value-type="string">
            <text:p text:style-name="P330">+48</text:p>
          </table:table-cell>
          <table:table-cell table:style-name="Table11.A1" table:number-columns-spanned="2" office:value-type="string">
            <text:p text:style-name="P330">+56</text:p>
          </table:table-cell>
          <table:covered-table-cell/>
          <table:table-cell table:style-name="Table11.A1" office:value-type="string">
            <text:p text:style-name="P330">+64</text:p>
          </table:table-cell>
          <table:table-cell table:style-name="Table11.A1" office:value-type="string">
            <text:p text:style-name="P330">+72</text:p>
          </table:table-cell>
        </table:table-row>
        <table:table-row table:style-name="Table11.1">
          <table:table-cell table:style-name="Table11.A2" office:value-type="string">
            <text:p text:style-name="P328">Rd <text:s/><text:span text:style-name="T520">D1</text:span></text:p>
          </table:table-cell>
          <table:table-cell table:style-name="Table11.A2" office:value-type="string">
            <text:p text:style-name="P342"><text:span text:style-name="T478">Rd </text:span><text:span text:style-name="T479">D2</text:span></text:p>
          </table:table-cell>
          <table:table-cell table:style-name="Table11.A2" office:value-type="string">
            <text:p text:style-name="P342"><text:span text:style-name="T478">Rd </text:span><text:span text:style-name="T479">D3</text:span></text:p>
          </table:table-cell>
          <table:table-cell table:style-name="Table11.A2" office:value-type="string">
            <text:p text:style-name="P342"><text:span text:style-name="T478">Rd </text:span><text:span text:style-name="T479">D4</text:span></text:p>
          </table:table-cell>
          <table:table-cell table:style-name="Table11.A2" office:value-type="string">
            <text:p text:style-name="P342"><text:span text:style-name="T478">Rd </text:span><text:span text:style-name="T479">D5</text:span></text:p>
          </table:table-cell>
          <table:table-cell table:style-name="Table11.A2" office:value-type="string">
            <text:p text:style-name="P342"><text:span text:style-name="T478">Rd </text:span><text:span text:style-name="T479">D6</text:span></text:p>
          </table:table-cell>
          <table:table-cell table:style-name="Table11.A2" office:value-type="string">
            <text:p text:style-name="P342"><text:span text:style-name="T478">Rd </text:span><text:span text:style-name="T479">D7</text:span></text:p>
          </table:table-cell>
          <table:table-cell table:style-name="Table11.A2" table:number-columns-spanned="2" office:value-type="string">
            <text:p text:style-name="P342"><text:span text:style-name="T478">Rd </text:span><text:span text:style-name="T479">D8</text:span></text:p>
          </table:table-cell>
          <table:covered-table-cell/>
          <table:table-cell table:style-name="Table11.A2" office:value-type="string">
            <text:p text:style-name="P328">Rd B</text:p>
          </table:table-cell>
          <table:table-cell table:style-name="Table11.A2" office:value-type="string">
            <text:p text:style-name="P328">TIC B</text:p>
          </table:table-cell>
        </table:table-row>
        <table:table-row table:style-name="Table11.1">
          <table:table-cell table:style-name="Table11.A3" table:number-columns-spanned="11" office:value-type="string">
            <text:p text:style-name="P331">D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11" office:value-type="string">
            <text:p text:style-name="P342"><text:span text:style-name="T478">Rd </text:span><text:span text:style-name="T479">D9</text:span></text:p>
          </table:table-cell>
          <table:table-cell table:style-name="Table11.A11" office:value-type="string">
            <text:p text:style-name="P342"><text:span text:style-name="T478">Rd </text:span><text:span text:style-name="T479">D10</text:span></text:p>
          </table:table-cell>
          <table:table-cell table:style-name="Table11.A11" office:value-type="string">
            <text:p text:style-name="P328">Rd <text:span text:style-name="T520">D11</text:span></text:p>
          </table:table-cell>
          <table:table-cell table:style-name="Table11.A11" office:value-type="string">
            <text:p text:style-name="P342"><text:span text:style-name="T478">Rd </text:span><text:span text:style-name="T479">D12</text:span></text:p>
          </table:table-cell>
          <table:table-cell table:style-name="Table11.A11" office:value-type="string">
            <text:p text:style-name="P342"><text:span text:style-name="T478">Rd </text:span><text:span text:style-name="T479">D13</text:span></text:p>
          </table:table-cell>
          <table:table-cell table:style-name="Table11.A11" office:value-type="string">
            <text:p text:style-name="P342"><text:span text:style-name="T478">Rd </text:span><text:span text:style-name="T479">D14</text:span></text:p>
          </table:table-cell>
          <table:table-cell table:style-name="Table11.A11" office:value-type="string">
            <text:p text:style-name="P342"><text:span text:style-name="T478">Rd </text:span><text:span text:style-name="T479">D15</text:span></text:p>
          </table:table-cell>
          <table:table-cell table:style-name="Table11.A11" table:number-columns-spanned="2" office:value-type="string">
            <text:p text:style-name="P342"><text:span text:style-name="T478">Rd </text:span><text:span text:style-name="T479">D16</text:span></text:p>
          </table:table-cell>
          <table:covered-table-cell/>
          <table:table-cell table:style-name="Table11.A11" office:value-type="string">
            <text:p text:style-name="P328">Rd A, <text:span text:style-name="T521">SIL</text:span></text:p>
          </table:table-cell>
          <table:table-cell table:style-name="Table11.A11" office:value-type="string">
            <text:p text:style-name="P328">TIC A</text:p>
          </table:table-cell>
        </table:table-row>
        <table:table-row table:style-name="Table11.1">
          <table:table-cell table:style-name="Table11.A3" table:number-columns-spanned="11" office:value-type="string">
            <text:p text:style-name="P331">D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1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1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1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1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1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1">D1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P342"><text:span text:style-name="T478">Rd </text:span><text:span text:style-name="T480">D17</text:span></text:p>
          </table:table-cell>
          <table:table-cell table:style-name="Table11.A2" office:value-type="string">
            <text:p text:style-name="P342"><text:span text:style-name="T478">Rd </text:span><text:span text:style-name="T480">D18</text:span></text:p>
          </table:table-cell>
          <table:table-cell table:style-name="Table11.C20" office:value-type="string">
            <text:p text:style-name="P342"><text:span text:style-name="T478">Rd </text:span><text:span text:style-name="T480">D19</text:span><text:span text:style-name="T478">, SIL</text:span></text:p>
          </table:table-cell>
          <table:table-cell table:style-name="Table11.D20" table:number-columns-spanned="8" office:value-type="string">
            <text:p text:style-name="P327"><text:span text:style-name="T522">b</text:span>lank <text:span text:style-name="T522">(as last command record, all 10 </text:span><text:span text:style-name="T523">CCW</text:span><text:span text:style-name="T522"> locations may contain a Rd Dx CCW)</text:span></text:p>
          </table: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8" office:value-type="string">
            <text:p text:style-name="P332">D19</text:p>
          </table:table-cell>
          <table:covered-table-cell/>
          <table:covered-table-cell/>
          <table:covered-table-cell/>
          <table:covered-table-cell/>
          <table:covered-table-cell/>
          <table:covered-table-cell/>
          <table:covered-table-cell/>
          <table:table-cell table:style-name="Table11.I23" table:number-columns-spanned="3" office:value-type="string">
            <text:p text:style-name="P333">blank</text:p>
          </table:table-cell>
          <table:covered-table-cell/>
          <table:covered-table-cell/>
        </table:table-row>
      </table:table>
      <text:p text:style-name="Text_20_body"/>
      <text:p text:style-name="P157">All of the command containing records can not be read <text:span text:style-name="T524">together</text:span> because the same two areas of memory are reused. <text:s text:c="2"/>However, this strategy essentially provides unlimited IPL program capacity <text:span text:style-name="T540">when using an emulated card deck.</text:span></text:p>
      <text:p text:style-name="P156">Logical IPL Records 3 and 4 can be added to this stream of intermixed CCW commands and IPL data.</text:p>
      <text:h text:style-name="P410" text:outline-level="2"><text:bookmark-start text:name="__RefHeading___Toc5426_3012907852"/><text:soft-page-break/><text:span text:style-name="T244">N</text:span><text:span text:style-name="T67">on-Hercules Use</text:span><text:bookmark-end text:name="__RefHeading___Toc5426_3012907852"/></text:h>
      <text:p text:style-name="P136"><text:span text:style-name="T244">W</text:span><text:span text:style-name="T245">hile most SATK loaders are designed for use by other SATK prog</text:span><text:span text:style-name="T247">r</text:span><text:span text:style-name="T245">ams on Hercules </text:span><text:span text:style-name="T258">or simh in the future</text:span><text:span text:style-name="T245">, the loaders designed for card deck usage have a</text:span><text:span text:style-name="T249">nother </text:span><text:span text:style-name="T246">use case</text:span><text:span text:style-name="T249">: environments outside of Hercules</text:span><text:span text:style-name="T245">. <text:s/>In those environments, the SATK card deck loader can function as a drop in replacement for proprietary loaders </text:span><text:span text:style-name="T250">that fail to meet the needs</text:span><text:span text:style-name="T245"> </text:span><text:span text:style-name="T250">of a</text:span><text:span text:style-name="T245"> load process</text:span><text:span text:style-name="T246"> for whatever reason</text:span><text:span text:style-name="T245">.</text:span></text:p>
      <text:p text:style-name="P137"><text:span text:style-name="T245">A</text:span><text:span text:style-name="T247">s in the Hercules use case, such loaders are built using ASMA </text:span><text:span text:style-name="T256">in particular and SATK generally</text:span><text:span text:style-name="T247">. <text:s/>But the use of the loader itself </text:span><text:span text:style-name="T258">can be</text:span><text:span text:style-name="T247"> somewhere else. <text:s/>In this case the loader is expected to be moved, </text:span><text:span text:style-name="T248">with or without additional files,</text:span><text:span text:style-name="T247"> to the target environment. <text:s/>Movement of most files for use in such environments requires the files to be treated as binary </text:span><text:span text:style-name="T251">data without line terminations </text:span><text:span text:style-name="T247">during the transfer.</text:span></text:p>
      <text:p text:style-name="P26"/>
      <text:p text:style-name="P26"/>
      <text:h text:style-name="P398" text:outline-level="1"><text:bookmark-start text:name="__RefHeading__2849_383088859"/>FBA DASD Structure<text:bookmark-end text:name="__RefHeading__2849_383088859"/></text:h>
      <text:p text:style-name="P28">FBA DASD volumes are composed of 512-byte sectors. <text:s/>All data is written to and from the sectors.</text:p>
      <text:p text:style-name="P49">The following two tables identifies how the FBA sectors are used and by which ASMA output type: image, ld, or object. <text:s/>Object output is only supported <text:span text:style-name="T324">with</text:span> a boot loader. </text:p>
      <text:p text:style-name="P29">Sectors usage is as follows <text:span text:style-name="T310">when a boot loader is </text:span><text:span text:style-name="T320">not</text:span><text:span text:style-name="T310"> use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Line94829709863168">
            <table:table-cell table:style-name="Table7.A1" office:value-type="string">
              <text:p text:style-name="P359">Sectors</text:p>
            </table:table-cell>
            <table:table-cell table:style-name="Table7.A1" office:value-type="string">
              <text:p text:style-name="P366">Sector #</text:p>
            </table:table-cell>
            <table:table-cell table:style-name="Table7.A1" office:value-type="string">
              <text:p text:style-name="P364">image</text:p>
            </table:table-cell>
            <table:table-cell table:style-name="Table7.A1" office:value-type="string">
              <text:p text:style-name="P362">ld</text:p>
            </table:table-cell>
            <table:table-cell table:style-name="Table7.E1" office:value-type="string">
              <text:p text:style-name="P359">Description</text:p>
            </table:table-cell>
          </table:table-row>
        </table:table-header-rows>
        <table:table-row table:style-name="TableLine94829709878320">
          <table:table-cell table:style-name="Table7.A2" office:value-type="string">
            <text:p text:style-name="P255">1</text:p>
          </table:table-cell>
          <table:table-cell table:style-name="Table7.A2" office:value-type="string">
            <text:p text:style-name="P267">0</text:p>
          </table:table-cell>
          <table:table-cell table:style-name="Table7.A2" office:value-type="string">
            <text:p text:style-name="P259">Y</text:p>
          </table:table-cell>
          <table:table-cell table:style-name="Table7.A2" office:value-type="string">
            <text:p text:style-name="P259">Y</text:p>
          </table:table-cell>
          <table:table-cell table:style-name="Table7.E2" office:value-type="string">
            <text:p text:style-name="P257">IPL Records 0 and 1 combined into a single sector</text:p>
          </table:table-cell>
        </table:table-row>
        <table:table-row table:style-name="TableLine94829709881632">
          <table:table-cell table:style-name="Table7.A2" office:value-type="string">
            <text:p text:style-name="P255">1</text:p>
          </table:table-cell>
          <table:table-cell table:style-name="Table7.A2" office:value-type="string">
            <text:p text:style-name="P267">1</text:p>
          </table:table-cell>
          <table:table-cell table:style-name="Table7.A2" office:value-type="string">
            <text:p text:style-name="P259">Y</text:p>
          </table:table-cell>
          <table:table-cell table:style-name="Table7.A2" office:value-type="string">
            <text:p text:style-name="P259">Y</text:p>
          </table:table-cell>
          <table:table-cell table:style-name="Table7.E2" office:value-type="string">
            <text:p text:style-name="P257">Reserved for volume descriptor information </text:p>
          </table:table-cell>
        </table:table-row>
        <table:table-row table:style-name="TableLine94829709882608">
          <table:table-cell table:style-name="Table7.A2" office:value-type="string">
            <text:p text:style-name="P255">1</text:p>
          </table:table-cell>
          <table:table-cell table:style-name="Table7.A2" office:value-type="string">
            <text:p text:style-name="P267">2</text:p>
          </table:table-cell>
          <table:table-cell table:style-name="Table7.A2" office:value-type="string">
            <text:p text:style-name="P259">N</text:p>
          </table:table-cell>
          <table:table-cell table:style-name="Table7.A2" office:value-type="string">
            <text:p text:style-name="P259">O</text:p>
          </table:table-cell>
          <table:table-cell table:style-name="Table7.E2" office:value-type="string">
            <text:p text:style-name="P257">IPL Record 3, assigned storage area initialization</text:p>
          </table:table-cell>
        </table:table-row>
        <table:table-row table:style-name="TableLine94829709883712">
          <table:table-cell table:style-name="Table7.A2" office:value-type="string">
            <text:p text:style-name="P265">variable</text:p>
          </table:table-cell>
          <table:table-cell table:style-name="Table7.A2" office:value-type="string">
            <text:p text:style-name="P267">3+</text:p>
          </table:table-cell>
          <table:table-cell table:style-name="Table7.A2" office:value-type="string">
            <text:p text:style-name="P265">Y</text:p>
          </table:table-cell>
          <table:table-cell table:style-name="Table7.A2" office:value-type="string">
            <text:p text:style-name="P265">Y</text:p>
          </table:table-cell>
          <table:table-cell table:style-name="Table7.E2" office:value-type="string">
            <text:p text:style-name="P257"><text:span text:style-name="T307">IPL Record 2, b</text:span>are-metal program</text:p>
          </table:table-cell>
        </table:table-row>
      </table:table>
      <text:p text:style-name="P29"/>
      <text:p text:style-name="P29">Sectors usage is as follows <text:span text:style-name="T310">when a boot loader </text:span><text:span text:style-name="T320">is</text:span><text:span text:style-name="T310"> used</text:span>:</text:p>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column table:style-name="Table5.G"/>
        <table:table-header-rows>
          <table:table-row table:style-name="TableLine94829709886720">
            <table:table-cell table:style-name="Table5.A1" office:value-type="string">
              <text:p text:style-name="P358">Sectors</text:p>
            </table:table-cell>
            <table:table-cell table:style-name="Table5.A1" office:value-type="string">
              <text:p text:style-name="P367">Sector #</text:p>
            </table:table-cell>
            <table:table-cell table:style-name="Table5.A1" office:value-type="string">
              <text:p text:style-name="P365">image</text:p>
            </table:table-cell>
            <table:table-cell table:style-name="Table5.A1" office:value-type="string">
              <text:p text:style-name="P363">ld</text:p>
            </table:table-cell>
            <table:table-cell table:style-name="Table5.A1" office:value-type="string">
              <text:p text:style-name="P362">object</text:p>
            </table:table-cell>
            <table:table-cell table:style-name="Table5.A1" office:value-type="string">
              <text:p text:style-name="P365">boot</text:p>
            </table:table-cell>
            <table:table-cell table:style-name="Table5.G1" office:value-type="string">
              <text:p text:style-name="P358">Description</text:p>
            </table:table-cell>
          </table:table-row>
        </table:table-header-rows>
        <table:table-row table:style-name="TableLine94829709925616">
          <table:table-cell table:style-name="Table5.A2" office:value-type="string">
            <text:p text:style-name="P254">1</text:p>
          </table:table-cell>
          <table:table-cell table:style-name="Table5.A2" office:value-type="string">
            <text:p text:style-name="P268">0</text:p>
          </table:table-cell>
          <table:table-cell table:style-name="Table5.A2" office:value-type="string">
            <text:p text:style-name="P266">N</text:p>
          </table:table-cell>
          <table:table-cell table:style-name="Table5.A2" office:value-type="string">
            <text:p text:style-name="P266">N</text:p>
          </table:table-cell>
          <table:table-cell table:style-name="Table5.A2" office:value-type="string">
            <text:p text:style-name="P265">N</text:p>
          </table:table-cell>
          <table:table-cell table:style-name="Table5.A2" office:value-type="string">
            <text:p text:style-name="P258">Y</text:p>
          </table:table-cell>
          <table:table-cell table:style-name="Table5.G2" office:value-type="string">
            <text:p text:style-name="P256">IPL Records 0 and 1 combined into a single sector</text:p>
          </table:table-cell>
        </table:table-row>
        <table:table-row table:style-name="TableLine94829709929952">
          <table:table-cell table:style-name="Table5.A2" office:value-type="string">
            <text:p text:style-name="P254">1</text:p>
          </table:table-cell>
          <table:table-cell table:style-name="Table5.A2" office:value-type="string">
            <text:p text:style-name="P268">1</text:p>
          </table:table-cell>
          <table:table-cell table:style-name="Table5.A2" office:value-type="string">
            <text:p text:style-name="P260">Y</text:p>
          </table:table-cell>
          <table:table-cell table:style-name="Table5.A2" office:value-type="string">
            <text:p text:style-name="P260">Y</text:p>
          </table:table-cell>
          <table:table-cell table:style-name="Table5.A2" office:value-type="string">
            <text:p text:style-name="P260">Y</text:p>
          </table:table-cell>
          <table:table-cell table:style-name="Table5.A2" office:value-type="string">
            <text:p text:style-name="P258">Y</text:p>
          </table:table-cell>
          <table:table-cell table:style-name="Table5.G2" office:value-type="string">
            <text:p text:style-name="P256">Reserved for volume descriptor information </text:p>
          </table:table-cell>
        </table:table-row>
        <table:table-row table:style-name="TableLine94829709931472">
          <table:table-cell table:style-name="Table5.A2" office:value-type="string">
            <text:p text:style-name="P254">1</text:p>
          </table:table-cell>
          <table:table-cell table:style-name="Table5.A2" office:value-type="string">
            <text:p text:style-name="P268">2</text:p>
          </table:table-cell>
          <table:table-cell table:style-name="Table5.A2" office:value-type="string">
            <text:p text:style-name="P258">N</text:p>
          </table:table-cell>
          <table:table-cell table:style-name="Table5.A2" office:value-type="string">
            <text:p text:style-name="P266">N</text:p>
          </table:table-cell>
          <table:table-cell table:style-name="Table5.A2" office:value-type="string">
            <text:p text:style-name="P265">N</text:p>
          </table:table-cell>
          <table:table-cell table:style-name="Table5.A2" office:value-type="string">
            <text:p text:style-name="P258">O</text:p>
          </table:table-cell>
          <table:table-cell table:style-name="Table5.G2" office:value-type="string">
            <text:p text:style-name="P256">IPL Record 3, assigned storage area initialization</text:p>
          </table:table-cell>
        </table:table-row>
        <table:table-row table:style-name="TableLine94829709932720">
          <table:table-cell table:style-name="Table5.A2" office:value-type="string">
            <text:p text:style-name="P254">1</text:p>
          </table:table-cell>
          <table:table-cell table:style-name="Table5.A2" office:value-type="string">
            <text:p text:style-name="P268">3</text:p>
          </table:table-cell>
          <table:table-cell table:style-name="Table5.A2" office:value-type="string">
            <text:p text:style-name="P258">N</text:p>
          </table:table-cell>
          <table:table-cell table:style-name="Table5.A2" office:value-type="string">
            <text:p text:style-name="P258">N</text:p>
          </table:table-cell>
          <table:table-cell table:style-name="Table5.A2" office:value-type="string">
            <text:p text:style-name="P265">N</text:p>
          </table:table-cell>
          <table:table-cell table:style-name="Table5.A2" office:value-type="string">
            <text:p text:style-name="P270">Y</text:p>
          </table:table-cell>
          <table:table-cell table:style-name="Table5.G2" office:value-type="string">
            <text:p text:style-name="P256">IPL Record 4, the LOD1 record</text:p>
          </table:table-cell>
        </table:table-row>
        <table:table-row table:style-name="TableLine94829709934000">
          <table:table-cell table:style-name="Table5.A2" office:value-type="string">
            <text:p text:style-name="P254">variable</text:p>
          </table:table-cell>
          <table:table-cell table:style-name="Table5.A2" office:value-type="string">
            <text:p text:style-name="P268">4+</text:p>
          </table:table-cell>
          <table:table-cell table:style-name="Table5.A2" office:value-type="string">
            <text:p text:style-name="P266">N</text:p>
          </table:table-cell>
          <table:table-cell table:style-name="Table5.A2" office:value-type="string">
            <text:p text:style-name="P266">N</text:p>
          </table:table-cell>
          <table:table-cell table:style-name="Table5.A2" office:value-type="string">
            <text:p text:style-name="P265">N</text:p>
          </table:table-cell>
          <table:table-cell table:style-name="Table5.A2" office:value-type="string">
            <text:p text:style-name="P258">Y</text:p>
          </table:table-cell>
          <table:table-cell table:style-name="Table5.G2" office:value-type="string">
            <text:p text:style-name="P256"><text:span text:style-name="T307">IPL Record 2, </text:span>boot loader</text:p>
          </table:table-cell>
        </table:table-row>
        <table:table-row table:style-name="TableLine94829709935392">
          <table:table-cell table:style-name="Table5.A2" office:value-type="string">
            <text:p text:style-name="P254">variable</text:p>
          </table:table-cell>
          <table:table-cell table:style-name="Table5.A2" office:value-type="string">
            <text:p text:style-name="P268">n+</text:p>
          </table:table-cell>
          <table:table-cell table:style-name="Table5.A2" office:value-type="string">
            <text:p text:style-name="P266">Y</text:p>
          </table:table-cell>
          <table:table-cell table:style-name="Table5.A2" office:value-type="string">
            <text:p text:style-name="P266">Y</text:p>
          </table:table-cell>
          <table:table-cell table:style-name="Table5.A2" office:value-type="string">
            <text:p text:style-name="P265">Y</text:p>
          </table:table-cell>
          <table:table-cell table:style-name="Table5.A2" office:value-type="string">
            <text:p text:style-name="P258">Y</text:p>
          </table:table-cell>
          <table:table-cell table:style-name="Table5.G2" office:value-type="string">
            <text:p text:style-name="P256">Booted program <text:span text:style-name="T323">composed of</text:span> boot loader <text:span text:style-name="T542">directed </text:span>records</text:p>
          </table:table-cell>
        </table:table-row>
      </table:table>
      <text:p text:style-name="P28"/>
      <text:p text:style-name="P28">Actual starting sector numbers will vary based upon the presence of optional volume content <text:span text:style-name="T292">and sectors required to contain a bare-metal program (or boot loader) and a booted program, if any. <text:s/></text:span><text:span text:style-name="T420">Refer to the FBA allocation map for actual sector usage.</text:span></text:p>
      <text:p text:style-name="P26"/>
      <text:p text:style-name="P27"/>
      <text:p text:style-name="P13"/>
      <text:p text:style-name="P13"/>
      <text:p text:style-name="P374"/>
      <text:h text:style-name="P393" text:outline-level="1"><text:bookmark-start text:name="__RefHeading__25023_565103337"/>iplasma.py<text:bookmark-end text:name="__RefHeading__25023_565103337"/></text:h>
      <text:p text:style-name="P88"><text:span text:style-name="T105">The tool at </text:span><text:span text:style-name="T22">tools/iplasma.py</text:span><text:span text:style-name="T105"> in the </text:span><text:span text:style-name="T22">SATK</text:span><text:span text:style-name="T105"> directory prepares an IPL medium for use with any platform that supports use of the emulated volume formats. <text:s/>The Hercules emulator does.</text:span></text:p>
      <text:p text:style-name="P97"><text:span text:style-name="T148">T</text:span><text:span text:style-name="T67">he general command-line format for the tool is:</text:span></text:p>
      <text:p text:style-name="P46"/>
      <text:p text:style-name="P377">iplasma.py <text:s/>[ options ... ] source</text:p>
      <text:p text:style-name="P46"/>
      <text:p text:style-name="P98"><text:span text:style-name="T67">The </text:span><text:span text:style-name="T3">source</text:span><text:span text:style-name="T67"> positional argument is the path and file name of the input file. <text:s/>The file is expected to have been created by the ASMA tool, </text:span><text:span text:style-name="T3">asma.py</text:span><text:span text:style-name="T67">. <text:s/>See </text:span><text:span text:style-name="T3">-–format</text:span><text:span text:style-name="T67"> option for how to identify the type of input being processed.</text:span></text:p>
      <text:h text:style-name="Heading_20_3" text:outline-level="3"><text:bookmark-start text:name="__RefHeading___Toc20229_1123372989"/><text:span text:style-name="T148">-</text:span><text:span text:style-name="T168">f/--format</text:span><text:bookmark-end text:name="__RefHeading___Toc20229_1123372989"/></text:h>
      <text:p text:style-name="P97"><text:span text:style-name="T67">The input format of the </text:span><text:span text:style-name="T3">source</text:span><text:span text:style-name="T67"> positional argument. <text:s/>Three input formats are recognized:</text:span></text:p>
      <text:list xml:id="list4131179855" text:style-name="L24">
        <text:list-item>
          <text:p text:style-name="P474"><text:span text:style-name="T3">image</text:span><text:span text:style-name="T67"> – the source option is a</text:span><text:span text:style-name="T169">n image</text:span><text:span text:style-name="T67"> file created by ASMA. </text:span><text:span text:style-name="T170">Identify the</text:span><text:span text:style-name="T109"> same </text:span><text:span text:style-name="T170">file</text:span><text:span text:style-name="T109"> for </text:span><text:span text:style-name="T170">the </text:span><text:span text:style-name="T53">source</text:span><text:span text:style-name="T170"> option </text:span><text:span text:style-name="T109">as was used with the ASMA </text:span><text:span text:style-name="T23">–-</text:span><text:span text:style-name="T52">image</text:span><text:span text:style-name="T109"> option when the </text:span><text:span text:style-name="T110">bare-metal program was assembled.</text:span></text:p>
        </text:list-item>
        <text:list-item>
          <text:p text:style-name="P473"><text:span text:style-name="T57">ld</text:span><text:span text:style-name="T168"> – the source option is a list-directed IPL control file created by ASMA. <text:s/></text:span><text:span text:style-name="T170">Identify the</text:span><text:span text:style-name="T109"> same </text:span><text:span text:style-name="T170">file</text:span><text:span text:style-name="T109"> for </text:span><text:span text:style-name="T170">the </text:span><text:span text:style-name="T53">source</text:span><text:span text:style-name="T170"> </text:span><text:span text:style-name="T188">file path and name</text:span><text:span text:style-name="T109"> as was used with the ASMA </text:span><text:span text:style-name="T23">–-gldipl</text:span><text:span text:style-name="T109"> option when the </text:span><text:span text:style-name="T110">bare-metal program was assembled. <text:s/></text:span><text:span text:style-name="T188">When a boot loader is used, multiple regions may be loaded.</text:span></text:p>
        </text:list-item>
        <text:list-item>
          <text:p text:style-name="P475"><text:span text:style-name="T3">object</text:span><text:span text:style-name="T67"> – the source option is an absolute load deck created by ASMA. <text:s/></text:span><text:span text:style-name="T170">Identify the</text:span><text:span text:style-name="T109"> same </text:span><text:span text:style-name="T170">file</text:span><text:span text:style-name="T109"> for </text:span><text:span text:style-name="T170">the </text:span><text:span text:style-name="T53">source</text:span><text:span text:style-name="T170"> option</text:span><text:span text:style-name="T109"> as was used with the ASMA </text:span><text:span text:style-name="T23">–-</text:span><text:span text:style-name="T53">object</text:span><text:span text:style-name="T109"> option when the </text:span><text:span text:style-name="T110">bare-metal program was assembled. <text:s/></text:span><text:span text:style-name="T170">This option also requires the </text:span><text:span text:style-name="T53">–-boot</text:span><text:span text:style-name="T170"> option.</text:span></text:p>
        </text:list-item>
      </text:list>
      <text:p text:style-name="P98"><text:span text:style-name="T67">Defaults to </text:span><text:span text:style-name="T3">image</text:span><text:span text:style-name="T67">.</text:span></text:p>
      <text:h text:style-name="P413" text:outline-level="3"><text:bookmark-start text:name="__RefHeading__2735_383088859"/>-v/--verbose<text:bookmark-end text:name="__RefHeading__2735_383088859"/></text:h>
      <text:p text:style-name="P44">Enable verbose messaging during processing.</text:p>
      <text:h text:style-name="Heading_20_2" text:outline-level="2"><text:bookmark-start text:name="__RefHeading___Toc33057_1654943410"/>Image File Input Related Options<text:bookmark-end text:name="__RefHeading___Toc33057_1654943410"/></text:h>
      <text:h text:style-name="Heading_20_3" text:outline-level="3"><text:bookmark-start text:name="__RefHeading___Toc33059_1654943410"/>-<text:span text:style-name="T308">l/--load ADDRESS</text:span><text:bookmark-end text:name="__RefHeading___Toc33059_1654943410"/></text:h>
      <text:p text:style-name="P99">Identifies where the image file is loaded into memory. <text:s/><text:span text:style-name="T309">This option defaults to an address of 0. <text:s/></text:span>Provides the location for IPL Record <text:span text:style-name="T325">2</text:span>. <text:s/></text:p>
      <text:h text:style-name="Heading_20_2" text:outline-level="2"><text:bookmark-start text:name="__RefHeading___Toc33061_1654943410"/><text:soft-page-break/>List-Directed IPL <text:span text:style-name="T308">Input </text:span>Related Options<text:bookmark-end text:name="__RefHeading___Toc33061_1654943410"/></text:h>
      <text:p text:style-name="P95"><text:span text:style-name="T148">The bare-metal program is defined by all program regions defined in the identified list-directed IPL directory control file that are </text:span><text:span text:style-name="T153">not</text:span><text:span text:style-name="T148"> identified by the </text:span><text:span text:style-name="T46">–-noload</text:span><text:span text:style-name="T148">, </text:span><text:span text:style-name="T46">--asa</text:span><text:span text:style-name="T148"> or </text:span><text:span text:style-name="T46">–-psw</text:span><text:span text:style-name="T148"> options.</text:span></text:p>
      <text:h text:style-name="Heading_20_3" text:outline-level="3"><text:bookmark-start text:name="__RefHeading___Toc33063_1654943410"/>-n/--noload FILENAME<text:bookmark-end text:name="__RefHeading___Toc33063_1654943410"/></text:h>
      <text:p text:style-name="P93"><text:span text:style-name="T146">Identify any </text:span><text:span text:style-name="T148">list-directed IPL </text:span><text:span text:style-name="T146">region to be ignored during creation of the IPL medium. <text:s/>Multiple occurrences of this option are supported. <text:s/></text:span><text:span text:style-name="T148">To forcibly ignore the default </text:span><text:span text:style-name="T46">-–asa</text:span><text:span text:style-name="T148"> region or <text:s text:c="6"/></text:span><text:span text:style-name="T46">–-psw</text:span><text:span text:style-name="T148"> region, the region name must be identified with this option.</text:span></text:p>
      <text:h text:style-name="Heading_20_3" text:outline-level="3"><text:bookmark-start text:name="__RefHeading__2414_175267726"/>--psw FILENAME<text:span text:style-name="T286">|bc|ec</text:span><text:bookmark-end text:name="__RefHeading__2414_175267726"/></text:h>
      <text:p text:style-name="P78"><text:span text:style-name="T116">Identifies </text:span><text:span text:style-name="T128">the format or</text:span><text:span text:style-name="T116"> region in the list-directed IPL directory containing the bare-metal program's IPL PSW. <text:s/></text:span><text:span text:style-name="T128">A region o</text:span><text:span text:style-name="T116">verrides an IPL PSW </text:span><text:span text:style-name="T146">found </text:span><text:span text:style-name="T116">in the </text:span><text:span text:style-name="T26">–-asa</text:span><text:span text:style-name="T116"> </text:span><text:span text:style-name="T146">region</text:span><text:span text:style-name="T116">. <text:s/>Defaults to </text:span><text:span text:style-name="T26">IPLPSW.bin</text:span><text:span text:style-name="T116">. <text:s/>Ignored if the binary region file does not exist in the directory </text:span><text:span text:style-name="T147">or is included in the </text:span><text:span text:style-name="T45">–-noload</text:span><text:span text:style-name="T147"> option.</text:span><text:span text:style-name="T116"> <text:s/></text:span></text:p>
      <text:p text:style-name="P78"><text:span text:style-name="T128">If the characters </text:span><text:span text:style-name="T36">bc</text:span><text:span text:style-name="T128"> or </text:span><text:span text:style-name="T54">e</text:span><text:span text:style-name="T36">c</text:span><text:span text:style-name="T128"> are used, a 64-bit PSW is created in the requested format using the starting address of the bare-metal program as the PSW instruction address. <text:s/>In this case, </text:span><text:span text:style-name="T36">ec</text:span><text:span text:style-name="T128"> is the default.</text:span></text:p>
      <text:p text:style-name="P94"><text:span text:style-name="T128">T</text:span><text:span text:style-name="T67">he PSW resulting from this option is used in the creation of IPL Record 0.</text:span></text:p>
      <text:p text:style-name="P34">See the section “Bare-Metal Program Entry” for details.</text:p>
      <text:h text:style-name="Heading_20_3" text:outline-level="3"><text:bookmark-start text:name="__RefHeading__2416_175267726"/>--asa FILENAME<text:bookmark-end text:name="__RefHeading__2416_175267726"/></text:h>
      <text:p text:style-name="P74"><text:span text:style-name="T116">Identifies the region in the list-directed IPL directory containing the assigned storage area initialization, including the bare-metal program's IPL PSW if not overridden by the </text:span><text:span text:style-name="T26">–-psw</text:span><text:span text:style-name="T116"> option. <text:s/>Defaults to </text:span><text:span text:style-name="T26">ASALOAD.bin</text:span><text:span text:style-name="T116">. <text:s/>Ignored if the binary region file does not exist in the directory </text:span><text:span text:style-name="T147">or </text:span><text:span text:style-name="T159">if </text:span><text:span text:style-name="T147">included in the </text:span><text:span text:style-name="T45">–-noload</text:span><text:span text:style-name="T147"> option</text:span><text:span text:style-name="T116">. <text:s/></text:span><text:span text:style-name="T162">The content of this file is used for creation of IPL Record 3.</text:span></text:p>
      <text:h text:style-name="Heading_20_2" text:outline-level="2"><text:bookmark-start text:name="__RefHeading__2420_175267726"/><text:span text:style-name="T176">B</text:span><text:span text:style-name="T115">oot Loader </text:span><text:span text:style-name="T163">Input </text:span><text:span text:style-name="T115">Command</text:span><text:span text:style-name="T118">-</text:span><text:span text:style-name="T115">Line Options</text:span><text:bookmark-end text:name="__RefHeading__2420_175267726"/></text:h>
      <text:p text:style-name="P90"><text:span text:style-name="T148">The </text:span><text:span text:style-name="T46">–</text:span><text:span text:style-name="T48">-</text:span><text:span text:style-name="T46">b</text:span><text:span text:style-name="T54">oot</text:span><text:span text:style-name="T148"> option causes the bare-metal program to be booted by the specified boot loader program rather than being directly brought into memory by the IPL function. <text:s/>This option is required if the bare-metal program is identified by the </text:span><text:span text:style-name="T46">–-object</text:span><text:span text:style-name="T148"> option.</text:span></text:p>
      <text:p text:style-name="P63">Presently no SATK standard boot loaders exist for use with th<text:span text:style-name="T308">ese</text:span> option<text:span text:style-name="T308">s</text:span>. <text:s/>Such are planned for future development.</text:p>
      <text:h text:style-name="Heading_20_3" text:outline-level="3"><text:bookmark-start text:name="__RefHeading___Toc5361_2810378038"/>-a/--am <text:span text:style-name="T464">MODE</text:span><text:bookmark-end text:name="__RefHeading___Toc5361_2810378038"/></text:h>
      <text:p text:style-name="P64">Address mode requested when entering a booted program. <text:s/>MODE may be 24, 31, or 64. <text:s/>Defaults to 24. <text:s/><text:span text:style-name="T513">MODE must be consistent with the boot loader’s run-time capabilities.</text:span></text:p>
      <text:h text:style-name="Heading_20_3" text:outline-level="3"><text:bookmark-start text:name="__RefHeading__2422_175267726"/><text:soft-page-break/><text:span text:style-name="T105">-</text:span><text:span text:style-name="T111">b/</text:span><text:span text:style-name="T105">--</text:span><text:span text:style-name="T171">boot</text:span><text:span text:style-name="T105"> </text:span><text:span text:style-name="T112">FILEPATH</text:span><text:bookmark-end text:name="__RefHeading__2422_175267726"/></text:h>
      <text:p text:style-name="P73"><text:span text:style-name="T105">Identifies the list-directed IPL control file </text:span><text:span text:style-name="T171">of the boot loader</text:span><text:span text:style-name="T110">. <text:s/></text:span><text:span text:style-name="T117">boot loaders are required </text:span><text:span text:style-name="T171">to be created using the ASMA </text:span><text:span text:style-name="T54">–-gldipl</text:span><text:span text:style-name="T171"> option from the</text:span><text:span text:style-name="T117"> </text:span><text:span text:style-name="T27">IPLPSW.bin</text:span><text:span text:style-name="T117">, </text:span><text:span text:style-name="T27">ASALOAD.bin</text:span><text:span text:style-name="T117"> and </text:span><text:span text:style-name="T27">PROGRAM.bin</text:span><text:span text:style-name="T117"> binary region file names.</text:span><text:span text:style-name="T106"> <text:s/></text:span><text:span text:style-name="T188">The list-directed IPL directory must contain only one program region. <text:s/>Multiple regions can not be loaded by the IPL function.</text:span></text:p>
      <text:p text:style-name="P14">If specified the boot loader will always be used.</text:p>
      <text:p text:style-name="P104"><text:span text:style-name="T107">A boot loader is required if the bare-metal program resides a</text:span><text:span text:style-name="T159">t</text:span><text:span text:style-name="T107"> any location higher than X'FFFFFF' or </text:span><text:span text:style-name="T144">the sequences required to load the bare-metal program </text:span><text:span text:style-name="T107">exceeds the IPL medium's maximum IPL record </text:span><text:span text:style-name="T185">2</text:span><text:span text:style-name="T107"> length. <text:s/></text:span><text:span text:style-name="T108">Bare-metal content residing above X'7FFFFFFF' must be relocated after loading.</text:span></text:p>
      <text:p text:style-name="P73"><text:span text:style-name="T109">Use the same value for this argument as was specified for the ASMA </text:span><text:span text:style-name="T23">–-gldipl</text:span><text:span text:style-name="T109"> option when the </text:span><text:span text:style-name="T110">boot program was assembled.</text:span></text:p>
      <text:h text:style-name="Heading_20_3" text:outline-level="3"><text:bookmark-start text:name="__RefHeading___Toc5125_3286419246"/>--lasa FILENAME<text:bookmark-end text:name="__RefHeading___Toc5125_3286419246"/></text:h>
      <text:p text:style-name="P62">Specify the boot loader’s ASA region if it differs from the default.</text:p>
      <text:h text:style-name="Heading_20_3" text:outline-level="3"><text:bookmark-start text:name="__RefHeading___Toc5127_3286419246"/>--<text:span text:style-name="T456">lpsw FILENAME</text:span><text:bookmark-end text:name="__RefHeading___Toc5127_3286419246"/></text:h>
      <text:p text:style-name="P62">Specify the boot loader’s PSW region if it differs from the default.</text:p>
      <text:h text:style-name="Heading_20_2" text:outline-level="2"><text:bookmark-start text:name="__RefHeading__2428_175267726"/><text:span text:style-name="T116">Output IPL Medium </text:span><text:span text:style-name="T118">Command-Line </text:span><text:span text:style-name="T116">Options</text:span><text:bookmark-end text:name="__RefHeading__2428_175267726"/></text:h>
      <text:h text:style-name="Heading_20_3" text:outline-level="3"><text:bookmark-start text:name="__RefHeading__25142_565103337"/><text:span text:style-name="T105">-d/--dtype </text:span><text:span text:style-name="T113">DTYPE</text:span><text:bookmark-end text:name="__RefHeading__25142_565103337"/></text:h>
      <text:p text:style-name="P72"><text:span text:style-name="T105">Describes the device type being created. <text:s/></text:span><text:span text:style-name="T114">An explicit </text:span><text:span text:style-name="T28">DTYPE</text:span><text:span text:style-name="T114"> value may be used or a generic value that implies a specific value.</text:span></text:p>
      <table:table table:name="Table3" table:style-name="Table3">
        <table:table-column table:style-name="Table3.A"/>
        <table:table-column table:style-name="Table3.B"/>
        <table:table-column table:style-name="Table3.C"/>
        <table:table-header-rows>
          <table:table-row table:style-name="TableLine94829709989168">
            <table:table-cell table:style-name="Table3.A1" office:value-type="string">
              <text:p text:style-name="P368">Medium</text:p>
            </table:table-cell>
            <table:table-cell table:style-name="Table3.A1" office:value-type="string">
              <text:p text:style-name="P369">Generic</text:p>
            </table:table-cell>
            <table:table-cell table:style-name="Table3.C1" office:value-type="string">
              <text:p text:style-name="P368">Supported DTYPE Values</text:p>
            </table:table-cell>
          </table:table-row>
        </table:table-header-rows>
        <table:table-row table:style-name="TableLine94829710080736">
          <table:table-cell table:style-name="Table3.A2" office:value-type="string">
            <text:p text:style-name="P314">Cards</text:p>
          </table:table-cell>
          <table:table-cell table:style-name="Table3.A2" office:value-type="string">
            <text:p text:style-name="P311"><text:span text:style-name="T24">CARD</text:span><text:span text:style-name="T271"> -&gt; </text:span><text:span text:style-name="T24">3525</text:span></text:p>
          </table:table-cell>
          <table:table-cell table:style-name="Table3.C2" office:value-type="string">
            <text:p text:style-name="P220"><text:span text:style-name="T381">3525</text:span><text:span text:style-name="T470"> <text:s/></text:span><text:span text:style-name="T504">See note 1.</text:span></text:p>
          </table:table-cell>
        </table:table-row>
        <table:table-row table:style-name="TableLine94829710081760">
          <table:table-cell table:style-name="Table3.A2" office:value-type="string">
            <text:p text:style-name="P312">CKD DASD </text:p>
          </table:table-cell>
          <table:table-cell table:style-name="Table3.A2" office:value-type="string">
            <text:p text:style-name="P311"><text:span text:style-name="T24">CKD</text:span><text:span text:style-name="T271"> -&gt; </text:span><text:span text:style-name="T24">3330</text:span></text:p>
          </table:table-cell>
          <table:table-cell table:style-name="Table3.C2" office:value-type="string">
            <text:p text:style-name="P310"><text:span text:style-name="T25">2305</text:span><text:span text:style-name="T270">, </text:span><text:span text:style-name="T25">2311</text:span><text:span text:style-name="T270">, </text:span><text:span text:style-name="T25">2314</text:span><text:span text:style-name="T270">, </text:span><text:span text:style-name="T25">3330</text:span><text:span text:style-name="T270">, </text:span><text:span text:style-name="T25">3340</text:span><text:span text:style-name="T270">, </text:span><text:span text:style-name="T25">3350</text:span><text:span text:style-name="T270">, </text:span><text:span text:style-name="T25">3380</text:span><text:span text:style-name="T270">, </text:span><text:span text:style-name="T25">3390</text:span><text:span text:style-name="T270">, </text:span><text:span text:style-name="T25">9345</text:span></text:p>
          </table:table-cell>
        </table:table-row>
        <table:table-row table:style-name="TableLine94829710082016">
          <table:table-cell table:style-name="Table3.A2" office:value-type="string">
            <text:p text:style-name="P312">FBA DASD</text:p>
          </table:table-cell>
          <table:table-cell table:style-name="Table3.A2" office:value-type="string">
            <text:p text:style-name="P311"><text:span text:style-name="T24">FBA</text:span><text:span text:style-name="T271"> -&gt; </text:span><text:span text:style-name="T24">3310</text:span></text:p>
          </table:table-cell>
          <table:table-cell table:style-name="Table3.C2" office:value-type="string">
            <text:p text:style-name="P310"><text:span text:style-name="T25">0671</text:span><text:span text:style-name="T270">, </text:span><text:span text:style-name="T25">0671-04</text:span><text:span text:style-name="T270">, </text:span><text:span text:style-name="T25">3310</text:span><text:span text:style-name="T270">, </text:span><text:span text:style-name="T25">3370</text:span><text:span text:style-name="T270">, </text:span><text:span text:style-name="T25">3370-2</text:span><text:span text:style-name="T270">, </text:span><text:span text:style-name="T469">9313, </text:span><text:span text:style-name="T25">9332</text:span><text:span text:style-name="T270">, </text:span><text:span text:style-name="T25">9332-600</text:span><text:span text:style-name="T270">, </text:span><text:span text:style-name="T25">9335</text:span><text:span text:style-name="T270">, </text:span><text:span text:style-name="T25">9336</text:span><text:span text:style-name="T270">, </text:span><text:span text:style-name="T25">9336-20</text:span></text:p>
          </table:table-cell>
        </table:table-row>
        <table:table-row table:style-name="TableLine94829710082272">
          <table:table-cell table:style-name="Table3.A2" office:value-type="string">
            <text:p text:style-name="P313">Tape</text:p>
          </table:table-cell>
          <table:table-cell table:style-name="Table3.A2" office:value-type="string">
            <text:p text:style-name="P311"><text:span text:style-name="T24">TAPE</text:span><text:span text:style-name="T271"> -&gt; </text:span><text:span text:style-name="T24">3420</text:span></text:p>
          </table:table-cell>
          <table:table-cell table:style-name="Table3.C2" office:value-type="string">
            <text:p text:style-name="P311"><text:span text:style-name="T24">3410</text:span><text:span text:style-name="T271">, </text:span><text:span text:style-name="T24">3420</text:span><text:span text:style-name="T271">, </text:span><text:span text:style-name="T24">3422</text:span><text:span text:style-name="T271">, </text:span><text:span text:style-name="T24">3430</text:span><text:span text:style-name="T271">, </text:span><text:span text:style-name="T24">3480</text:span><text:span text:style-name="T271">, </text:span><text:span text:style-name="T24">3490</text:span><text:span text:style-name="T271">, </text:span><text:span text:style-name="T24">3590</text:span><text:span text:style-name="T271">, </text:span><text:span text:style-name="T24">8809</text:span><text:span text:style-name="T271">, </text:span><text:span text:style-name="T24">9347</text:span></text:p>
          </table:table-cell>
        </table:table-row>
      </table:table>
      <text:p text:style-name="P65"/>
      <text:p text:style-name="P152">Note 1: The <text:span text:style-name="T541">card </text:span>medium uses two separate devices: a <text:span text:style-name="T537">card </text:span>read<text:span text:style-name="T537">ing</text:span> device, <text:span text:style-name="T411">RDR</text:span><text:span text:style-name="T537">, </text:span><text:s/>and a punch<text:span text:style-name="T541">ing</text:span> device, <text:span text:style-name="T411">PUN</text:span>. <text:s/>Because <text:span text:style-name="T381">iplasma.py</text:span> is “punching” an output deck, it uses a device type that “punches”, <text:span text:style-name="T537">a 3525</text:span>.</text:p>
      <text:p text:style-name="P45"/>
      <text:p text:style-name="P45"><text:soft-page-break/>Currently only FBA DASD device types are <text:span text:style-name="T538">fully </text:span>supported. <text:s/><text:span text:style-name="T536">Cards are supported </text:span><text:span text:style-name="T538">for a bare-metal program </text:span><text:span text:style-name="T536">but without a booted program.</text:span></text:p>
      <text:h text:style-name="Heading_20_3" text:outline-level="3"><text:bookmark-start text:name="__RefHeading__25144_565103337"/><text:span text:style-name="T106">-m/--medium </text:span><text:span text:style-name="T112">FILEPATH</text:span><text:bookmark-end text:name="__RefHeading__25144_565103337"/></text:h>
      <text:p text:style-name="P15">Specifies the file and path to the <text:span text:style-name="T296">emulated </text:span>IPL medium created by the tool. <text:s/><text:span text:style-name="T297">All emulated media types are supported by the Hercules emulator. <text:s/>Depending upon the format, the medium may be supported directly by other platforms.</text:span></text:p>
      <text:h text:style-name="P416" text:outline-level="3"><text:bookmark-start text:name="__RefHeading___Toc5027_3652214744"/><text:span text:style-name="T453">-</text:span><text:span text:style-name="T454">o</text:span><text:span text:style-name="T453">/--</text:span><text:span text:style-name="T454">owner</text:span><text:span text:style-name="T453"> </text:span><text:span text:style-name="T454">NAME</text:span><text:bookmark-end text:name="__RefHeading___Toc5027_3652214744"/></text:h>
      <text:p text:style-name="P131">Adds the NAME as the volume’s owner when a volume label is created for the volume (see <text:span text:style-name="T381">--volser</text:span>). <text:s/>Spaces are not allowed in the NAME. <text:s/>Defaults to SATK. <text:s/><text:span text:style-name="T466">Ignored when a volume label is not created.</text:span></text:p>
      <text:h text:style-name="Heading_20_3" text:outline-level="3"><text:bookmark-start text:name="__RefHeading__25150_565103337"/><text:span text:style-name="T105">-r/--recl </text:span><text:span text:style-name="T113">SIZE</text:span><text:bookmark-end text:name="__RefHeading__25150_565103337"/></text:h>
      <text:p text:style-name="P88"><text:span text:style-name="T105">Describes the length of the directed boot records in bytes (including the four-byte </text:span><text:span text:style-name="T185">or six-byte header</text:span><text:span text:style-name="T105">). <text:s/>Must be compatible with the record sizes supported by the device and selected boot loader. <text:s/></text:span><text:span text:style-name="T106">If omitted, a default record size for the supported device will be used. <text:s/></text:span><text:span text:style-name="T185">For card unit record devices, the default is 80. <text:s/>For all other devices the default is 512.</text:span></text:p>
      <text:h text:style-name="Heading_20_3" text:outline-level="3"><text:bookmark-start text:name="__RefHeading__3323_423091853"/>-s/--size OPTION<text:bookmark-end text:name="__RefHeading__3323_423091853"/></text:h>
      <text:p text:style-name="P89"><text:span text:style-name="T147">Defines the sizing of an output CKD DASD or FBA DASD volume. <text:s/>The option is ignored for other device types. <text:s/>In each case all of the content required to IPL or boot the bare-metal program is written. <text:s/>And in each case the DASD volume will have the standard attributes of the </text:span><text:span text:style-name="T45">–-dtype</text:span><text:span text:style-name="T147"> device type. <text:s/>What differs is the physical file system size of the emulated volume and the response to certain channel commands, for example, the </text:span><text:span text:style-name="T45">READ</text:span><text:span text:style-name="T147"> </text:span><text:span text:style-name="T45">DEVICE</text:span><text:span text:style-name="T147"> </text:span><text:span text:style-name="T45">CHARACTERISTICS</text:span><text:span text:style-name="T147"> command.</text:span></text:p>
      <text:p text:style-name="P36">Three values are supported.</text:p>
      <text:list xml:id="list4039656727" text:style-name="L25">
        <text:list-item>
          <text:p text:style-name="P476"><text:span text:style-name="T45">mini</text:span><text:span text:style-name="T147"> - The smallest DASD volume supported by Hercules is created. <text:s/></text:span><text:span text:style-name="T45">mini</text:span><text:span text:style-name="T147"> is the default.</text:span></text:p>
        </text:list-item>
        <text:list-item>
          <text:p text:style-name="P476"><text:span text:style-name="T45">comp</text:span><text:span text:style-name="T147"> – The smallest DASD volume required to allow Hercules compression of the volume is created. <text:s/>The output volume is eligible for compression by a Hercules utility. <text:s/>The emulated volume as created by </text:span><text:span text:style-name="T45">iplasma.py</text:span><text:span text:style-name="T147"> is itself not compressed.</text:span></text:p>
        </text:list-item>
        <text:list-item>
          <text:p text:style-name="P476"><text:span text:style-name="T45">std</text:span><text:span text:style-name="T147"> – A full size DASD volume as specified by the </text:span><text:span text:style-name="T45">--dtype</text:span><text:span text:style-name="T147"> options is created. <text:s/>A </text:span><text:span text:style-name="T45">std</text:span><text:span text:style-name="T147"> volume is also compression eligible.</text:span></text:p>
        </text:list-item>
      </text:list>
      <text:p text:style-name="P36">The <text:span text:style-name="T300">size </text:span>relationship between the different options is:</text:p>
      <text:p text:style-name="P378"><text:span text:style-name="T45">mini</text:span><text:span text:style-name="T147"> &lt;= </text:span><text:span text:style-name="T45">comp</text:span><text:span text:style-name="T147"> &lt;= </text:span><text:span text:style-name="T45">std</text:span><text:span text:style-name="T147">.</text:span></text:p>
      <text:h text:style-name="P417" text:outline-level="3"><text:bookmark-start text:name="__RefHeading___Toc5029_3652214744"/><text:soft-page-break/><text:span text:style-name="T147">-</text:span><text:span text:style-name="T229">v</text:span><text:span text:style-name="T147">/--</text:span><text:span text:style-name="T230">volser</text:span><text:span text:style-name="T147"> </text:span><text:span text:style-name="T230">ID</text:span><text:bookmark-end text:name="__RefHeading___Toc5029_3652214744"/></text:h>
      <text:p text:style-name="P384"><text:span text:style-name="T232">When specified a volume label is created for the volume with the identified volume serial identification. <text:s/>Ignored if the volume is not a DASD volume. <text:s/></text:span><text:span text:style-name="T233">The volume label contains no information about a Volume Table of Contents. <text:s/>It </text:span><text:span text:style-name="T234">only</text:span><text:span text:style-name="T233"> identifies the volume.</text:span></text:p>
      <text:p text:style-name="P381"/>
      <text:h text:style-name="P399" text:outline-level="1"><text:bookmark-start text:name="__RefHeading___Toc5017_3388329062"/><text:span text:style-name="T439">Appendix A - </text:span>IPL ELF Lessons Learned<text:bookmark-end text:name="__RefHeading___Toc5017_3388329062"/></text:h>
      <text:p text:style-name="P80"><text:span text:style-name="T80">From development of the </text:span><text:span text:style-name="T72">IPL ELF ABI Supplement</text:span><text:span text:style-name="T80">, found at “</text:span><text:span text:style-name="T44">doc/iplelf/IPL ELF ABI Supplement.odt</text:span><text:span text:style-name="T145">” and implemented by </text:span><text:span text:style-name="T10">tools/iplmed.py</text:span><text:span text:style-name="T80">, a number of lessons were learned.</text:span></text:p>
      <text:h text:style-name="P404" text:outline-level="2"><text:bookmark-start text:name="__RefHeading__22294_5651033371"/>Media Architectures<text:bookmark-end text:name="__RefHeading__22294_5651033371"/></text:h>
      <text:p text:style-name="P80"><text:span text:style-name="T84">The </text:span><text:span text:style-name="T11">iplmed.py</text:span><text:span text:style-name="T84"> tool supported five forms of output as emulated by the Hercules emulator a:</text:span></text:p>
      <text:list xml:id="list578025137" text:style-name="L26">
        <text:list-item>
          <text:p text:style-name="P459">list-directed IPL directory</text:p>
        </text:list-item>
        <text:list-item>
          <text:p text:style-name="P459">sequential card deck</text:p>
        </text:list-item>
        <text:list-item>
          <text:p text:style-name="P459">sequential tape volume</text:p>
        </text:list-item>
        <text:list-item>
          <text:p text:style-name="P459">direct access CKD DASD volume</text:p>
        </text:list-item>
        <text:list-item>
          <text:p text:style-name="P459">direct access FBA DASD volume</text:p>
        </text:list-item>
      </text:list>
      <text:p text:style-name="P7">The list-directed IPL directory is itself created directly by ASMA <text:span text:style-name="T287">in the context of this document</text:span>. <text:s/>Special tooling is not required for its use in the context of the IPL function for an ASMA image created with this output option. <text:s/>And in that context, the list-directed IPL directory is the input to the IPL medium creation rather than <text:span text:style-name="T329">just </text:span>an output of it for an ASMA image.</text:p>
      <text:p text:style-name="P7">This really leaves the remaining IPL volumes as the output of the processes described here. <text:s/>Another lesson learned is that the way in which the emulated medium is accessed has a major impact on the processes involved in creation of the IPL records and boot loader records. <text:s/>In essence, the tooling for sequentially accessed volumes is different than the tooling required to create directly accessed volumes.</text:p>
      <text:h text:style-name="P405" text:outline-level="2"><text:bookmark-start text:name="__RefHeading__22296_5651033371"/>Reusable Boot Loaders<text:bookmark-end text:name="__RefHeading__22296_5651033371"/></text:h>
      <text:p text:style-name="P80"><text:span text:style-name="T85">As originally conceived, the IPL ELF ABI Supplement expected a boot loader to be assembled with the bare-metal program. <text:s/>Experience showed that this was unnecessary and undesirable. <text:s/>The solution adopted by the </text:span><text:span text:style-name="T12">iplmed.py</text:span><text:span text:style-name="T85"> tool used t</text:span><text:span text:style-name="T157">w</text:span><text:span text:style-name="T85">o separate ELF executable files as input: one being the bare-metal program being loaded and the other the boot loader.</text:span></text:p>
      <text:p text:style-name="P119"><text:span text:style-name="T85">Reuse of the same boot strap loader with ASMA is also desirable. <text:s/>In this context two </text:span><text:span text:style-name="T172">input </text:span><text:span text:style-name="T177">director</text:span><text:span text:style-name="T179">ie</text:span><text:span text:style-name="T172">s</text:span><text:span text:style-name="T85"> will be used as input to the medium creation tool. <text:s/>One </text:span><text:span text:style-name="T178">list-directed </text:span><text:span text:style-name="T85">directory contains the bare-metal program. <text:s/>The other optional </text:span><text:span text:style-name="T178">list-directed </text:span><text:span text:style-name="T85">directory contains the boot loader </text:span><text:span text:style-name="T177">which will load the bare-metal program</text:span><text:span text:style-name="T85">.</text:span></text:p>
      <text:h text:style-name="P406" text:outline-level="2"><text:bookmark-start text:name="__RefHeading__22298_5651033371"/>Media Preparation Data<text:bookmark-end text:name="__RefHeading__22298_5651033371"/></text:h>
      <text:p text:style-name="P80"><text:span text:style-name="T76">The </text:span><text:span text:style-name="T73">IPL ELF ABI Supplement</text:span><text:span text:style-name="T76"> allow</text:span><text:span text:style-name="T257">ed</text:span><text:span text:style-name="T76"> for the creation of medium preparation processor specific data </text:span><text:span text:style-name="T78">without explicit definition of the contents. </text:span><text:span text:style-name="T76"><text:s/></text:span><text:span text:style-name="T78">This data is defined </text:span><text:span text:style-name="T76">as separate from </text:span><text:soft-page-break/><text:span text:style-name="T76">the volume identification. <text:s/></text:span><text:span text:style-name="T80">Media preparation data is really an assist to a boot loader.</text:span></text:p>
      <text:p text:style-name="P80"><text:span text:style-name="T76">The use of IPL media by the ASMA process </text:span><text:span text:style-name="T77">standardizes the use of preparation data </text:span><text:span text:style-name="T80">by the boot loader</text:span><text:span text:style-name="T77">. <text:s/>A new standard record, </text:span><text:span text:style-name="T7">LOD1</text:span><text:span text:style-name="T77">, is used to contain </text:span><text:span text:style-name="T78">boot </text:span><text:span text:style-name="T77">loader specific information. <text:s/>The </text:span><text:span text:style-name="T7">LOD1</text:span><text:span text:style-name="T77"> record is considered part of the set of </text:span><text:span text:style-name="T173">logical </text:span><text:span text:style-name="T77">IPL records.</text:span></text:p>
      <text:p text:style-name="P80"><text:span text:style-name="T264">Logical IPL record 4, the </text:span><text:span text:style-name="T8">LOD1</text:span><text:span text:style-name="T264"> record, has itself some unique aspects. <text:s/>Does the IPL function need to bring it into memory? <text:s/>It depends upon the needs of the boot loader and the nature of the IPL medium. <text:s/>If the </text:span><text:span text:style-name="T8">LOD1</text:span><text:span text:style-name="T264"> record only contains information related to the program brought into memory by the boot loader, then the boot loader may read it. <text:s/>If, however, the </text:span><text:span text:style-name="T8">LOD1</text:span><text:span text:style-name="T264"> record contains information related to the medium required by the boot loader when accessing the medium, then the IPL function must load it for the boot loader. <text:s/>Without this information, then potentially the boot loader may not be able to read the </text:span><text:span text:style-name="T9">LOD1</text:span><text:span text:style-name="T265"> record itself.</text:span></text:p>
      <text:p text:style-name="P80"><text:span text:style-name="T81">The latter case exists for DASD devices, but not for tape or card media. <text:s/>Why? <text:s/>For both types of DASD devices, one of the I/O operations required to read from the DASD device is the establishment of the area being accessed, the DASD “extent”. <text:s/>During the IPL function, the hardware automatically makes the entire device the accessed extent. <text:s/>However, the boot loader or program must actually inform the DASD of the extent before it can read from the device. <text:s/>The values supplied in </text:span><text:span text:style-name="T173">the </text:span><text:span text:style-name="T56">LOD1</text:span><text:span text:style-name="T81"> information are controlled by the size of the device. <text:s/></text:span><text:span text:style-name="T82">Values in excess of the device size are rejected and the I/O operations fail. <text:s/>For a DASD accessing boot loader, it must either be told this information, or it must figure it out for itself. <text:s/>“Figuring it out” increases the complexity of both the medium creation and boot processes. <text:s/></text:span><text:span text:style-name="T83">Hercules can complicate this further because non-standard DASD sizes are possible. <text:s/>In this case only the process creating the DASD medium knows the actual size of the volume.</text:span></text:p>
      <text:h text:style-name="P411" text:outline-level="2"><text:bookmark-start text:name="__RefHeading__22300_5651033371"/><text:span text:style-name="T86">Boot Loader </text:span><text:span text:style-name="T88">Interface</text:span><text:bookmark-end text:name="__RefHeading__22300_5651033371"/></text:h>
      <text:p text:style-name="P80"><text:span text:style-name="T86">The implementation of the </text:span><text:span text:style-name="T74">IPL ELF ABI Supplement</text:span><text:span text:style-name="T86"> by </text:span><text:span text:style-name="T13">iplmed.py</text:span><text:span text:style-name="T86"> utilized the ELF executable file for its boot loader’</text:span><text:span text:style-name="T173">s</text:span><text:span text:style-name="T86"> binary content. <text:s/>A boot loader interface structure communicate</text:span><text:span text:style-name="T172">s</text:span><text:span text:style-name="T86"> to the </text:span><text:span text:style-name="T13">iplmed.py</text:span><text:span text:style-name="T86"> tool </text:span><text:span text:style-name="T172">the boot loader's</text:span><text:span text:style-name="T86"> capabilities and attributes </text:span><text:span text:style-name="T88">and was updated by the </text:span><text:span text:style-name="T15">iplmed.py</text:span><text:span text:style-name="T88"> tool to communicate IPL medium and record information to the boot loader</text:span><text:span text:style-name="T86">. <text:s/>This made sense from the perspective of a generic process for which the IPL medium record contents were being constructed for the boot loader about which the tool could make no assumptions.</text:span></text:p>
      <text:p text:style-name="P80"><text:span text:style-name="T86">This </text:span><text:span text:style-name="T87">assembled </text:span><text:span text:style-name="T86">interface proved to be overkill in practice after the ability to reuse a boot loader became an option.</text:span></text:p>
      <text:p text:style-name="P80"><text:span text:style-name="T88">The </text:span><text:span text:style-name="T15">LOD1</text:span><text:span text:style-name="T88"> record replaces th</text:span><text:span text:style-name="T89">e </text:span><text:span text:style-name="T88">interface for communication with the boot loader </text:span><text:span text:style-name="T89">by the media preparation process.</text:span></text:p>
      <text:h text:style-name="P414" text:outline-level="3"><text:bookmark-start text:name="__RefHeading__22302_5651033371"/>Stream vs. Directed <text:span text:style-name="T287">Boot </text:span>Program Records<text:bookmark-end text:name="__RefHeading__22302_5651033371"/></text:h>
      <text:p text:style-name="P119"><text:span text:style-name="T86">Two types of sequentially accessed boot loader records were supported by </text:span><text:span text:style-name="T13">iplmed.py</text:span><text:span text:style-name="T86"> depending upon the boot loader capabilities:</text:span></text:p>
      <text:list xml:id="list1514319200" text:style-name="L27">
        <text:list-item>
          <text:p text:style-name="P460"><text:soft-page-break/>stream records, and</text:p>
        </text:list-item>
        <text:list-item>
          <text:p text:style-name="P460">directed records.</text:p>
        </text:list-item>
      </text:list>
      <text:p text:style-name="P8">Stream records use an initial memory starting address and <text:span text:style-name="T313">are</text:span> loaded sequentially into memory. <text:s/>Directed records, as the name was intended to imply, contain a memory address in its first four bytes and the remain<text:span text:style-name="T303">der</text:span> of the record <text:span text:style-name="T313">is</text:span> loaded into memory at that location. <text:s/>The concept of the directed records was inspired by the way an object deck is loaded using the text record’s address as the starting point for the record’s content.</text:p>
      <text:p text:style-name="P119"><text:span text:style-name="T87">At first blush, it would seem that stream records make sense for use with the ASMA created list-directed IPL directory. <text:s/>That would be true if only one region would be found in the directory. <text:s/>By design multiple files are expected to be found </text:span><text:span text:style-name="T158">in a </text:span><text:span text:style-name="T87">list-directed IPL directory, one for each ASMA assembled region. <text:s/>All </text:span><text:span text:style-name="T174">ASMA created</text:span><text:span text:style-name="T87"> boot loaders standardize on the directed IPL record </text:span><text:span text:style-name="T88">format</text:span><text:span text:style-name="T87">.</text:span></text:p>
      <text:p text:style-name="P20">Some boot loaders may require a length in bytes 4 and 5 of the record. <text:s/>This is true for any loader that is unable to dictate the content length via the physical record length. <text:s/>FBA devices have this constraint.</text:p>
      <text:h text:style-name="P415" text:outline-level="3"><text:bookmark-start text:name="__RefHeading__22304_5651033371"/>Object Deck Records<text:bookmark-end text:name="__RefHeading__22304_5651033371"/></text:h>
      <text:p text:style-name="P119"><text:span text:style-name="T87">ASMA supports the creation of an object deck via the output option </text:span><text:span text:style-name="T401">--</text:span><text:span text:style-name="T14">object</text:span><text:span text:style-name="T87">. <text:s/>It is restricted </text:span><text:span text:style-name="T164">for</text:span><text:span text:style-name="T87"> use with sequential media boot loaders supporting card decks or emulated tape volumes.</text:span></text:p>
      <text:p text:style-name="P59"/>
      <text:p text:style-name="Text_20_body"/>
      <text:p text:style-name="P373"/>
      <text:h text:style-name="Heading_20_1" text:outline-level="1"><text:bookmark-start text:name="__RefHeading___Toc4143_3950684887"/>Appendix <text:span text:style-name="T439">B</text:span> – How to Manage PSW’s<text:bookmark-end text:name="__RefHeading___Toc4143_3950684887"/></text:h>
      <text:h text:style-name="Heading_20_2" text:outline-level="2"><text:bookmark-start text:name="__RefHeading___Toc4145_3950684887"/><text:span text:style-name="T424">IPL of a </text:span>List-Directed IPL Directory<text:bookmark-end text:name="__RefHeading___Toc4145_3950684887"/></text:h>
      <text:p text:style-name="P127"><text:span text:style-name="T421">The list directed IPL is the most complex case. <text:s/>Multiple sources of the IPL PSW can exist when multiple assembled regions all start at address 0. <text:s/>The </text:span><text:span text:style-name="T384">--psw</text:span><text:span text:style-name="T421"> and </text:span><text:span text:style-name="T384">--asa</text:span><text:span text:style-name="T421"> command-line options assist, but their purpose is to identify these regions when they do not follow the default naming convention. <text:s/></text:span><text:span text:style-name="T426">The region </text:span><text:span text:style-name="T447">names supplied by the </text:span><text:span text:style-name="T400">--psw</text:span><text:span text:style-name="T447"> and </text:span><text:span text:style-name="T400">--asa</text:span><text:span text:style-name="T427"> may</text:span><text:span text:style-name="T426"> not </text:span><text:span text:style-name="T447">actually </text:span><text:span text:style-name="T426">exist in the directory.</text:span><text:span text:style-name="T421"> <text:s/></text:span><text:span text:style-name="T448">The names differentiate the regions with special roles vs. those that are considered just part of the bare-metal program.</text:span></text:p>
      <text:p text:style-name="P127"><text:span text:style-name="T421">IPL Record 2 contains the IPL’d program or boot loader. <text:s/></text:span><text:span text:style-name="T447">Unlike legacy IPL processes, multiple IPL Record 2’s may be brought into memory by the </text:span><text:span text:style-name="T400">iplasma.py</text:span><text:span text:style-name="T447"> generated IPL sequence of CCW’s. <text:s/></text:span><text:span text:style-name="T421">Th</text:span><text:span text:style-name="T447">ere</text:span><text:span text:style-name="T421"> </text:span><text:span text:style-name="T447">are</text:span><text:span text:style-name="T421"> potentially three regions that could all be assembled </text:span><text:span text:style-name="T422">at address 0. <text:s/></text:span><text:span text:style-name="T448">Each region must reside in a single IPL record. <text:s/>The medium may limit this size. <text:s/>Hence it is possible that some IPL’d programs may work fine on one medium and not others.</text:span></text:p>
      <text:p text:style-name="P128"><text:span text:style-name="T422">Boot Loaders must be contained in a </text:span><text:span text:style-name="T447">LDID</text:span><text:span text:style-name="T422">. <text:s/></text:span><text:span text:style-name="T423">Other bare-metal programs that are loaded by IPL in </text:span><text:span text:style-name="T448">LDID’s</text:span><text:span text:style-name="T423">, must follow these same rules. <text:s/>It is the same process that brings both types of bare-metal programs into memory. <text:s/></text:span><text:span text:style-name="T448">The primary difference is the role of the bare-metal program. <text:s/>A boot loader resides in low memory (at addresses X’400’ to X’1200’, </text:span><text:span text:style-name="T449">or 3,072 bytes in length</text:span><text:span text:style-name="T448">).</text:span></text:p>
      <text:p text:style-name="P107"><text:span text:style-name="T423">What differs between the two types of bare-metal programs is how they are identified to </text:span><text:span text:style-name="T385">iplasma.py</text:span><text:span text:style-name="T423">. <text:s/>The generic </text:span><text:span text:style-name="T447">program (</text:span><text:span text:style-name="T423">no</text:span><text:span text:style-name="T433">t a </text:span><text:span text:style-name="T423">boot loader</text:span><text:span text:style-name="T447">)</text:span><text:span text:style-name="T423"> is identified using the </text:span><text:span text:style-name="T385">source</text:span><text:span text:style-name="T423"> positional argument, the last argument in the command-line. <text:s/>Whereas, a boot loader’s directory is identified by the </text:span><text:span text:style-name="T385">--boot</text:span><text:span text:style-name="T423"> command-line option. <text:s/>In either case, the </text:span><text:span text:style-name="T385">--psw</text:span><text:span text:style-name="T423"> and </text:span><text:span text:style-name="T385">--asa</text:span><text:span text:style-name="T423"> command-line options apply to the program loaded by the IPL function.</text:span></text:p>
      <text:p text:style-name="P108">The assumption is made that the initial PSW <text:span text:style-name="T319">or</text:span> the initialized assign storage area are assembled respectively into its own region. <text:s/>Operative word is “or”. <text:s/>One or the other, but not both. <text:s/>The assembled program will use an assembler PSW directive when assembling just the IPL PSW. <text:s/>When assembling an initialized assign storage area, the program will use <text:span text:style-name="T426">the </text:span><text:span text:style-name="T386">ASALOAD</text:span><text:span text:style-name="T426"> and </text:span><text:span text:style-name="T386">ASAIPL</text:span><text:span text:style-name="T426"> sequence of macros. <text:s/></text:span><text:span text:style-name="T447">The ASAIPL macro supplies the IPL PSW for the assigned storage are</text:span><text:span text:style-name="T448">a</text:span><text:span text:style-name="T447"> (which starts at address 0).</text:span></text:p>
      <text:p text:style-name="P110">The rules for a list-directed load directory:</text:p>
      <text:list xml:id="list3719896721" text:style-name="L28">
        <text:list-item>
          <text:p text:style-name="P477">One region containing the IPL PSW <text:span text:style-name="T428">starting at assembled address X’0’</text:span>: either a PSW region (<text:span text:style-name="T432">used </text:span>in IPL Record <text:span text:style-name="T432">0</text:span>) or an assigned storage area <text:span text:style-name="T428">region </text:span>(in IPL Record 3).</text:p>
        </text:list-item>
        <text:list-item>
          <text:p text:style-name="P479">If an assigned storage area region is not supplied, a PSW region is required, and</text:p>
        </text:list-item>
        <text:list-item>
          <text:p text:style-name="P478">One <text:span text:style-name="T448">or more </text:span>region<text:span text:style-name="T448">s</text:span> (in <text:span text:style-name="T448">one or more </text:span>IPL Record 2’<text:span text:style-name="T448">s </text:span><text:span text:style-name="T450">respectively</text:span>) containing the IPL’d program or boot loader starting <text:span text:style-name="T432">with</text:span> an address at or beyond address X’200’. <text:s/><text:span text:style-name="T428">Note: SATK supplied boot loaders will start at address X’400’.</text:span></text:p>
        </text:list-item>
      </text:list>
      <text:p text:style-name="P111"><text:soft-page-break/>When the bare-metal program is a boot loader, IPL Record 4 (the LOD1 record) will also be created by <text:span text:style-name="T381">iplasma.py</text:span> and loaded at address X’240’.</text:p>
      <text:h text:style-name="Heading_20_2" text:outline-level="2"><text:bookmark-start text:name="__RefHeading___Toc4147_3950684887"/>IPL of an Image File<text:bookmark-end text:name="__RefHeading___Toc4147_3950684887"/></text:h>
      <text:p text:style-name="P112"><text:span text:style-name="T421">An image file is treated as two regions. <text:s/>The first eight bytes of the image are assumed to be the IPL PSW, the logical equivalent to </text:span><text:span text:style-name="T426">a separate</text:span><text:span text:style-name="T421"> region. <text:s/>The image file itself, including its initial eight bytes, will be loaded at the </text:span><text:span text:style-name="T422">address specified by the</text:span><text:span text:style-name="T421"> </text:span><text:span text:style-name="T384">--load</text:span><text:span text:style-name="T421"> command-line option </text:span><text:span text:style-name="T422">and is treated as a single region</text:span><text:span text:style-name="T421">. <text:s/></text:span><text:span text:style-name="T422">When dealing with an image file only one region should be assembled </text:span><text:span text:style-name="T429">by ASMA.</text:span><text:span text:style-name="T422"> <text:s/></text:span></text:p>
      <text:p text:style-name="P112"><text:span text:style-name="T422">Multiple regions can be assembled with an image file, but the additional regions must be relocated by the program itself to their assembled locations </text:span><text:span text:style-name="T425">after the image file resides in memory</text:span><text:span text:style-name="T422">. <text:s/></text:span><text:span text:style-name="T424">From the IPL of an image file, such relocation is not a factor. <text:s/>The entire image file must be of a size that it can be loaded by IPL Record 2 </text:span><text:span text:style-name="T429">when placed on the IPL medium</text:span><text:span text:style-name="T424">.</text:span></text:p>
      <text:p text:style-name="P109">The image file can be loaded at address 0 allowing the IPL PSW (this time from IPL Record 2) and the assigned storage area to be initialized. <text:s/>There is no practical difference then between use of multiple regions (in a list-directed IPL directory) or a single image file in terms of what is possible when IPL’d. <text:s/>Except of course, the image file can not contain a boot loader <text:span text:style-name="T428">and areas reserved for the system must be present within the image. <text:s/>This latter exception increases the size of the required IPL Record 2 and is avoided by use of a list-directed IPL directory.</text:span></text:p>
      <text:h text:style-name="Heading_20_2" text:outline-level="2"><text:bookmark-start text:name="__RefHeading___Toc4287_3473536250"/>Boot Loaded List-Directed IPL Directory<text:bookmark-end text:name="__RefHeading___Toc4287_3473536250"/></text:h>
      <text:p text:style-name="P54">The only PSW that matters is that of the one used to enter the booted program. <text:s/>This PSW, identified by being loaded at address X’0’ in the control file is placed into LOD1 for use in entering the booted program by the boot loader. <text:s/>If the region is longer than 8 bytes, only the initial 8 are used for the entry PSW. <text:s/>Only one such region is allowed. <text:s/>All other regions, of which there can be multiple, are loaded by the boot loader using directed boot records. <text:s/>No size limit exists. <text:s/></text:p>
      <text:p text:style-name="P126"><text:span text:style-name="T191">The only requirement </text:span><text:span text:style-name="T192">o</text:span><text:span text:style-name="T254">f</text:span><text:span text:style-name="T191"> the addresses </text:span><text:span text:style-name="T192">is that they </text:span><text:span text:style-name="T191">do not overlap with:</text:span></text:p>
      <text:list xml:id="list1079253323" text:style-name="L29">
        <text:list-item>
          <text:p text:style-name="P461">the boot loader, </text:p>
        </text:list-item>
        <text:list-item>
          <text:p text:style-name="P480"><text:span text:style-name="T191">the </text:span><text:span text:style-name="T154">preceding</text:span><text:span text:style-name="T191"> memory areas reserved </text:span><text:span text:style-name="T192">for other uses, </text:span><text:span text:style-name="T193">or</text:span><text:span text:style-name="T192"> </text:span></text:p>
        </text:list-item>
        <text:list-item>
          <text:p text:style-name="P480"><text:span text:style-name="T192">any of the I/O area used by the </text:span><text:span text:style-name="T193">loader</text:span><text:span text:style-name="T192">.</text:span></text:p>
        </text:list-item>
      </text:list>
      <text:p text:style-name="P55">Whether trap PSW’s are initialized before entry is dictated by the LOD1 record (<text:span text:style-name="T381">--traps</text:span>).</text:p>
      <text:p text:style-name="P55">These three mechanisms logically replace IPL Record 0 (the IPL PSW), IPL Record 2 (program loading) and IPL Record 3 (assigned storage initialization).</text:p>
      <text:h text:style-name="Heading_20_2" text:outline-level="2"><text:bookmark-start text:name="__RefHeading___Toc4289_3473536250"/>Boot Loaded Image File<text:bookmark-end text:name="__RefHeading___Toc4289_3473536250"/></text:h>
      <text:p text:style-name="P113"><text:span text:style-name="T67">As with the bare-metal loading, the first 8 bytes of the image file are treated as the file’s entry </text:span><text:soft-page-break/><text:span text:style-name="T67">PSW. <text:s/>This </text:span><text:span text:style-name="T193">PSW </text:span><text:span text:style-name="T67">is placed within the LOD1 record. <text:s/>The entire image file is loaded at its specified load address (</text:span><text:span text:style-name="T381">--load</text:span><text:span text:style-name="T67">) </text:span><text:span text:style-name="T193">which must not overlay either the boot loader and its preceding addresses or the I/O area used by the loader.</text:span></text:p>
      <text:h text:style-name="Heading_20_2" text:outline-level="2"><text:bookmark-start text:name="__RefHeading___Toc4291_3473536250"/>Booted Program Environment Management<text:bookmark-end text:name="__RefHeading___Toc4291_3473536250"/></text:h>
      <text:p text:style-name="P56">What is the role of the boot loader? <text:s/>Obviously it loads the “real” bare-metal program. <text:s/>But that is useless if control is not passed to the booted program. <text:s/>Which, in essence, means passing an environment to the booted program. <text:s/></text:p>
      <text:p text:style-name="P56">There are two ways to pass control:</text:p>
      <text:list xml:id="list700221112" text:style-name="L30">
        <text:list-item>
          <text:p text:style-name="P462">use a branch type instruction, or</text:p>
        </text:list-item>
        <text:list-item>
          <text:p text:style-name="P462">load a new PSW.</text:p>
        </text:list-item>
      </text:list>
      <text:p text:style-name="P56">Either effects the instruction address of the current PSW. <text:s/>In the first case, branching, the instruction address is changed based upon the instruction’s operand. <text:s/>In the second case, the instruction address is changed by the fact that an entire new PSW is introduced as the current PSW.</text:p>
      <text:p text:style-name="P129"><text:span text:style-name="T227">The LOD1 record is established with the concept that </text:span><text:span text:style-name="T226">the booted program is entered by means of a branch type instruction.</text:span></text:p>
      <text:p text:style-name="P114"><text:span text:style-name="T67">This is an arms-length approach to boot loading. <text:s/>The boot loader knows nothing about the booted program’s environment and, vice versa, the booted program knows nothing about the boot loader’s environment. <text:s/></text:span><text:span text:style-name="T195">The only link between the two is the transfer of control from the boot loader to the booted program.</text:span></text:p>
      <text:p text:style-name="P116"><text:span text:style-name="T195">T</text:span><text:span text:style-name="T67">his arms-length connection between the boot loader and booted program represents reality. <text:s/>Without a mechanism that allows the boot loader to communicate information about its execution environment, the booted program can not know what to expect and what it might need to do to change that environment to its liking.</text:span></text:p>
      <text:p text:style-name="P130"><text:span text:style-name="T198">The LOD1 record provides the vehicle for such communication. <text:s/>It has a standardized structure and a fixed location. <text:s/>It is created by </text:span><text:span text:style-name="T387">iplasma.py</text:span><text:span text:style-name="T198"> which understands some aspects of the IPL function. <text:s/>After loading, the boot loader knows its functionality and can communicate it via LOD1 to the booted program. <text:s/>In turn the booted program can recognize whether it can operate within the boot loader’s environment or needs to change it.</text:span></text:p>
      <text:p text:style-name="P115"><text:span text:style-name="T198">By its nature as a program, the boot loader has an environment in which it operates. <text:s/>The </text:span><text:span text:style-name="T387">--ccw1</text:span><text:span text:style-name="T198"> option changes the boot </text:span><text:span text:style-name="T155">loader</text:span><text:span text:style-name="T198">’s environment to using 31-bit addressing. <text:s/>The </text:span><text:span text:style-name="T387">--zarch</text:span><text:span text:style-name="T198"> option explicitly is intended to adjust the </text:span><text:span text:style-name="T155">booted</text:span><text:span text:style-name="T198"> programs environment, </text:span><text:span text:style-name="T226">but will change the boot loader’s environment as well.</text:span></text:p>
      <text:p text:style-name="P159"><text:span text:style-name="T194">One of the longer term goals for the boot loader is to provide some simple services to the booted program. <text:s/>In this role the two environments are inextricably linked and the booted program must operate in </text:span><text:span text:style-name="T198">a compatible</text:span><text:span text:style-name="T194"> environment. <text:s/></text:span><text:span text:style-name="T196">No sophisticated interrupt driven connection is assumed here. <text:s/></text:span><text:span text:style-name="T198">Just s</text:span><text:span text:style-name="T196">impl</text:span><text:span text:style-name="T197">e</text:span><text:span text:style-name="T196"> sub-routines </text:span><text:span text:style-name="T197">provided by the loader </text:span><text:span text:style-name="T196">that the booted program might use.</text:span></text:p>
      <text:h text:style-name="P394" text:outline-level="1"><text:bookmark-start text:name="__RefHeading___Toc6124_3948203044"/><text:span text:style-name="T196">A</text:span><text:span text:style-name="T67">ppendix C – deck.py</text:span><text:bookmark-end text:name="__RefHeading___Toc6124_3948203044"/></text:h>
      <text:p text:style-name="P147">The <text:span text:style-name="T381">deck.py</text:span> utility found in the tools directory of SATK is used to concatenate multiple emulated card deck files into a single file suitable for IPL. <text:s/>This means that the first file must be a bare-metal program, the boot loader, followed by the records read by the boot loader, <text:span text:style-name="T527">the booted program,</text:span> in whatever format <text:span text:style-name="T527">is </text:span>expected by the boot loader.</text:p>
      <text:p text:style-name="P147">When the boot loader is supplied by SATK and <text:span text:style-name="T527">the booted program is placed in directed records, </text:span><text:span text:style-name="T402">iplasma.py</text:span><text:span text:style-name="T527">, produces the appropriate card deck. <text:s/></text:span><text:span text:style-name="T403">deck.py</text:span><text:span text:style-name="T527"> is used where the booted program has some other content, for example, an absolute object module of </text:span><text:span text:style-name="T403">TXT</text:span><text:span text:style-name="T527"> records. <text:s/></text:span><text:span text:style-name="T539">ASMA produces such a module as output.</text:span></text:p>
      <text:p text:style-name="P148">Two output formats are provided by <text:span text:style-name="T381">deck.py</text:span>:</text:p>
      <text:list xml:id="list4169089697" text:style-name="L31">
        <text:list-item>
          <text:p text:style-name="P482">Emulated card deck or</text:p>
        </text:list-item>
        <text:list-item>
          <text:p text:style-name="P481"><text:span text:style-name="T503">Virtual</text:span><text:span text:style-name="T493"> AWS tape file.</text:span></text:p>
        </text:list-item>
      </text:list>
      <text:p text:style-name="P160"><text:span text:style-name="T493">Both formats use the same channel programs in the same ways. <text:s/>Where an AWS virtual tape file is required, </text:span><text:span text:style-name="T403">deck.py</text:span><text:span text:style-name="T493"> may be used to convert one or more emulated card decks into a single AWS virtual tape file.</text:span></text:p>
      <text:p text:style-name="P163"><text:span text:style-name="T493">S</text:span><text:span text:style-name="T494">ome operating systems may provide utilities that can be used for a similar purpose, namely, concatenating multiple binary files together. <text:s/></text:span><text:span text:style-name="T404">deck.py</text:span><text:span text:style-name="T494"> has the added benefit that only files containing emulated card decks are accepted for concatenation: </text:span><text:span text:style-name="T505">a file of exactly 80-byte cards without line terminations.</text:span></text:p>
      <text:p text:style-name="P164"><text:span text:style-name="T505">A</text:span><text:span text:style-name="T470">dditionally the file content can be analyzed for its content of ASCII, EBCDIC, and other characters. <text:s/>ASCII and EBCDIC character sets overlap so these values may add up to values larger than the total number of bytes.</text:span></text:p>
      <text:p text:style-name="P149"><text:span text:style-name="T529">T</text:span>he general command-line format for the tool is:</text:p>
      <text:p text:style-name="P149"/>
      <text:p text:style-name="P379"><text:span text:style-name="T528">deck</text:span><text:span text:style-name="T530">.py <text:s/>[ options ... ] source ...</text:span></text:p>
      <text:p text:style-name="P149"/>
      <text:p text:style-name="P166"><text:span text:style-name="T501">The </text:span><text:span text:style-name="T409">source</text:span><text:span text:style-name="T501"> positional argument</text:span><text:span text:style-name="T502">s </text:span><text:span text:style-name="T501">name </text:span><text:span text:style-name="T503">each of the</text:span><text:span text:style-name="T501"> input </text:span><text:span text:style-name="T502">emulated card deck </text:span><text:span text:style-name="T501">file</text:span><text:span text:style-name="T502">s</text:span><text:span text:style-name="T501">. <text:s/></text:span><text:span text:style-name="T496">This means that each file must be an integral of 80-byte</text:span><text:span text:style-name="T508">s</text:span><text:span text:style-name="T496">. <text:s/>Only full cards are accepted. <text:s/></text:span><text:span text:style-name="T503">The environment variable </text:span><text:span text:style-name="T410">DECKS</text:span><text:span text:style-name="T503">, when present, is used to locate </text:span><text:span text:style-name="T507">each file identified by a relative file path or just by the file’s name</text:span><text:span text:style-name="T503">. <text:s/>Otherwise </text:span><text:span text:style-name="T410">source</text:span><text:span text:style-name="T503"> must contain a fully qualified path.</text:span></text:p>
      <text:p text:style-name="P166"><text:span text:style-name="T496">If any file is rejected because </text:span><text:span text:style-name="T507">it has an</text:span><text:span text:style-name="T496"> </text:span><text:span text:style-name="T500">in</text:span><text:span text:style-name="T496">complete 80-byte record, </text:span><text:span text:style-name="T507">the output file is suppressed.</text:span></text:p>
      <text:h text:style-name="Heading_20_2" text:outline-level="2"><text:bookmark-start text:name="__RefHeading___Toc6642_3948203044"/><text:soft-page-break/><text:span text:style-name="T500">DECKS </text:span><text:span text:style-name="T496">E</text:span><text:span text:style-name="T470">nvironment Variable</text:span><text:bookmark-end text:name="__RefHeading___Toc6642_3948203044"/></text:h>
      <text:p text:style-name="P162"><text:span text:style-name="T500">The </text:span><text:span text:style-name="T505">optional </text:span><text:span text:style-name="T500">environment variable </text:span><text:span text:style-name="T408">DECKS</text:span><text:span text:style-name="T500"> identifies the sequence of directories searched for </text:span><text:span text:style-name="T507">when locating </text:span><text:span text:style-name="T500">input files.</text:span></text:p>
      <text:h text:style-name="Heading_20_2" text:outline-level="2"><text:bookmark-start text:name="__RefHeading___Toc6514_3948203044"/>Command Line Options<text:bookmark-end text:name="__RefHeading___Toc6514_3948203044"/></text:h>
      <text:h text:style-name="Heading_20_3" text:outline-level="3"><text:bookmark-start text:name="__RefHeading___Toc6126_3948203044"/><text:span text:style-name="T67">--</text:span><text:span text:style-name="T252">boot </text:span><text:span text:style-name="T253">FILE</text:span><text:span text:style-name="T231">NAME</text:span><text:bookmark-end text:name="__RefHeading___Toc6126_3948203044"/></text:h>
      <text:p text:style-name="P150">The -<text:span text:style-name="T381">-boot</text:span> option allows a boot loader to be identified. <text:s/>The boot loader must be an emulated card deck. <text:s/>The boot loader can be created using <text:span text:style-name="T381">iplasma.py</text:span> as a single bare-metal program. <text:s/>A boot loader is always placed as the first of the concatenated input files onto the output medium. <text:s/><text:span text:style-name="T534">The </text:span><text:span text:style-name="T410">DECKS</text:span><text:span text:style-name="T534"> environment variable, if present, is applied to the </text:span><text:span text:style-name="T410">FILENAME</text:span><text:span text:style-name="T534">. <text:s/>Otherwise </text:span><text:span text:style-name="T410">FILENAME</text:span><text:span text:style-name="T534"> must contain a fully qualified path.</text:span> </text:p>
      <text:p text:style-name="P161"><text:span text:style-name="T497">If omitted, the sequence of </text:span><text:span text:style-name="T405">source</text:span><text:span text:style-name="T497"> positional arguments dictates the sequence. <text:s/></text:span><text:span text:style-name="T498">When present, the file identified by </text:span><text:span text:style-name="T406">--boot</text:span><text:span text:style-name="T498"> is always first, followed by the files in the sequence of the </text:span><text:span text:style-name="T406">source</text:span><text:span text:style-name="T498"> positional arguments. <text:s/></text:span></text:p>
      <text:p text:style-name="P161"><text:span text:style-name="T498">Unless the intent is to include the boot loader more than once, it should not be included in the list of </text:span><text:span text:style-name="T406">source</text:span><text:span text:style-name="T498"> arguments.</text:span></text:p>
      <text:h text:style-name="Heading_20_3" text:outline-level="3"><text:bookmark-start text:name="__RefHeading___Toc6130_3948203044"/>-<text:span text:style-name="T532">c/</text:span>--<text:span text:style-name="T531">card </text:span><text:span text:style-name="T532">FILE</text:span><text:span text:style-name="T465">PATH</text:span><text:bookmark-end text:name="__RefHeading___Toc6130_3948203044"/></text:h>
      <text:p text:style-name="P165"><text:span text:style-name="T499">Identifies the</text:span><text:span text:style-name="T495"> created </text:span><text:span text:style-name="T499">output emulated card deck </text:span><text:span text:style-name="T495">file. <text:s/></text:span><text:span text:style-name="T412">FILE</text:span><text:span text:style-name="T413">PATH</text:span><text:span text:style-name="T505"> </text:span><text:span text:style-name="T506">must</text:span><text:span text:style-name="T505"> be a </text:span><text:span text:style-name="T506">fully qualified </text:span><text:span text:style-name="T505">file path. <text:s/></text:span><text:span text:style-name="T499">If neither </text:span><text:span text:style-name="T407">--tape</text:span><text:span text:style-name="T499"> nor </text:span><text:span text:style-name="T407">--card</text:span><text:span text:style-name="T499"> are specified, no output file is created. <text:s/></text:span><text:span text:style-name="T506">When used, <text:s text:c="6"/></text:span><text:span text:style-name="T413">--tape</text:span><text:span text:style-name="T506"> may not be present.</text:span></text:p>
      <text:h text:style-name="Heading_20_3" text:outline-level="3"><text:bookmark-start text:name="__RefHeading___Toc6713_2346636261"/><text:span text:style-name="T506">--</text:span><text:span text:style-name="T470">dump</text:span><text:bookmark-end text:name="__RefHeading___Toc6713_2346636261"/></text:h>
      <text:p text:style-name="P153">Produces a hexadecimal dump of input files.</text:p>
      <text:h text:style-name="Heading_20_3" text:outline-level="3"><text:bookmark-start text:name="__RefHeading___Toc6132_3948203044"/><text:span text:style-name="T533">-t/</text:span>--<text:span text:style-name="T531">tape </text:span><text:span text:style-name="T532">FILEPATH</text:span><text:bookmark-end text:name="__RefHeading___Toc6132_3948203044"/></text:h>
      <text:p text:style-name="P483"><text:span text:style-name="T499">Identifies the</text:span><text:span text:style-name="T495"> created </text:span><text:span text:style-name="T499">output </text:span><text:span text:style-name="T495">virtual AWS tape file. <text:s/></text:span><text:span text:style-name="T412">FILE</text:span><text:span text:style-name="T413">PATH</text:span><text:span text:style-name="T505"> </text:span><text:span text:style-name="T506">must</text:span><text:span text:style-name="T505"> be a </text:span><text:span text:style-name="T506">fully qualified </text:span><text:span text:style-name="T505">file path. <text:s/></text:span><text:span text:style-name="T499">If neither </text:span><text:span text:style-name="T407">--tape</text:span><text:span text:style-name="T499"> nor </text:span><text:span text:style-name="T407">--card</text:span><text:span text:style-name="T499"> are specified, no output file is created. <text:s text:c="3"/></text:span><text:span text:style-name="T506">When used, <text:s text:c="6"/></text:span><text:span text:style-name="T413">--card</text:span><text:span text:style-name="T506"> may not be present.</text:span></text:p>
      <text:h text:style-name="Heading_20_3" text:outline-level="3"><text:bookmark-start text:name="__RefHeading___Toc6659_435511710"/><text:span text:style-name="T506">--</text:span><text:span text:style-name="T511">tm NUMBER</text:span><text:bookmark-end text:name="__RefHeading___Toc6659_435511710"/></text:h>
      <text:p text:style-name="P484"><text:span text:style-name="T511">S</text:span><text:span text:style-name="T470">pecifies the number of tape marks to append to the created tape when </text:span><text:span text:style-name="T381">--tape</text:span><text:span text:style-name="T470"> is used. <text:s/>Defaults to 0. <text:s/>Ignored if --</text:span><text:span text:style-name="T381">tape</text:span><text:span text:style-name="T470"> is not used.</text:span></text:p>
      <text:p text:style-name="P1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MP2" style:family="paragraph" style:parent-style-name="Footer">
      <style:paragraph-properties fo:text-align="center" style:justify-single-word="false"/>
      <style:text-properties officeooo:paragraph-rsid="00159e98"/>
    </style:style>
    <style:style style:name="MT1" style:family="text">
      <style:text-properties officeooo:rsid="00159e9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itial Program Load with ASMA</text:p>
      </style:header>
      <style:footer>
        <text:p text:style-name="MP2"><text:span text:style-name="MT1">Page </text:span><text:span text:style-name="MT1"><text:page-number text:select-page="current">1</text:page-number></text:span><text:span text:style-name="MT1"><text:s/>of </text:span><text:span text:style-name="MT1"><text:page-count>3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1-17T11:10:24</meta:creation-date>
    <dc:date>2021-06-27T10:35:20.769489833</dc:date>
    <meta:editing-duration>P2DT23H9M48S</meta:editing-duration>
    <meta:editing-cycles>442</meta:editing-cycles>
    <meta:generator>LibreOffice/6.4.7.2$Linux_X86_64 LibreOffice_project/40$Build-2</meta:generator>
    <meta:document-statistic meta:table-count="12" meta:image-count="0" meta:object-count="0" meta:page-count="35" meta:paragraph-count="1013" meta:word-count="11239" meta:character-count="65721" meta:non-whitespace-character-count="55223"/>
  </office:meta>
</office:document-meta>
</file>